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wiss"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solid" svg:stroke-width="0cm" svg:stroke-color="#d0cece" draw:fill="solid" draw:fill-color="#ffffff" draw:textarea-horizontal-align="justify" draw:textarea-vertical-align="top" draw:auto-grow-height="true" draw:fit-to-size="false" style:shrink-to-fit="false" fo:min-height="0cm" fo:min-width="0cm" fo:padding-top="0.3cm" fo:padding-bottom="0.3cm" fo:padding-left="0.3cm" fo:padding-right="0.3cm" fo:wrap-option="wrap" draw:shadow="visible" draw:shadow-offset-x="0cm" draw:shadow-offset-y="0.106cm" draw:shadow-color="#000000" draw:shadow-opacity="40%" loext:shadow-blur="0.141cm" loext:decorative="false">
        <loext:stroke-complex-color loext:theme-type="light2" loext:color-type="theme">
          <loext:transformation loext:type="lummod" loext:value="9000"/>
        </loext:stroke-complex-color>
        <loext:fill-complex-color loext:theme-type="light1" loext:color-type="theme"/>
      </style:graphic-properties>
      <style:paragraph-properties style:writing-mode="lr-tb"/>
    </style:style>
    <style:style style:name="gr2" style:family="graphic">
      <style:graphic-properties style:writing-mode="lr-tb" loext:decorative="false"/>
    </style:style>
    <style:style style:name="gr3"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 style:family="graphic" style:parent-style-name="standard">
      <style:graphic-properties draw:stroke="none" svg:stroke-width="0cm" draw:fill="solid" draw:fill-color="#f9f9f7"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graphic-properties draw:stroke="none" svg:stroke-width="0cm" draw:fill="solid" draw:fill-color="#f9f9f7" draw:textarea-horizontal-align="justify" draw:textarea-vertical-align="top" draw:auto-grow-height="false" draw:fit-to-size="false" style:shrink-to-fit="false" fo:min-height="0cm" fo:min-width="0cm" fo:padding-top="0.072cm" fo:padding-bottom="0.07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 style:family="graphic" style:parent-style-name="standard">
      <style:graphic-properties draw:stroke="none" svg:stroke-width="0cm" draw:fill="solid" draw:fill-color="#eafdef" draw:textarea-horizontal-align="justify" draw:textarea-vertical-align="top" draw:auto-grow-height="false" draw:fit-to-size="false" style:shrink-to-fit="false" fo:min-height="0cm" fo:min-width="0cm" fo:padding-top="0.072cm" fo:padding-bottom="0.07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7" style:family="graphic" style:parent-style-name="standard">
      <style:graphic-properties draw:stroke="none" svg:stroke-width="0cm" draw:fill="solid" draw:fill-color="#eafdef"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 style:family="graphic" style:parent-style-name="standard">
      <style:graphic-properties draw:stroke="solid" svg:stroke-width="0.057cm" svg:stroke-color="#333333" draw:stroke-linejoin="round" draw:fill="none" loext:fill-use-slide-background="false" draw:textarea-horizontal-align="justify" draw:textarea-vertical-align="top" draw:auto-grow-height="false" draw:fit-to-size="false" style:shrink-to-fit="false" fo:padding-top="0cm" fo:padding-bottom="0cm" fo:padding-left="0.254cm" fo:padding-right="0.254cm" fo:wrap-option="wrap" loext:decorative="false">
        <style:columns fo:column-count="1" fo:column-gap="0cm">
          <style:column style:rel-width="65535*" fo:start-indent="0cm" fo:end-indent="0cm"/>
        </style:columns>
      </style:graphic-properties>
    </style:style>
    <style:style style:name="gr9" style:family="graphic" style:parent-style-name="standard">
      <style:graphic-properties draw:stroke="solid" svg:stroke-width="0.057cm" svg:stroke-color="#666666" draw:stroke-linejoin="round" draw:fill="none" loext:fill-use-slide-background="false" draw:textarea-horizontal-align="justify" draw:textarea-vertical-align="top" draw:auto-grow-height="false" draw:fit-to-size="false" style:shrink-to-fit="false" fo:min-height="0cm" fo:min-width="0cm" fo:padding-top="0.042cm" fo:padding-bottom="0.04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0" style:family="graphic" style:parent-style-name="standard">
      <style:graphic-properties draw:stroke="solid" svg:stroke-width="0.057cm" svg:stroke-color="#666666" draw:stroke-linejoin="round"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1"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114cm" fo:padding-bottom="0.11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padding-top="0cm" fo:padding-bottom="0cm" fo:padding-left="0.254cm" fo:padding-right="0.254cm" fo:wrap-option="wrap" loext:decorative="false">
        <style:columns fo:column-count="1" fo:column-gap="0cm">
          <style:column style:rel-width="65535*" fo:start-indent="0cm" fo:end-indent="0cm"/>
        </style:columns>
      </style:graphic-properties>
    </style:style>
    <style:style style:name="gr14"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11cm" fo:padding-bottom="0.01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49cm" fo:padding-bottom="0.049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125cm" fo:padding-bottom="0.125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72cm" fo:padding-bottom="0.07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32cm" fo:padding-bottom="0.03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4cm" fo:padding-bottom="0.0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02cm" fo:padding-bottom="0.002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38cm" fo:padding-bottom="0.038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118cm" fo:padding-bottom="0.118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solid" svg:stroke-width="0.057cm" svg:stroke-color="#6699cc" draw:stroke-linejoin="round" draw:fill="none" loext:fill-use-slide-background="false" draw:textarea-horizontal-align="justify" draw:textarea-vertical-align="top" draw:auto-grow-height="false" draw:fit-to-size="false" style:shrink-to-fit="false" fo:min-height="0cm" fo:min-width="0cm" fo:padding-top="0.047cm" fo:padding-bottom="0.04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cm" draw:fill="solid" draw:fill-color="#666666" draw:textarea-horizontal-align="justify" draw:textarea-vertical-align="top" draw:auto-grow-height="false" draw:fit-to-size="false" style:shrink-to-fit="false" fo:min-height="0cm" fo:min-width="0cm" fo:padding-top="0.011cm" fo:padding-bottom="0.011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5" style:family="graphic" style:parent-style-name="standard">
      <style:graphic-properties draw:stroke="none" svg:stroke-width="0cm" draw:fill="solid" draw:fill-color="#666666" draw:textarea-horizontal-align="justify" draw:textarea-vertical-align="top" draw:auto-grow-height="false" draw:fit-to-size="false" style:shrink-to-fit="false" fo:min-height="0cm" fo:min-width="0cm" fo:padding-top="0.017cm" fo:padding-bottom="0.01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2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8" style:family="graphic">
      <style:graphic-properties style:protect="size" loext:decorative="false"/>
    </style:style>
    <style:style style:name="pr1" style:family="presentation" style:parent-style-name="Diapositive_20_de_20_titre-notes">
      <style:graphic-properties draw:fill-color="#ffffff" fo:min-height="13.364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solid" draw:fill-color="#ffffff"/>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5" style:family="paragraph">
      <loext:graphic-properties draw:fill="solid" draw:fill-color="#f9f9f7"/>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solid" draw:fill-color="#eafdef"/>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8" style:family="paragraph">
      <loext:graphic-properties draw:fill="solid" draw:fill-color="#666666"/>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9" style:family="paragraph">
      <style:paragraph-properties fo:margin-left="0cm" fo:margin-right="0cm" fo:margin-top="0cm" fo:margin-bottom="0cm" fo:line-height="100%" fo:text-align="start" fo:text-indent="0cm" style:punctuation-wrap="simple" loext:tab-stop-distance="2.54cm" style:writing-mode="lr-tb">
        <style:tab-stops>
          <style:tab-stop style:position="0cm"/>
        </style:tab-stops>
      </style:paragraph-properties>
      <style:text-properties fo:font-size="18pt" fo:hyphenate="false"/>
    </style:style>
    <style:style style:name="P10" style:family="paragraph">
      <loext:graphic-properties draw:fill="none"/>
      <style:paragraph-properties fo:margin-left="0cm" fo:margin-right="0cm" fo:margin-top="0cm" fo:margin-bottom="0cm" fo:line-height="100%" fo:text-align="start" fo:text-indent="0cm" style:punctuation-wrap="simple" loext:tab-stop-distance="2.54cm" style:writing-mode="lr-tb" style:font-independent-line-spacing="true">
        <style:tab-stops>
          <style:tab-stop style:position="0cm"/>
        </style:tab-stops>
      </style:paragraph-properties>
      <style:text-properties fo:font-size="18pt" fo:hyphenate="false"/>
    </style:style>
    <style:style style:name="P11" style:family="paragraph">
      <loext:graphic-properties draw:fill-color="#ffffff"/>
    </style:style>
    <style:style style:name="T1" style:family="text">
      <style:text-properties fo:font-variant="normal" fo:text-transform="none" fo:color="#000000" loext:opacity="100%" style:text-outline="false" style:text-line-through-style="none" style:text-line-through-type="none" style:text-position="0% 100%" style:font-name="Calibri"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1pt" fo:letter-spacing="normal" fo:language="fr" fo:country="FR" fo:font-style="normal" style:text-underline-style="solid" style:text-underline-width="auto" style:text-underline-color="font-color" fo:font-weight="normal" fo:background-color="transparent" style:font-size-asian="11pt" style:font-style-asian="normal" style:font-weight-asian="normal" style:font-size-complex="11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4" style:family="text">
      <style:text-properties fo:font-variant="normal" fo:text-transform="none" fo:color="#000000" loext:opacity="100%" style:text-outline="false" style:text-line-through-style="none" style:text-line-through-type="none" style:text-position="0% 100%" style:font-name="Arial" fo:font-size="10pt" fo:letter-spacing="normal" fo:language="fr" fo:country="FR"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Arial" fo:font-size="10pt" fo:letter-spacing="normal" fo:language="fr" fo:country="FR" fo:font-style="normal" style:text-underline-style="none" fo:font-weight="bold" fo:background-color="transparent" style:font-size-asian="10pt" style:font-style-asian="normal" style:font-weight-asian="bold" style:font-size-complex="10pt" style:font-style-complex="normal" style:font-weight-complex="bold"/>
    </style:style>
    <text:list-style style:name="L1">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iapositive_20_de_20_titre" presentation:presentation-page-layout-name="AL1T0">
        <draw:custom-shape draw:name="ZoneTexte 2732" draw:style-name="gr1" draw:text-style-name="P2" draw:layer="layout" svg:width="9.323cm" svg:height="1.531cm" svg:x="22.953cm" svg:y="1.924cm">
          <text:p text:style-name="P1"><text:span text:style-name="T1">Modifier facilement cette carte en lisant notre tutoriel</text:span></text:p>
          <text:p text:style-name="P1"><text:span text:style-name="T1">« </text:span><text:span text:style-name="T2"><text:a xlink:href="https://comersis.com/carte-powerpoint.php" xlink:type="simple">modifier une carte avec Office PowerPoint</text:a></text:span><text:span text:style-name="T1">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style-name="gr2">
          <draw:custom-shape draw:name="AutoShape 3" draw:style-name="gr3" draw:text-style-name="P4" draw:layer="layout" svg:width="16.232cm" svg:height="18.214cm" svg:x="1.59cm" svg:y="0.615cm">
            <text:p text:style-name="P3"><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4" draw:text-style-name="P5" draw:layer="layout" svg:width="5.91cm" svg:height="4.979cm" svg:x="11.857cm" svg:y="2.30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5607 4724" draw:text-areas="0 0 ?f122 ?f123" svg:viewBox="0 0 0 0" draw:type="ooxml-non-primitive" draw:enhanced-path="M 3228 1115 L 3099 1216 3018 1219 2870 1153 2765 1066 2567 1066 2531 1146 2370 1168 2269 958 2178 967 2178 875 2004 832 1808 661 1637 665 1662 478 1581 312 1581 192 1657 45 1580 0 1460 125 1411 310 1157 422 1003 372 920 391 944 556 905 657 944 747 799 956 719 963 728 1377 701 1459 545 1405 316 1521 279 1597 373 1832 214 1896 261 1966 236 2046 308 2082 88 2377 74 2435 0 2500 102 2740 176 2789 89 2932 4 2954 17 3201 122 3244 252 3405 324 3644 381 3580 485 3700 630 4017 994 3970 1079 4009 1142 3952 1320 3927 1456 3813 1567 3829 1567 3827 1669 3847 1684 3927 1760 3956 1750 4039 1835 4046 1887 4112 1916 4201 1835 4271 1902 4410 2169 4468 2255 4513 2255 4595 2394 4540 2429 4468 2618 4356 2683 4407 2772 4377 2781 4137 2841 4067 2924 4077 2989 3985 2983 3942 3218 3776 3420 3899 3585 3853 3726 3957 3875 3893 4117 4085 4144 4067 4364 4211 4377 4473 4458 4468 4519 4620 4595 4636 4572 4723 4792 4724 4869 4694 4883 4607 4966 4602 4972 4513 5037 4455 4954 4231 5032 3785 4976 3486 5148 3083 5190 2628 5493 2234 5607 1925 5360 1838 4934 1823 4693 1606 4510 1725 4310 1690 4235 1726 4171 1614 4083 1573 4002 1618 3994 1703 3915 1682 3684 1418 3634 1249 3547 1190 3228 1115 Z N">
              <draw:equation draw:name="f0" draw:formula="3099*logwidth/5607"/>
              <draw:equation draw:name="f1" draw:formula="1216*logheight/4724"/>
              <draw:equation draw:name="f2" draw:formula="2870*logwidth/5607"/>
              <draw:equation draw:name="f3" draw:formula="1153*logheight/4724"/>
              <draw:equation draw:name="f4" draw:formula="2567*logwidth/5607"/>
              <draw:equation draw:name="f5" draw:formula="1066*logheight/4724"/>
              <draw:equation draw:name="f6" draw:formula="2370*logwidth/5607"/>
              <draw:equation draw:name="f7" draw:formula="1168*logheight/4724"/>
              <draw:equation draw:name="f8" draw:formula="2178*logwidth/5607"/>
              <draw:equation draw:name="f9" draw:formula="967*logheight/4724"/>
              <draw:equation draw:name="f10" draw:formula="2004*logwidth/5607"/>
              <draw:equation draw:name="f11" draw:formula="832*logheight/4724"/>
              <draw:equation draw:name="f12" draw:formula="1637*logwidth/5607"/>
              <draw:equation draw:name="f13" draw:formula="665*logheight/4724"/>
              <draw:equation draw:name="f14" draw:formula="1581*logwidth/5607"/>
              <draw:equation draw:name="f15" draw:formula="312*logheight/4724"/>
              <draw:equation draw:name="f16" draw:formula="1657*logwidth/5607"/>
              <draw:equation draw:name="f17" draw:formula="45*logheight/4724"/>
              <draw:equation draw:name="f18" draw:formula="1460*logwidth/5607"/>
              <draw:equation draw:name="f19" draw:formula="125*logheight/4724"/>
              <draw:equation draw:name="f20" draw:formula="1157*logwidth/5607"/>
              <draw:equation draw:name="f21" draw:formula="422*logheight/4724"/>
              <draw:equation draw:name="f22" draw:formula="920*logwidth/5607"/>
              <draw:equation draw:name="f23" draw:formula="391*logheight/4724"/>
              <draw:equation draw:name="f24" draw:formula="905*logwidth/5607"/>
              <draw:equation draw:name="f25" draw:formula="657*logheight/4724"/>
              <draw:equation draw:name="f26" draw:formula="799*logwidth/5607"/>
              <draw:equation draw:name="f27" draw:formula="956*logheight/4724"/>
              <draw:equation draw:name="f28" draw:formula="728*logwidth/5607"/>
              <draw:equation draw:name="f29" draw:formula="1377*logheight/4724"/>
              <draw:equation draw:name="f30" draw:formula="545*logwidth/5607"/>
              <draw:equation draw:name="f31" draw:formula="1405*logheight/4724"/>
              <draw:equation draw:name="f32" draw:formula="279*logwidth/5607"/>
              <draw:equation draw:name="f33" draw:formula="1597*logheight/4724"/>
              <draw:equation draw:name="f34" draw:formula="214*logwidth/5607"/>
              <draw:equation draw:name="f35" draw:formula="1896*logheight/4724"/>
              <draw:equation draw:name="f36" draw:formula="236*logwidth/5607"/>
              <draw:equation draw:name="f37" draw:formula="2046*logheight/4724"/>
              <draw:equation draw:name="f38" draw:formula="88*logwidth/5607"/>
              <draw:equation draw:name="f39" draw:formula="2377*logheight/4724"/>
              <draw:equation draw:name="f40" draw:formula="0*logwidth/5607"/>
              <draw:equation draw:name="f41" draw:formula="2500*logheight/4724"/>
              <draw:equation draw:name="f42" draw:formula="176*logwidth/5607"/>
              <draw:equation draw:name="f43" draw:formula="2789*logheight/4724"/>
              <draw:equation draw:name="f44" draw:formula="4*logwidth/5607"/>
              <draw:equation draw:name="f45" draw:formula="2954*logheight/4724"/>
              <draw:equation draw:name="f46" draw:formula="122*logwidth/5607"/>
              <draw:equation draw:name="f47" draw:formula="3244*logheight/4724"/>
              <draw:equation draw:name="f48" draw:formula="324*logwidth/5607"/>
              <draw:equation draw:name="f49" draw:formula="3644*logheight/4724"/>
              <draw:equation draw:name="f50" draw:formula="485*logwidth/5607"/>
              <draw:equation draw:name="f51" draw:formula="3700*logheight/4724"/>
              <draw:equation draw:name="f52" draw:formula="994*logwidth/5607"/>
              <draw:equation draw:name="f53" draw:formula="3970*logheight/4724"/>
              <draw:equation draw:name="f54" draw:formula="1142*logwidth/5607"/>
              <draw:equation draw:name="f55" draw:formula="3952*logheight/4724"/>
              <draw:equation draw:name="f56" draw:formula="1456*logwidth/5607"/>
              <draw:equation draw:name="f57" draw:formula="3813*logheight/4724"/>
              <draw:equation draw:name="f58" draw:formula="1567*logwidth/5607"/>
              <draw:equation draw:name="f59" draw:formula="3827*logheight/4724"/>
              <draw:equation draw:name="f60" draw:formula="1684*logwidth/5607"/>
              <draw:equation draw:name="f61" draw:formula="3927*logheight/4724"/>
              <draw:equation draw:name="f62" draw:formula="1750*logwidth/5607"/>
              <draw:equation draw:name="f63" draw:formula="4039*logheight/4724"/>
              <draw:equation draw:name="f64" draw:formula="1887*logwidth/5607"/>
              <draw:equation draw:name="f65" draw:formula="4112*logheight/4724"/>
              <draw:equation draw:name="f66" draw:formula="1835*logwidth/5607"/>
              <draw:equation draw:name="f67" draw:formula="4271*logheight/4724"/>
              <draw:equation draw:name="f68" draw:formula="2169*logwidth/5607"/>
              <draw:equation draw:name="f69" draw:formula="4468*logheight/4724"/>
              <draw:equation draw:name="f70" draw:formula="2255*logwidth/5607"/>
              <draw:equation draw:name="f71" draw:formula="4595*logheight/4724"/>
              <draw:equation draw:name="f72" draw:formula="2429*logwidth/5607"/>
              <draw:equation draw:name="f73" draw:formula="4468*logheight/4724"/>
              <draw:equation draw:name="f74" draw:formula="2683*logwidth/5607"/>
              <draw:equation draw:name="f75" draw:formula="4407*logheight/4724"/>
              <draw:equation draw:name="f76" draw:formula="2781*logwidth/5607"/>
              <draw:equation draw:name="f77" draw:formula="4137*logheight/4724"/>
              <draw:equation draw:name="f78" draw:formula="2924*logwidth/5607"/>
              <draw:equation draw:name="f79" draw:formula="4077*logheight/4724"/>
              <draw:equation draw:name="f80" draw:formula="2983*logwidth/5607"/>
              <draw:equation draw:name="f81" draw:formula="3942*logheight/4724"/>
              <draw:equation draw:name="f82" draw:formula="3420*logwidth/5607"/>
              <draw:equation draw:name="f83" draw:formula="3899*logheight/4724"/>
              <draw:equation draw:name="f84" draw:formula="3726*logwidth/5607"/>
              <draw:equation draw:name="f85" draw:formula="3957*logheight/4724"/>
              <draw:equation draw:name="f86" draw:formula="4117*logwidth/5607"/>
              <draw:equation draw:name="f87" draw:formula="4085*logheight/4724"/>
              <draw:equation draw:name="f88" draw:formula="4364*logwidth/5607"/>
              <draw:equation draw:name="f89" draw:formula="4211*logheight/4724"/>
              <draw:equation draw:name="f90" draw:formula="4458*logwidth/5607"/>
              <draw:equation draw:name="f91" draw:formula="4468*logheight/4724"/>
              <draw:equation draw:name="f92" draw:formula="4595*logwidth/5607"/>
              <draw:equation draw:name="f93" draw:formula="4636*logheight/4724"/>
              <draw:equation draw:name="f94" draw:formula="4792*logwidth/5607"/>
              <draw:equation draw:name="f95" draw:formula="4724*logheight/4724"/>
              <draw:equation draw:name="f96" draw:formula="4883*logwidth/5607"/>
              <draw:equation draw:name="f97" draw:formula="4607*logheight/4724"/>
              <draw:equation draw:name="f98" draw:formula="4972*logwidth/5607"/>
              <draw:equation draw:name="f99" draw:formula="4513*logheight/4724"/>
              <draw:equation draw:name="f100" draw:formula="4954*logwidth/5607"/>
              <draw:equation draw:name="f101" draw:formula="4231*logheight/4724"/>
              <draw:equation draw:name="f102" draw:formula="4976*logwidth/5607"/>
              <draw:equation draw:name="f103" draw:formula="3486*logheight/4724"/>
              <draw:equation draw:name="f104" draw:formula="5190*logwidth/5607"/>
              <draw:equation draw:name="f105" draw:formula="2628*logheight/4724"/>
              <draw:equation draw:name="f106" draw:formula="5607*logwidth/5607"/>
              <draw:equation draw:name="f107" draw:formula="1925*logheight/4724"/>
              <draw:equation draw:name="f108" draw:formula="4934*logwidth/5607"/>
              <draw:equation draw:name="f109" draw:formula="1823*logheight/4724"/>
              <draw:equation draw:name="f110" draw:formula="4510*logwidth/5607"/>
              <draw:equation draw:name="f111" draw:formula="1725*logheight/4724"/>
              <draw:equation draw:name="f112" draw:formula="4235*logwidth/5607"/>
              <draw:equation draw:name="f113" draw:formula="1726*logheight/4724"/>
              <draw:equation draw:name="f114" draw:formula="4083*logwidth/5607"/>
              <draw:equation draw:name="f115" draw:formula="1573*logheight/4724"/>
              <draw:equation draw:name="f116" draw:formula="3994*logwidth/5607"/>
              <draw:equation draw:name="f117" draw:formula="1703*logheight/4724"/>
              <draw:equation draw:name="f118" draw:formula="3684*logwidth/5607"/>
              <draw:equation draw:name="f119" draw:formula="1418*logheight/4724"/>
              <draw:equation draw:name="f120" draw:formula="3547*logwidth/5607"/>
              <draw:equation draw:name="f121" draw:formula="1190*logheight/4724"/>
              <draw:equation draw:name="f122" draw:formula="logwidth"/>
              <draw:equation draw:name="f123" draw:formula="logheight"/>
            </draw:enhanced-geometry>
          </draw:custom-shape>
          <draw:custom-shape draw:name="Freeform 6" draw:style-name="gr4" draw:text-style-name="P5" draw:layer="layout" svg:width="3.486cm" svg:height="4.165cm" svg:x="9.365cm" svg:y="0.64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drawooo:sub-view-size="3309 3950" draw:text-areas="0 0 ?f80 ?f81" svg:viewBox="0 0 0 0" draw:type="ooxml-non-primitive" draw:enhanced-path="M 1272 0 L 800 117 405 242 237 385 236 907 319 1007 240 957 219 1127 232 1238 300 1285 192 1327 182 1413 269 1573 189 1530 0 1787 1 1788 365 2097 463 2341 375 2476 415 2730 375 2962 477 3205 361 3278 407 3373 569 3405 752 3351 1018 3415 1083 3369 1397 3553 1596 3583 1654 3519 1728 3566 1962 3481 2038 3501 2088 3574 2070 3656 2182 3776 2453 3950 2673 3655 2601 3619 2626 3539 2579 3469 2738 3405 2644 3170 2681 3094 2910 2978 3066 3032 3093 2950 3084 2536 3164 2529 3309 2320 3270 2230 3309 2129 3285 1964 3276 1966 3169 1931 3266 1749 3178 1596 3238 1409 3158 1427 3038 1284 2864 1316 2706 1279 2642 1336 2579 1073 2422 1036 2390 957 2306 1019 2215 988 2126 743 2140 657 2025 529 1857 543 1697 654 1610 617 1528 466 1433 465 1394 388 1425 223 1351 49 1272 0 Z N">
              <draw:equation draw:name="f0" draw:formula="800*logwidth/3309"/>
              <draw:equation draw:name="f1" draw:formula="117*logheight/3950"/>
              <draw:equation draw:name="f2" draw:formula="237*logwidth/3309"/>
              <draw:equation draw:name="f3" draw:formula="385*logheight/3950"/>
              <draw:equation draw:name="f4" draw:formula="319*logwidth/3309"/>
              <draw:equation draw:name="f5" draw:formula="1007*logheight/3950"/>
              <draw:equation draw:name="f6" draw:formula="219*logwidth/3309"/>
              <draw:equation draw:name="f7" draw:formula="1127*logheight/3950"/>
              <draw:equation draw:name="f8" draw:formula="300*logwidth/3309"/>
              <draw:equation draw:name="f9" draw:formula="1285*logheight/3950"/>
              <draw:equation draw:name="f10" draw:formula="182*logwidth/3309"/>
              <draw:equation draw:name="f11" draw:formula="1413*logheight/3950"/>
              <draw:equation draw:name="f12" draw:formula="189*logwidth/3309"/>
              <draw:equation draw:name="f13" draw:formula="1530*logheight/3950"/>
              <draw:equation draw:name="f14" draw:formula="1*logwidth/3309"/>
              <draw:equation draw:name="f15" draw:formula="1788*logheight/3950"/>
              <draw:equation draw:name="f16" draw:formula="463*logwidth/3309"/>
              <draw:equation draw:name="f17" draw:formula="2341*logheight/3950"/>
              <draw:equation draw:name="f18" draw:formula="415*logwidth/3309"/>
              <draw:equation draw:name="f19" draw:formula="2730*logheight/3950"/>
              <draw:equation draw:name="f20" draw:formula="477*logwidth/3309"/>
              <draw:equation draw:name="f21" draw:formula="3205*logheight/3950"/>
              <draw:equation draw:name="f22" draw:formula="407*logwidth/3309"/>
              <draw:equation draw:name="f23" draw:formula="3373*logheight/3950"/>
              <draw:equation draw:name="f24" draw:formula="752*logwidth/3309"/>
              <draw:equation draw:name="f25" draw:formula="3351*logheight/3950"/>
              <draw:equation draw:name="f26" draw:formula="1083*logwidth/3309"/>
              <draw:equation draw:name="f27" draw:formula="3369*logheight/3950"/>
              <draw:equation draw:name="f28" draw:formula="1596*logwidth/3309"/>
              <draw:equation draw:name="f29" draw:formula="3583*logheight/3950"/>
              <draw:equation draw:name="f30" draw:formula="1728*logwidth/3309"/>
              <draw:equation draw:name="f31" draw:formula="3566*logheight/3950"/>
              <draw:equation draw:name="f32" draw:formula="2038*logwidth/3309"/>
              <draw:equation draw:name="f33" draw:formula="3501*logheight/3950"/>
              <draw:equation draw:name="f34" draw:formula="2070*logwidth/3309"/>
              <draw:equation draw:name="f35" draw:formula="3656*logheight/3950"/>
              <draw:equation draw:name="f36" draw:formula="2453*logwidth/3309"/>
              <draw:equation draw:name="f37" draw:formula="3950*logheight/3950"/>
              <draw:equation draw:name="f38" draw:formula="2601*logwidth/3309"/>
              <draw:equation draw:name="f39" draw:formula="3619*logheight/3950"/>
              <draw:equation draw:name="f40" draw:formula="2579*logwidth/3309"/>
              <draw:equation draw:name="f41" draw:formula="3469*logheight/3950"/>
              <draw:equation draw:name="f42" draw:formula="2644*logwidth/3309"/>
              <draw:equation draw:name="f43" draw:formula="3170*logheight/3950"/>
              <draw:equation draw:name="f44" draw:formula="2910*logwidth/3309"/>
              <draw:equation draw:name="f45" draw:formula="2978*logheight/3950"/>
              <draw:equation draw:name="f46" draw:formula="3093*logwidth/3309"/>
              <draw:equation draw:name="f47" draw:formula="2950*logheight/3950"/>
              <draw:equation draw:name="f48" draw:formula="3164*logwidth/3309"/>
              <draw:equation draw:name="f49" draw:formula="2529*logheight/3950"/>
              <draw:equation draw:name="f50" draw:formula="3270*logwidth/3309"/>
              <draw:equation draw:name="f51" draw:formula="2230*logheight/3950"/>
              <draw:equation draw:name="f52" draw:formula="3285*logwidth/3309"/>
              <draw:equation draw:name="f53" draw:formula="1964*logheight/3950"/>
              <draw:equation draw:name="f54" draw:formula="3169*logwidth/3309"/>
              <draw:equation draw:name="f55" draw:formula="1931*logheight/3950"/>
              <draw:equation draw:name="f56" draw:formula="3178*logwidth/3309"/>
              <draw:equation draw:name="f57" draw:formula="1596*logheight/3950"/>
              <draw:equation draw:name="f58" draw:formula="3158*logwidth/3309"/>
              <draw:equation draw:name="f59" draw:formula="1427*logheight/3950"/>
              <draw:equation draw:name="f60" draw:formula="2864*logwidth/3309"/>
              <draw:equation draw:name="f61" draw:formula="1316*logheight/3950"/>
              <draw:equation draw:name="f62" draw:formula="2642*logwidth/3309"/>
              <draw:equation draw:name="f63" draw:formula="1336*logheight/3950"/>
              <draw:equation draw:name="f64" draw:formula="2422*logwidth/3309"/>
              <draw:equation draw:name="f65" draw:formula="1036*logheight/3950"/>
              <draw:equation draw:name="f66" draw:formula="2306*logwidth/3309"/>
              <draw:equation draw:name="f67" draw:formula="1019*logheight/3950"/>
              <draw:equation draw:name="f68" draw:formula="2126*logwidth/3309"/>
              <draw:equation draw:name="f69" draw:formula="743*logheight/3950"/>
              <draw:equation draw:name="f70" draw:formula="2025*logwidth/3309"/>
              <draw:equation draw:name="f71" draw:formula="529*logheight/3950"/>
              <draw:equation draw:name="f72" draw:formula="1697*logwidth/3309"/>
              <draw:equation draw:name="f73" draw:formula="654*logheight/3950"/>
              <draw:equation draw:name="f74" draw:formula="1528*logwidth/3309"/>
              <draw:equation draw:name="f75" draw:formula="466*logheight/3950"/>
              <draw:equation draw:name="f76" draw:formula="1394*logwidth/3309"/>
              <draw:equation draw:name="f77" draw:formula="388*logheight/3950"/>
              <draw:equation draw:name="f78" draw:formula="1351*logwidth/3309"/>
              <draw:equation draw:name="f79" draw:formula="49*logheight/3950"/>
              <draw:equation draw:name="f80" draw:formula="logwidth"/>
              <draw:equation draw:name="f81" draw:formula="logheight"/>
            </draw:enhanced-geometry>
          </draw:custom-shape>
          <draw:custom-shape draw:name="Freeform 7" draw:style-name="gr4" draw:text-style-name="P5" draw:layer="layout" svg:width="2.605cm" svg:height="2.09cm" svg:x="9.436cm" svg:y="4.098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2471 1986" draw:text-areas="0 0 ?f98 ?f99" svg:viewBox="0 0 0 0" draw:type="ooxml-non-primitive" draw:enhanced-path="M 1013 91 L 948 137 682 73 499 127 337 95 291 0 177 275 67 274 0 347 51 516 157 708 171 1022 349 1178 385 1340 450 1403 539 1384 621 1691 622 1691 822 1669 877 1588 921 1664 1001 1613 1109 1629 1128 1719 1249 1843 1234 1921 1158 1965 1423 1986 1747 1907 1860 1753 1865 1585 2312 1496 2299 1249 2384 1227 2471 1084 2397 1035 2295 795 2369 730 2383 672 2112 498 2000 378 2018 296 1968 223 1892 203 1658 288 1584 241 1526 305 1327 275 1013 91 Z N">
              <draw:equation draw:name="f0" draw:formula="1013*logwidth/2471"/>
              <draw:equation draw:name="f1" draw:formula="91*logheight/1986"/>
              <draw:equation draw:name="f2" draw:formula="948*logwidth/2471"/>
              <draw:equation draw:name="f3" draw:formula="137*logheight/1986"/>
              <draw:equation draw:name="f4" draw:formula="682*logwidth/2471"/>
              <draw:equation draw:name="f5" draw:formula="73*logheight/1986"/>
              <draw:equation draw:name="f6" draw:formula="499*logwidth/2471"/>
              <draw:equation draw:name="f7" draw:formula="127*logheight/1986"/>
              <draw:equation draw:name="f8" draw:formula="337*logwidth/2471"/>
              <draw:equation draw:name="f9" draw:formula="95*logheight/1986"/>
              <draw:equation draw:name="f10" draw:formula="291*logwidth/2471"/>
              <draw:equation draw:name="f11" draw:formula="0*logheight/1986"/>
              <draw:equation draw:name="f12" draw:formula="177*logwidth/2471"/>
              <draw:equation draw:name="f13" draw:formula="275*logheight/1986"/>
              <draw:equation draw:name="f14" draw:formula="67*logwidth/2471"/>
              <draw:equation draw:name="f15" draw:formula="274*logheight/1986"/>
              <draw:equation draw:name="f16" draw:formula="0*logwidth/2471"/>
              <draw:equation draw:name="f17" draw:formula="347*logheight/1986"/>
              <draw:equation draw:name="f18" draw:formula="51*logwidth/2471"/>
              <draw:equation draw:name="f19" draw:formula="516*logheight/1986"/>
              <draw:equation draw:name="f20" draw:formula="157*logwidth/2471"/>
              <draw:equation draw:name="f21" draw:formula="708*logheight/1986"/>
              <draw:equation draw:name="f22" draw:formula="171*logwidth/2471"/>
              <draw:equation draw:name="f23" draw:formula="1022*logheight/1986"/>
              <draw:equation draw:name="f24" draw:formula="349*logwidth/2471"/>
              <draw:equation draw:name="f25" draw:formula="1178*logheight/1986"/>
              <draw:equation draw:name="f26" draw:formula="385*logwidth/2471"/>
              <draw:equation draw:name="f27" draw:formula="1340*logheight/1986"/>
              <draw:equation draw:name="f28" draw:formula="450*logwidth/2471"/>
              <draw:equation draw:name="f29" draw:formula="1403*logheight/1986"/>
              <draw:equation draw:name="f30" draw:formula="539*logwidth/2471"/>
              <draw:equation draw:name="f31" draw:formula="1384*logheight/1986"/>
              <draw:equation draw:name="f32" draw:formula="621*logwidth/2471"/>
              <draw:equation draw:name="f33" draw:formula="1691*logheight/1986"/>
              <draw:equation draw:name="f34" draw:formula="622*logwidth/2471"/>
              <draw:equation draw:name="f35" draw:formula="1691*logheight/1986"/>
              <draw:equation draw:name="f36" draw:formula="822*logwidth/2471"/>
              <draw:equation draw:name="f37" draw:formula="1669*logheight/1986"/>
              <draw:equation draw:name="f38" draw:formula="877*logwidth/2471"/>
              <draw:equation draw:name="f39" draw:formula="1588*logheight/1986"/>
              <draw:equation draw:name="f40" draw:formula="921*logwidth/2471"/>
              <draw:equation draw:name="f41" draw:formula="1664*logheight/1986"/>
              <draw:equation draw:name="f42" draw:formula="1001*logwidth/2471"/>
              <draw:equation draw:name="f43" draw:formula="1613*logheight/1986"/>
              <draw:equation draw:name="f44" draw:formula="1109*logwidth/2471"/>
              <draw:equation draw:name="f45" draw:formula="1629*logheight/1986"/>
              <draw:equation draw:name="f46" draw:formula="1128*logwidth/2471"/>
              <draw:equation draw:name="f47" draw:formula="1719*logheight/1986"/>
              <draw:equation draw:name="f48" draw:formula="1249*logwidth/2471"/>
              <draw:equation draw:name="f49" draw:formula="1843*logheight/1986"/>
              <draw:equation draw:name="f50" draw:formula="1234*logwidth/2471"/>
              <draw:equation draw:name="f51" draw:formula="1921*logheight/1986"/>
              <draw:equation draw:name="f52" draw:formula="1158*logwidth/2471"/>
              <draw:equation draw:name="f53" draw:formula="1965*logheight/1986"/>
              <draw:equation draw:name="f54" draw:formula="1423*logwidth/2471"/>
              <draw:equation draw:name="f55" draw:formula="1986*logheight/1986"/>
              <draw:equation draw:name="f56" draw:formula="1747*logwidth/2471"/>
              <draw:equation draw:name="f57" draw:formula="1907*logheight/1986"/>
              <draw:equation draw:name="f58" draw:formula="1860*logwidth/2471"/>
              <draw:equation draw:name="f59" draw:formula="1753*logheight/1986"/>
              <draw:equation draw:name="f60" draw:formula="1865*logwidth/2471"/>
              <draw:equation draw:name="f61" draw:formula="1585*logheight/1986"/>
              <draw:equation draw:name="f62" draw:formula="2312*logwidth/2471"/>
              <draw:equation draw:name="f63" draw:formula="1496*logheight/1986"/>
              <draw:equation draw:name="f64" draw:formula="2299*logwidth/2471"/>
              <draw:equation draw:name="f65" draw:formula="1249*logheight/1986"/>
              <draw:equation draw:name="f66" draw:formula="2384*logwidth/2471"/>
              <draw:equation draw:name="f67" draw:formula="1227*logheight/1986"/>
              <draw:equation draw:name="f68" draw:formula="2471*logwidth/2471"/>
              <draw:equation draw:name="f69" draw:formula="1084*logheight/1986"/>
              <draw:equation draw:name="f70" draw:formula="2397*logwidth/2471"/>
              <draw:equation draw:name="f71" draw:formula="1035*logheight/1986"/>
              <draw:equation draw:name="f72" draw:formula="2295*logwidth/2471"/>
              <draw:equation draw:name="f73" draw:formula="795*logheight/1986"/>
              <draw:equation draw:name="f74" draw:formula="2369*logwidth/2471"/>
              <draw:equation draw:name="f75" draw:formula="730*logheight/1986"/>
              <draw:equation draw:name="f76" draw:formula="2383*logwidth/2471"/>
              <draw:equation draw:name="f77" draw:formula="672*logheight/1986"/>
              <draw:equation draw:name="f78" draw:formula="2112*logwidth/2471"/>
              <draw:equation draw:name="f79" draw:formula="498*logheight/1986"/>
              <draw:equation draw:name="f80" draw:formula="2000*logwidth/2471"/>
              <draw:equation draw:name="f81" draw:formula="378*logheight/1986"/>
              <draw:equation draw:name="f82" draw:formula="2018*logwidth/2471"/>
              <draw:equation draw:name="f83" draw:formula="296*logheight/1986"/>
              <draw:equation draw:name="f84" draw:formula="1968*logwidth/2471"/>
              <draw:equation draw:name="f85" draw:formula="223*logheight/1986"/>
              <draw:equation draw:name="f86" draw:formula="1892*logwidth/2471"/>
              <draw:equation draw:name="f87" draw:formula="203*logheight/1986"/>
              <draw:equation draw:name="f88" draw:formula="1658*logwidth/2471"/>
              <draw:equation draw:name="f89" draw:formula="288*logheight/1986"/>
              <draw:equation draw:name="f90" draw:formula="1584*logwidth/2471"/>
              <draw:equation draw:name="f91" draw:formula="241*logheight/1986"/>
              <draw:equation draw:name="f92" draw:formula="1526*logwidth/2471"/>
              <draw:equation draw:name="f93" draw:formula="305*logheight/1986"/>
              <draw:equation draw:name="f94" draw:formula="1327*logwidth/2471"/>
              <draw:equation draw:name="f95" draw:formula="275*logheight/1986"/>
              <draw:equation draw:name="f96" draw:formula="1013*logwidth/2471"/>
              <draw:equation draw:name="f97" draw:formula="91*logheight/1986"/>
              <draw:equation draw:name="f98" draw:formula="logwidth"/>
              <draw:equation draw:name="f99" draw:formula="logheight"/>
            </draw:enhanced-geometry>
          </draw:custom-shape>
          <draw:custom-shape draw:name="Freeform 8" draw:style-name="gr4" draw:text-style-name="P5" draw:layer="layout" svg:width="5.442cm" svg:height="4.169cm" svg:x="11.178cm" svg:y="5.675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drawooo:sub-view-size="5163 3958" draw:text-areas="0 0 ?f122 ?f123" svg:viewBox="0 0 0 0" draw:type="ooxml-non-primitive" draw:enhanced-path="M 1786 751 L 1723 808 1638 769 1274 816 1129 499 1025 379 968 443 896 204 766 43 661 0 214 89 209 257 96 411 290 630 302 796 168 938 200 1023 154 1091 0 1187 88 1270 152 1470 70 1489 27 1559 84 1747 35 1913 114 1976 204 2194 212 2366 277 2422 270 2592 231 2849 397 3033 583 3037 665 2988 790 3095 963 2921 1157 3311 1384 3396 1432 3464 1417 3624 1311 3758 1311 3846 1459 3940 1691 3896 1751 3958 1916 3846 1925 3759 1993 3705 2055 3756 2121 3708 2193 3753 2239 3686 2404 3908 2576 3303 2744 3346 2900 3310 3040 3404 3041 3404 3165 3628 3250 3628 3251 3716 3336 3711 3452 3586 3548 3632 3560 3711 3673 3707 3831 3613 3967 3423 3962 3421 4065 3072 4405 2758 4382 2478 4629 2306 4968 1888 4962 1805 5029 1745 4904 1640 4932 1555 5042 1432 5155 1417 5163 1419 5102 1267 5021 1272 5008 1010 4788 866 4761 884 4519 692 4370 756 4229 652 4064 698 3862 575 3627 741 3633 784 3568 876 3485 866 3425 936 3416 1176 3327 1206 3262 1155 3073 1267 3038 1339 3040 1339 3118 1291 3040 1339 3038 1339 2899 1394 2899 1312 2813 1267 2546 1209 2479 1070 2560 1000 2531 911 2479 845 2394 838 2404 755 2328 726 2313 646 2211 626 2211 628 2100 612 1964 726 1786 751 Z N">
              <draw:equation draw:name="f0" draw:formula="1723*logwidth/5163"/>
              <draw:equation draw:name="f1" draw:formula="808*logheight/3958"/>
              <draw:equation draw:name="f2" draw:formula="1274*logwidth/5163"/>
              <draw:equation draw:name="f3" draw:formula="816*logheight/3958"/>
              <draw:equation draw:name="f4" draw:formula="1025*logwidth/5163"/>
              <draw:equation draw:name="f5" draw:formula="379*logheight/3958"/>
              <draw:equation draw:name="f6" draw:formula="896*logwidth/5163"/>
              <draw:equation draw:name="f7" draw:formula="204*logheight/3958"/>
              <draw:equation draw:name="f8" draw:formula="661*logwidth/5163"/>
              <draw:equation draw:name="f9" draw:formula="0*logheight/3958"/>
              <draw:equation draw:name="f10" draw:formula="209*logwidth/5163"/>
              <draw:equation draw:name="f11" draw:formula="257*logheight/3958"/>
              <draw:equation draw:name="f12" draw:formula="290*logwidth/5163"/>
              <draw:equation draw:name="f13" draw:formula="630*logheight/3958"/>
              <draw:equation draw:name="f14" draw:formula="168*logwidth/5163"/>
              <draw:equation draw:name="f15" draw:formula="938*logheight/3958"/>
              <draw:equation draw:name="f16" draw:formula="154*logwidth/5163"/>
              <draw:equation draw:name="f17" draw:formula="1091*logheight/3958"/>
              <draw:equation draw:name="f18" draw:formula="88*logwidth/5163"/>
              <draw:equation draw:name="f19" draw:formula="1270*logheight/3958"/>
              <draw:equation draw:name="f20" draw:formula="70*logwidth/5163"/>
              <draw:equation draw:name="f21" draw:formula="1489*logheight/3958"/>
              <draw:equation draw:name="f22" draw:formula="84*logwidth/5163"/>
              <draw:equation draw:name="f23" draw:formula="1747*logheight/3958"/>
              <draw:equation draw:name="f24" draw:formula="114*logwidth/5163"/>
              <draw:equation draw:name="f25" draw:formula="1976*logheight/3958"/>
              <draw:equation draw:name="f26" draw:formula="212*logwidth/5163"/>
              <draw:equation draw:name="f27" draw:formula="2366*logheight/3958"/>
              <draw:equation draw:name="f28" draw:formula="270*logwidth/5163"/>
              <draw:equation draw:name="f29" draw:formula="2592*logheight/3958"/>
              <draw:equation draw:name="f30" draw:formula="397*logwidth/5163"/>
              <draw:equation draw:name="f31" draw:formula="3033*logheight/3958"/>
              <draw:equation draw:name="f32" draw:formula="665*logwidth/5163"/>
              <draw:equation draw:name="f33" draw:formula="2988*logheight/3958"/>
              <draw:equation draw:name="f34" draw:formula="963*logwidth/5163"/>
              <draw:equation draw:name="f35" draw:formula="2921*logheight/3958"/>
              <draw:equation draw:name="f36" draw:formula="1384*logwidth/5163"/>
              <draw:equation draw:name="f37" draw:formula="3396*logheight/3958"/>
              <draw:equation draw:name="f38" draw:formula="1417*logwidth/5163"/>
              <draw:equation draw:name="f39" draw:formula="3624*logheight/3958"/>
              <draw:equation draw:name="f40" draw:formula="1311*logwidth/5163"/>
              <draw:equation draw:name="f41" draw:formula="3846*logheight/3958"/>
              <draw:equation draw:name="f42" draw:formula="1691*logwidth/5163"/>
              <draw:equation draw:name="f43" draw:formula="3896*logheight/3958"/>
              <draw:equation draw:name="f44" draw:formula="1916*logwidth/5163"/>
              <draw:equation draw:name="f45" draw:formula="3846*logheight/3958"/>
              <draw:equation draw:name="f46" draw:formula="1993*logwidth/5163"/>
              <draw:equation draw:name="f47" draw:formula="3705*logheight/3958"/>
              <draw:equation draw:name="f48" draw:formula="2121*logwidth/5163"/>
              <draw:equation draw:name="f49" draw:formula="3708*logheight/3958"/>
              <draw:equation draw:name="f50" draw:formula="2239*logwidth/5163"/>
              <draw:equation draw:name="f51" draw:formula="3686*logheight/3958"/>
              <draw:equation draw:name="f52" draw:formula="2576*logwidth/5163"/>
              <draw:equation draw:name="f53" draw:formula="3303*logheight/3958"/>
              <draw:equation draw:name="f54" draw:formula="2900*logwidth/5163"/>
              <draw:equation draw:name="f55" draw:formula="3310*logheight/3958"/>
              <draw:equation draw:name="f56" draw:formula="3041*logwidth/5163"/>
              <draw:equation draw:name="f57" draw:formula="3404*logheight/3958"/>
              <draw:equation draw:name="f58" draw:formula="3250*logwidth/5163"/>
              <draw:equation draw:name="f59" draw:formula="3628*logheight/3958"/>
              <draw:equation draw:name="f60" draw:formula="3336*logwidth/5163"/>
              <draw:equation draw:name="f61" draw:formula="3711*logheight/3958"/>
              <draw:equation draw:name="f62" draw:formula="3548*logwidth/5163"/>
              <draw:equation draw:name="f63" draw:formula="3632*logheight/3958"/>
              <draw:equation draw:name="f64" draw:formula="3673*logwidth/5163"/>
              <draw:equation draw:name="f65" draw:formula="3707*logheight/3958"/>
              <draw:equation draw:name="f66" draw:formula="3967*logwidth/5163"/>
              <draw:equation draw:name="f67" draw:formula="3423*logheight/3958"/>
              <draw:equation draw:name="f68" draw:formula="4065*logwidth/5163"/>
              <draw:equation draw:name="f69" draw:formula="3072*logheight/3958"/>
              <draw:equation draw:name="f70" draw:formula="4382*logwidth/5163"/>
              <draw:equation draw:name="f71" draw:formula="2478*logheight/3958"/>
              <draw:equation draw:name="f72" draw:formula="4968*logwidth/5163"/>
              <draw:equation draw:name="f73" draw:formula="1888*logheight/3958"/>
              <draw:equation draw:name="f74" draw:formula="5029*logwidth/5163"/>
              <draw:equation draw:name="f75" draw:formula="1745*logheight/3958"/>
              <draw:equation draw:name="f76" draw:formula="4932*logwidth/5163"/>
              <draw:equation draw:name="f77" draw:formula="1555*logheight/3958"/>
              <draw:equation draw:name="f78" draw:formula="5155*logwidth/5163"/>
              <draw:equation draw:name="f79" draw:formula="1417*logheight/3958"/>
              <draw:equation draw:name="f80" draw:formula="5102*logwidth/5163"/>
              <draw:equation draw:name="f81" draw:formula="1267*logheight/3958"/>
              <draw:equation draw:name="f82" draw:formula="5008*logwidth/5163"/>
              <draw:equation draw:name="f83" draw:formula="1010*logheight/3958"/>
              <draw:equation draw:name="f84" draw:formula="4761*logwidth/5163"/>
              <draw:equation draw:name="f85" draw:formula="884*logheight/3958"/>
              <draw:equation draw:name="f86" draw:formula="4370*logwidth/5163"/>
              <draw:equation draw:name="f87" draw:formula="756*logheight/3958"/>
              <draw:equation draw:name="f88" draw:formula="4064*logwidth/5163"/>
              <draw:equation draw:name="f89" draw:formula="698*logheight/3958"/>
              <draw:equation draw:name="f90" draw:formula="3627*logwidth/5163"/>
              <draw:equation draw:name="f91" draw:formula="741*logheight/3958"/>
              <draw:equation draw:name="f92" draw:formula="3568*logwidth/5163"/>
              <draw:equation draw:name="f93" draw:formula="876*logheight/3958"/>
              <draw:equation draw:name="f94" draw:formula="3425*logwidth/5163"/>
              <draw:equation draw:name="f95" draw:formula="936*logheight/3958"/>
              <draw:equation draw:name="f96" draw:formula="3327*logwidth/5163"/>
              <draw:equation draw:name="f97" draw:formula="1206*logheight/3958"/>
              <draw:equation draw:name="f98" draw:formula="3073*logwidth/5163"/>
              <draw:equation draw:name="f99" draw:formula="1267*logheight/3958"/>
              <draw:equation draw:name="f100" draw:formula="3040*logwidth/5163"/>
              <draw:equation draw:name="f101" draw:formula="1339*logheight/3958"/>
              <draw:equation draw:name="f102" draw:formula="3040*logwidth/5163"/>
              <draw:equation draw:name="f103" draw:formula="1339*logheight/3958"/>
              <draw:equation draw:name="f104" draw:formula="2899*logwidth/5163"/>
              <draw:equation draw:name="f105" draw:formula="1394*logheight/3958"/>
              <draw:equation draw:name="f106" draw:formula="2813*logwidth/5163"/>
              <draw:equation draw:name="f107" draw:formula="1267*logheight/3958"/>
              <draw:equation draw:name="f108" draw:formula="2479*logwidth/5163"/>
              <draw:equation draw:name="f109" draw:formula="1070*logheight/3958"/>
              <draw:equation draw:name="f110" draw:formula="2531*logwidth/5163"/>
              <draw:equation draw:name="f111" draw:formula="911*logheight/3958"/>
              <draw:equation draw:name="f112" draw:formula="2394*logwidth/5163"/>
              <draw:equation draw:name="f113" draw:formula="838*logheight/3958"/>
              <draw:equation draw:name="f114" draw:formula="2328*logwidth/5163"/>
              <draw:equation draw:name="f115" draw:formula="726*logheight/3958"/>
              <draw:equation draw:name="f116" draw:formula="2211*logwidth/5163"/>
              <draw:equation draw:name="f117" draw:formula="626*logheight/3958"/>
              <draw:equation draw:name="f118" draw:formula="2100*logwidth/5163"/>
              <draw:equation draw:name="f119" draw:formula="612*logheight/3958"/>
              <draw:equation draw:name="f120" draw:formula="1786*logwidth/5163"/>
              <draw:equation draw:name="f121" draw:formula="751*logheight/3958"/>
              <draw:equation draw:name="f122" draw:formula="logwidth"/>
              <draw:equation draw:name="f123" draw:formula="logheight"/>
            </draw:enhanced-geometry>
          </draw:custom-shape>
          <draw:custom-shape draw:name="Freeform 9" draw:style-name="gr4" draw:text-style-name="P5" draw:layer="layout" svg:width="3.899cm" svg:height="4.877cm" svg:x="7.598cm" svg:y="4.64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drawooo:sub-view-size="3698 4626" draw:text-areas="0 0 ?f102 ?f103" svg:viewBox="0 0 0 0" draw:type="ooxml-non-primitive" draw:enhanced-path="M 3168 1470 L 2903 1449 2979 1405 2994 1327 2873 1203 2854 1113 2746 1097 2666 1148 2622 1072 2567 1153 2367 1175 2366 1175 2284 868 2195 887 2130 824 2094 662 1916 506 1902 192 1796 0 1622 201 1630 281 1456 319 1373 273 1220 366 1048 397 978 471 982 565 1118 690 1115 822 1129 954 911 1103 942 1319 943 1320 1002 1430 991 1483 991 1484 933 1543 983 1609 993 1769 813 2077 720 2106 702 2208 481 2338 399 2329 414 2424 237 2351 215 2421 166 2689 0 3132 1 3133 157 3227 166 3318 251 3312 289 3487 370 3528 660 3516 617 3432 773 3518 780 3608 1046 3986 1023 4155 1157 4280 1242 4280 1317 4438 1389 4474 1345 4555 1421 4586 1589 4557 1636 4626 1719 4544 2050 4513 2105 4441 2488 4518 2567 4495 2708 4500 2708 4499 2809 4327 3063 4299 3112 4229 3063 4075 3127 4021 3372 3937 3510 3829 3627 3829 3666 3572 3673 3402 3608 3346 3600 3174 3510 2956 3431 2893 3480 2727 3423 2539 3466 2469 3548 2450 3484 2250 3396 2167 3550 2071 3596 2003 3564 1918 3698 1776 3686 1610 3492 1391 3168 1470 Z N">
              <draw:equation draw:name="f0" draw:formula="2903*logwidth/3698"/>
              <draw:equation draw:name="f1" draw:formula="1449*logheight/4626"/>
              <draw:equation draw:name="f2" draw:formula="2994*logwidth/3698"/>
              <draw:equation draw:name="f3" draw:formula="1327*logheight/4626"/>
              <draw:equation draw:name="f4" draw:formula="2854*logwidth/3698"/>
              <draw:equation draw:name="f5" draw:formula="1113*logheight/4626"/>
              <draw:equation draw:name="f6" draw:formula="2666*logwidth/3698"/>
              <draw:equation draw:name="f7" draw:formula="1148*logheight/4626"/>
              <draw:equation draw:name="f8" draw:formula="2567*logwidth/3698"/>
              <draw:equation draw:name="f9" draw:formula="1153*logheight/4626"/>
              <draw:equation draw:name="f10" draw:formula="2366*logwidth/3698"/>
              <draw:equation draw:name="f11" draw:formula="1175*logheight/4626"/>
              <draw:equation draw:name="f12" draw:formula="2195*logwidth/3698"/>
              <draw:equation draw:name="f13" draw:formula="887*logheight/4626"/>
              <draw:equation draw:name="f14" draw:formula="2094*logwidth/3698"/>
              <draw:equation draw:name="f15" draw:formula="662*logheight/4626"/>
              <draw:equation draw:name="f16" draw:formula="1902*logwidth/3698"/>
              <draw:equation draw:name="f17" draw:formula="192*logheight/4626"/>
              <draw:equation draw:name="f18" draw:formula="1622*logwidth/3698"/>
              <draw:equation draw:name="f19" draw:formula="201*logheight/4626"/>
              <draw:equation draw:name="f20" draw:formula="1456*logwidth/3698"/>
              <draw:equation draw:name="f21" draw:formula="319*logheight/4626"/>
              <draw:equation draw:name="f22" draw:formula="1220*logwidth/3698"/>
              <draw:equation draw:name="f23" draw:formula="366*logheight/4626"/>
              <draw:equation draw:name="f24" draw:formula="978*logwidth/3698"/>
              <draw:equation draw:name="f25" draw:formula="471*logheight/4626"/>
              <draw:equation draw:name="f26" draw:formula="1118*logwidth/3698"/>
              <draw:equation draw:name="f27" draw:formula="690*logheight/4626"/>
              <draw:equation draw:name="f28" draw:formula="1129*logwidth/3698"/>
              <draw:equation draw:name="f29" draw:formula="954*logheight/4626"/>
              <draw:equation draw:name="f30" draw:formula="942*logwidth/3698"/>
              <draw:equation draw:name="f31" draw:formula="1319*logheight/4626"/>
              <draw:equation draw:name="f32" draw:formula="1002*logwidth/3698"/>
              <draw:equation draw:name="f33" draw:formula="1430*logheight/4626"/>
              <draw:equation draw:name="f34" draw:formula="991*logwidth/3698"/>
              <draw:equation draw:name="f35" draw:formula="1484*logheight/4626"/>
              <draw:equation draw:name="f36" draw:formula="983*logwidth/3698"/>
              <draw:equation draw:name="f37" draw:formula="1609*logheight/4626"/>
              <draw:equation draw:name="f38" draw:formula="813*logwidth/3698"/>
              <draw:equation draw:name="f39" draw:formula="2077*logheight/4626"/>
              <draw:equation draw:name="f40" draw:formula="702*logwidth/3698"/>
              <draw:equation draw:name="f41" draw:formula="2208*logheight/4626"/>
              <draw:equation draw:name="f42" draw:formula="399*logwidth/3698"/>
              <draw:equation draw:name="f43" draw:formula="2329*logheight/4626"/>
              <draw:equation draw:name="f44" draw:formula="237*logwidth/3698"/>
              <draw:equation draw:name="f45" draw:formula="2351*logheight/4626"/>
              <draw:equation draw:name="f46" draw:formula="166*logwidth/3698"/>
              <draw:equation draw:name="f47" draw:formula="2689*logheight/4626"/>
              <draw:equation draw:name="f48" draw:formula="1*logwidth/3698"/>
              <draw:equation draw:name="f49" draw:formula="3133*logheight/4626"/>
              <draw:equation draw:name="f50" draw:formula="166*logwidth/3698"/>
              <draw:equation draw:name="f51" draw:formula="3318*logheight/4626"/>
              <draw:equation draw:name="f52" draw:formula="289*logwidth/3698"/>
              <draw:equation draw:name="f53" draw:formula="3487*logheight/4626"/>
              <draw:equation draw:name="f54" draw:formula="660*logwidth/3698"/>
              <draw:equation draw:name="f55" draw:formula="3516*logheight/4626"/>
              <draw:equation draw:name="f56" draw:formula="773*logwidth/3698"/>
              <draw:equation draw:name="f57" draw:formula="3518*logheight/4626"/>
              <draw:equation draw:name="f58" draw:formula="1046*logwidth/3698"/>
              <draw:equation draw:name="f59" draw:formula="3986*logheight/4626"/>
              <draw:equation draw:name="f60" draw:formula="1157*logwidth/3698"/>
              <draw:equation draw:name="f61" draw:formula="4280*logheight/4626"/>
              <draw:equation draw:name="f62" draw:formula="1317*logwidth/3698"/>
              <draw:equation draw:name="f63" draw:formula="4438*logheight/4626"/>
              <draw:equation draw:name="f64" draw:formula="1345*logwidth/3698"/>
              <draw:equation draw:name="f65" draw:formula="4555*logheight/4626"/>
              <draw:equation draw:name="f66" draw:formula="1589*logwidth/3698"/>
              <draw:equation draw:name="f67" draw:formula="4557*logheight/4626"/>
              <draw:equation draw:name="f68" draw:formula="1719*logwidth/3698"/>
              <draw:equation draw:name="f69" draw:formula="4544*logheight/4626"/>
              <draw:equation draw:name="f70" draw:formula="2105*logwidth/3698"/>
              <draw:equation draw:name="f71" draw:formula="4441*logheight/4626"/>
              <draw:equation draw:name="f72" draw:formula="2567*logwidth/3698"/>
              <draw:equation draw:name="f73" draw:formula="4495*logheight/4626"/>
              <draw:equation draw:name="f74" draw:formula="2708*logwidth/3698"/>
              <draw:equation draw:name="f75" draw:formula="4499*logheight/4626"/>
              <draw:equation draw:name="f76" draw:formula="3063*logwidth/3698"/>
              <draw:equation draw:name="f77" draw:formula="4299*logheight/4626"/>
              <draw:equation draw:name="f78" draw:formula="3063*logwidth/3698"/>
              <draw:equation draw:name="f79" draw:formula="4075*logheight/4626"/>
              <draw:equation draw:name="f80" draw:formula="3372*logwidth/3698"/>
              <draw:equation draw:name="f81" draw:formula="3937*logheight/4626"/>
              <draw:equation draw:name="f82" draw:formula="3627*logwidth/3698"/>
              <draw:equation draw:name="f83" draw:formula="3829*logheight/4626"/>
              <draw:equation draw:name="f84" draw:formula="3673*logwidth/3698"/>
              <draw:equation draw:name="f85" draw:formula="3402*logheight/4626"/>
              <draw:equation draw:name="f86" draw:formula="3600*logwidth/3698"/>
              <draw:equation draw:name="f87" draw:formula="3174*logheight/4626"/>
              <draw:equation draw:name="f88" draw:formula="3431*logwidth/3698"/>
              <draw:equation draw:name="f89" draw:formula="2893*logheight/4626"/>
              <draw:equation draw:name="f90" draw:formula="3423*logwidth/3698"/>
              <draw:equation draw:name="f91" draw:formula="2539*logheight/4626"/>
              <draw:equation draw:name="f92" draw:formula="3548*logwidth/3698"/>
              <draw:equation draw:name="f93" draw:formula="2450*logheight/4626"/>
              <draw:equation draw:name="f94" draw:formula="3396*logwidth/3698"/>
              <draw:equation draw:name="f95" draw:formula="2167*logheight/4626"/>
              <draw:equation draw:name="f96" draw:formula="3596*logwidth/3698"/>
              <draw:equation draw:name="f97" draw:formula="2003*logheight/4626"/>
              <draw:equation draw:name="f98" draw:formula="3698*logwidth/3698"/>
              <draw:equation draw:name="f99" draw:formula="1776*logheight/4626"/>
              <draw:equation draw:name="f100" draw:formula="3492*logwidth/3698"/>
              <draw:equation draw:name="f101" draw:formula="1391*logheight/4626"/>
              <draw:equation draw:name="f102" draw:formula="logwidth"/>
              <draw:equation draw:name="f103" draw:formula="logheight"/>
            </draw:enhanced-geometry>
          </draw:custom-shape>
          <draw:custom-shape draw:name="Freeform 10" draw:style-name="gr4" draw:text-style-name="P5" draw:layer="layout" svg:width="6.762cm" svg:height="4.953cm" svg:x="10.157cm" svg:y="8.677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drawooo:sub-view-size="6416 4699" draw:text-areas="0 0 ?f114 ?f115" svg:viewBox="0 0 0 0" draw:type="ooxml-non-primitive" draw:enhanced-path="M 698 192 L 634 246 683 400 634 470 380 498 279 670 279 671 311 783 525 925 630 1166 616 1284 681 1480 412 1729 541 1888 576 2048 525 2120 581 2522 402 2464 382 2565 163 2839 216 2903 148 2959 141 3059 51 3092 95 3188 0 3244 27 3402 138 3576 87 3742 181 3886 332 3794 515 3839 626 3698 713 3437 850 3313 1001 3429 1037 3552 1106 3597 1092 3684 1167 3832 1367 3372 1418 3438 1642 3245 1708 3294 1752 3459 1937 3495 1941 3412 2024 3419 2284 3642 2345 3903 2547 4317 2772 4461 2976 4334 2981 4425 3053 4359 3132 4359 3308 4458 3304 4353 3473 4372 3575 4496 3827 4382 3897 4424 3969 4359 3983 4527 4254 4551 4256 4634 4407 4699 4531 4562 4598 4559 4628 4553 4633 4416 4344 4252 4300 4174 4394 4028 4514 4068 4586 3996 4500 3932 4572 3736 4738 3725 4749 3629 4776 3540 4935 3505 4961 3423 5327 3312 5416 3344 5428 3174 5300 3085 5250 2964 5295 2853 5519 2954 5577 2897 5752 2862 5754 2862 5752 2861 6311 2621 6369 2516 6335 2440 6416 2290 6203 2142 6140 1984 6161 1893 5998 1828 5916 1750 5902 1658 5906 1654 6145 1421 6174 1330 6076 1199 5850 985 5917 806 5810 649 5824 567 5727 547 5483 564 5337 685 5238 644 5157 811 5225 900 5024 1056 4821 1083 4821 1081 4836 936 5002 833 5035 632 4934 574 4798 764 4640 858 4527 862 4515 783 4419 737 4303 862 4218 867 4217 779 4132 779 4008 555 4007 555 3867 461 3711 497 3543 454 3371 1059 3206 837 3160 904 3088 859 3022 907 2960 856 2892 910 2883 997 2718 1109 2658 1047 2426 1091 2278 997 2278 909 2384 775 2399 615 2351 547 2124 462 1930 72 1757 246 1632 139 1550 188 1364 184 1198 0 1081 0 943 108 698 192 Z M 3842 4242 L 3772 4345 3656 4380 3598 4317 3635 4228 3711 4163 3842 4242 Z N">
              <draw:equation draw:name="f0" draw:formula="683*logwidth/6416"/>
              <draw:equation draw:name="f1" draw:formula="400*logheight/4699"/>
              <draw:equation draw:name="f2" draw:formula="279*logwidth/6416"/>
              <draw:equation draw:name="f3" draw:formula="670*logheight/4699"/>
              <draw:equation draw:name="f4" draw:formula="525*logwidth/6416"/>
              <draw:equation draw:name="f5" draw:formula="925*logheight/4699"/>
              <draw:equation draw:name="f6" draw:formula="681*logwidth/6416"/>
              <draw:equation draw:name="f7" draw:formula="1480*logheight/4699"/>
              <draw:equation draw:name="f8" draw:formula="576*logwidth/6416"/>
              <draw:equation draw:name="f9" draw:formula="2048*logheight/4699"/>
              <draw:equation draw:name="f10" draw:formula="402*logwidth/6416"/>
              <draw:equation draw:name="f11" draw:formula="2464*logheight/4699"/>
              <draw:equation draw:name="f12" draw:formula="216*logwidth/6416"/>
              <draw:equation draw:name="f13" draw:formula="2903*logheight/4699"/>
              <draw:equation draw:name="f14" draw:formula="51*logwidth/6416"/>
              <draw:equation draw:name="f15" draw:formula="3092*logheight/4699"/>
              <draw:equation draw:name="f16" draw:formula="27*logwidth/6416"/>
              <draw:equation draw:name="f17" draw:formula="3402*logheight/4699"/>
              <draw:equation draw:name="f18" draw:formula="181*logwidth/6416"/>
              <draw:equation draw:name="f19" draw:formula="3886*logheight/4699"/>
              <draw:equation draw:name="f20" draw:formula="626*logwidth/6416"/>
              <draw:equation draw:name="f21" draw:formula="3698*logheight/4699"/>
              <draw:equation draw:name="f22" draw:formula="1001*logwidth/6416"/>
              <draw:equation draw:name="f23" draw:formula="3429*logheight/4699"/>
              <draw:equation draw:name="f24" draw:formula="1092*logwidth/6416"/>
              <draw:equation draw:name="f25" draw:formula="3684*logheight/4699"/>
              <draw:equation draw:name="f26" draw:formula="1418*logwidth/6416"/>
              <draw:equation draw:name="f27" draw:formula="3438*logheight/4699"/>
              <draw:equation draw:name="f28" draw:formula="1752*logwidth/6416"/>
              <draw:equation draw:name="f29" draw:formula="3459*logheight/4699"/>
              <draw:equation draw:name="f30" draw:formula="2024*logwidth/6416"/>
              <draw:equation draw:name="f31" draw:formula="3419*logheight/4699"/>
              <draw:equation draw:name="f32" draw:formula="2547*logwidth/6416"/>
              <draw:equation draw:name="f33" draw:formula="4317*logheight/4699"/>
              <draw:equation draw:name="f34" draw:formula="2981*logwidth/6416"/>
              <draw:equation draw:name="f35" draw:formula="4425*logheight/4699"/>
              <draw:equation draw:name="f36" draw:formula="3308*logwidth/6416"/>
              <draw:equation draw:name="f37" draw:formula="4458*logheight/4699"/>
              <draw:equation draw:name="f38" draw:formula="3575*logwidth/6416"/>
              <draw:equation draw:name="f39" draw:formula="4496*logheight/4699"/>
              <draw:equation draw:name="f40" draw:formula="3969*logwidth/6416"/>
              <draw:equation draw:name="f41" draw:formula="4359*logheight/4699"/>
              <draw:equation draw:name="f42" draw:formula="4256*logwidth/6416"/>
              <draw:equation draw:name="f43" draw:formula="4634*logheight/4699"/>
              <draw:equation draw:name="f44" draw:formula="4598*logwidth/6416"/>
              <draw:equation draw:name="f45" draw:formula="4559*logheight/4699"/>
              <draw:equation draw:name="f46" draw:formula="4344*logwidth/6416"/>
              <draw:equation draw:name="f47" draw:formula="4252*logheight/4699"/>
              <draw:equation draw:name="f48" draw:formula="4514*logwidth/6416"/>
              <draw:equation draw:name="f49" draw:formula="4068*logheight/4699"/>
              <draw:equation draw:name="f50" draw:formula="4572*logwidth/6416"/>
              <draw:equation draw:name="f51" draw:formula="3736*logheight/4699"/>
              <draw:equation draw:name="f52" draw:formula="4776*logwidth/6416"/>
              <draw:equation draw:name="f53" draw:formula="3540*logheight/4699"/>
              <draw:equation draw:name="f54" draw:formula="5327*logwidth/6416"/>
              <draw:equation draw:name="f55" draw:formula="3312*logheight/4699"/>
              <draw:equation draw:name="f56" draw:formula="5300*logwidth/6416"/>
              <draw:equation draw:name="f57" draw:formula="3085*logheight/4699"/>
              <draw:equation draw:name="f58" draw:formula="5519*logwidth/6416"/>
              <draw:equation draw:name="f59" draw:formula="2954*logheight/4699"/>
              <draw:equation draw:name="f60" draw:formula="5754*logwidth/6416"/>
              <draw:equation draw:name="f61" draw:formula="2862*logheight/4699"/>
              <draw:equation draw:name="f62" draw:formula="6369*logwidth/6416"/>
              <draw:equation draw:name="f63" draw:formula="2516*logheight/4699"/>
              <draw:equation draw:name="f64" draw:formula="6203*logwidth/6416"/>
              <draw:equation draw:name="f65" draw:formula="2142*logheight/4699"/>
              <draw:equation draw:name="f66" draw:formula="5998*logwidth/6416"/>
              <draw:equation draw:name="f67" draw:formula="1828*logheight/4699"/>
              <draw:equation draw:name="f68" draw:formula="5906*logwidth/6416"/>
              <draw:equation draw:name="f69" draw:formula="1654*logheight/4699"/>
              <draw:equation draw:name="f70" draw:formula="6076*logwidth/6416"/>
              <draw:equation draw:name="f71" draw:formula="1199*logheight/4699"/>
              <draw:equation draw:name="f72" draw:formula="5810*logwidth/6416"/>
              <draw:equation draw:name="f73" draw:formula="649*logheight/4699"/>
              <draw:equation draw:name="f74" draw:formula="5483*logwidth/6416"/>
              <draw:equation draw:name="f75" draw:formula="564*logheight/4699"/>
              <draw:equation draw:name="f76" draw:formula="5157*logwidth/6416"/>
              <draw:equation draw:name="f77" draw:formula="811*logheight/4699"/>
              <draw:equation draw:name="f78" draw:formula="4821*logwidth/6416"/>
              <draw:equation draw:name="f79" draw:formula="1083*logheight/4699"/>
              <draw:equation draw:name="f80" draw:formula="5002*logwidth/6416"/>
              <draw:equation draw:name="f81" draw:formula="833*logheight/4699"/>
              <draw:equation draw:name="f82" draw:formula="4798*logwidth/6416"/>
              <draw:equation draw:name="f83" draw:formula="764*logheight/4699"/>
              <draw:equation draw:name="f84" draw:formula="4515*logwidth/6416"/>
              <draw:equation draw:name="f85" draw:formula="783*logheight/4699"/>
              <draw:equation draw:name="f86" draw:formula="4218*logwidth/6416"/>
              <draw:equation draw:name="f87" draw:formula="867*logheight/4699"/>
              <draw:equation draw:name="f88" draw:formula="4008*logwidth/6416"/>
              <draw:equation draw:name="f89" draw:formula="555*logheight/4699"/>
              <draw:equation draw:name="f90" draw:formula="3711*logwidth/6416"/>
              <draw:equation draw:name="f91" draw:formula="497*logheight/4699"/>
              <draw:equation draw:name="f92" draw:formula="3206*logwidth/6416"/>
              <draw:equation draw:name="f93" draw:formula="837*logheight/4699"/>
              <draw:equation draw:name="f94" draw:formula="3022*logwidth/6416"/>
              <draw:equation draw:name="f95" draw:formula="907*logheight/4699"/>
              <draw:equation draw:name="f96" draw:formula="2883*logwidth/6416"/>
              <draw:equation draw:name="f97" draw:formula="997*logheight/4699"/>
              <draw:equation draw:name="f98" draw:formula="2426*logwidth/6416"/>
              <draw:equation draw:name="f99" draw:formula="1091*logheight/4699"/>
              <draw:equation draw:name="f100" draw:formula="2384*logwidth/6416"/>
              <draw:equation draw:name="f101" draw:formula="775*logheight/4699"/>
              <draw:equation draw:name="f102" draw:formula="2124*logwidth/6416"/>
              <draw:equation draw:name="f103" draw:formula="462*logheight/4699"/>
              <draw:equation draw:name="f104" draw:formula="1632*logwidth/6416"/>
              <draw:equation draw:name="f105" draw:formula="139*logheight/4699"/>
              <draw:equation draw:name="f106" draw:formula="1198*logwidth/6416"/>
              <draw:equation draw:name="f107" draw:formula="0*logheight/4699"/>
              <draw:equation draw:name="f108" draw:formula="698*logwidth/6416"/>
              <draw:equation draw:name="f109" draw:formula="192*logheight/4699"/>
              <draw:equation draw:name="f110" draw:formula="3656*logwidth/6416"/>
              <draw:equation draw:name="f111" draw:formula="4380*logheight/4699"/>
              <draw:equation draw:name="f112" draw:formula="3711*logwidth/6416"/>
              <draw:equation draw:name="f113" draw:formula="4163*logheight/4699"/>
              <draw:equation draw:name="f114" draw:formula="logwidth"/>
              <draw:equation draw:name="f115" draw:formula="logheight"/>
            </draw:enhanced-geometry>
          </draw:custom-shape>
          <draw:custom-shape draw:name="Freeform 11" draw:style-name="gr4" draw:text-style-name="P5" draw:layer="layout" svg:width="5.969cm" svg:height="8.187cm" svg:x="4.908cm" svg:y="7.943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drawooo:sub-view-size="5662 7766" draw:text-areas="0 0 ?f108 ?f109" svg:viewBox="0 0 0 0" draw:type="ooxml-non-primitive" draw:enhanced-path="M 5260 1367 L 5119 1362 5040 1385 4657 1308 4602 1380 4271 1411 4188 1493 4141 1424 3973 1453 3897 1422 3941 1341 3869 1305 3794 1147 3709 1147 3575 1022 3598 853 3332 475 3325 385 3169 299 3212 383 2922 395 2841 354 2803 179 2718 185 2709 94 2553 0 2359 173 2294 107 2015 112 1852 135 1746 273 1391 296 1456 461 1578 580 1716 1099 1708 1314 1780 1371 1518 1500 1449 1449 1261 1457 1301 1372 1046 1471 915 1749 998 1777 1118 2008 1038 2021 1085 2176 998 2342 862 2436 898 2560 1126 2702 1426 3026 1488 3241 1488 3243 1503 3322 1441 3419 1369 3194 1060 2888 1033 2808 948 2975 769 4427 884 4201 1012 4349 1019 4432 835 4406 742 4606 743 4742 426 6190 315 6395 314 6396 181 6579 0 6713 167 6791 181 6882 247 6822 438 6859 480 6941 425 7113 349 7180 385 7262 498 7289 513 7185 598 7158 604 7256 774 7347 1054 7455 1235 7445 1310 7582 1537 7766 1604 7719 1671 7761 1843 7672 1847 7674 1847 7672 1883 7423 1930 7342 2026 7319 2015 7234 2248 6966 2225 6877 2302 6836 2287 6626 2204 6626 2247 6546 2175 6378 2175 6377 1983 6368 1938 6289 2061 5969 2047 5784 2315 5706 2336 5792 2409 5755 2417 5671 2417 5670 2525 5688 2565 5616 2806 5636 2951 5554 3200 5582 3277 5544 3381 5407 3462 5415 3424 5335 3552 5176 3482 5136 3482 5051 3699 4995 3623 4731 3721 4639 3856 4454 4031 4354 4013 4251 4143 4159 4184 4004 4204 3858 4438 3838 4633 4012 4785 3936 4981 3940 5076 3884 5032 3788 5122 3755 5129 3655 5197 3599 5144 3535 5363 3261 5383 3160 5562 3218 5506 2816 5557 2744 5522 2584 5393 2425 5662 2176 5597 1980 5611 1862 5506 1621 5292 1479 5260 1367 Z M 2167 6881 L 2169 6959 2105 6913 2167 6881 Z N">
              <draw:equation draw:name="f0" draw:formula="5040*logwidth/5662"/>
              <draw:equation draw:name="f1" draw:formula="1385*logheight/7766"/>
              <draw:equation draw:name="f2" draw:formula="4271*logwidth/5662"/>
              <draw:equation draw:name="f3" draw:formula="1411*logheight/7766"/>
              <draw:equation draw:name="f4" draw:formula="3973*logwidth/5662"/>
              <draw:equation draw:name="f5" draw:formula="1453*logheight/7766"/>
              <draw:equation draw:name="f6" draw:formula="3869*logwidth/5662"/>
              <draw:equation draw:name="f7" draw:formula="1305*logheight/7766"/>
              <draw:equation draw:name="f8" draw:formula="3575*logwidth/5662"/>
              <draw:equation draw:name="f9" draw:formula="1022*logheight/7766"/>
              <draw:equation draw:name="f10" draw:formula="3325*logwidth/5662"/>
              <draw:equation draw:name="f11" draw:formula="385*logheight/7766"/>
              <draw:equation draw:name="f12" draw:formula="2922*logwidth/5662"/>
              <draw:equation draw:name="f13" draw:formula="395*logheight/7766"/>
              <draw:equation draw:name="f14" draw:formula="2718*logwidth/5662"/>
              <draw:equation draw:name="f15" draw:formula="185*logheight/7766"/>
              <draw:equation draw:name="f16" draw:formula="2359*logwidth/5662"/>
              <draw:equation draw:name="f17" draw:formula="173*logheight/7766"/>
              <draw:equation draw:name="f18" draw:formula="1852*logwidth/5662"/>
              <draw:equation draw:name="f19" draw:formula="135*logheight/7766"/>
              <draw:equation draw:name="f20" draw:formula="1456*logwidth/5662"/>
              <draw:equation draw:name="f21" draw:formula="461*logheight/7766"/>
              <draw:equation draw:name="f22" draw:formula="1708*logwidth/5662"/>
              <draw:equation draw:name="f23" draw:formula="1314*logheight/7766"/>
              <draw:equation draw:name="f24" draw:formula="1449*logwidth/5662"/>
              <draw:equation draw:name="f25" draw:formula="1449*logheight/7766"/>
              <draw:equation draw:name="f26" draw:formula="1046*logwidth/5662"/>
              <draw:equation draw:name="f27" draw:formula="1471*logheight/7766"/>
              <draw:equation draw:name="f28" draw:formula="1118*logwidth/5662"/>
              <draw:equation draw:name="f29" draw:formula="2008*logheight/7766"/>
              <draw:equation draw:name="f30" draw:formula="998*logwidth/5662"/>
              <draw:equation draw:name="f31" draw:formula="2342*logheight/7766"/>
              <draw:equation draw:name="f32" draw:formula="1126*logwidth/5662"/>
              <draw:equation draw:name="f33" draw:formula="2702*logheight/7766"/>
              <draw:equation draw:name="f34" draw:formula="1488*logwidth/5662"/>
              <draw:equation draw:name="f35" draw:formula="3243*logheight/7766"/>
              <draw:equation draw:name="f36" draw:formula="1369*logwidth/5662"/>
              <draw:equation draw:name="f37" draw:formula="3194*logheight/7766"/>
              <draw:equation draw:name="f38" draw:formula="948*logwidth/5662"/>
              <draw:equation draw:name="f39" draw:formula="2975*logheight/7766"/>
              <draw:equation draw:name="f40" draw:formula="1012*logwidth/5662"/>
              <draw:equation draw:name="f41" draw:formula="4349*logheight/7766"/>
              <draw:equation draw:name="f42" draw:formula="742*logwidth/5662"/>
              <draw:equation draw:name="f43" draw:formula="4606*logheight/7766"/>
              <draw:equation draw:name="f44" draw:formula="315*logwidth/5662"/>
              <draw:equation draw:name="f45" draw:formula="6395*logheight/7766"/>
              <draw:equation draw:name="f46" draw:formula="0*logwidth/5662"/>
              <draw:equation draw:name="f47" draw:formula="6713*logheight/7766"/>
              <draw:equation draw:name="f48" draw:formula="247*logwidth/5662"/>
              <draw:equation draw:name="f49" draw:formula="6822*logheight/7766"/>
              <draw:equation draw:name="f50" draw:formula="425*logwidth/5662"/>
              <draw:equation draw:name="f51" draw:formula="7113*logheight/7766"/>
              <draw:equation draw:name="f52" draw:formula="498*logwidth/5662"/>
              <draw:equation draw:name="f53" draw:formula="7289*logheight/7766"/>
              <draw:equation draw:name="f54" draw:formula="604*logwidth/5662"/>
              <draw:equation draw:name="f55" draw:formula="7256*logheight/7766"/>
              <draw:equation draw:name="f56" draw:formula="1235*logwidth/5662"/>
              <draw:equation draw:name="f57" draw:formula="7445*logheight/7766"/>
              <draw:equation draw:name="f58" draw:formula="1604*logwidth/5662"/>
              <draw:equation draw:name="f59" draw:formula="7719*logheight/7766"/>
              <draw:equation draw:name="f60" draw:formula="1847*logwidth/5662"/>
              <draw:equation draw:name="f61" draw:formula="7674*logheight/7766"/>
              <draw:equation draw:name="f62" draw:formula="1930*logwidth/5662"/>
              <draw:equation draw:name="f63" draw:formula="7342*logheight/7766"/>
              <draw:equation draw:name="f64" draw:formula="2248*logwidth/5662"/>
              <draw:equation draw:name="f65" draw:formula="6966*logheight/7766"/>
              <draw:equation draw:name="f66" draw:formula="2287*logwidth/5662"/>
              <draw:equation draw:name="f67" draw:formula="6626*logheight/7766"/>
              <draw:equation draw:name="f68" draw:formula="2175*logwidth/5662"/>
              <draw:equation draw:name="f69" draw:formula="6378*logheight/7766"/>
              <draw:equation draw:name="f70" draw:formula="1938*logwidth/5662"/>
              <draw:equation draw:name="f71" draw:formula="6289*logheight/7766"/>
              <draw:equation draw:name="f72" draw:formula="2315*logwidth/5662"/>
              <draw:equation draw:name="f73" draw:formula="5706*logheight/7766"/>
              <draw:equation draw:name="f74" draw:formula="2417*logwidth/5662"/>
              <draw:equation draw:name="f75" draw:formula="5671*logheight/7766"/>
              <draw:equation draw:name="f76" draw:formula="2565*logwidth/5662"/>
              <draw:equation draw:name="f77" draw:formula="5616*logheight/7766"/>
              <draw:equation draw:name="f78" draw:formula="3200*logwidth/5662"/>
              <draw:equation draw:name="f79" draw:formula="5582*logheight/7766"/>
              <draw:equation draw:name="f80" draw:formula="3462*logwidth/5662"/>
              <draw:equation draw:name="f81" draw:formula="5415*logheight/7766"/>
              <draw:equation draw:name="f82" draw:formula="3482*logwidth/5662"/>
              <draw:equation draw:name="f83" draw:formula="5136*logheight/7766"/>
              <draw:equation draw:name="f84" draw:formula="3623*logwidth/5662"/>
              <draw:equation draw:name="f85" draw:formula="4731*logheight/7766"/>
              <draw:equation draw:name="f86" draw:formula="4031*logwidth/5662"/>
              <draw:equation draw:name="f87" draw:formula="4354*logheight/7766"/>
              <draw:equation draw:name="f88" draw:formula="4184*logwidth/5662"/>
              <draw:equation draw:name="f89" draw:formula="4004*logheight/7766"/>
              <draw:equation draw:name="f90" draw:formula="4633*logwidth/5662"/>
              <draw:equation draw:name="f91" draw:formula="4012*logheight/7766"/>
              <draw:equation draw:name="f92" draw:formula="5076*logwidth/5662"/>
              <draw:equation draw:name="f93" draw:formula="3884*logheight/7766"/>
              <draw:equation draw:name="f94" draw:formula="5129*logwidth/5662"/>
              <draw:equation draw:name="f95" draw:formula="3655*logheight/7766"/>
              <draw:equation draw:name="f96" draw:formula="5363*logwidth/5662"/>
              <draw:equation draw:name="f97" draw:formula="3261*logheight/7766"/>
              <draw:equation draw:name="f98" draw:formula="5506*logwidth/5662"/>
              <draw:equation draw:name="f99" draw:formula="2816*logheight/7766"/>
              <draw:equation draw:name="f100" draw:formula="5393*logwidth/5662"/>
              <draw:equation draw:name="f101" draw:formula="2425*logheight/7766"/>
              <draw:equation draw:name="f102" draw:formula="5611*logwidth/5662"/>
              <draw:equation draw:name="f103" draw:formula="1862*logheight/7766"/>
              <draw:equation draw:name="f104" draw:formula="5260*logwidth/5662"/>
              <draw:equation draw:name="f105" draw:formula="1367*logheight/7766"/>
              <draw:equation draw:name="f106" draw:formula="2105*logwidth/5662"/>
              <draw:equation draw:name="f107" draw:formula="6913*logheight/7766"/>
              <draw:equation draw:name="f108" draw:formula="logwidth"/>
              <draw:equation draw:name="f109" draw:formula="logheight"/>
            </draw:enhanced-geometry>
          </draw:custom-shape>
          <draw:custom-shape draw:name="Freeform 12" draw:style-name="gr4" draw:text-style-name="P5" draw:layer="layout" svg:width="4.57cm" svg:height="3.507cm" svg:x="5.296cm" svg:y="2.525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4337 3327" draw:text-areas="0 0 ?f88 ?f89" svg:viewBox="0 0 0 0" draw:type="ooxml-non-primitive" draw:enhanced-path="M 1084 1123 L 929 1191 743 886 814 659 785 579 597 560 524 612 335 624 6 490 0 570 95 624 111 766 55 824 129 1119 375 1383 336 1676 392 1756 377 1930 313 2094 433 2366 509 2404 581 2357 553 2444 348 2465 484 2741 562 2768 768 2632 925 2697 1175 2721 1272 2829 1341 2782 1413 2831 1609 2737 1872 2737 1891 2657 1971 2665 2028 2839 2121 2884 2121 2969 2208 2972 2526 2803 2606 2847 2651 3090 2861 3233 2944 3205 3035 3305 3127 3327 3128 3327 3127 3326 3096 3110 3314 2961 3300 2829 3303 2697 3167 2572 3163 2478 3233 2404 3405 2373 3558 2280 3641 2326 3815 2288 3807 2208 3981 2007 3930 1838 3997 1765 4107 1766 4221 1491 4337 1418 4235 1175 4275 943 4235 689 4323 554 4225 310 3861 1 3860 0 3855 9 3542 228 2901 386 2489 608 2322 974 2371 1038 2627 1096 2632 1097 2587 1115 2385 1162 2244 1284 1965 1363 1720 1260 1359 1220 1084 1123 Z N">
              <draw:equation draw:name="f0" draw:formula="929*logwidth/4337"/>
              <draw:equation draw:name="f1" draw:formula="1191*logheight/3327"/>
              <draw:equation draw:name="f2" draw:formula="814*logwidth/4337"/>
              <draw:equation draw:name="f3" draw:formula="659*logheight/3327"/>
              <draw:equation draw:name="f4" draw:formula="597*logwidth/4337"/>
              <draw:equation draw:name="f5" draw:formula="560*logheight/3327"/>
              <draw:equation draw:name="f6" draw:formula="335*logwidth/4337"/>
              <draw:equation draw:name="f7" draw:formula="624*logheight/3327"/>
              <draw:equation draw:name="f8" draw:formula="0*logwidth/4337"/>
              <draw:equation draw:name="f9" draw:formula="570*logheight/3327"/>
              <draw:equation draw:name="f10" draw:formula="111*logwidth/4337"/>
              <draw:equation draw:name="f11" draw:formula="766*logheight/3327"/>
              <draw:equation draw:name="f12" draw:formula="129*logwidth/4337"/>
              <draw:equation draw:name="f13" draw:formula="1119*logheight/3327"/>
              <draw:equation draw:name="f14" draw:formula="336*logwidth/4337"/>
              <draw:equation draw:name="f15" draw:formula="1676*logheight/3327"/>
              <draw:equation draw:name="f16" draw:formula="377*logwidth/4337"/>
              <draw:equation draw:name="f17" draw:formula="1930*logheight/3327"/>
              <draw:equation draw:name="f18" draw:formula="433*logwidth/4337"/>
              <draw:equation draw:name="f19" draw:formula="2366*logheight/3327"/>
              <draw:equation draw:name="f20" draw:formula="581*logwidth/4337"/>
              <draw:equation draw:name="f21" draw:formula="2357*logheight/3327"/>
              <draw:equation draw:name="f22" draw:formula="348*logwidth/4337"/>
              <draw:equation draw:name="f23" draw:formula="2465*logheight/3327"/>
              <draw:equation draw:name="f24" draw:formula="562*logwidth/4337"/>
              <draw:equation draw:name="f25" draw:formula="2768*logheight/3327"/>
              <draw:equation draw:name="f26" draw:formula="925*logwidth/4337"/>
              <draw:equation draw:name="f27" draw:formula="2697*logheight/3327"/>
              <draw:equation draw:name="f28" draw:formula="1272*logwidth/4337"/>
              <draw:equation draw:name="f29" draw:formula="2829*logheight/3327"/>
              <draw:equation draw:name="f30" draw:formula="1413*logwidth/4337"/>
              <draw:equation draw:name="f31" draw:formula="2831*logheight/3327"/>
              <draw:equation draw:name="f32" draw:formula="1872*logwidth/4337"/>
              <draw:equation draw:name="f33" draw:formula="2737*logheight/3327"/>
              <draw:equation draw:name="f34" draw:formula="1971*logwidth/4337"/>
              <draw:equation draw:name="f35" draw:formula="2665*logheight/3327"/>
              <draw:equation draw:name="f36" draw:formula="2121*logwidth/4337"/>
              <draw:equation draw:name="f37" draw:formula="2884*logheight/3327"/>
              <draw:equation draw:name="f38" draw:formula="2208*logwidth/4337"/>
              <draw:equation draw:name="f39" draw:formula="2972*logheight/3327"/>
              <draw:equation draw:name="f40" draw:formula="2606*logwidth/4337"/>
              <draw:equation draw:name="f41" draw:formula="2847*logheight/3327"/>
              <draw:equation draw:name="f42" draw:formula="2861*logwidth/4337"/>
              <draw:equation draw:name="f43" draw:formula="3233*logheight/3327"/>
              <draw:equation draw:name="f44" draw:formula="3035*logwidth/4337"/>
              <draw:equation draw:name="f45" draw:formula="3305*logheight/3327"/>
              <draw:equation draw:name="f46" draw:formula="3128*logwidth/4337"/>
              <draw:equation draw:name="f47" draw:formula="3327*logheight/3327"/>
              <draw:equation draw:name="f48" draw:formula="3096*logwidth/4337"/>
              <draw:equation draw:name="f49" draw:formula="3110*logheight/3327"/>
              <draw:equation draw:name="f50" draw:formula="3300*logwidth/4337"/>
              <draw:equation draw:name="f51" draw:formula="2829*logheight/3327"/>
              <draw:equation draw:name="f52" draw:formula="3167*logwidth/4337"/>
              <draw:equation draw:name="f53" draw:formula="2572*logheight/3327"/>
              <draw:equation draw:name="f54" draw:formula="3233*logwidth/4337"/>
              <draw:equation draw:name="f55" draw:formula="2404*logheight/3327"/>
              <draw:equation draw:name="f56" draw:formula="3558*logwidth/4337"/>
              <draw:equation draw:name="f57" draw:formula="2280*logheight/3327"/>
              <draw:equation draw:name="f58" draw:formula="3815*logwidth/4337"/>
              <draw:equation draw:name="f59" draw:formula="2288*logheight/3327"/>
              <draw:equation draw:name="f60" draw:formula="3981*logwidth/4337"/>
              <draw:equation draw:name="f61" draw:formula="2007*logheight/3327"/>
              <draw:equation draw:name="f62" draw:formula="3997*logwidth/4337"/>
              <draw:equation draw:name="f63" draw:formula="1765*logheight/3327"/>
              <draw:equation draw:name="f64" draw:formula="4221*logwidth/4337"/>
              <draw:equation draw:name="f65" draw:formula="1491*logheight/3327"/>
              <draw:equation draw:name="f66" draw:formula="4235*logwidth/4337"/>
              <draw:equation draw:name="f67" draw:formula="1175*logheight/3327"/>
              <draw:equation draw:name="f68" draw:formula="4235*logwidth/4337"/>
              <draw:equation draw:name="f69" draw:formula="689*logheight/3327"/>
              <draw:equation draw:name="f70" draw:formula="4225*logwidth/4337"/>
              <draw:equation draw:name="f71" draw:formula="310*logheight/3327"/>
              <draw:equation draw:name="f72" draw:formula="3860*logwidth/4337"/>
              <draw:equation draw:name="f73" draw:formula="0*logheight/3327"/>
              <draw:equation draw:name="f74" draw:formula="3542*logwidth/4337"/>
              <draw:equation draw:name="f75" draw:formula="228*logheight/3327"/>
              <draw:equation draw:name="f76" draw:formula="2489*logwidth/4337"/>
              <draw:equation draw:name="f77" draw:formula="608*logheight/3327"/>
              <draw:equation draw:name="f78" draw:formula="2371*logwidth/4337"/>
              <draw:equation draw:name="f79" draw:formula="1038*logheight/3327"/>
              <draw:equation draw:name="f80" draw:formula="2632*logwidth/4337"/>
              <draw:equation draw:name="f81" draw:formula="1097*logheight/3327"/>
              <draw:equation draw:name="f82" draw:formula="2385*logwidth/4337"/>
              <draw:equation draw:name="f83" draw:formula="1162*logheight/3327"/>
              <draw:equation draw:name="f84" draw:formula="1965*logwidth/4337"/>
              <draw:equation draw:name="f85" draw:formula="1363*logheight/3327"/>
              <draw:equation draw:name="f86" draw:formula="1359*logwidth/4337"/>
              <draw:equation draw:name="f87" draw:formula="1220*logheight/3327"/>
              <draw:equation draw:name="f88" draw:formula="logwidth"/>
              <draw:equation draw:name="f89" draw:formula="logheight"/>
            </draw:enhanced-geometry>
          </draw:custom-shape>
          <draw:custom-shape draw:name="Freeform 13" draw:style-name="gr4" draw:text-style-name="P5" draw:layer="layout" svg:width="4.662cm" svg:height="2.723cm" svg:x="1.615cm" svg:y="4.549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drawooo:sub-view-size="4423 2584" draw:text-areas="0 0 ?f96 ?f97" svg:viewBox="0 0 0 0" draw:type="ooxml-non-primitive" draw:enhanced-path="M 2910 437 L 2807 446 2497 703 2471 598 2354 522 2351 432 2220 205 2135 187 2153 104 2066 115 2017 201 2056 10 1919 103 1904 0 1648 106 1606 35 1475 140 1466 319 1372 334 1230 247 1149 265 1131 363 1067 285 1020 379 1016 191 600 314 556 238 261 398 336 437 95 412 40 482 0 742 50 809 130 775 206 810 560 705 453 756 438 854 610 813 598 895 681 931 591 951 774 1028 601 987 562 915 453 946 286 911 237 842 192 948 263 1099 313 1020 394 1027 551 1117 576 1210 531 1283 460 1244 95 1280 50 1351 327 1456 434 1635 403 1795 614 1814 720 1693 721 1681 720 1679 698 1596 729 1592 738 1502 779 1585 729 1592 721 1681 806 1738 939 1690 1077 1862 1158 1843 1158 1761 1168 1842 1168 1843 1244 1816 1225 1898 1309 1917 1418 1872 1425 1784 1444 2007 1517 2052 1596 2014 1596 2012 1583 1843 1600 1931 1685 1948 1623 2010 1666 2086 1773 2131 1850 2096 1779 2133 1787 2213 1849 2294 1825 2401 1889 2468 1854 2386 1934 2316 2024 2294 2095 2347 2059 2177 2149 2319 2191 2244 2298 2262 2360 2332 2302 2403 2120 2379 2258 2489 2618 2461 2696 2504 2610 2510 2655 2584 3101 2453 3112 2279 3263 2181 3643 2169 3690 2087 3950 1974 4147 2077 4160 2015 4264 1765 4423 1700 4369 1198 4412 1130 4415 779 4258 714 4052 850 3974 823 3838 547 3504 549 3513 385 3418 407 3303 518 3377 680 3310 626 3259 496 3177 496 3176 551 3058 562 3030 471 2941 513 2910 437 Z N">
              <draw:equation draw:name="f0" draw:formula="2497*logwidth/4423"/>
              <draw:equation draw:name="f1" draw:formula="703*logheight/2584"/>
              <draw:equation draw:name="f2" draw:formula="2351*logwidth/4423"/>
              <draw:equation draw:name="f3" draw:formula="432*logheight/2584"/>
              <draw:equation draw:name="f4" draw:formula="2153*logwidth/4423"/>
              <draw:equation draw:name="f5" draw:formula="104*logheight/2584"/>
              <draw:equation draw:name="f6" draw:formula="2056*logwidth/4423"/>
              <draw:equation draw:name="f7" draw:formula="10*logheight/2584"/>
              <draw:equation draw:name="f8" draw:formula="1648*logwidth/4423"/>
              <draw:equation draw:name="f9" draw:formula="106*logheight/2584"/>
              <draw:equation draw:name="f10" draw:formula="1466*logwidth/4423"/>
              <draw:equation draw:name="f11" draw:formula="319*logheight/2584"/>
              <draw:equation draw:name="f12" draw:formula="1149*logwidth/4423"/>
              <draw:equation draw:name="f13" draw:formula="265*logheight/2584"/>
              <draw:equation draw:name="f14" draw:formula="1020*logwidth/4423"/>
              <draw:equation draw:name="f15" draw:formula="379*logheight/2584"/>
              <draw:equation draw:name="f16" draw:formula="556*logwidth/4423"/>
              <draw:equation draw:name="f17" draw:formula="238*logheight/2584"/>
              <draw:equation draw:name="f18" draw:formula="95*logwidth/4423"/>
              <draw:equation draw:name="f19" draw:formula="412*logheight/2584"/>
              <draw:equation draw:name="f20" draw:formula="50*logwidth/4423"/>
              <draw:equation draw:name="f21" draw:formula="809*logheight/2584"/>
              <draw:equation draw:name="f22" draw:formula="560*logwidth/4423"/>
              <draw:equation draw:name="f23" draw:formula="705*logheight/2584"/>
              <draw:equation draw:name="f24" draw:formula="610*logwidth/4423"/>
              <draw:equation draw:name="f25" draw:formula="813*logheight/2584"/>
              <draw:equation draw:name="f26" draw:formula="591*logwidth/4423"/>
              <draw:equation draw:name="f27" draw:formula="951*logheight/2584"/>
              <draw:equation draw:name="f28" draw:formula="562*logwidth/4423"/>
              <draw:equation draw:name="f29" draw:formula="915*logheight/2584"/>
              <draw:equation draw:name="f30" draw:formula="237*logwidth/4423"/>
              <draw:equation draw:name="f31" draw:formula="842*logheight/2584"/>
              <draw:equation draw:name="f32" draw:formula="313*logwidth/4423"/>
              <draw:equation draw:name="f33" draw:formula="1020*logheight/2584"/>
              <draw:equation draw:name="f34" draw:formula="576*logwidth/4423"/>
              <draw:equation draw:name="f35" draw:formula="1210*logheight/2584"/>
              <draw:equation draw:name="f36" draw:formula="95*logwidth/4423"/>
              <draw:equation draw:name="f37" draw:formula="1280*logheight/2584"/>
              <draw:equation draw:name="f38" draw:formula="434*logwidth/4423"/>
              <draw:equation draw:name="f39" draw:formula="1635*logheight/2584"/>
              <draw:equation draw:name="f40" draw:formula="720*logwidth/4423"/>
              <draw:equation draw:name="f41" draw:formula="1693*logheight/2584"/>
              <draw:equation draw:name="f42" draw:formula="698*logwidth/4423"/>
              <draw:equation draw:name="f43" draw:formula="1596*logheight/2584"/>
              <draw:equation draw:name="f44" draw:formula="779*logwidth/4423"/>
              <draw:equation draw:name="f45" draw:formula="1585*logheight/2584"/>
              <draw:equation draw:name="f46" draw:formula="806*logwidth/4423"/>
              <draw:equation draw:name="f47" draw:formula="1738*logheight/2584"/>
              <draw:equation draw:name="f48" draw:formula="1158*logwidth/4423"/>
              <draw:equation draw:name="f49" draw:formula="1843*logheight/2584"/>
              <draw:equation draw:name="f50" draw:formula="1168*logwidth/4423"/>
              <draw:equation draw:name="f51" draw:formula="1843*logheight/2584"/>
              <draw:equation draw:name="f52" draw:formula="1309*logwidth/4423"/>
              <draw:equation draw:name="f53" draw:formula="1917*logheight/2584"/>
              <draw:equation draw:name="f54" draw:formula="1444*logwidth/4423"/>
              <draw:equation draw:name="f55" draw:formula="2007*logheight/2584"/>
              <draw:equation draw:name="f56" draw:formula="1596*logwidth/4423"/>
              <draw:equation draw:name="f57" draw:formula="2012*logheight/2584"/>
              <draw:equation draw:name="f58" draw:formula="1685*logwidth/4423"/>
              <draw:equation draw:name="f59" draw:formula="1948*logheight/2584"/>
              <draw:equation draw:name="f60" draw:formula="1773*logwidth/4423"/>
              <draw:equation draw:name="f61" draw:formula="2131*logheight/2584"/>
              <draw:equation draw:name="f62" draw:formula="1787*logwidth/4423"/>
              <draw:equation draw:name="f63" draw:formula="2213*logheight/2584"/>
              <draw:equation draw:name="f64" draw:formula="1889*logwidth/4423"/>
              <draw:equation draw:name="f65" draw:formula="2468*logheight/2584"/>
              <draw:equation draw:name="f66" draw:formula="2024*logwidth/4423"/>
              <draw:equation draw:name="f67" draw:formula="2294*logheight/2584"/>
              <draw:equation draw:name="f68" draw:formula="2149*logwidth/4423"/>
              <draw:equation draw:name="f69" draw:formula="2319*logheight/2584"/>
              <draw:equation draw:name="f70" draw:formula="2360*logwidth/4423"/>
              <draw:equation draw:name="f71" draw:formula="2332*logheight/2584"/>
              <draw:equation draw:name="f72" draw:formula="2258*logwidth/4423"/>
              <draw:equation draw:name="f73" draw:formula="2489*logheight/2584"/>
              <draw:equation draw:name="f74" draw:formula="2610*logwidth/4423"/>
              <draw:equation draw:name="f75" draw:formula="2510*logheight/2584"/>
              <draw:equation draw:name="f76" draw:formula="3112*logwidth/4423"/>
              <draw:equation draw:name="f77" draw:formula="2279*logheight/2584"/>
              <draw:equation draw:name="f78" draw:formula="3690*logwidth/4423"/>
              <draw:equation draw:name="f79" draw:formula="2087*logheight/2584"/>
              <draw:equation draw:name="f80" draw:formula="4160*logwidth/4423"/>
              <draw:equation draw:name="f81" draw:formula="2015*logheight/2584"/>
              <draw:equation draw:name="f82" draw:formula="4369*logwidth/4423"/>
              <draw:equation draw:name="f83" draw:formula="1198*logheight/2584"/>
              <draw:equation draw:name="f84" draw:formula="4258*logwidth/4423"/>
              <draw:equation draw:name="f85" draw:formula="714*logheight/2584"/>
              <draw:equation draw:name="f86" draw:formula="3838*logwidth/4423"/>
              <draw:equation draw:name="f87" draw:formula="547*logheight/2584"/>
              <draw:equation draw:name="f88" draw:formula="3418*logwidth/4423"/>
              <draw:equation draw:name="f89" draw:formula="407*logheight/2584"/>
              <draw:equation draw:name="f90" draw:formula="3310*logwidth/4423"/>
              <draw:equation draw:name="f91" draw:formula="626*logheight/2584"/>
              <draw:equation draw:name="f92" draw:formula="3176*logwidth/4423"/>
              <draw:equation draw:name="f93" draw:formula="551*logheight/2584"/>
              <draw:equation draw:name="f94" draw:formula="2941*logwidth/4423"/>
              <draw:equation draw:name="f95" draw:formula="513*logheight/2584"/>
              <draw:equation draw:name="f96" draw:formula="logwidth"/>
              <draw:equation draw:name="f97" draw:formula="logheight"/>
            </draw:enhanced-geometry>
          </draw:custom-shape>
          <draw:custom-shape draw:name="Freeform 14" draw:style-name="gr4" draw:text-style-name="P5" draw:layer="layout" svg:width="4.376cm" svg:height="4.236cm" svg:x="4.28cm" svg:y="5.329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drawooo:sub-view-size="4149 4022" draw:text-areas="0 0 ?f88 ?f89" svg:viewBox="0 0 0 0" draw:type="ooxml-non-primitive" draw:enhanced-path="M 1162 1348 L 1115 1430 735 1442 584 1540 573 1714 127 1845 0 1970 68 2149 243 2179 302 2236 445 2131 654 2113 458 2188 439 2380 353 2417 524 2478 663 2623 436 2863 449 2992 751 3345 811 3548 1046 3743 1185 3775 1230 3877 1403 3910 1538 4022 1559 3941 1641 3954 1896 3855 1856 3940 2044 3932 2113 3983 2375 3854 2303 3797 2311 3582 2173 3063 2051 2944 1986 2779 2341 2756 2447 2618 2610 2595 2889 2590 2954 2656 3148 2483 3147 2482 3313 2039 3362 1771 3384 1701 3561 1774 3546 1679 3628 1688 3849 1558 3867 1456 3960 1427 4140 1119 4130 959 4080 893 4138 834 4138 833 4149 780 4090 670 4089 670 3997 648 3906 548 3823 576 3613 433 3568 190 3488 146 3170 315 3083 312 3083 227 2990 182 2933 8 2853 0 2834 80 2571 80 2375 174 2303 125 2234 172 2137 64 1887 40 1884 391 1841 459 1895 961 1736 1026 1632 1276 1619 1338 1422 1235 1162 1348 Z N">
              <draw:equation draw:name="f0" draw:formula="1115*logwidth/4149"/>
              <draw:equation draw:name="f1" draw:formula="1430*logheight/4022"/>
              <draw:equation draw:name="f2" draw:formula="584*logwidth/4149"/>
              <draw:equation draw:name="f3" draw:formula="1540*logheight/4022"/>
              <draw:equation draw:name="f4" draw:formula="127*logwidth/4149"/>
              <draw:equation draw:name="f5" draw:formula="1845*logheight/4022"/>
              <draw:equation draw:name="f6" draw:formula="68*logwidth/4149"/>
              <draw:equation draw:name="f7" draw:formula="2149*logheight/4022"/>
              <draw:equation draw:name="f8" draw:formula="302*logwidth/4149"/>
              <draw:equation draw:name="f9" draw:formula="2236*logheight/4022"/>
              <draw:equation draw:name="f10" draw:formula="654*logwidth/4149"/>
              <draw:equation draw:name="f11" draw:formula="2113*logheight/4022"/>
              <draw:equation draw:name="f12" draw:formula="439*logwidth/4149"/>
              <draw:equation draw:name="f13" draw:formula="2380*logheight/4022"/>
              <draw:equation draw:name="f14" draw:formula="524*logwidth/4149"/>
              <draw:equation draw:name="f15" draw:formula="2478*logheight/4022"/>
              <draw:equation draw:name="f16" draw:formula="436*logwidth/4149"/>
              <draw:equation draw:name="f17" draw:formula="2863*logheight/4022"/>
              <draw:equation draw:name="f18" draw:formula="751*logwidth/4149"/>
              <draw:equation draw:name="f19" draw:formula="3345*logheight/4022"/>
              <draw:equation draw:name="f20" draw:formula="1046*logwidth/4149"/>
              <draw:equation draw:name="f21" draw:formula="3743*logheight/4022"/>
              <draw:equation draw:name="f22" draw:formula="1230*logwidth/4149"/>
              <draw:equation draw:name="f23" draw:formula="3877*logheight/4022"/>
              <draw:equation draw:name="f24" draw:formula="1538*logwidth/4149"/>
              <draw:equation draw:name="f25" draw:formula="4022*logheight/4022"/>
              <draw:equation draw:name="f26" draw:formula="1641*logwidth/4149"/>
              <draw:equation draw:name="f27" draw:formula="3954*logheight/4022"/>
              <draw:equation draw:name="f28" draw:formula="1856*logwidth/4149"/>
              <draw:equation draw:name="f29" draw:formula="3940*logheight/4022"/>
              <draw:equation draw:name="f30" draw:formula="2113*logwidth/4149"/>
              <draw:equation draw:name="f31" draw:formula="3983*logheight/4022"/>
              <draw:equation draw:name="f32" draw:formula="2303*logwidth/4149"/>
              <draw:equation draw:name="f33" draw:formula="3797*logheight/4022"/>
              <draw:equation draw:name="f34" draw:formula="2173*logwidth/4149"/>
              <draw:equation draw:name="f35" draw:formula="3063*logheight/4022"/>
              <draw:equation draw:name="f36" draw:formula="1986*logwidth/4149"/>
              <draw:equation draw:name="f37" draw:formula="2779*logheight/4022"/>
              <draw:equation draw:name="f38" draw:formula="2447*logwidth/4149"/>
              <draw:equation draw:name="f39" draw:formula="2618*logheight/4022"/>
              <draw:equation draw:name="f40" draw:formula="2889*logwidth/4149"/>
              <draw:equation draw:name="f41" draw:formula="2590*logheight/4022"/>
              <draw:equation draw:name="f42" draw:formula="3148*logwidth/4149"/>
              <draw:equation draw:name="f43" draw:formula="2483*logheight/4022"/>
              <draw:equation draw:name="f44" draw:formula="3313*logwidth/4149"/>
              <draw:equation draw:name="f45" draw:formula="2039*logheight/4022"/>
              <draw:equation draw:name="f46" draw:formula="3384*logwidth/4149"/>
              <draw:equation draw:name="f47" draw:formula="1701*logheight/4022"/>
              <draw:equation draw:name="f48" draw:formula="3546*logwidth/4149"/>
              <draw:equation draw:name="f49" draw:formula="1679*logheight/4022"/>
              <draw:equation draw:name="f50" draw:formula="3849*logwidth/4149"/>
              <draw:equation draw:name="f51" draw:formula="1558*logheight/4022"/>
              <draw:equation draw:name="f52" draw:formula="3960*logwidth/4149"/>
              <draw:equation draw:name="f53" draw:formula="1427*logheight/4022"/>
              <draw:equation draw:name="f54" draw:formula="4130*logwidth/4149"/>
              <draw:equation draw:name="f55" draw:formula="959*logheight/4022"/>
              <draw:equation draw:name="f56" draw:formula="4138*logwidth/4149"/>
              <draw:equation draw:name="f57" draw:formula="834*logheight/4022"/>
              <draw:equation draw:name="f58" draw:formula="4149*logwidth/4149"/>
              <draw:equation draw:name="f59" draw:formula="780*logheight/4022"/>
              <draw:equation draw:name="f60" draw:formula="4089*logwidth/4149"/>
              <draw:equation draw:name="f61" draw:formula="670*logheight/4022"/>
              <draw:equation draw:name="f62" draw:formula="3906*logwidth/4149"/>
              <draw:equation draw:name="f63" draw:formula="548*logheight/4022"/>
              <draw:equation draw:name="f64" draw:formula="3613*logwidth/4149"/>
              <draw:equation draw:name="f65" draw:formula="433*logheight/4022"/>
              <draw:equation draw:name="f66" draw:formula="3488*logwidth/4149"/>
              <draw:equation draw:name="f67" draw:formula="146*logheight/4022"/>
              <draw:equation draw:name="f68" draw:formula="3083*logwidth/4149"/>
              <draw:equation draw:name="f69" draw:formula="312*logheight/4022"/>
              <draw:equation draw:name="f70" draw:formula="2990*logwidth/4149"/>
              <draw:equation draw:name="f71" draw:formula="182*logheight/4022"/>
              <draw:equation draw:name="f72" draw:formula="2853*logwidth/4149"/>
              <draw:equation draw:name="f73" draw:formula="0*logheight/4022"/>
              <draw:equation draw:name="f74" draw:formula="2571*logwidth/4149"/>
              <draw:equation draw:name="f75" draw:formula="80*logheight/4022"/>
              <draw:equation draw:name="f76" draw:formula="2303*logwidth/4149"/>
              <draw:equation draw:name="f77" draw:formula="125*logheight/4022"/>
              <draw:equation draw:name="f78" draw:formula="2137*logwidth/4149"/>
              <draw:equation draw:name="f79" draw:formula="64*logheight/4022"/>
              <draw:equation draw:name="f80" draw:formula="1884*logwidth/4149"/>
              <draw:equation draw:name="f81" draw:formula="391*logheight/4022"/>
              <draw:equation draw:name="f82" draw:formula="1895*logwidth/4149"/>
              <draw:equation draw:name="f83" draw:formula="961*logheight/4022"/>
              <draw:equation draw:name="f84" draw:formula="1632*logwidth/4149"/>
              <draw:equation draw:name="f85" draw:formula="1276*logheight/4022"/>
              <draw:equation draw:name="f86" draw:formula="1422*logwidth/4149"/>
              <draw:equation draw:name="f87" draw:formula="1235*logheight/4022"/>
              <draw:equation draw:name="f88" draw:formula="logwidth"/>
              <draw:equation draw:name="f89" draw:formula="logheight"/>
            </draw:enhanced-geometry>
          </draw:custom-shape>
          <draw:custom-shape draw:name="Freeform 15" draw:style-name="gr4" draw:text-style-name="P5" draw:layer="layout" svg:width="7.066cm" svg:height="5.071cm" svg:x="6.856cm" svg:y="11.99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drawooo:sub-view-size="6705 4814" draw:text-areas="0 0 ?f86 ?f87" svg:viewBox="0 0 0 0" draw:type="ooxml-non-primitive" draw:enhanced-path="M 2786 174 L 2591 0 2357 20 2337 166 2296 321 2166 413 2184 516 2009 616 1874 801 1776 893 1852 1157 1635 1213 1635 1298 1705 1338 1577 1497 1615 1577 1534 1569 1430 1706 1353 1744 1104 1716 959 1798 718 1778 678 1850 570 1832 570 1833 562 1917 489 1954 468 1868 200 1946 214 2131 91 2451 136 2530 328 2539 328 2540 400 2708 357 2788 440 2788 455 2998 378 3039 401 3128 168 3396 179 3481 83 3504 36 3585 0 3834 0 3836 324 4124 677 4075 749 4137 1035 4131 1217 4142 1282 4079 1272 3889 1343 3852 1539 3918 1826 3994 1965 4119 2151 4107 2316 4325 2346 4241 2442 4236 2748 4383 2694 4523 2947 4599 3015 4763 3108 4769 3237 4653 3328 4648 3603 4710 3735 4814 3916 4800 3916 4715 4150 4593 4333 4560 4582 4627 4414 4419 4403 3910 4416 3624 4579 3316 4657 3237 4814 3120 5010 3120 5202 2910 5518 2679 5762 2611 5847 2754 5933 2775 5940 2775 6051 2602 6218 2552 6188 2473 6311 2334 6406 2360 6460 2053 6705 1791 6521 1605 6517 1447 6442 1316 6266 1217 6187 1217 6115 1283 6110 1192 5906 1319 5681 1175 5479 761 5418 500 5158 277 5075 270 5071 353 4886 317 4842 152 4776 103 4552 296 4501 230 4301 690 4226 542 4240 455 4171 410 4135 287 3984 171 3847 295 3760 556 3649 697 3466 652 3315 744 3221 600 3272 434 3161 260 3134 102 2938 98 2786 174 Z N">
              <draw:equation draw:name="f0" draw:formula="2357*logwidth/6705"/>
              <draw:equation draw:name="f1" draw:formula="20*logheight/4814"/>
              <draw:equation draw:name="f2" draw:formula="2166*logwidth/6705"/>
              <draw:equation draw:name="f3" draw:formula="413*logheight/4814"/>
              <draw:equation draw:name="f4" draw:formula="1874*logwidth/6705"/>
              <draw:equation draw:name="f5" draw:formula="801*logheight/4814"/>
              <draw:equation draw:name="f6" draw:formula="1635*logwidth/6705"/>
              <draw:equation draw:name="f7" draw:formula="1213*logheight/4814"/>
              <draw:equation draw:name="f8" draw:formula="1577*logwidth/6705"/>
              <draw:equation draw:name="f9" draw:formula="1497*logheight/4814"/>
              <draw:equation draw:name="f10" draw:formula="1430*logwidth/6705"/>
              <draw:equation draw:name="f11" draw:formula="1706*logheight/4814"/>
              <draw:equation draw:name="f12" draw:formula="959*logwidth/6705"/>
              <draw:equation draw:name="f13" draw:formula="1798*logheight/4814"/>
              <draw:equation draw:name="f14" draw:formula="570*logwidth/6705"/>
              <draw:equation draw:name="f15" draw:formula="1832*logheight/4814"/>
              <draw:equation draw:name="f16" draw:formula="489*logwidth/6705"/>
              <draw:equation draw:name="f17" draw:formula="1954*logheight/4814"/>
              <draw:equation draw:name="f18" draw:formula="214*logwidth/6705"/>
              <draw:equation draw:name="f19" draw:formula="2131*logheight/4814"/>
              <draw:equation draw:name="f20" draw:formula="328*logwidth/6705"/>
              <draw:equation draw:name="f21" draw:formula="2539*logheight/4814"/>
              <draw:equation draw:name="f22" draw:formula="357*logwidth/6705"/>
              <draw:equation draw:name="f23" draw:formula="2788*logheight/4814"/>
              <draw:equation draw:name="f24" draw:formula="378*logwidth/6705"/>
              <draw:equation draw:name="f25" draw:formula="3039*logheight/4814"/>
              <draw:equation draw:name="f26" draw:formula="179*logwidth/6705"/>
              <draw:equation draw:name="f27" draw:formula="3481*logheight/4814"/>
              <draw:equation draw:name="f28" draw:formula="0*logwidth/6705"/>
              <draw:equation draw:name="f29" draw:formula="3834*logheight/4814"/>
              <draw:equation draw:name="f30" draw:formula="677*logwidth/6705"/>
              <draw:equation draw:name="f31" draw:formula="4075*logheight/4814"/>
              <draw:equation draw:name="f32" draw:formula="1217*logwidth/6705"/>
              <draw:equation draw:name="f33" draw:formula="4142*logheight/4814"/>
              <draw:equation draw:name="f34" draw:formula="1343*logwidth/6705"/>
              <draw:equation draw:name="f35" draw:formula="3852*logheight/4814"/>
              <draw:equation draw:name="f36" draw:formula="1965*logwidth/6705"/>
              <draw:equation draw:name="f37" draw:formula="4119*logheight/4814"/>
              <draw:equation draw:name="f38" draw:formula="2346*logwidth/6705"/>
              <draw:equation draw:name="f39" draw:formula="4241*logheight/4814"/>
              <draw:equation draw:name="f40" draw:formula="2694*logwidth/6705"/>
              <draw:equation draw:name="f41" draw:formula="4523*logheight/4814"/>
              <draw:equation draw:name="f42" draw:formula="3108*logwidth/6705"/>
              <draw:equation draw:name="f43" draw:formula="4769*logheight/4814"/>
              <draw:equation draw:name="f44" draw:formula="3603*logwidth/6705"/>
              <draw:equation draw:name="f45" draw:formula="4710*logheight/4814"/>
              <draw:equation draw:name="f46" draw:formula="3916*logwidth/6705"/>
              <draw:equation draw:name="f47" draw:formula="4715*logheight/4814"/>
              <draw:equation draw:name="f48" draw:formula="4582*logwidth/6705"/>
              <draw:equation draw:name="f49" draw:formula="4627*logheight/4814"/>
              <draw:equation draw:name="f50" draw:formula="4416*logwidth/6705"/>
              <draw:equation draw:name="f51" draw:formula="3624*logheight/4814"/>
              <draw:equation draw:name="f52" draw:formula="4814*logwidth/6705"/>
              <draw:equation draw:name="f53" draw:formula="3120*logheight/4814"/>
              <draw:equation draw:name="f54" draw:formula="5518*logwidth/6705"/>
              <draw:equation draw:name="f55" draw:formula="2679*logheight/4814"/>
              <draw:equation draw:name="f56" draw:formula="5933*logwidth/6705"/>
              <draw:equation draw:name="f57" draw:formula="2775*logheight/4814"/>
              <draw:equation draw:name="f58" draw:formula="6218*logwidth/6705"/>
              <draw:equation draw:name="f59" draw:formula="2552*logheight/4814"/>
              <draw:equation draw:name="f60" draw:formula="6406*logwidth/6705"/>
              <draw:equation draw:name="f61" draw:formula="2360*logheight/4814"/>
              <draw:equation draw:name="f62" draw:formula="6521*logwidth/6705"/>
              <draw:equation draw:name="f63" draw:formula="1605*logheight/4814"/>
              <draw:equation draw:name="f64" draw:formula="6266*logwidth/6705"/>
              <draw:equation draw:name="f65" draw:formula="1217*logheight/4814"/>
              <draw:equation draw:name="f66" draw:formula="6110*logwidth/6705"/>
              <draw:equation draw:name="f67" draw:formula="1192*logheight/4814"/>
              <draw:equation draw:name="f68" draw:formula="5479*logwidth/6705"/>
              <draw:equation draw:name="f69" draw:formula="761*logheight/4814"/>
              <draw:equation draw:name="f70" draw:formula="5075*logwidth/6705"/>
              <draw:equation draw:name="f71" draw:formula="270*logheight/4814"/>
              <draw:equation draw:name="f72" draw:formula="4842*logwidth/6705"/>
              <draw:equation draw:name="f73" draw:formula="152*logheight/4814"/>
              <draw:equation draw:name="f74" draw:formula="4501*logwidth/6705"/>
              <draw:equation draw:name="f75" draw:formula="230*logheight/4814"/>
              <draw:equation draw:name="f76" draw:formula="4240*logwidth/6705"/>
              <draw:equation draw:name="f77" draw:formula="455*logheight/4814"/>
              <draw:equation draw:name="f78" draw:formula="3984*logwidth/6705"/>
              <draw:equation draw:name="f79" draw:formula="171*logheight/4814"/>
              <draw:equation draw:name="f80" draw:formula="3649*logwidth/6705"/>
              <draw:equation draw:name="f81" draw:formula="697*logheight/4814"/>
              <draw:equation draw:name="f82" draw:formula="3221*logwidth/6705"/>
              <draw:equation draw:name="f83" draw:formula="600*logheight/4814"/>
              <draw:equation draw:name="f84" draw:formula="3134*logwidth/6705"/>
              <draw:equation draw:name="f85" draw:formula="102*logheight/4814"/>
              <draw:equation draw:name="f86" draw:formula="logwidth"/>
              <draw:equation draw:name="f87" draw:formula="logheight"/>
            </draw:enhanced-geometry>
          </draw:custom-shape>
          <draw:custom-shape draw:name="Freeform 16" draw:style-name="gr4" draw:text-style-name="P5" draw:layer="layout" svg:width="4.679cm" svg:height="3.946cm" svg:x="13.117cm" svg:y="11.687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drawooo:sub-view-size="4438 3744" draw:text-areas="0 0 ?f110 ?f111" svg:viewBox="0 0 0 0" draw:type="ooxml-non-primitive" draw:enhanced-path="M 3444 459 L 3268 450 3118 355 3094 164 3013 161 2948 9 2946 9 2771 44 2713 101 2489 0 2444 111 2494 232 2622 321 2610 491 2521 459 2155 570 2129 652 1970 687 1943 776 1932 872 1766 883 1694 1079 1780 1143 1708 1215 1588 1175 1494 1321 1538 1399 1827 1563 1822 1700 1792 1706 1725 1709 1601 1846 1450 1781 1448 1698 1177 1674 1163 1506 1091 1571 1021 1529 769 1643 667 1519 498 1500 502 1605 577 1736 581 1894 765 2080 520 2342 466 2649 371 2623 248 2762 278 2841 111 2891 0 3064 413 3077 471 3148 457 3229 563 3252 844 3221 781 3154 817 3082 896 3088 1029 3247 1412 3203 1525 3457 1806 3526 1885 3502 1891 3506 2068 3609 2059 3690 2316 3615 2489 3662 2521 3744 2582 3583 2796 3619 2797 3537 2959 3501 3038 3430 3147 3439 3212 3283 3110 3235 3286 3001 3444 2980 3570 2757 3735 2679 3767 2559 4184 2332 4199 2122 4378 1872 4438 1746 4321 1594 3977 1716 3713 1575 3530 1538 3352 1325 3347 1321 3402 1178 3289 1021 3353 968 3393 796 3393 794 3397 787 3450 727 3553 729 3444 459 Z M 1186 3030 L 1282 2990 1219 3100 1126 3132 993 3007 1009 2912 1126 2912 1186 3030 Z N">
              <draw:equation draw:name="f0" draw:formula="3268*logwidth/4438"/>
              <draw:equation draw:name="f1" draw:formula="450*logheight/3744"/>
              <draw:equation draw:name="f2" draw:formula="3094*logwidth/4438"/>
              <draw:equation draw:name="f3" draw:formula="164*logheight/3744"/>
              <draw:equation draw:name="f4" draw:formula="2948*logwidth/4438"/>
              <draw:equation draw:name="f5" draw:formula="9*logheight/3744"/>
              <draw:equation draw:name="f6" draw:formula="2771*logwidth/4438"/>
              <draw:equation draw:name="f7" draw:formula="44*logheight/3744"/>
              <draw:equation draw:name="f8" draw:formula="2489*logwidth/4438"/>
              <draw:equation draw:name="f9" draw:formula="0*logheight/3744"/>
              <draw:equation draw:name="f10" draw:formula="2494*logwidth/4438"/>
              <draw:equation draw:name="f11" draw:formula="232*logheight/3744"/>
              <draw:equation draw:name="f12" draw:formula="2610*logwidth/4438"/>
              <draw:equation draw:name="f13" draw:formula="491*logheight/3744"/>
              <draw:equation draw:name="f14" draw:formula="2155*logwidth/4438"/>
              <draw:equation draw:name="f15" draw:formula="570*logheight/3744"/>
              <draw:equation draw:name="f16" draw:formula="1970*logwidth/4438"/>
              <draw:equation draw:name="f17" draw:formula="687*logheight/3744"/>
              <draw:equation draw:name="f18" draw:formula="1932*logwidth/4438"/>
              <draw:equation draw:name="f19" draw:formula="872*logheight/3744"/>
              <draw:equation draw:name="f20" draw:formula="1694*logwidth/4438"/>
              <draw:equation draw:name="f21" draw:formula="1079*logheight/3744"/>
              <draw:equation draw:name="f22" draw:formula="1708*logwidth/4438"/>
              <draw:equation draw:name="f23" draw:formula="1215*logheight/3744"/>
              <draw:equation draw:name="f24" draw:formula="1494*logwidth/4438"/>
              <draw:equation draw:name="f25" draw:formula="1321*logheight/3744"/>
              <draw:equation draw:name="f26" draw:formula="1827*logwidth/4438"/>
              <draw:equation draw:name="f27" draw:formula="1563*logheight/3744"/>
              <draw:equation draw:name="f28" draw:formula="1792*logwidth/4438"/>
              <draw:equation draw:name="f29" draw:formula="1706*logheight/3744"/>
              <draw:equation draw:name="f30" draw:formula="1601*logwidth/4438"/>
              <draw:equation draw:name="f31" draw:formula="1846*logheight/3744"/>
              <draw:equation draw:name="f32" draw:formula="1448*logwidth/4438"/>
              <draw:equation draw:name="f33" draw:formula="1698*logheight/3744"/>
              <draw:equation draw:name="f34" draw:formula="1163*logwidth/4438"/>
              <draw:equation draw:name="f35" draw:formula="1506*logheight/3744"/>
              <draw:equation draw:name="f36" draw:formula="1021*logwidth/4438"/>
              <draw:equation draw:name="f37" draw:formula="1529*logheight/3744"/>
              <draw:equation draw:name="f38" draw:formula="667*logwidth/4438"/>
              <draw:equation draw:name="f39" draw:formula="1519*logheight/3744"/>
              <draw:equation draw:name="f40" draw:formula="502*logwidth/4438"/>
              <draw:equation draw:name="f41" draw:formula="1605*logheight/3744"/>
              <draw:equation draw:name="f42" draw:formula="581*logwidth/4438"/>
              <draw:equation draw:name="f43" draw:formula="1894*logheight/3744"/>
              <draw:equation draw:name="f44" draw:formula="520*logwidth/4438"/>
              <draw:equation draw:name="f45" draw:formula="2342*logheight/3744"/>
              <draw:equation draw:name="f46" draw:formula="371*logwidth/4438"/>
              <draw:equation draw:name="f47" draw:formula="2623*logheight/3744"/>
              <draw:equation draw:name="f48" draw:formula="278*logwidth/4438"/>
              <draw:equation draw:name="f49" draw:formula="2841*logheight/3744"/>
              <draw:equation draw:name="f50" draw:formula="0*logwidth/4438"/>
              <draw:equation draw:name="f51" draw:formula="3064*logheight/3744"/>
              <draw:equation draw:name="f52" draw:formula="471*logwidth/4438"/>
              <draw:equation draw:name="f53" draw:formula="3148*logheight/3744"/>
              <draw:equation draw:name="f54" draw:formula="563*logwidth/4438"/>
              <draw:equation draw:name="f55" draw:formula="3252*logheight/3744"/>
              <draw:equation draw:name="f56" draw:formula="781*logwidth/4438"/>
              <draw:equation draw:name="f57" draw:formula="3154*logheight/3744"/>
              <draw:equation draw:name="f58" draw:formula="896*logwidth/4438"/>
              <draw:equation draw:name="f59" draw:formula="3088*logheight/3744"/>
              <draw:equation draw:name="f60" draw:formula="1412*logwidth/4438"/>
              <draw:equation draw:name="f61" draw:formula="3203*logheight/3744"/>
              <draw:equation draw:name="f62" draw:formula="1806*logwidth/4438"/>
              <draw:equation draw:name="f63" draw:formula="3526*logheight/3744"/>
              <draw:equation draw:name="f64" draw:formula="1891*logwidth/4438"/>
              <draw:equation draw:name="f65" draw:formula="3506*logheight/3744"/>
              <draw:equation draw:name="f66" draw:formula="2059*logwidth/4438"/>
              <draw:equation draw:name="f67" draw:formula="3690*logheight/3744"/>
              <draw:equation draw:name="f68" draw:formula="2489*logwidth/4438"/>
              <draw:equation draw:name="f69" draw:formula="3662*logheight/3744"/>
              <draw:equation draw:name="f70" draw:formula="2582*logwidth/4438"/>
              <draw:equation draw:name="f71" draw:formula="3583*logheight/3744"/>
              <draw:equation draw:name="f72" draw:formula="2797*logwidth/4438"/>
              <draw:equation draw:name="f73" draw:formula="3537*logheight/3744"/>
              <draw:equation draw:name="f74" draw:formula="3038*logwidth/4438"/>
              <draw:equation draw:name="f75" draw:formula="3430*logheight/3744"/>
              <draw:equation draw:name="f76" draw:formula="3212*logwidth/4438"/>
              <draw:equation draw:name="f77" draw:formula="3283*logheight/3744"/>
              <draw:equation draw:name="f78" draw:formula="3286*logwidth/4438"/>
              <draw:equation draw:name="f79" draw:formula="3001*logheight/3744"/>
              <draw:equation draw:name="f80" draw:formula="3570*logwidth/4438"/>
              <draw:equation draw:name="f81" draw:formula="2757*logheight/3744"/>
              <draw:equation draw:name="f82" draw:formula="3767*logwidth/4438"/>
              <draw:equation draw:name="f83" draw:formula="2559*logheight/3744"/>
              <draw:equation draw:name="f84" draw:formula="4199*logwidth/4438"/>
              <draw:equation draw:name="f85" draw:formula="2122*logheight/3744"/>
              <draw:equation draw:name="f86" draw:formula="4438*logwidth/4438"/>
              <draw:equation draw:name="f87" draw:formula="1746*logheight/3744"/>
              <draw:equation draw:name="f88" draw:formula="3977*logwidth/4438"/>
              <draw:equation draw:name="f89" draw:formula="1716*logheight/3744"/>
              <draw:equation draw:name="f90" draw:formula="3530*logwidth/4438"/>
              <draw:equation draw:name="f91" draw:formula="1538*logheight/3744"/>
              <draw:equation draw:name="f92" draw:formula="3347*logwidth/4438"/>
              <draw:equation draw:name="f93" draw:formula="1321*logheight/3744"/>
              <draw:equation draw:name="f94" draw:formula="3289*logwidth/4438"/>
              <draw:equation draw:name="f95" draw:formula="1021*logheight/3744"/>
              <draw:equation draw:name="f96" draw:formula="3393*logwidth/4438"/>
              <draw:equation draw:name="f97" draw:formula="796*logheight/3744"/>
              <draw:equation draw:name="f98" draw:formula="3397*logwidth/4438"/>
              <draw:equation draw:name="f99" draw:formula="787*logheight/3744"/>
              <draw:equation draw:name="f100" draw:formula="3553*logwidth/4438"/>
              <draw:equation draw:name="f101" draw:formula="729*logheight/3744"/>
              <draw:equation draw:name="f102" draw:formula="1186*logwidth/4438"/>
              <draw:equation draw:name="f103" draw:formula="3030*logheight/3744"/>
              <draw:equation draw:name="f104" draw:formula="1219*logwidth/4438"/>
              <draw:equation draw:name="f105" draw:formula="3100*logheight/3744"/>
              <draw:equation draw:name="f106" draw:formula="993*logwidth/4438"/>
              <draw:equation draw:name="f107" draw:formula="3007*logheight/3744"/>
              <draw:equation draw:name="f108" draw:formula="1126*logwidth/4438"/>
              <draw:equation draw:name="f109" draw:formula="2912*logheight/3744"/>
              <draw:equation draw:name="f110" draw:formula="logwidth"/>
              <draw:equation draw:name="f111" draw:formula="logheight"/>
            </draw:enhanced-geometry>
          </draw:custom-shape>
          <draw:custom-shape draw:name="Freeform 17" draw:style-name="gr5" draw:text-style-name="P5" draw:layer="layout" svg:width="0.239cm" svg:height="0.142cm" svg:x="3.382cm" svg:y="7.361cm">
            <text:p text:style-name="P3"><text:span text:style-name="T3"/></text:p>
            <draw:enhanced-geometry draw:mirror-horizontal="false" draw:mirror-vertical="false" draw:glue-points="?f0 ?f1 ?f2 ?f3 ?f4 ?f5 ?f6 ?f7 ?f8 ?f9 ?f10 ?f11" drawooo:sub-view-size="229 134" draw:text-areas="0 0 ?f12 ?f13" svg:viewBox="0 0 0 0" draw:type="ooxml-non-primitive" draw:enhanced-path="M 117 134 L 229 99 82 0 0 11 24 107 117 134 Z N">
              <draw:equation draw:name="f0" draw:formula="117*logwidth/229"/>
              <draw:equation draw:name="f1" draw:formula="134*logheight/134"/>
              <draw:equation draw:name="f2" draw:formula="229*logwidth/229"/>
              <draw:equation draw:name="f3" draw:formula="99*logheight/134"/>
              <draw:equation draw:name="f4" draw:formula="82*logwidth/229"/>
              <draw:equation draw:name="f5" draw:formula="0*logheight/134"/>
              <draw:equation draw:name="f6" draw:formula="0*logwidth/229"/>
              <draw:equation draw:name="f7" draw:formula="11*logheight/134"/>
              <draw:equation draw:name="f8" draw:formula="24*logwidth/229"/>
              <draw:equation draw:name="f9" draw:formula="107*logheight/134"/>
              <draw:equation draw:name="f10" draw:formula="117*logwidth/229"/>
              <draw:equation draw:name="f11" draw:formula="134*logheight/134"/>
              <draw:equation draw:name="f12" draw:formula="logwidth"/>
              <draw:equation draw:name="f13" draw:formula="logheight"/>
            </draw:enhanced-geometry>
          </draw:custom-shape>
          <draw:custom-shape draw:name="Freeform 18" draw:style-name="gr6" draw:text-style-name="P6" draw:layer="layout" svg:width="0.227cm" svg:height="0.142cm" svg:x="5.57cm" svg:y="9.63cm">
            <text:p text:style-name="P3"><text:span text:style-name="T3"/></text:p>
            <draw:enhanced-geometry draw:mirror-horizontal="false" draw:mirror-vertical="false" draw:glue-points="?f0 ?f1 ?f2 ?f3 ?f4 ?f5 ?f6 ?f7 ?f8 ?f9 ?f10 ?f11 ?f12 ?f13" drawooo:sub-view-size="214 135" draw:text-areas="0 0 ?f14 ?f15" svg:viewBox="0 0 0 0" draw:type="ooxml-non-primitive" draw:enhanced-path="M 3 18 L 4 18 0 19 129 135 214 99 58 0 3 18 Z N">
              <draw:equation draw:name="f0" draw:formula="3*logwidth/214"/>
              <draw:equation draw:name="f1" draw:formula="18*logheight/135"/>
              <draw:equation draw:name="f2" draw:formula="4*logwidth/214"/>
              <draw:equation draw:name="f3" draw:formula="18*logheight/135"/>
              <draw:equation draw:name="f4" draw:formula="0*logwidth/214"/>
              <draw:equation draw:name="f5" draw:formula="19*logheight/135"/>
              <draw:equation draw:name="f6" draw:formula="129*logwidth/214"/>
              <draw:equation draw:name="f7" draw:formula="135*logheight/135"/>
              <draw:equation draw:name="f8" draw:formula="214*logwidth/214"/>
              <draw:equation draw:name="f9" draw:formula="99*logheight/135"/>
              <draw:equation draw:name="f10" draw:formula="58*logwidth/214"/>
              <draw:equation draw:name="f11" draw:formula="0*logheight/135"/>
              <draw:equation draw:name="f12" draw:formula="3*logwidth/214"/>
              <draw:equation draw:name="f13" draw:formula="18*logheight/135"/>
              <draw:equation draw:name="f14" draw:formula="logwidth"/>
              <draw:equation draw:name="f15" draw:formula="logheight"/>
            </draw:enhanced-geometry>
          </draw:custom-shape>
          <draw:custom-shape draw:name="Freeform 19" draw:style-name="gr7" draw:text-style-name="P6" draw:layer="layout" svg:width="0.239cm" svg:height="0.425cm" svg:x="5.637cm" svg:y="10.018cm">
            <text:p text:style-name="P3"><text:span text:style-name="T3"/></text:p>
            <draw:enhanced-geometry draw:mirror-horizontal="false" draw:mirror-vertical="false" draw:glue-points="?f0 ?f1 ?f2 ?f3 ?f4 ?f5 ?f6 ?f7 ?f8 ?f9 ?f10 ?f11" drawooo:sub-view-size="225 404" draw:text-areas="0 0 ?f12 ?f13" svg:viewBox="0 0 0 0" draw:type="ooxml-non-primitive" draw:enhanced-path="M 198 99 L 50 0 0 81 186 404 225 313 198 99 Z N">
              <draw:equation draw:name="f0" draw:formula="198*logwidth/225"/>
              <draw:equation draw:name="f1" draw:formula="99*logheight/404"/>
              <draw:equation draw:name="f2" draw:formula="50*logwidth/225"/>
              <draw:equation draw:name="f3" draw:formula="0*logheight/404"/>
              <draw:equation draw:name="f4" draw:formula="0*logwidth/225"/>
              <draw:equation draw:name="f5" draw:formula="81*logheight/404"/>
              <draw:equation draw:name="f6" draw:formula="186*logwidth/225"/>
              <draw:equation draw:name="f7" draw:formula="404*logheight/404"/>
              <draw:equation draw:name="f8" draw:formula="225*logwidth/225"/>
              <draw:equation draw:name="f9" draw:formula="313*logheight/404"/>
              <draw:equation draw:name="f10" draw:formula="198*logwidth/225"/>
              <draw:equation draw:name="f11" draw:formula="99*logheight/404"/>
              <draw:equation draw:name="f12" draw:formula="logwidth"/>
              <draw:equation draw:name="f13" draw:formula="logheight"/>
            </draw:enhanced-geometry>
          </draw:custom-shape>
          <draw:custom-shape draw:name="Freeform 20" draw:style-name="gr4" draw:text-style-name="P5" draw:layer="layout" svg:width="1.42cm" svg:height="3.102cm" svg:x="15.883cm" svg:y="15.70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1350 2941" draw:text-areas="0 0 ?f82 ?f83" svg:viewBox="0 0 0 0" draw:type="ooxml-non-primitive" draw:enhanced-path="M 1122 602 L 1139 294 1087 31 1005 0 937 58 951 562 701 523 599 665 289 787 264 870 183 879 120 960 129 1059 15 1205 0 1288 75 1260 185 1381 33 1489 64 1649 292 1777 218 1824 130 2065 340 1992 367 2158 290 2361 564 2416 424 2511 417 2599 556 2725 880 2824 916 2905 1004 2941 1172 2515 1077 2504 1154 2448 1214 2291 1192 2041 1193 1862 1350 1518 1239 765 1122 602 Z N">
              <draw:equation draw:name="f0" draw:formula="1122*logwidth/1350"/>
              <draw:equation draw:name="f1" draw:formula="602*logheight/2941"/>
              <draw:equation draw:name="f2" draw:formula="1139*logwidth/1350"/>
              <draw:equation draw:name="f3" draw:formula="294*logheight/2941"/>
              <draw:equation draw:name="f4" draw:formula="1087*logwidth/1350"/>
              <draw:equation draw:name="f5" draw:formula="31*logheight/2941"/>
              <draw:equation draw:name="f6" draw:formula="1005*logwidth/1350"/>
              <draw:equation draw:name="f7" draw:formula="0*logheight/2941"/>
              <draw:equation draw:name="f8" draw:formula="937*logwidth/1350"/>
              <draw:equation draw:name="f9" draw:formula="58*logheight/2941"/>
              <draw:equation draw:name="f10" draw:formula="951*logwidth/1350"/>
              <draw:equation draw:name="f11" draw:formula="562*logheight/2941"/>
              <draw:equation draw:name="f12" draw:formula="701*logwidth/1350"/>
              <draw:equation draw:name="f13" draw:formula="523*logheight/2941"/>
              <draw:equation draw:name="f14" draw:formula="599*logwidth/1350"/>
              <draw:equation draw:name="f15" draw:formula="665*logheight/2941"/>
              <draw:equation draw:name="f16" draw:formula="289*logwidth/1350"/>
              <draw:equation draw:name="f17" draw:formula="787*logheight/2941"/>
              <draw:equation draw:name="f18" draw:formula="264*logwidth/1350"/>
              <draw:equation draw:name="f19" draw:formula="870*logheight/2941"/>
              <draw:equation draw:name="f20" draw:formula="183*logwidth/1350"/>
              <draw:equation draw:name="f21" draw:formula="879*logheight/2941"/>
              <draw:equation draw:name="f22" draw:formula="120*logwidth/1350"/>
              <draw:equation draw:name="f23" draw:formula="960*logheight/2941"/>
              <draw:equation draw:name="f24" draw:formula="129*logwidth/1350"/>
              <draw:equation draw:name="f25" draw:formula="1059*logheight/2941"/>
              <draw:equation draw:name="f26" draw:formula="15*logwidth/1350"/>
              <draw:equation draw:name="f27" draw:formula="1205*logheight/2941"/>
              <draw:equation draw:name="f28" draw:formula="0*logwidth/1350"/>
              <draw:equation draw:name="f29" draw:formula="1288*logheight/2941"/>
              <draw:equation draw:name="f30" draw:formula="75*logwidth/1350"/>
              <draw:equation draw:name="f31" draw:formula="1260*logheight/2941"/>
              <draw:equation draw:name="f32" draw:formula="185*logwidth/1350"/>
              <draw:equation draw:name="f33" draw:formula="1381*logheight/2941"/>
              <draw:equation draw:name="f34" draw:formula="33*logwidth/1350"/>
              <draw:equation draw:name="f35" draw:formula="1489*logheight/2941"/>
              <draw:equation draw:name="f36" draw:formula="64*logwidth/1350"/>
              <draw:equation draw:name="f37" draw:formula="1649*logheight/2941"/>
              <draw:equation draw:name="f38" draw:formula="292*logwidth/1350"/>
              <draw:equation draw:name="f39" draw:formula="1777*logheight/2941"/>
              <draw:equation draw:name="f40" draw:formula="218*logwidth/1350"/>
              <draw:equation draw:name="f41" draw:formula="1824*logheight/2941"/>
              <draw:equation draw:name="f42" draw:formula="130*logwidth/1350"/>
              <draw:equation draw:name="f43" draw:formula="2065*logheight/2941"/>
              <draw:equation draw:name="f44" draw:formula="340*logwidth/1350"/>
              <draw:equation draw:name="f45" draw:formula="1992*logheight/2941"/>
              <draw:equation draw:name="f46" draw:formula="367*logwidth/1350"/>
              <draw:equation draw:name="f47" draw:formula="2158*logheight/2941"/>
              <draw:equation draw:name="f48" draw:formula="290*logwidth/1350"/>
              <draw:equation draw:name="f49" draw:formula="2361*logheight/2941"/>
              <draw:equation draw:name="f50" draw:formula="564*logwidth/1350"/>
              <draw:equation draw:name="f51" draw:formula="2416*logheight/2941"/>
              <draw:equation draw:name="f52" draw:formula="424*logwidth/1350"/>
              <draw:equation draw:name="f53" draw:formula="2511*logheight/2941"/>
              <draw:equation draw:name="f54" draw:formula="417*logwidth/1350"/>
              <draw:equation draw:name="f55" draw:formula="2599*logheight/2941"/>
              <draw:equation draw:name="f56" draw:formula="556*logwidth/1350"/>
              <draw:equation draw:name="f57" draw:formula="2725*logheight/2941"/>
              <draw:equation draw:name="f58" draw:formula="880*logwidth/1350"/>
              <draw:equation draw:name="f59" draw:formula="2824*logheight/2941"/>
              <draw:equation draw:name="f60" draw:formula="916*logwidth/1350"/>
              <draw:equation draw:name="f61" draw:formula="2905*logheight/2941"/>
              <draw:equation draw:name="f62" draw:formula="1004*logwidth/1350"/>
              <draw:equation draw:name="f63" draw:formula="2941*logheight/2941"/>
              <draw:equation draw:name="f64" draw:formula="1172*logwidth/1350"/>
              <draw:equation draw:name="f65" draw:formula="2515*logheight/2941"/>
              <draw:equation draw:name="f66" draw:formula="1077*logwidth/1350"/>
              <draw:equation draw:name="f67" draw:formula="2504*logheight/2941"/>
              <draw:equation draw:name="f68" draw:formula="1154*logwidth/1350"/>
              <draw:equation draw:name="f69" draw:formula="2448*logheight/2941"/>
              <draw:equation draw:name="f70" draw:formula="1214*logwidth/1350"/>
              <draw:equation draw:name="f71" draw:formula="2291*logheight/2941"/>
              <draw:equation draw:name="f72" draw:formula="1192*logwidth/1350"/>
              <draw:equation draw:name="f73" draw:formula="2041*logheight/2941"/>
              <draw:equation draw:name="f74" draw:formula="1193*logwidth/1350"/>
              <draw:equation draw:name="f75" draw:formula="1862*logheight/2941"/>
              <draw:equation draw:name="f76" draw:formula="1350*logwidth/1350"/>
              <draw:equation draw:name="f77" draw:formula="1518*logheight/2941"/>
              <draw:equation draw:name="f78" draw:formula="1239*logwidth/1350"/>
              <draw:equation draw:name="f79" draw:formula="765*logheight/2941"/>
              <draw:equation draw:name="f80" draw:formula="1122*logwidth/1350"/>
              <draw:equation draw:name="f81" draw:formula="602*logheight/2941"/>
              <draw:equation draw:name="f82" draw:formula="logwidth"/>
              <draw:equation draw:name="f83" draw:formula="logheight"/>
            </draw:enhanced-geometry>
          </draw:custom-shape>
          <draw:line draw:name="Line 21" draw:style-name="gr8" draw:text-style-name="P7" draw:layer="layout" svg:x1="16.692cm" svg:y1="12.526cm" svg:x2="16.696cm" svg:y2="12.513cm">
            <text:p/>
          </draw:line>
          <draw:custom-shape draw:name="Freeform 22" draw:style-name="gr9" draw:text-style-name="P4" draw:layer="layout" svg:width="0.066cm" svg:height="0.083cm" svg:x="7.13cm" svg:y="15.195cm">
            <text:p text:style-name="P3"><text:span text:style-name="T3"/></text:p>
            <draw:enhanced-geometry draw:mirror-horizontal="false" draw:mirror-vertical="false" draw:glue-points="?f0 ?f1 ?f2 ?f3 ?f4 ?f5 ?f6 ?f7" drawooo:sub-view-size="64 78" draw:text-areas="0 0 ?f8 ?f9" svg:viewBox="0 0 0 0" draw:type="ooxml-non-primitive" draw:enhanced-path="M 64 78 L 0 32 62 0 64 78 N">
              <draw:equation draw:name="f0" draw:formula="64*logwidth/64"/>
              <draw:equation draw:name="f1" draw:formula="78*logheight/78"/>
              <draw:equation draw:name="f2" draw:formula="0*logwidth/64"/>
              <draw:equation draw:name="f3" draw:formula="32*logheight/78"/>
              <draw:equation draw:name="f4" draw:formula="62*logwidth/64"/>
              <draw:equation draw:name="f5" draw:formula="0*logheight/78"/>
              <draw:equation draw:name="f6" draw:formula="64*logwidth/64"/>
              <draw:equation draw:name="f7" draw:formula="78*logheight/78"/>
              <draw:equation draw:name="f8" draw:formula="logwidth"/>
              <draw:equation draw:name="f9" draw:formula="logheight"/>
            </draw:enhanced-geometry>
          </draw:custom-shape>
          <draw:custom-shape draw:name="Freeform 23" draw:style-name="gr10" draw:text-style-name="P4" draw:layer="layout" svg:width="6.775cm" svg:height="2.04cm" svg:x="4.908cm" svg:y="15.023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101" drawooo:sub-view-size="6429 1939" draw:text-areas="0 0 ?f102 ?f103" svg:viewBox="0 0 0 0" draw:type="ooxml-non-primitive" draw:enhanced-path="M 0 0 L 167 78 181 169 247 109 438 146 480 228 425 400 349 467 385 549 498 576 513 472 598 445 604 543 774 634 1054 742 1235 732 1310 869 1537 1053 1604 1006 1671 1048 1843 959 1847 961 2171 1249 2524 1200 2596 1262 2882 1256 3064 1267 3129 1204 3119 1014 3190 977 3386 1043 3673 1119 3812 1244 3998 1232 4163 1450 4193 1366 4289 1361 4595 1508 4541 1648 4794 1724 4862 1888 4955 1894 5084 1778 5175 1773 5450 1835 5582 1939 5763 1925 5763 1840 5997 1718 6180 1685 6429 1752 N">
              <draw:equation draw:name="f0" draw:formula="0*logwidth/6429"/>
              <draw:equation draw:name="f1" draw:formula="0*logheight/1939"/>
              <draw:equation draw:name="f2" draw:formula="167*logwidth/6429"/>
              <draw:equation draw:name="f3" draw:formula="78*logheight/1939"/>
              <draw:equation draw:name="f4" draw:formula="181*logwidth/6429"/>
              <draw:equation draw:name="f5" draw:formula="169*logheight/1939"/>
              <draw:equation draw:name="f6" draw:formula="247*logwidth/6429"/>
              <draw:equation draw:name="f7" draw:formula="109*logheight/1939"/>
              <draw:equation draw:name="f8" draw:formula="438*logwidth/6429"/>
              <draw:equation draw:name="f9" draw:formula="146*logheight/1939"/>
              <draw:equation draw:name="f10" draw:formula="480*logwidth/6429"/>
              <draw:equation draw:name="f11" draw:formula="228*logheight/1939"/>
              <draw:equation draw:name="f12" draw:formula="425*logwidth/6429"/>
              <draw:equation draw:name="f13" draw:formula="400*logheight/1939"/>
              <draw:equation draw:name="f14" draw:formula="349*logwidth/6429"/>
              <draw:equation draw:name="f15" draw:formula="467*logheight/1939"/>
              <draw:equation draw:name="f16" draw:formula="385*logwidth/6429"/>
              <draw:equation draw:name="f17" draw:formula="549*logheight/1939"/>
              <draw:equation draw:name="f18" draw:formula="498*logwidth/6429"/>
              <draw:equation draw:name="f19" draw:formula="576*logheight/1939"/>
              <draw:equation draw:name="f20" draw:formula="513*logwidth/6429"/>
              <draw:equation draw:name="f21" draw:formula="472*logheight/1939"/>
              <draw:equation draw:name="f22" draw:formula="598*logwidth/6429"/>
              <draw:equation draw:name="f23" draw:formula="445*logheight/1939"/>
              <draw:equation draw:name="f24" draw:formula="604*logwidth/6429"/>
              <draw:equation draw:name="f25" draw:formula="543*logheight/1939"/>
              <draw:equation draw:name="f26" draw:formula="774*logwidth/6429"/>
              <draw:equation draw:name="f27" draw:formula="634*logheight/1939"/>
              <draw:equation draw:name="f28" draw:formula="1054*logwidth/6429"/>
              <draw:equation draw:name="f29" draw:formula="742*logheight/1939"/>
              <draw:equation draw:name="f30" draw:formula="1235*logwidth/6429"/>
              <draw:equation draw:name="f31" draw:formula="732*logheight/1939"/>
              <draw:equation draw:name="f32" draw:formula="1310*logwidth/6429"/>
              <draw:equation draw:name="f33" draw:formula="869*logheight/1939"/>
              <draw:equation draw:name="f34" draw:formula="1537*logwidth/6429"/>
              <draw:equation draw:name="f35" draw:formula="1053*logheight/1939"/>
              <draw:equation draw:name="f36" draw:formula="1604*logwidth/6429"/>
              <draw:equation draw:name="f37" draw:formula="1006*logheight/1939"/>
              <draw:equation draw:name="f38" draw:formula="1671*logwidth/6429"/>
              <draw:equation draw:name="f39" draw:formula="1048*logheight/1939"/>
              <draw:equation draw:name="f40" draw:formula="1843*logwidth/6429"/>
              <draw:equation draw:name="f41" draw:formula="959*logheight/1939"/>
              <draw:equation draw:name="f42" draw:formula="1847*logwidth/6429"/>
              <draw:equation draw:name="f43" draw:formula="961*logheight/1939"/>
              <draw:equation draw:name="f44" draw:formula="2171*logwidth/6429"/>
              <draw:equation draw:name="f45" draw:formula="1249*logheight/1939"/>
              <draw:equation draw:name="f46" draw:formula="2524*logwidth/6429"/>
              <draw:equation draw:name="f47" draw:formula="1200*logheight/1939"/>
              <draw:equation draw:name="f48" draw:formula="2596*logwidth/6429"/>
              <draw:equation draw:name="f49" draw:formula="1262*logheight/1939"/>
              <draw:equation draw:name="f50" draw:formula="2882*logwidth/6429"/>
              <draw:equation draw:name="f51" draw:formula="1256*logheight/1939"/>
              <draw:equation draw:name="f52" draw:formula="3064*logwidth/6429"/>
              <draw:equation draw:name="f53" draw:formula="1267*logheight/1939"/>
              <draw:equation draw:name="f54" draw:formula="3129*logwidth/6429"/>
              <draw:equation draw:name="f55" draw:formula="1204*logheight/1939"/>
              <draw:equation draw:name="f56" draw:formula="3119*logwidth/6429"/>
              <draw:equation draw:name="f57" draw:formula="1014*logheight/1939"/>
              <draw:equation draw:name="f58" draw:formula="3190*logwidth/6429"/>
              <draw:equation draw:name="f59" draw:formula="977*logheight/1939"/>
              <draw:equation draw:name="f60" draw:formula="3386*logwidth/6429"/>
              <draw:equation draw:name="f61" draw:formula="1043*logheight/1939"/>
              <draw:equation draw:name="f62" draw:formula="3673*logwidth/6429"/>
              <draw:equation draw:name="f63" draw:formula="1119*logheight/1939"/>
              <draw:equation draw:name="f64" draw:formula="3812*logwidth/6429"/>
              <draw:equation draw:name="f65" draw:formula="1244*logheight/1939"/>
              <draw:equation draw:name="f66" draw:formula="3998*logwidth/6429"/>
              <draw:equation draw:name="f67" draw:formula="1232*logheight/1939"/>
              <draw:equation draw:name="f68" draw:formula="4163*logwidth/6429"/>
              <draw:equation draw:name="f69" draw:formula="1450*logheight/1939"/>
              <draw:equation draw:name="f70" draw:formula="4193*logwidth/6429"/>
              <draw:equation draw:name="f71" draw:formula="1366*logheight/1939"/>
              <draw:equation draw:name="f72" draw:formula="4289*logwidth/6429"/>
              <draw:equation draw:name="f73" draw:formula="1361*logheight/1939"/>
              <draw:equation draw:name="f74" draw:formula="4595*logwidth/6429"/>
              <draw:equation draw:name="f75" draw:formula="1508*logheight/1939"/>
              <draw:equation draw:name="f76" draw:formula="4541*logwidth/6429"/>
              <draw:equation draw:name="f77" draw:formula="1648*logheight/1939"/>
              <draw:equation draw:name="f78" draw:formula="4794*logwidth/6429"/>
              <draw:equation draw:name="f79" draw:formula="1724*logheight/1939"/>
              <draw:equation draw:name="f80" draw:formula="4862*logwidth/6429"/>
              <draw:equation draw:name="f81" draw:formula="1888*logheight/1939"/>
              <draw:equation draw:name="f82" draw:formula="4955*logwidth/6429"/>
              <draw:equation draw:name="f83" draw:formula="1894*logheight/1939"/>
              <draw:equation draw:name="f84" draw:formula="5084*logwidth/6429"/>
              <draw:equation draw:name="f85" draw:formula="1778*logheight/1939"/>
              <draw:equation draw:name="f86" draw:formula="5175*logwidth/6429"/>
              <draw:equation draw:name="f87" draw:formula="1773*logheight/1939"/>
              <draw:equation draw:name="f88" draw:formula="5450*logwidth/6429"/>
              <draw:equation draw:name="f89" draw:formula="1835*logheight/1939"/>
              <draw:equation draw:name="f90" draw:formula="5582*logwidth/6429"/>
              <draw:equation draw:name="f91" draw:formula="1939*logheight/1939"/>
              <draw:equation draw:name="f92" draw:formula="5763*logwidth/6429"/>
              <draw:equation draw:name="f93" draw:formula="1925*logheight/1939"/>
              <draw:equation draw:name="f94" draw:formula="5763*logwidth/6429"/>
              <draw:equation draw:name="f95" draw:formula="1840*logheight/1939"/>
              <draw:equation draw:name="f96" draw:formula="5997*logwidth/6429"/>
              <draw:equation draw:name="f97" draw:formula="1718*logheight/1939"/>
              <draw:equation draw:name="f98" draw:formula="6180*logwidth/6429"/>
              <draw:equation draw:name="f99" draw:formula="1685*logheight/1939"/>
              <draw:equation draw:name="f100" draw:formula="6429*logwidth/6429"/>
              <draw:equation draw:name="f101" draw:formula="1752*logheight/1939"/>
              <draw:equation draw:name="f102" draw:formula="logwidth"/>
              <draw:equation draw:name="f103" draw:formula="logheight"/>
            </draw:enhanced-geometry>
          </draw:custom-shape>
          <draw:custom-shape draw:name="Freeform 24" draw:style-name="gr10" draw:text-style-name="P4" draw:layer="layout" svg:width="7.091cm" svg:height="13.504cm" svg:x="10.705cm" svg:y="0.64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drawooo:sub-view-size="6726 12808" draw:text-areas="0 0 ?f98 ?f99" svg:viewBox="0 0 0 0" draw:type="ooxml-non-primitive" draw:enhanced-path="M 6472 12808 L 6487 12598 6666 12348 6726 12222 6609 12070 6265 12192 6001 12051 5818 12014 5640 11801 5635 11797 5690 11654 5577 11497 5641 11444 5681 11272 5681 11270 5685 11263 5738 11203 5841 11205 5732 10935 5556 10926 5406 10831 5382 10640 5301 10637 5236 10485 5234 10484 5793 10244 5851 10139 5817 10063 5898 9913 5685 9765 5622 9607 5643 9516 5480 9451 5398 9373 5384 9281 5388 9277 5627 9044 5656 8953 5558 8822 5332 8608 5399 8429 5292 8272 5306 8190 5209 8170 4965 8187 4819 8308 4720 8267 4639 8434 4707 8523 4506 8679 4303 8706 4303 8704 4318 8559 4484 8456 4517 8255 4416 8197 4411 8195 4514 7846 4854 7532 4831 7252 5078 7080 5417 6662 5411 6579 5478 6519 5353 6414 5381 6329 5491 6206 5604 6191 5612 6193 5688 6209 5665 6296 5885 6297 5962 6267 5976 6180 6059 6175 6065 6086 6130 6028 6047 5804 6125 5358 6069 5059 6241 4656 6283 4201 6586 3807 6700 3498 6453 3411 6027 3396 5786 3179 5603 3298 5403 3263 5328 3299 5264 3187 5176 3146 5095 3191 5087 3276 5008 3255 4777 2991 4727 2822 4640 2763 4321 2688 4192 2789 4111 2792 3963 2726 3858 2639 3660 2639 3624 2719 3463 2741 3362 2531 3271 2540 3271 2448 3097 2405 2901 2234 2730 2238 2755 2051 2674 1885 2674 1765 2750 1618 2673 1573 2553 1698 2504 1883 2250 1995 2096 1945 2013 1964 2004 1966 1897 1931 1994 1749 1906 1596 1966 1409 1886 1427 1766 1284 1592 1316 1434 1279 1370 1336 1307 1073 1150 1036 1118 957 1034 1019 943 988 854 743 868 657 753 529 585 543 425 654 338 617 256 466 161 465 122 388 153 223 79 49 0 0 N">
              <draw:equation draw:name="f0" draw:formula="6666*logwidth/6726"/>
              <draw:equation draw:name="f1" draw:formula="12348*logheight/12808"/>
              <draw:equation draw:name="f2" draw:formula="6265*logwidth/6726"/>
              <draw:equation draw:name="f3" draw:formula="12192*logheight/12808"/>
              <draw:equation draw:name="f4" draw:formula="5640*logwidth/6726"/>
              <draw:equation draw:name="f5" draw:formula="11801*logheight/12808"/>
              <draw:equation draw:name="f6" draw:formula="5577*logwidth/6726"/>
              <draw:equation draw:name="f7" draw:formula="11497*logheight/12808"/>
              <draw:equation draw:name="f8" draw:formula="5681*logwidth/6726"/>
              <draw:equation draw:name="f9" draw:formula="11270*logheight/12808"/>
              <draw:equation draw:name="f10" draw:formula="5841*logwidth/6726"/>
              <draw:equation draw:name="f11" draw:formula="11205*logheight/12808"/>
              <draw:equation draw:name="f12" draw:formula="5406*logwidth/6726"/>
              <draw:equation draw:name="f13" draw:formula="10831*logheight/12808"/>
              <draw:equation draw:name="f14" draw:formula="5236*logwidth/6726"/>
              <draw:equation draw:name="f15" draw:formula="10485*logheight/12808"/>
              <draw:equation draw:name="f16" draw:formula="5851*logwidth/6726"/>
              <draw:equation draw:name="f17" draw:formula="10139*logheight/12808"/>
              <draw:equation draw:name="f18" draw:formula="5685*logwidth/6726"/>
              <draw:equation draw:name="f19" draw:formula="9765*logheight/12808"/>
              <draw:equation draw:name="f20" draw:formula="5480*logwidth/6726"/>
              <draw:equation draw:name="f21" draw:formula="9451*logheight/12808"/>
              <draw:equation draw:name="f22" draw:formula="5388*logwidth/6726"/>
              <draw:equation draw:name="f23" draw:formula="9277*logheight/12808"/>
              <draw:equation draw:name="f24" draw:formula="5558*logwidth/6726"/>
              <draw:equation draw:name="f25" draw:formula="8822*logheight/12808"/>
              <draw:equation draw:name="f26" draw:formula="5292*logwidth/6726"/>
              <draw:equation draw:name="f27" draw:formula="8272*logheight/12808"/>
              <draw:equation draw:name="f28" draw:formula="4965*logwidth/6726"/>
              <draw:equation draw:name="f29" draw:formula="8187*logheight/12808"/>
              <draw:equation draw:name="f30" draw:formula="4639*logwidth/6726"/>
              <draw:equation draw:name="f31" draw:formula="8434*logheight/12808"/>
              <draw:equation draw:name="f32" draw:formula="4303*logwidth/6726"/>
              <draw:equation draw:name="f33" draw:formula="8706*logheight/12808"/>
              <draw:equation draw:name="f34" draw:formula="4484*logwidth/6726"/>
              <draw:equation draw:name="f35" draw:formula="8456*logheight/12808"/>
              <draw:equation draw:name="f36" draw:formula="4411*logwidth/6726"/>
              <draw:equation draw:name="f37" draw:formula="8195*logheight/12808"/>
              <draw:equation draw:name="f38" draw:formula="4831*logwidth/6726"/>
              <draw:equation draw:name="f39" draw:formula="7252*logheight/12808"/>
              <draw:equation draw:name="f40" draw:formula="5411*logwidth/6726"/>
              <draw:equation draw:name="f41" draw:formula="6579*logheight/12808"/>
              <draw:equation draw:name="f42" draw:formula="5381*logwidth/6726"/>
              <draw:equation draw:name="f43" draw:formula="6329*logheight/12808"/>
              <draw:equation draw:name="f44" draw:formula="5612*logwidth/6726"/>
              <draw:equation draw:name="f45" draw:formula="6193*logheight/12808"/>
              <draw:equation draw:name="f46" draw:formula="5885*logwidth/6726"/>
              <draw:equation draw:name="f47" draw:formula="6297*logheight/12808"/>
              <draw:equation draw:name="f48" draw:formula="6059*logwidth/6726"/>
              <draw:equation draw:name="f49" draw:formula="6175*logheight/12808"/>
              <draw:equation draw:name="f50" draw:formula="6047*logwidth/6726"/>
              <draw:equation draw:name="f51" draw:formula="5804*logheight/12808"/>
              <draw:equation draw:name="f52" draw:formula="6241*logwidth/6726"/>
              <draw:equation draw:name="f53" draw:formula="4656*logheight/12808"/>
              <draw:equation draw:name="f54" draw:formula="6700*logwidth/6726"/>
              <draw:equation draw:name="f55" draw:formula="3498*logheight/12808"/>
              <draw:equation draw:name="f56" draw:formula="5786*logwidth/6726"/>
              <draw:equation draw:name="f57" draw:formula="3179*logheight/12808"/>
              <draw:equation draw:name="f58" draw:formula="5328*logwidth/6726"/>
              <draw:equation draw:name="f59" draw:formula="3299*logheight/12808"/>
              <draw:equation draw:name="f60" draw:formula="5095*logwidth/6726"/>
              <draw:equation draw:name="f61" draw:formula="3191*logheight/12808"/>
              <draw:equation draw:name="f62" draw:formula="4777*logwidth/6726"/>
              <draw:equation draw:name="f63" draw:formula="2991*logheight/12808"/>
              <draw:equation draw:name="f64" draw:formula="4321*logwidth/6726"/>
              <draw:equation draw:name="f65" draw:formula="2688*logheight/12808"/>
              <draw:equation draw:name="f66" draw:formula="3963*logwidth/6726"/>
              <draw:equation draw:name="f67" draw:formula="2726*logheight/12808"/>
              <draw:equation draw:name="f68" draw:formula="3624*logwidth/6726"/>
              <draw:equation draw:name="f69" draw:formula="2719*logheight/12808"/>
              <draw:equation draw:name="f70" draw:formula="3271*logwidth/6726"/>
              <draw:equation draw:name="f71" draw:formula="2540*logheight/12808"/>
              <draw:equation draw:name="f72" draw:formula="2901*logwidth/6726"/>
              <draw:equation draw:name="f73" draw:formula="2234*logheight/12808"/>
              <draw:equation draw:name="f74" draw:formula="2674*logwidth/6726"/>
              <draw:equation draw:name="f75" draw:formula="1885*logheight/12808"/>
              <draw:equation draw:name="f76" draw:formula="2673*logwidth/6726"/>
              <draw:equation draw:name="f77" draw:formula="1573*logheight/12808"/>
              <draw:equation draw:name="f78" draw:formula="2250*logwidth/6726"/>
              <draw:equation draw:name="f79" draw:formula="1995*logheight/12808"/>
              <draw:equation draw:name="f80" draw:formula="2004*logwidth/6726"/>
              <draw:equation draw:name="f81" draw:formula="1966*logheight/12808"/>
              <draw:equation draw:name="f82" draw:formula="1906*logwidth/6726"/>
              <draw:equation draw:name="f83" draw:formula="1596*logheight/12808"/>
              <draw:equation draw:name="f84" draw:formula="1766*logwidth/6726"/>
              <draw:equation draw:name="f85" draw:formula="1284*logheight/12808"/>
              <draw:equation draw:name="f86" draw:formula="1370*logwidth/6726"/>
              <draw:equation draw:name="f87" draw:formula="1336*logheight/12808"/>
              <draw:equation draw:name="f88" draw:formula="1118*logwidth/6726"/>
              <draw:equation draw:name="f89" draw:formula="957*logheight/12808"/>
              <draw:equation draw:name="f90" draw:formula="854*logwidth/6726"/>
              <draw:equation draw:name="f91" draw:formula="743*logheight/12808"/>
              <draw:equation draw:name="f92" draw:formula="585*logwidth/6726"/>
              <draw:equation draw:name="f93" draw:formula="543*logheight/12808"/>
              <draw:equation draw:name="f94" draw:formula="256*logwidth/6726"/>
              <draw:equation draw:name="f95" draw:formula="466*logheight/12808"/>
              <draw:equation draw:name="f96" draw:formula="153*logwidth/6726"/>
              <draw:equation draw:name="f97" draw:formula="223*logheight/12808"/>
              <draw:equation draw:name="f98" draw:formula="logwidth"/>
              <draw:equation draw:name="f99" draw:formula="logheight"/>
            </draw:enhanced-geometry>
          </draw:custom-shape>
          <draw:custom-shape draw:name="Freeform 25" draw:style-name="gr11" draw:text-style-name="P4" draw:layer="layout" svg:width="2.504cm" svg:height="1.471cm" svg:x="11.878cm" svg:y="5.675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drawooo:sub-view-size="2377 1394" draw:text-areas="0 0 ?f54 ?f55" svg:viewBox="0 0 0 0" draw:type="ooxml-non-primitive" draw:enhanced-path="M 2377 1339 L 2238 1394 2238 1312 2152 1267 1885 1209 1818 1070 1899 1000 1870 911 1818 845 1733 838 1743 755 1667 726 1652 646 1550 626 1550 628 1439 612 1303 726 1125 751 1062 808 977 769 613 816 468 499 364 379 307 443 235 204 105 43 0 0 N">
              <draw:equation draw:name="f0" draw:formula="2377*logwidth/2377"/>
              <draw:equation draw:name="f1" draw:formula="1339*logheight/1394"/>
              <draw:equation draw:name="f2" draw:formula="2238*logwidth/2377"/>
              <draw:equation draw:name="f3" draw:formula="1394*logheight/1394"/>
              <draw:equation draw:name="f4" draw:formula="2238*logwidth/2377"/>
              <draw:equation draw:name="f5" draw:formula="1312*logheight/1394"/>
              <draw:equation draw:name="f6" draw:formula="2152*logwidth/2377"/>
              <draw:equation draw:name="f7" draw:formula="1267*logheight/1394"/>
              <draw:equation draw:name="f8" draw:formula="1885*logwidth/2377"/>
              <draw:equation draw:name="f9" draw:formula="1209*logheight/1394"/>
              <draw:equation draw:name="f10" draw:formula="1818*logwidth/2377"/>
              <draw:equation draw:name="f11" draw:formula="1070*logheight/1394"/>
              <draw:equation draw:name="f12" draw:formula="1899*logwidth/2377"/>
              <draw:equation draw:name="f13" draw:formula="1000*logheight/1394"/>
              <draw:equation draw:name="f14" draw:formula="1870*logwidth/2377"/>
              <draw:equation draw:name="f15" draw:formula="911*logheight/1394"/>
              <draw:equation draw:name="f16" draw:formula="1818*logwidth/2377"/>
              <draw:equation draw:name="f17" draw:formula="845*logheight/1394"/>
              <draw:equation draw:name="f18" draw:formula="1733*logwidth/2377"/>
              <draw:equation draw:name="f19" draw:formula="838*logheight/1394"/>
              <draw:equation draw:name="f20" draw:formula="1743*logwidth/2377"/>
              <draw:equation draw:name="f21" draw:formula="755*logheight/1394"/>
              <draw:equation draw:name="f22" draw:formula="1667*logwidth/2377"/>
              <draw:equation draw:name="f23" draw:formula="726*logheight/1394"/>
              <draw:equation draw:name="f24" draw:formula="1652*logwidth/2377"/>
              <draw:equation draw:name="f25" draw:formula="646*logheight/1394"/>
              <draw:equation draw:name="f26" draw:formula="1550*logwidth/2377"/>
              <draw:equation draw:name="f27" draw:formula="626*logheight/1394"/>
              <draw:equation draw:name="f28" draw:formula="1550*logwidth/2377"/>
              <draw:equation draw:name="f29" draw:formula="628*logheight/1394"/>
              <draw:equation draw:name="f30" draw:formula="1439*logwidth/2377"/>
              <draw:equation draw:name="f31" draw:formula="612*logheight/1394"/>
              <draw:equation draw:name="f32" draw:formula="1303*logwidth/2377"/>
              <draw:equation draw:name="f33" draw:formula="726*logheight/1394"/>
              <draw:equation draw:name="f34" draw:formula="1125*logwidth/2377"/>
              <draw:equation draw:name="f35" draw:formula="751*logheight/1394"/>
              <draw:equation draw:name="f36" draw:formula="1062*logwidth/2377"/>
              <draw:equation draw:name="f37" draw:formula="808*logheight/1394"/>
              <draw:equation draw:name="f38" draw:formula="977*logwidth/2377"/>
              <draw:equation draw:name="f39" draw:formula="769*logheight/1394"/>
              <draw:equation draw:name="f40" draw:formula="613*logwidth/2377"/>
              <draw:equation draw:name="f41" draw:formula="816*logheight/1394"/>
              <draw:equation draw:name="f42" draw:formula="468*logwidth/2377"/>
              <draw:equation draw:name="f43" draw:formula="499*logheight/1394"/>
              <draw:equation draw:name="f44" draw:formula="364*logwidth/2377"/>
              <draw:equation draw:name="f45" draw:formula="379*logheight/1394"/>
              <draw:equation draw:name="f46" draw:formula="307*logwidth/2377"/>
              <draw:equation draw:name="f47" draw:formula="443*logheight/1394"/>
              <draw:equation draw:name="f48" draw:formula="235*logwidth/2377"/>
              <draw:equation draw:name="f49" draw:formula="204*logheight/1394"/>
              <draw:equation draw:name="f50" draw:formula="105*logwidth/2377"/>
              <draw:equation draw:name="f51" draw:formula="43*logheight/1394"/>
              <draw:equation draw:name="f52" draw:formula="0*logwidth/2377"/>
              <draw:equation draw:name="f53" draw:formula="0*logheight/1394"/>
              <draw:equation draw:name="f54" draw:formula="logwidth"/>
              <draw:equation draw:name="f55" draw:formula="logheight"/>
            </draw:enhanced-geometry>
          </draw:custom-shape>
          <draw:custom-shape draw:name="Freeform 26" draw:style-name="gr11" draw:text-style-name="P4" draw:layer="layout" svg:width="0.185cm" svg:height="0.868cm" svg:x="11.857cm" svg:y="4.806cm">
            <text:p text:style-name="P3"><text:span text:style-name="T3"/></text:p>
            <draw:enhanced-geometry draw:mirror-horizontal="false" draw:mirror-vertical="false" draw:glue-points="?f0 ?f1 ?f2 ?f3 ?f4 ?f5 ?f6 ?f7 ?f8 ?f9 ?f10 ?f11 ?f12 ?f13 ?f14 ?f15" drawooo:sub-view-size="176 824" draw:text-areas="0 0 ?f16 ?f17" svg:viewBox="0 0 0 0" draw:type="ooxml-non-primitive" draw:enhanced-path="M 17 824 L 4 577 89 555 176 412 102 363 0 123 74 58 88 0 N">
              <draw:equation draw:name="f0" draw:formula="17*logwidth/176"/>
              <draw:equation draw:name="f1" draw:formula="824*logheight/824"/>
              <draw:equation draw:name="f2" draw:formula="4*logwidth/176"/>
              <draw:equation draw:name="f3" draw:formula="577*logheight/824"/>
              <draw:equation draw:name="f4" draw:formula="89*logwidth/176"/>
              <draw:equation draw:name="f5" draw:formula="555*logheight/824"/>
              <draw:equation draw:name="f6" draw:formula="176*logwidth/176"/>
              <draw:equation draw:name="f7" draw:formula="412*logheight/824"/>
              <draw:equation draw:name="f8" draw:formula="102*logwidth/176"/>
              <draw:equation draw:name="f9" draw:formula="363*logheight/824"/>
              <draw:equation draw:name="f10" draw:formula="0*logwidth/176"/>
              <draw:equation draw:name="f11" draw:formula="123*logheight/824"/>
              <draw:equation draw:name="f12" draw:formula="74*logwidth/176"/>
              <draw:equation draw:name="f13" draw:formula="58*logheight/824"/>
              <draw:equation draw:name="f14" draw:formula="88*logwidth/176"/>
              <draw:equation draw:name="f15" draw:formula="0*logheight/824"/>
              <draw:equation draw:name="f16" draw:formula="logwidth"/>
              <draw:equation draw:name="f17" draw:formula="logheight"/>
            </draw:enhanced-geometry>
          </draw:custom-shape>
          <draw:custom-shape draw:name="Freeform 27" draw:style-name="gr11" draw:text-style-name="P4" draw:layer="layout" svg:width="1.787cm" svg:height="1.546cm" svg:x="9.491cm" svg:y="4.64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drawooo:sub-view-size="1696 1470" draw:text-areas="0 0 ?f40 ?f41" svg:viewBox="0 0 0 0" draw:type="ooxml-non-primitive" draw:enhanced-path="M 1696 1391 L 1372 1470 1107 1449 1183 1405 1198 1327 1077 1203 1058 1113 950 1097 870 1148 826 1072 771 1153 571 1175 570 1175 488 868 399 887 334 824 298 662 120 506 106 192 0 0 N">
              <draw:equation draw:name="f0" draw:formula="1696*logwidth/1696"/>
              <draw:equation draw:name="f1" draw:formula="1391*logheight/1470"/>
              <draw:equation draw:name="f2" draw:formula="1372*logwidth/1696"/>
              <draw:equation draw:name="f3" draw:formula="1470*logheight/1470"/>
              <draw:equation draw:name="f4" draw:formula="1107*logwidth/1696"/>
              <draw:equation draw:name="f5" draw:formula="1449*logheight/1470"/>
              <draw:equation draw:name="f6" draw:formula="1183*logwidth/1696"/>
              <draw:equation draw:name="f7" draw:formula="1405*logheight/1470"/>
              <draw:equation draw:name="f8" draw:formula="1198*logwidth/1696"/>
              <draw:equation draw:name="f9" draw:formula="1327*logheight/1470"/>
              <draw:equation draw:name="f10" draw:formula="1077*logwidth/1696"/>
              <draw:equation draw:name="f11" draw:formula="1203*logheight/1470"/>
              <draw:equation draw:name="f12" draw:formula="1058*logwidth/1696"/>
              <draw:equation draw:name="f13" draw:formula="1113*logheight/1470"/>
              <draw:equation draw:name="f14" draw:formula="950*logwidth/1696"/>
              <draw:equation draw:name="f15" draw:formula="1097*logheight/1470"/>
              <draw:equation draw:name="f16" draw:formula="870*logwidth/1696"/>
              <draw:equation draw:name="f17" draw:formula="1148*logheight/1470"/>
              <draw:equation draw:name="f18" draw:formula="826*logwidth/1696"/>
              <draw:equation draw:name="f19" draw:formula="1072*logheight/1470"/>
              <draw:equation draw:name="f20" draw:formula="771*logwidth/1696"/>
              <draw:equation draw:name="f21" draw:formula="1153*logheight/1470"/>
              <draw:equation draw:name="f22" draw:formula="571*logwidth/1696"/>
              <draw:equation draw:name="f23" draw:formula="1175*logheight/1470"/>
              <draw:equation draw:name="f24" draw:formula="570*logwidth/1696"/>
              <draw:equation draw:name="f25" draw:formula="1175*logheight/1470"/>
              <draw:equation draw:name="f26" draw:formula="488*logwidth/1696"/>
              <draw:equation draw:name="f27" draw:formula="868*logheight/1470"/>
              <draw:equation draw:name="f28" draw:formula="399*logwidth/1696"/>
              <draw:equation draw:name="f29" draw:formula="887*logheight/1470"/>
              <draw:equation draw:name="f30" draw:formula="334*logwidth/1696"/>
              <draw:equation draw:name="f31" draw:formula="824*logheight/1470"/>
              <draw:equation draw:name="f32" draw:formula="298*logwidth/1696"/>
              <draw:equation draw:name="f33" draw:formula="662*logheight/1470"/>
              <draw:equation draw:name="f34" draw:formula="120*logwidth/1696"/>
              <draw:equation draw:name="f35" draw:formula="506*logheight/1470"/>
              <draw:equation draw:name="f36" draw:formula="106*logwidth/1696"/>
              <draw:equation draw:name="f37" draw:formula="192*logheight/1470"/>
              <draw:equation draw:name="f38" draw:formula="0*logwidth/1696"/>
              <draw:equation draw:name="f39" draw:formula="0*logheight/1470"/>
              <draw:equation draw:name="f40" draw:formula="logwidth"/>
              <draw:equation draw:name="f41" draw:formula="logheight"/>
            </draw:enhanced-geometry>
          </draw:custom-shape>
          <draw:custom-shape draw:name="Freeform 28" draw:style-name="gr11" draw:text-style-name="P4" draw:layer="layout" svg:width="0.598cm" svg:height="0.433cm" svg:x="11.279cm" svg:y="5.675cm">
            <text:p text:style-name="P3"><text:span text:style-name="T3"/></text:p>
            <draw:enhanced-geometry draw:mirror-horizontal="false" draw:mirror-vertical="false" draw:glue-points="?f0 ?f1 ?f2 ?f3 ?f4 ?f5 ?f6 ?f7" drawooo:sub-view-size="565 411" draw:text-areas="0 0 ?f8 ?f9" svg:viewBox="0 0 0 0" draw:type="ooxml-non-primitive" draw:enhanced-path="M 565 0 L 118 89 113 257 0 411 N">
              <draw:equation draw:name="f0" draw:formula="565*logwidth/565"/>
              <draw:equation draw:name="f1" draw:formula="0*logheight/411"/>
              <draw:equation draw:name="f2" draw:formula="118*logwidth/565"/>
              <draw:equation draw:name="f3" draw:formula="89*logheight/411"/>
              <draw:equation draw:name="f4" draw:formula="113*logwidth/565"/>
              <draw:equation draw:name="f5" draw:formula="257*logheight/411"/>
              <draw:equation draw:name="f6" draw:formula="0*logwidth/565"/>
              <draw:equation draw:name="f7" draw:formula="411*logheight/411"/>
              <draw:equation draw:name="f8" draw:formula="logwidth"/>
              <draw:equation draw:name="f9" draw:formula="logheight"/>
            </draw:enhanced-geometry>
          </draw:custom-shape>
          <draw:custom-shape draw:name="Freeform 29" draw:style-name="gr11" draw:text-style-name="P4" draw:layer="layout" svg:width="0.319cm" svg:height="2.567cm" svg:x="11.178cm" svg:y="6.109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drawooo:sub-view-size="302 2438" draw:text-areas="0 0 ?f38 ?f39" svg:viewBox="0 0 0 0" draw:type="ooxml-non-primitive" draw:enhanced-path="M 96 0 L 290 219 302 385 168 527 200 612 154 680 0 776 88 859 152 1059 70 1078 27 1148 84 1336 35 1502 114 1565 204 1783 212 1955 277 2011 270 2181 231 2438 N">
              <draw:equation draw:name="f0" draw:formula="96*logwidth/302"/>
              <draw:equation draw:name="f1" draw:formula="0*logheight/2438"/>
              <draw:equation draw:name="f2" draw:formula="290*logwidth/302"/>
              <draw:equation draw:name="f3" draw:formula="219*logheight/2438"/>
              <draw:equation draw:name="f4" draw:formula="302*logwidth/302"/>
              <draw:equation draw:name="f5" draw:formula="385*logheight/2438"/>
              <draw:equation draw:name="f6" draw:formula="168*logwidth/302"/>
              <draw:equation draw:name="f7" draw:formula="527*logheight/2438"/>
              <draw:equation draw:name="f8" draw:formula="200*logwidth/302"/>
              <draw:equation draw:name="f9" draw:formula="612*logheight/2438"/>
              <draw:equation draw:name="f10" draw:formula="154*logwidth/302"/>
              <draw:equation draw:name="f11" draw:formula="680*logheight/2438"/>
              <draw:equation draw:name="f12" draw:formula="0*logwidth/302"/>
              <draw:equation draw:name="f13" draw:formula="776*logheight/2438"/>
              <draw:equation draw:name="f14" draw:formula="88*logwidth/302"/>
              <draw:equation draw:name="f15" draw:formula="859*logheight/2438"/>
              <draw:equation draw:name="f16" draw:formula="152*logwidth/302"/>
              <draw:equation draw:name="f17" draw:formula="1059*logheight/2438"/>
              <draw:equation draw:name="f18" draw:formula="70*logwidth/302"/>
              <draw:equation draw:name="f19" draw:formula="1078*logheight/2438"/>
              <draw:equation draw:name="f20" draw:formula="27*logwidth/302"/>
              <draw:equation draw:name="f21" draw:formula="1148*logheight/2438"/>
              <draw:equation draw:name="f22" draw:formula="84*logwidth/302"/>
              <draw:equation draw:name="f23" draw:formula="1336*logheight/2438"/>
              <draw:equation draw:name="f24" draw:formula="35*logwidth/302"/>
              <draw:equation draw:name="f25" draw:formula="1502*logheight/2438"/>
              <draw:equation draw:name="f26" draw:formula="114*logwidth/302"/>
              <draw:equation draw:name="f27" draw:formula="1565*logheight/2438"/>
              <draw:equation draw:name="f28" draw:formula="204*logwidth/302"/>
              <draw:equation draw:name="f29" draw:formula="1783*logheight/2438"/>
              <draw:equation draw:name="f30" draw:formula="212*logwidth/302"/>
              <draw:equation draw:name="f31" draw:formula="1955*logheight/2438"/>
              <draw:equation draw:name="f32" draw:formula="277*logwidth/302"/>
              <draw:equation draw:name="f33" draw:formula="2011*logheight/2438"/>
              <draw:equation draw:name="f34" draw:formula="270*logwidth/302"/>
              <draw:equation draw:name="f35" draw:formula="2181*logheight/2438"/>
              <draw:equation draw:name="f36" draw:formula="231*logwidth/302"/>
              <draw:equation draw:name="f37" draw:formula="2438*logheight/2438"/>
              <draw:equation draw:name="f38" draw:formula="logwidth"/>
              <draw:equation draw:name="f39" draw:formula="logheight"/>
            </draw:enhanced-geometry>
          </draw:custom-shape>
          <draw:custom-shape draw:name="Freeform 30" draw:style-name="gr11" draw:text-style-name="P4" draw:layer="layout" svg:width="1.264cm" svg:height="3.418cm" svg:x="10.157cm" svg:y="8.677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drawooo:sub-view-size="1198 3244" draw:text-areas="0 0 ?f58 ?f59" svg:viewBox="0 0 0 0" draw:type="ooxml-non-primitive" draw:enhanced-path="M 0 3244 L 95 3188 51 3092 141 3059 148 2959 216 2903 163 2839 382 2565 402 2464 581 2522 525 2120 576 2048 541 1888 412 1729 681 1480 616 1284 630 1166 525 925 311 783 279 671 279 670 380 498 634 470 683 400 634 246 698 192 943 108 1081 0 1198 0 N">
              <draw:equation draw:name="f0" draw:formula="0*logwidth/1198"/>
              <draw:equation draw:name="f1" draw:formula="3244*logheight/3244"/>
              <draw:equation draw:name="f2" draw:formula="95*logwidth/1198"/>
              <draw:equation draw:name="f3" draw:formula="3188*logheight/3244"/>
              <draw:equation draw:name="f4" draw:formula="51*logwidth/1198"/>
              <draw:equation draw:name="f5" draw:formula="3092*logheight/3244"/>
              <draw:equation draw:name="f6" draw:formula="141*logwidth/1198"/>
              <draw:equation draw:name="f7" draw:formula="3059*logheight/3244"/>
              <draw:equation draw:name="f8" draw:formula="148*logwidth/1198"/>
              <draw:equation draw:name="f9" draw:formula="2959*logheight/3244"/>
              <draw:equation draw:name="f10" draw:formula="216*logwidth/1198"/>
              <draw:equation draw:name="f11" draw:formula="2903*logheight/3244"/>
              <draw:equation draw:name="f12" draw:formula="163*logwidth/1198"/>
              <draw:equation draw:name="f13" draw:formula="2839*logheight/3244"/>
              <draw:equation draw:name="f14" draw:formula="382*logwidth/1198"/>
              <draw:equation draw:name="f15" draw:formula="2565*logheight/3244"/>
              <draw:equation draw:name="f16" draw:formula="402*logwidth/1198"/>
              <draw:equation draw:name="f17" draw:formula="2464*logheight/3244"/>
              <draw:equation draw:name="f18" draw:formula="581*logwidth/1198"/>
              <draw:equation draw:name="f19" draw:formula="2522*logheight/3244"/>
              <draw:equation draw:name="f20" draw:formula="525*logwidth/1198"/>
              <draw:equation draw:name="f21" draw:formula="2120*logheight/3244"/>
              <draw:equation draw:name="f22" draw:formula="576*logwidth/1198"/>
              <draw:equation draw:name="f23" draw:formula="2048*logheight/3244"/>
              <draw:equation draw:name="f24" draw:formula="541*logwidth/1198"/>
              <draw:equation draw:name="f25" draw:formula="1888*logheight/3244"/>
              <draw:equation draw:name="f26" draw:formula="412*logwidth/1198"/>
              <draw:equation draw:name="f27" draw:formula="1729*logheight/3244"/>
              <draw:equation draw:name="f28" draw:formula="681*logwidth/1198"/>
              <draw:equation draw:name="f29" draw:formula="1480*logheight/3244"/>
              <draw:equation draw:name="f30" draw:formula="616*logwidth/1198"/>
              <draw:equation draw:name="f31" draw:formula="1284*logheight/3244"/>
              <draw:equation draw:name="f32" draw:formula="630*logwidth/1198"/>
              <draw:equation draw:name="f33" draw:formula="1166*logheight/3244"/>
              <draw:equation draw:name="f34" draw:formula="525*logwidth/1198"/>
              <draw:equation draw:name="f35" draw:formula="925*logheight/3244"/>
              <draw:equation draw:name="f36" draw:formula="311*logwidth/1198"/>
              <draw:equation draw:name="f37" draw:formula="783*logheight/3244"/>
              <draw:equation draw:name="f38" draw:formula="279*logwidth/1198"/>
              <draw:equation draw:name="f39" draw:formula="671*logheight/3244"/>
              <draw:equation draw:name="f40" draw:formula="279*logwidth/1198"/>
              <draw:equation draw:name="f41" draw:formula="670*logheight/3244"/>
              <draw:equation draw:name="f42" draw:formula="380*logwidth/1198"/>
              <draw:equation draw:name="f43" draw:formula="498*logheight/3244"/>
              <draw:equation draw:name="f44" draw:formula="634*logwidth/1198"/>
              <draw:equation draw:name="f45" draw:formula="470*logheight/3244"/>
              <draw:equation draw:name="f46" draw:formula="683*logwidth/1198"/>
              <draw:equation draw:name="f47" draw:formula="400*logheight/3244"/>
              <draw:equation draw:name="f48" draw:formula="634*logwidth/1198"/>
              <draw:equation draw:name="f49" draw:formula="246*logheight/3244"/>
              <draw:equation draw:name="f50" draw:formula="698*logwidth/1198"/>
              <draw:equation draw:name="f51" draw:formula="192*logheight/3244"/>
              <draw:equation draw:name="f52" draw:formula="943*logwidth/1198"/>
              <draw:equation draw:name="f53" draw:formula="108*logheight/3244"/>
              <draw:equation draw:name="f54" draw:formula="1081*logwidth/1198"/>
              <draw:equation draw:name="f55" draw:formula="0*logheight/3244"/>
              <draw:equation draw:name="f56" draw:formula="1198*logwidth/1198"/>
              <draw:equation draw:name="f57" draw:formula="0*logheight/3244"/>
              <draw:equation draw:name="f58" draw:formula="logwidth"/>
              <draw:equation draw:name="f59" draw:formula="logheight"/>
            </draw:enhanced-geometry>
          </draw:custom-shape>
          <draw:custom-shape draw:name="Freeform 31" draw:style-name="gr11" draw:text-style-name="P4" draw:layer="layout" svg:width="1.618cm" svg:height="2.124cm" svg:x="11.498cm" svg:y="14.744cm">
            <text:p text:style-name="P3"><text:span text:style-name="T3"/></text:p>
            <draw:enhanced-geometry draw:mirror-horizontal="false" draw:mirror-vertical="false" draw:glue-points="?f0 ?f1 ?f2 ?f3 ?f4 ?f5 ?f6 ?f7 ?f8 ?f9 ?f10 ?f11 ?f12 ?f13 ?f14 ?f15 ?f16 ?f17 ?f18 ?f19 ?f20 ?f21 ?f22 ?f23 ?f24 ?f25 ?f26 ?f27" drawooo:sub-view-size="1537 2016" draw:text-areas="0 0 ?f28 ?f29" svg:viewBox="0 0 0 0" draw:type="ooxml-non-primitive" draw:enhanced-path="M 179 2016 L 11 1808 0 1299 13 1013 176 705 254 626 411 509 607 509 799 299 1115 68 1359 0 1444 143 1530 164 1537 164 N">
              <draw:equation draw:name="f0" draw:formula="179*logwidth/1537"/>
              <draw:equation draw:name="f1" draw:formula="2016*logheight/2016"/>
              <draw:equation draw:name="f2" draw:formula="11*logwidth/1537"/>
              <draw:equation draw:name="f3" draw:formula="1808*logheight/2016"/>
              <draw:equation draw:name="f4" draw:formula="0*logwidth/1537"/>
              <draw:equation draw:name="f5" draw:formula="1299*logheight/2016"/>
              <draw:equation draw:name="f6" draw:formula="13*logwidth/1537"/>
              <draw:equation draw:name="f7" draw:formula="1013*logheight/2016"/>
              <draw:equation draw:name="f8" draw:formula="176*logwidth/1537"/>
              <draw:equation draw:name="f9" draw:formula="705*logheight/2016"/>
              <draw:equation draw:name="f10" draw:formula="254*logwidth/1537"/>
              <draw:equation draw:name="f11" draw:formula="626*logheight/2016"/>
              <draw:equation draw:name="f12" draw:formula="411*logwidth/1537"/>
              <draw:equation draw:name="f13" draw:formula="509*logheight/2016"/>
              <draw:equation draw:name="f14" draw:formula="607*logwidth/1537"/>
              <draw:equation draw:name="f15" draw:formula="509*logheight/2016"/>
              <draw:equation draw:name="f16" draw:formula="799*logwidth/1537"/>
              <draw:equation draw:name="f17" draw:formula="299*logheight/2016"/>
              <draw:equation draw:name="f18" draw:formula="1115*logwidth/1537"/>
              <draw:equation draw:name="f19" draw:formula="68*logheight/2016"/>
              <draw:equation draw:name="f20" draw:formula="1359*logwidth/1537"/>
              <draw:equation draw:name="f21" draw:formula="0*logheight/2016"/>
              <draw:equation draw:name="f22" draw:formula="1444*logwidth/1537"/>
              <draw:equation draw:name="f23" draw:formula="143*logheight/2016"/>
              <draw:equation draw:name="f24" draw:formula="1530*logwidth/1537"/>
              <draw:equation draw:name="f25" draw:formula="164*logheight/2016"/>
              <draw:equation draw:name="f26" draw:formula="1537*logwidth/1537"/>
              <draw:equation draw:name="f27" draw:formula="164*logheight/2016"/>
              <draw:equation draw:name="f28" draw:formula="logwidth"/>
              <draw:equation draw:name="f29" draw:formula="logheight"/>
            </draw:enhanced-geometry>
          </draw:custom-shape>
          <draw:custom-shape draw:name="Freeform 32" draw:style-name="gr11" draw:text-style-name="P4" draw:layer="layout" svg:width="2.849cm" svg:height="1.576cm" svg:x="7.602cm" svg:y="7.943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drawooo:sub-view-size="2707 1493" draw:text-areas="0 0 ?f52 ?f53" svg:viewBox="0 0 0 0" draw:type="ooxml-non-primitive" draw:enhanced-path="M 2707 1367 L 2566 1362 2487 1385 2104 1308 2049 1380 1718 1411 1635 1493 1588 1424 1420 1453 1344 1422 1388 1341 1316 1305 1241 1147 1156 1147 1022 1022 1045 853 779 475 772 385 616 299 659 383 369 395 288 354 250 179 165 185 156 94 0 0 N">
              <draw:equation draw:name="f0" draw:formula="2707*logwidth/2707"/>
              <draw:equation draw:name="f1" draw:formula="1367*logheight/1493"/>
              <draw:equation draw:name="f2" draw:formula="2566*logwidth/2707"/>
              <draw:equation draw:name="f3" draw:formula="1362*logheight/1493"/>
              <draw:equation draw:name="f4" draw:formula="2487*logwidth/2707"/>
              <draw:equation draw:name="f5" draw:formula="1385*logheight/1493"/>
              <draw:equation draw:name="f6" draw:formula="2104*logwidth/2707"/>
              <draw:equation draw:name="f7" draw:formula="1308*logheight/1493"/>
              <draw:equation draw:name="f8" draw:formula="2049*logwidth/2707"/>
              <draw:equation draw:name="f9" draw:formula="1380*logheight/1493"/>
              <draw:equation draw:name="f10" draw:formula="1718*logwidth/2707"/>
              <draw:equation draw:name="f11" draw:formula="1411*logheight/1493"/>
              <draw:equation draw:name="f12" draw:formula="1635*logwidth/2707"/>
              <draw:equation draw:name="f13" draw:formula="1493*logheight/1493"/>
              <draw:equation draw:name="f14" draw:formula="1588*logwidth/2707"/>
              <draw:equation draw:name="f15" draw:formula="1424*logheight/1493"/>
              <draw:equation draw:name="f16" draw:formula="1420*logwidth/2707"/>
              <draw:equation draw:name="f17" draw:formula="1453*logheight/1493"/>
              <draw:equation draw:name="f18" draw:formula="1344*logwidth/2707"/>
              <draw:equation draw:name="f19" draw:formula="1422*logheight/1493"/>
              <draw:equation draw:name="f20" draw:formula="1388*logwidth/2707"/>
              <draw:equation draw:name="f21" draw:formula="1341*logheight/1493"/>
              <draw:equation draw:name="f22" draw:formula="1316*logwidth/2707"/>
              <draw:equation draw:name="f23" draw:formula="1305*logheight/1493"/>
              <draw:equation draw:name="f24" draw:formula="1241*logwidth/2707"/>
              <draw:equation draw:name="f25" draw:formula="1147*logheight/1493"/>
              <draw:equation draw:name="f26" draw:formula="1156*logwidth/2707"/>
              <draw:equation draw:name="f27" draw:formula="1147*logheight/1493"/>
              <draw:equation draw:name="f28" draw:formula="1022*logwidth/2707"/>
              <draw:equation draw:name="f29" draw:formula="1022*logheight/1493"/>
              <draw:equation draw:name="f30" draw:formula="1045*logwidth/2707"/>
              <draw:equation draw:name="f31" draw:formula="853*logheight/1493"/>
              <draw:equation draw:name="f32" draw:formula="779*logwidth/2707"/>
              <draw:equation draw:name="f33" draw:formula="475*logheight/1493"/>
              <draw:equation draw:name="f34" draw:formula="772*logwidth/2707"/>
              <draw:equation draw:name="f35" draw:formula="385*logheight/1493"/>
              <draw:equation draw:name="f36" draw:formula="616*logwidth/2707"/>
              <draw:equation draw:name="f37" draw:formula="299*logheight/1493"/>
              <draw:equation draw:name="f38" draw:formula="659*logwidth/2707"/>
              <draw:equation draw:name="f39" draw:formula="383*logheight/1493"/>
              <draw:equation draw:name="f40" draw:formula="369*logwidth/2707"/>
              <draw:equation draw:name="f41" draw:formula="395*logheight/1493"/>
              <draw:equation draw:name="f42" draw:formula="288*logwidth/2707"/>
              <draw:equation draw:name="f43" draw:formula="354*logheight/1493"/>
              <draw:equation draw:name="f44" draw:formula="250*logwidth/2707"/>
              <draw:equation draw:name="f45" draw:formula="179*logheight/1493"/>
              <draw:equation draw:name="f46" draw:formula="165*logwidth/2707"/>
              <draw:equation draw:name="f47" draw:formula="185*logheight/1493"/>
              <draw:equation draw:name="f48" draw:formula="156*logwidth/2707"/>
              <draw:equation draw:name="f49" draw:formula="94*logheight/1493"/>
              <draw:equation draw:name="f50" draw:formula="0*logwidth/2707"/>
              <draw:equation draw:name="f51" draw:formula="0*logheight/1493"/>
              <draw:equation draw:name="f52" draw:formula="logwidth"/>
              <draw:equation draw:name="f53" draw:formula="logheight"/>
            </draw:enhanced-geometry>
          </draw:custom-shape>
          <draw:custom-shape draw:name="Freeform 33" draw:style-name="gr11" draw:text-style-name="P4" draw:layer="layout" svg:width="3.937cm" svg:height="1.167cm" svg:x="11.422cm" svg:y="8.677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drawooo:sub-view-size="3736 1109" draw:text-areas="0 0 ?f76 ?f77" svg:viewBox="0 0 0 0" draw:type="ooxml-non-primitive" draw:enhanced-path="M 3736 574 L 3600 764 3442 858 3329 862 3317 783 3221 737 3105 862 3020 867 3019 779 2934 779 2810 555 2809 555 2669 461 2513 497 2345 454 2173 1059 2008 837 1962 904 1890 859 1824 907 1762 856 1694 910 1685 997 1520 1109 1460 1047 1228 1091 1080 997 1080 909 1186 775 1201 615 1153 547 926 462 732 72 559 246 434 139 352 188 166 184 0 0 N">
              <draw:equation draw:name="f0" draw:formula="3736*logwidth/3736"/>
              <draw:equation draw:name="f1" draw:formula="574*logheight/1109"/>
              <draw:equation draw:name="f2" draw:formula="3600*logwidth/3736"/>
              <draw:equation draw:name="f3" draw:formula="764*logheight/1109"/>
              <draw:equation draw:name="f4" draw:formula="3442*logwidth/3736"/>
              <draw:equation draw:name="f5" draw:formula="858*logheight/1109"/>
              <draw:equation draw:name="f6" draw:formula="3329*logwidth/3736"/>
              <draw:equation draw:name="f7" draw:formula="862*logheight/1109"/>
              <draw:equation draw:name="f8" draw:formula="3317*logwidth/3736"/>
              <draw:equation draw:name="f9" draw:formula="783*logheight/1109"/>
              <draw:equation draw:name="f10" draw:formula="3221*logwidth/3736"/>
              <draw:equation draw:name="f11" draw:formula="737*logheight/1109"/>
              <draw:equation draw:name="f12" draw:formula="3105*logwidth/3736"/>
              <draw:equation draw:name="f13" draw:formula="862*logheight/1109"/>
              <draw:equation draw:name="f14" draw:formula="3020*logwidth/3736"/>
              <draw:equation draw:name="f15" draw:formula="867*logheight/1109"/>
              <draw:equation draw:name="f16" draw:formula="3019*logwidth/3736"/>
              <draw:equation draw:name="f17" draw:formula="779*logheight/1109"/>
              <draw:equation draw:name="f18" draw:formula="2934*logwidth/3736"/>
              <draw:equation draw:name="f19" draw:formula="779*logheight/1109"/>
              <draw:equation draw:name="f20" draw:formula="2810*logwidth/3736"/>
              <draw:equation draw:name="f21" draw:formula="555*logheight/1109"/>
              <draw:equation draw:name="f22" draw:formula="2809*logwidth/3736"/>
              <draw:equation draw:name="f23" draw:formula="555*logheight/1109"/>
              <draw:equation draw:name="f24" draw:formula="2669*logwidth/3736"/>
              <draw:equation draw:name="f25" draw:formula="461*logheight/1109"/>
              <draw:equation draw:name="f26" draw:formula="2513*logwidth/3736"/>
              <draw:equation draw:name="f27" draw:formula="497*logheight/1109"/>
              <draw:equation draw:name="f28" draw:formula="2345*logwidth/3736"/>
              <draw:equation draw:name="f29" draw:formula="454*logheight/1109"/>
              <draw:equation draw:name="f30" draw:formula="2173*logwidth/3736"/>
              <draw:equation draw:name="f31" draw:formula="1059*logheight/1109"/>
              <draw:equation draw:name="f32" draw:formula="2008*logwidth/3736"/>
              <draw:equation draw:name="f33" draw:formula="837*logheight/1109"/>
              <draw:equation draw:name="f34" draw:formula="1962*logwidth/3736"/>
              <draw:equation draw:name="f35" draw:formula="904*logheight/1109"/>
              <draw:equation draw:name="f36" draw:formula="1890*logwidth/3736"/>
              <draw:equation draw:name="f37" draw:formula="859*logheight/1109"/>
              <draw:equation draw:name="f38" draw:formula="1824*logwidth/3736"/>
              <draw:equation draw:name="f39" draw:formula="907*logheight/1109"/>
              <draw:equation draw:name="f40" draw:formula="1762*logwidth/3736"/>
              <draw:equation draw:name="f41" draw:formula="856*logheight/1109"/>
              <draw:equation draw:name="f42" draw:formula="1694*logwidth/3736"/>
              <draw:equation draw:name="f43" draw:formula="910*logheight/1109"/>
              <draw:equation draw:name="f44" draw:formula="1685*logwidth/3736"/>
              <draw:equation draw:name="f45" draw:formula="997*logheight/1109"/>
              <draw:equation draw:name="f46" draw:formula="1520*logwidth/3736"/>
              <draw:equation draw:name="f47" draw:formula="1109*logheight/1109"/>
              <draw:equation draw:name="f48" draw:formula="1460*logwidth/3736"/>
              <draw:equation draw:name="f49" draw:formula="1047*logheight/1109"/>
              <draw:equation draw:name="f50" draw:formula="1228*logwidth/3736"/>
              <draw:equation draw:name="f51" draw:formula="1091*logheight/1109"/>
              <draw:equation draw:name="f52" draw:formula="1080*logwidth/3736"/>
              <draw:equation draw:name="f53" draw:formula="997*logheight/1109"/>
              <draw:equation draw:name="f54" draw:formula="1080*logwidth/3736"/>
              <draw:equation draw:name="f55" draw:formula="909*logheight/1109"/>
              <draw:equation draw:name="f56" draw:formula="1186*logwidth/3736"/>
              <draw:equation draw:name="f57" draw:formula="775*logheight/1109"/>
              <draw:equation draw:name="f58" draw:formula="1201*logwidth/3736"/>
              <draw:equation draw:name="f59" draw:formula="615*logheight/1109"/>
              <draw:equation draw:name="f60" draw:formula="1153*logwidth/3736"/>
              <draw:equation draw:name="f61" draw:formula="547*logheight/1109"/>
              <draw:equation draw:name="f62" draw:formula="926*logwidth/3736"/>
              <draw:equation draw:name="f63" draw:formula="462*logheight/1109"/>
              <draw:equation draw:name="f64" draw:formula="732*logwidth/3736"/>
              <draw:equation draw:name="f65" draw:formula="72*logheight/1109"/>
              <draw:equation draw:name="f66" draw:formula="559*logwidth/3736"/>
              <draw:equation draw:name="f67" draw:formula="246*logheight/1109"/>
              <draw:equation draw:name="f68" draw:formula="434*logwidth/3736"/>
              <draw:equation draw:name="f69" draw:formula="139*logheight/1109"/>
              <draw:equation draw:name="f70" draw:formula="352*logwidth/3736"/>
              <draw:equation draw:name="f71" draw:formula="188*logheight/1109"/>
              <draw:equation draw:name="f72" draw:formula="166*logwidth/3736"/>
              <draw:equation draw:name="f73" draw:formula="184*logheight/1109"/>
              <draw:equation draw:name="f74" draw:formula="0*logwidth/3736"/>
              <draw:equation draw:name="f75" draw:formula="0*logheight/1109"/>
              <draw:equation draw:name="f76" draw:formula="logwidth"/>
              <draw:equation draw:name="f77" draw:formula="logheight"/>
            </draw:enhanced-geometry>
          </draw:custom-shape>
          <draw:custom-shape draw:name="Freeform 34" draw:style-name="gr12" draw:text-style-name="P4" draw:layer="layout" svg:width="0.256cm" svg:height="0.227cm" svg:x="13.952cm" svg:y="13.066cm">
            <text:p text:style-name="P3"><text:span text:style-name="T3"/></text:p>
            <draw:enhanced-geometry draw:mirror-horizontal="false" draw:mirror-vertical="false" draw:glue-points="?f0 ?f1 ?f2 ?f3 ?f4 ?f5 ?f6 ?f7 ?f8 ?f9 ?f10 ?f11 ?f12 ?f13" drawooo:sub-view-size="244 217" draw:text-areas="0 0 ?f14 ?f15" svg:viewBox="0 0 0 0" draw:type="ooxml-non-primitive" draw:enhanced-path="M 174 182 L 58 217 0 154 37 65 113 0 244 79 174 182 N">
              <draw:equation draw:name="f0" draw:formula="174*logwidth/244"/>
              <draw:equation draw:name="f1" draw:formula="182*logheight/217"/>
              <draw:equation draw:name="f2" draw:formula="58*logwidth/244"/>
              <draw:equation draw:name="f3" draw:formula="217*logheight/217"/>
              <draw:equation draw:name="f4" draw:formula="0*logwidth/244"/>
              <draw:equation draw:name="f5" draw:formula="154*logheight/217"/>
              <draw:equation draw:name="f6" draw:formula="37*logwidth/244"/>
              <draw:equation draw:name="f7" draw:formula="65*logheight/217"/>
              <draw:equation draw:name="f8" draw:formula="113*logwidth/244"/>
              <draw:equation draw:name="f9" draw:formula="0*logheight/217"/>
              <draw:equation draw:name="f10" draw:formula="244*logwidth/244"/>
              <draw:equation draw:name="f11" draw:formula="79*logheight/217"/>
              <draw:equation draw:name="f12" draw:formula="174*logwidth/244"/>
              <draw:equation draw:name="f13" draw:formula="182*logheight/217"/>
              <draw:equation draw:name="f14" draw:formula="logwidth"/>
              <draw:equation draw:name="f15" draw:formula="logheight"/>
            </draw:enhanced-geometry>
          </draw:custom-shape>
          <draw:custom-shape draw:name="Freeform 35" draw:style-name="gr11" draw:text-style-name="P4" draw:layer="layout" svg:width="2.238cm" svg:height="0.889cm" svg:x="14.382cm" svg:y="6.28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drawooo:sub-view-size="2125 844" draw:text-areas="0 0 ?f42 ?f43" svg:viewBox="0 0 0 0" draw:type="ooxml-non-primitive" draw:enhanced-path="M 2125 844 L 2064 692 1983 697 1970 435 1750 291 1723 309 1481 117 1332 181 1191 77 1026 123 824 0 589 166 595 209 530 301 447 291 387 361 378 601 289 631 224 580 35 692 0 764 N">
              <draw:equation draw:name="f0" draw:formula="2125*logwidth/2125"/>
              <draw:equation draw:name="f1" draw:formula="844*logheight/844"/>
              <draw:equation draw:name="f2" draw:formula="2064*logwidth/2125"/>
              <draw:equation draw:name="f3" draw:formula="692*logheight/844"/>
              <draw:equation draw:name="f4" draw:formula="1983*logwidth/2125"/>
              <draw:equation draw:name="f5" draw:formula="697*logheight/844"/>
              <draw:equation draw:name="f6" draw:formula="1970*logwidth/2125"/>
              <draw:equation draw:name="f7" draw:formula="435*logheight/844"/>
              <draw:equation draw:name="f8" draw:formula="1750*logwidth/2125"/>
              <draw:equation draw:name="f9" draw:formula="291*logheight/844"/>
              <draw:equation draw:name="f10" draw:formula="1723*logwidth/2125"/>
              <draw:equation draw:name="f11" draw:formula="309*logheight/844"/>
              <draw:equation draw:name="f12" draw:formula="1481*logwidth/2125"/>
              <draw:equation draw:name="f13" draw:formula="117*logheight/844"/>
              <draw:equation draw:name="f14" draw:formula="1332*logwidth/2125"/>
              <draw:equation draw:name="f15" draw:formula="181*logheight/844"/>
              <draw:equation draw:name="f16" draw:formula="1191*logwidth/2125"/>
              <draw:equation draw:name="f17" draw:formula="77*logheight/844"/>
              <draw:equation draw:name="f18" draw:formula="1026*logwidth/2125"/>
              <draw:equation draw:name="f19" draw:formula="123*logheight/844"/>
              <draw:equation draw:name="f20" draw:formula="824*logwidth/2125"/>
              <draw:equation draw:name="f21" draw:formula="0*logheight/844"/>
              <draw:equation draw:name="f22" draw:formula="589*logwidth/2125"/>
              <draw:equation draw:name="f23" draw:formula="166*logheight/844"/>
              <draw:equation draw:name="f24" draw:formula="595*logwidth/2125"/>
              <draw:equation draw:name="f25" draw:formula="209*logheight/844"/>
              <draw:equation draw:name="f26" draw:formula="530*logwidth/2125"/>
              <draw:equation draw:name="f27" draw:formula="301*logheight/844"/>
              <draw:equation draw:name="f28" draw:formula="447*logwidth/2125"/>
              <draw:equation draw:name="f29" draw:formula="291*logheight/844"/>
              <draw:equation draw:name="f30" draw:formula="387*logwidth/2125"/>
              <draw:equation draw:name="f31" draw:formula="361*logheight/844"/>
              <draw:equation draw:name="f32" draw:formula="378*logwidth/2125"/>
              <draw:equation draw:name="f33" draw:formula="601*logheight/844"/>
              <draw:equation draw:name="f34" draw:formula="289*logwidth/2125"/>
              <draw:equation draw:name="f35" draw:formula="631*logheight/844"/>
              <draw:equation draw:name="f36" draw:formula="224*logwidth/2125"/>
              <draw:equation draw:name="f37" draw:formula="580*logheight/844"/>
              <draw:equation draw:name="f38" draw:formula="35*logwidth/2125"/>
              <draw:equation draw:name="f39" draw:formula="692*logheight/844"/>
              <draw:equation draw:name="f40" draw:formula="0*logwidth/2125"/>
              <draw:equation draw:name="f41" draw:formula="764*logheight/844"/>
              <draw:equation draw:name="f42" draw:formula="logwidth"/>
              <draw:equation draw:name="f43" draw:formula="logheight"/>
            </draw:enhanced-geometry>
          </draw:custom-shape>
          <draw:line draw:name="Line 36" draw:style-name="gr13" draw:text-style-name="P7" draw:layer="layout" svg:x1="14.382cm" svg:y1="7.087cm" svg:x2="14.383cm" svg:y2="7.088cm">
            <text:p/>
          </draw:line>
          <draw:line draw:name="Line 37" draw:style-name="gr13" draw:text-style-name="P7" draw:layer="layout" svg:x1="14.382cm" svg:y1="7.087cm" svg:x2="14.383cm" svg:y2="7.088cm">
            <text:p/>
          </draw:line>
          <draw:line draw:name="Line 38" draw:style-name="gr13" draw:text-style-name="P7" draw:layer="layout" svg:x1="14.382cm" svg:y1="7.087cm" svg:x2="14.466cm" svg:y2="7.036cm">
            <text:p/>
          </draw:line>
          <draw:custom-shape draw:name="Freeform 39" draw:style-name="gr11" draw:text-style-name="P4" draw:layer="layout" svg:width="2.727cm" svg:height="2.082cm" svg:x="5.296cm" svg:y="3.044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drawooo:sub-view-size="2587 1975" draw:text-areas="0 0 ?f60 ?f61" svg:viewBox="0 0 0 0" draw:type="ooxml-non-primitive" draw:enhanced-path="M 2587 625 L 2385 672 2244 794 1965 873 1720 770 1359 730 1084 633 929 701 743 396 814 169 785 89 597 70 524 122 335 134 6 0 0 80 95 134 111 276 55 334 129 629 375 893 336 1186 392 1266 377 1440 313 1604 433 1876 509 1914 581 1867 553 1954 348 1975 N">
              <draw:equation draw:name="f0" draw:formula="2587*logwidth/2587"/>
              <draw:equation draw:name="f1" draw:formula="625*logheight/1975"/>
              <draw:equation draw:name="f2" draw:formula="2385*logwidth/2587"/>
              <draw:equation draw:name="f3" draw:formula="672*logheight/1975"/>
              <draw:equation draw:name="f4" draw:formula="2244*logwidth/2587"/>
              <draw:equation draw:name="f5" draw:formula="794*logheight/1975"/>
              <draw:equation draw:name="f6" draw:formula="1965*logwidth/2587"/>
              <draw:equation draw:name="f7" draw:formula="873*logheight/1975"/>
              <draw:equation draw:name="f8" draw:formula="1720*logwidth/2587"/>
              <draw:equation draw:name="f9" draw:formula="770*logheight/1975"/>
              <draw:equation draw:name="f10" draw:formula="1359*logwidth/2587"/>
              <draw:equation draw:name="f11" draw:formula="730*logheight/1975"/>
              <draw:equation draw:name="f12" draw:formula="1084*logwidth/2587"/>
              <draw:equation draw:name="f13" draw:formula="633*logheight/1975"/>
              <draw:equation draw:name="f14" draw:formula="929*logwidth/2587"/>
              <draw:equation draw:name="f15" draw:formula="701*logheight/1975"/>
              <draw:equation draw:name="f16" draw:formula="743*logwidth/2587"/>
              <draw:equation draw:name="f17" draw:formula="396*logheight/1975"/>
              <draw:equation draw:name="f18" draw:formula="814*logwidth/2587"/>
              <draw:equation draw:name="f19" draw:formula="169*logheight/1975"/>
              <draw:equation draw:name="f20" draw:formula="785*logwidth/2587"/>
              <draw:equation draw:name="f21" draw:formula="89*logheight/1975"/>
              <draw:equation draw:name="f22" draw:formula="597*logwidth/2587"/>
              <draw:equation draw:name="f23" draw:formula="70*logheight/1975"/>
              <draw:equation draw:name="f24" draw:formula="524*logwidth/2587"/>
              <draw:equation draw:name="f25" draw:formula="122*logheight/1975"/>
              <draw:equation draw:name="f26" draw:formula="335*logwidth/2587"/>
              <draw:equation draw:name="f27" draw:formula="134*logheight/1975"/>
              <draw:equation draw:name="f28" draw:formula="6*logwidth/2587"/>
              <draw:equation draw:name="f29" draw:formula="0*logheight/1975"/>
              <draw:equation draw:name="f30" draw:formula="0*logwidth/2587"/>
              <draw:equation draw:name="f31" draw:formula="80*logheight/1975"/>
              <draw:equation draw:name="f32" draw:formula="95*logwidth/2587"/>
              <draw:equation draw:name="f33" draw:formula="134*logheight/1975"/>
              <draw:equation draw:name="f34" draw:formula="111*logwidth/2587"/>
              <draw:equation draw:name="f35" draw:formula="276*logheight/1975"/>
              <draw:equation draw:name="f36" draw:formula="55*logwidth/2587"/>
              <draw:equation draw:name="f37" draw:formula="334*logheight/1975"/>
              <draw:equation draw:name="f38" draw:formula="129*logwidth/2587"/>
              <draw:equation draw:name="f39" draw:formula="629*logheight/1975"/>
              <draw:equation draw:name="f40" draw:formula="375*logwidth/2587"/>
              <draw:equation draw:name="f41" draw:formula="893*logheight/1975"/>
              <draw:equation draw:name="f42" draw:formula="336*logwidth/2587"/>
              <draw:equation draw:name="f43" draw:formula="1186*logheight/1975"/>
              <draw:equation draw:name="f44" draw:formula="392*logwidth/2587"/>
              <draw:equation draw:name="f45" draw:formula="1266*logheight/1975"/>
              <draw:equation draw:name="f46" draw:formula="377*logwidth/2587"/>
              <draw:equation draw:name="f47" draw:formula="1440*logheight/1975"/>
              <draw:equation draw:name="f48" draw:formula="313*logwidth/2587"/>
              <draw:equation draw:name="f49" draw:formula="1604*logheight/1975"/>
              <draw:equation draw:name="f50" draw:formula="433*logwidth/2587"/>
              <draw:equation draw:name="f51" draw:formula="1876*logheight/1975"/>
              <draw:equation draw:name="f52" draw:formula="509*logwidth/2587"/>
              <draw:equation draw:name="f53" draw:formula="1914*logheight/1975"/>
              <draw:equation draw:name="f54" draw:formula="581*logwidth/2587"/>
              <draw:equation draw:name="f55" draw:formula="1867*logheight/1975"/>
              <draw:equation draw:name="f56" draw:formula="553*logwidth/2587"/>
              <draw:equation draw:name="f57" draw:formula="1954*logheight/1975"/>
              <draw:equation draw:name="f58" draw:formula="348*logwidth/2587"/>
              <draw:equation draw:name="f59" draw:formula="1975*logheight/1975"/>
              <draw:equation draw:name="f60" draw:formula="logwidth"/>
              <draw:equation draw:name="f61" draw:formula="logheight"/>
            </draw:enhanced-geometry>
          </draw:custom-shape>
          <draw:custom-shape draw:name="Freeform 40" draw:style-name="gr11" draw:text-style-name="P4" draw:layer="layout" svg:width="0.501cm" svg:height="1.572cm" svg:x="9.365cm" svg:y="2.525cm">
            <text:p text:style-name="P3"><text:span text:style-name="T3"/></text:p>
            <draw:enhanced-geometry draw:mirror-horizontal="false" draw:mirror-vertical="false" draw:glue-points="?f0 ?f1 ?f2 ?f3 ?f4 ?f5 ?f6 ?f7 ?f8 ?f9 ?f10 ?f11 ?f12 ?f13 ?f14 ?f15 ?f16 ?f17" drawooo:sub-view-size="477 1491" draw:text-areas="0 0 ?f18 ?f19" svg:viewBox="0 0 0 0" draw:type="ooxml-non-primitive" draw:enhanced-path="M 361 1491 L 477 1418 375 1175 415 943 375 689 463 554 365 310 1 1 0 0 N">
              <draw:equation draw:name="f0" draw:formula="361*logwidth/477"/>
              <draw:equation draw:name="f1" draw:formula="1491*logheight/1491"/>
              <draw:equation draw:name="f2" draw:formula="477*logwidth/477"/>
              <draw:equation draw:name="f3" draw:formula="1418*logheight/1491"/>
              <draw:equation draw:name="f4" draw:formula="375*logwidth/477"/>
              <draw:equation draw:name="f5" draw:formula="1175*logheight/1491"/>
              <draw:equation draw:name="f6" draw:formula="415*logwidth/477"/>
              <draw:equation draw:name="f7" draw:formula="943*logheight/1491"/>
              <draw:equation draw:name="f8" draw:formula="375*logwidth/477"/>
              <draw:equation draw:name="f9" draw:formula="689*logheight/1491"/>
              <draw:equation draw:name="f10" draw:formula="463*logwidth/477"/>
              <draw:equation draw:name="f11" draw:formula="554*logheight/1491"/>
              <draw:equation draw:name="f12" draw:formula="365*logwidth/477"/>
              <draw:equation draw:name="f13" draw:formula="310*logheight/1491"/>
              <draw:equation draw:name="f14" draw:formula="1*logwidth/477"/>
              <draw:equation draw:name="f15" draw:formula="1*logheight/1491"/>
              <draw:equation draw:name="f16" draw:formula="0*logwidth/477"/>
              <draw:equation draw:name="f17" draw:formula="0*logheight/1491"/>
              <draw:equation draw:name="f18" draw:formula="logwidth"/>
              <draw:equation draw:name="f19" draw:formula="logheight"/>
            </draw:enhanced-geometry>
          </draw:custom-shape>
          <draw:custom-shape draw:name="Freeform 41" draw:style-name="gr11" draw:text-style-name="P4" draw:layer="layout" svg:width="1.622cm" svg:height="1.154cm" svg:x="7.741cm" svg:y="2.525cm">
            <text:p text:style-name="P3"><text:span text:style-name="T3"/></text:p>
            <draw:enhanced-geometry draw:mirror-horizontal="false" draw:mirror-vertical="false" draw:glue-points="?f0 ?f1 ?f2 ?f3 ?f4 ?f5 ?f6 ?f7 ?f8 ?f9 ?f10 ?f11 ?f12 ?f13 ?f14 ?f15" drawooo:sub-view-size="1538 1096" draw:text-areas="0 0 ?f16 ?f17" svg:viewBox="0 0 0 0" draw:type="ooxml-non-primitive" draw:enhanced-path="M 1538 0 L 1533 9 1220 228 579 386 167 608 0 974 49 1038 305 1096 N">
              <draw:equation draw:name="f0" draw:formula="1538*logwidth/1538"/>
              <draw:equation draw:name="f1" draw:formula="0*logheight/1096"/>
              <draw:equation draw:name="f2" draw:formula="1533*logwidth/1538"/>
              <draw:equation draw:name="f3" draw:formula="9*logheight/1096"/>
              <draw:equation draw:name="f4" draw:formula="1220*logwidth/1538"/>
              <draw:equation draw:name="f5" draw:formula="228*logheight/1096"/>
              <draw:equation draw:name="f6" draw:formula="579*logwidth/1538"/>
              <draw:equation draw:name="f7" draw:formula="386*logheight/1096"/>
              <draw:equation draw:name="f8" draw:formula="167*logwidth/1538"/>
              <draw:equation draw:name="f9" draw:formula="608*logheight/1096"/>
              <draw:equation draw:name="f10" draw:formula="0*logwidth/1538"/>
              <draw:equation draw:name="f11" draw:formula="974*logheight/1096"/>
              <draw:equation draw:name="f12" draw:formula="49*logwidth/1538"/>
              <draw:equation draw:name="f13" draw:formula="1038*logheight/1096"/>
              <draw:equation draw:name="f14" draw:formula="305*logwidth/1538"/>
              <draw:equation draw:name="f15" draw:formula="1096*logheight/1096"/>
              <draw:equation draw:name="f16" draw:formula="logwidth"/>
              <draw:equation draw:name="f17" draw:formula="logheight"/>
            </draw:enhanced-geometry>
          </draw:custom-shape>
          <draw:custom-shape draw:name="Freeform 42" draw:style-name="gr14" draw:text-style-name="P4" draw:layer="layout" svg:width="0.045cm" svg:height="0.02cm" svg:x="8.024cm" svg:y="3.681cm">
            <text:p text:style-name="P3"><text:span text:style-name="T3"/></text:p>
            <draw:enhanced-geometry draw:mirror-horizontal="false" draw:mirror-vertical="false" draw:glue-points="?f0 ?f1 ?f2 ?f3 ?f4 ?f5" drawooo:sub-view-size="45 19" draw:text-areas="0 0 ?f6 ?f7" svg:viewBox="0 0 0 0" draw:type="ooxml-non-primitive" draw:enhanced-path="M 40 0 L 45 1 0 19 N">
              <draw:equation draw:name="f0" draw:formula="40*logwidth/45"/>
              <draw:equation draw:name="f1" draw:formula="0*logheight/19"/>
              <draw:equation draw:name="f2" draw:formula="45*logwidth/45"/>
              <draw:equation draw:name="f3" draw:formula="1*logheight/19"/>
              <draw:equation draw:name="f4" draw:formula="0*logwidth/45"/>
              <draw:equation draw:name="f5" draw:formula="19*logheight/19"/>
              <draw:equation draw:name="f6" draw:formula="logwidth"/>
              <draw:equation draw:name="f7" draw:formula="logheight"/>
            </draw:enhanced-geometry>
          </draw:custom-shape>
          <draw:custom-shape draw:name="Freeform 43" draw:style-name="gr14" draw:text-style-name="P4" draw:layer="layout" svg:width="0.041cm" svg:height="0.02cm" svg:x="8.024cm" svg:y="3.681cm">
            <text:p text:style-name="P3"><text:span text:style-name="T3"/></text:p>
            <draw:enhanced-geometry draw:mirror-horizontal="false" draw:mirror-vertical="false" draw:glue-points="?f0 ?f1 ?f2 ?f3 ?f4 ?f5" drawooo:sub-view-size="40 19" draw:text-areas="0 0 ?f6 ?f7" svg:viewBox="0 0 0 0" draw:type="ooxml-non-primitive" draw:enhanced-path="M 40 0 L 0 15 0 19 N">
              <draw:equation draw:name="f0" draw:formula="40*logwidth/40"/>
              <draw:equation draw:name="f1" draw:formula="0*logheight/19"/>
              <draw:equation draw:name="f2" draw:formula="0*logwidth/40"/>
              <draw:equation draw:name="f3" draw:formula="15*logheight/19"/>
              <draw:equation draw:name="f4" draw:formula="0*logwidth/40"/>
              <draw:equation draw:name="f5" draw:formula="19*logheight/19"/>
              <draw:equation draw:name="f6" draw:formula="logwidth"/>
              <draw:equation draw:name="f7" draw:formula="logheight"/>
            </draw:enhanced-geometry>
          </draw:custom-shape>
          <draw:custom-shape draw:name="Freeform 44" draw:style-name="gr11" draw:text-style-name="P4" draw:layer="layout" svg:width="4.047cm" svg:height="1.909cm" svg:x="1.615cm" svg:y="4.549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drawooo:sub-view-size="3838 1814" draw:text-areas="0 0 ?f76 ?f77" svg:viewBox="0 0 0 0" draw:type="ooxml-non-primitive" draw:enhanced-path="M 3838 547 L 3504 549 3513 385 3418 407 3303 518 3377 680 3310 626 3259 496 3177 496 3176 551 3058 562 3030 471 2941 513 2910 437 2807 446 2497 703 2471 598 2354 522 2351 432 2220 205 2135 187 2153 104 2066 115 2017 201 2056 10 1919 103 1904 0 1648 106 1606 35 1475 140 1466 319 1372 334 1230 247 1149 265 1131 363 1067 285 1020 379 1016 191 600 314 556 238 261 398 336 437 95 412 40 482 0 742 50 809 130 775 206 810 560 705 453 756 438 854 610 813 598 895 681 931 591 951 774 1028 601 987 562 915 453 946 286 911 237 842 192 948 263 1099 313 1020 394 1027 551 1117 576 1210 531 1283 460 1244 95 1280 50 1351 327 1456 434 1635 403 1795 614 1814 720 1693 721 1681 N">
              <draw:equation draw:name="f0" draw:formula="3504*logwidth/3838"/>
              <draw:equation draw:name="f1" draw:formula="549*logheight/1814"/>
              <draw:equation draw:name="f2" draw:formula="3418*logwidth/3838"/>
              <draw:equation draw:name="f3" draw:formula="407*logheight/1814"/>
              <draw:equation draw:name="f4" draw:formula="3377*logwidth/3838"/>
              <draw:equation draw:name="f5" draw:formula="680*logheight/1814"/>
              <draw:equation draw:name="f6" draw:formula="3259*logwidth/3838"/>
              <draw:equation draw:name="f7" draw:formula="496*logheight/1814"/>
              <draw:equation draw:name="f8" draw:formula="3176*logwidth/3838"/>
              <draw:equation draw:name="f9" draw:formula="551*logheight/1814"/>
              <draw:equation draw:name="f10" draw:formula="3030*logwidth/3838"/>
              <draw:equation draw:name="f11" draw:formula="471*logheight/1814"/>
              <draw:equation draw:name="f12" draw:formula="2910*logwidth/3838"/>
              <draw:equation draw:name="f13" draw:formula="437*logheight/1814"/>
              <draw:equation draw:name="f14" draw:formula="2497*logwidth/3838"/>
              <draw:equation draw:name="f15" draw:formula="703*logheight/1814"/>
              <draw:equation draw:name="f16" draw:formula="2354*logwidth/3838"/>
              <draw:equation draw:name="f17" draw:formula="522*logheight/1814"/>
              <draw:equation draw:name="f18" draw:formula="2220*logwidth/3838"/>
              <draw:equation draw:name="f19" draw:formula="205*logheight/1814"/>
              <draw:equation draw:name="f20" draw:formula="2153*logwidth/3838"/>
              <draw:equation draw:name="f21" draw:formula="104*logheight/1814"/>
              <draw:equation draw:name="f22" draw:formula="2017*logwidth/3838"/>
              <draw:equation draw:name="f23" draw:formula="201*logheight/1814"/>
              <draw:equation draw:name="f24" draw:formula="1919*logwidth/3838"/>
              <draw:equation draw:name="f25" draw:formula="103*logheight/1814"/>
              <draw:equation draw:name="f26" draw:formula="1648*logwidth/3838"/>
              <draw:equation draw:name="f27" draw:formula="106*logheight/1814"/>
              <draw:equation draw:name="f28" draw:formula="1475*logwidth/3838"/>
              <draw:equation draw:name="f29" draw:formula="140*logheight/1814"/>
              <draw:equation draw:name="f30" draw:formula="1372*logwidth/3838"/>
              <draw:equation draw:name="f31" draw:formula="334*logheight/1814"/>
              <draw:equation draw:name="f32" draw:formula="1149*logwidth/3838"/>
              <draw:equation draw:name="f33" draw:formula="265*logheight/1814"/>
              <draw:equation draw:name="f34" draw:formula="1067*logwidth/3838"/>
              <draw:equation draw:name="f35" draw:formula="285*logheight/1814"/>
              <draw:equation draw:name="f36" draw:formula="1016*logwidth/3838"/>
              <draw:equation draw:name="f37" draw:formula="191*logheight/1814"/>
              <draw:equation draw:name="f38" draw:formula="556*logwidth/3838"/>
              <draw:equation draw:name="f39" draw:formula="238*logheight/1814"/>
              <draw:equation draw:name="f40" draw:formula="336*logwidth/3838"/>
              <draw:equation draw:name="f41" draw:formula="437*logheight/1814"/>
              <draw:equation draw:name="f42" draw:formula="40*logwidth/3838"/>
              <draw:equation draw:name="f43" draw:formula="482*logheight/1814"/>
              <draw:equation draw:name="f44" draw:formula="50*logwidth/3838"/>
              <draw:equation draw:name="f45" draw:formula="809*logheight/1814"/>
              <draw:equation draw:name="f46" draw:formula="206*logwidth/3838"/>
              <draw:equation draw:name="f47" draw:formula="810*logheight/1814"/>
              <draw:equation draw:name="f48" draw:formula="453*logwidth/3838"/>
              <draw:equation draw:name="f49" draw:formula="756*logheight/1814"/>
              <draw:equation draw:name="f50" draw:formula="610*logwidth/3838"/>
              <draw:equation draw:name="f51" draw:formula="813*logheight/1814"/>
              <draw:equation draw:name="f52" draw:formula="681*logwidth/3838"/>
              <draw:equation draw:name="f53" draw:formula="931*logheight/1814"/>
              <draw:equation draw:name="f54" draw:formula="774*logwidth/3838"/>
              <draw:equation draw:name="f55" draw:formula="1028*logheight/1814"/>
              <draw:equation draw:name="f56" draw:formula="562*logwidth/3838"/>
              <draw:equation draw:name="f57" draw:formula="915*logheight/1814"/>
              <draw:equation draw:name="f58" draw:formula="286*logwidth/3838"/>
              <draw:equation draw:name="f59" draw:formula="911*logheight/1814"/>
              <draw:equation draw:name="f60" draw:formula="192*logwidth/3838"/>
              <draw:equation draw:name="f61" draw:formula="948*logheight/1814"/>
              <draw:equation draw:name="f62" draw:formula="313*logwidth/3838"/>
              <draw:equation draw:name="f63" draw:formula="1020*logheight/1814"/>
              <draw:equation draw:name="f64" draw:formula="551*logwidth/3838"/>
              <draw:equation draw:name="f65" draw:formula="1117*logheight/1814"/>
              <draw:equation draw:name="f66" draw:formula="531*logwidth/3838"/>
              <draw:equation draw:name="f67" draw:formula="1283*logheight/1814"/>
              <draw:equation draw:name="f68" draw:formula="95*logwidth/3838"/>
              <draw:equation draw:name="f69" draw:formula="1280*logheight/1814"/>
              <draw:equation draw:name="f70" draw:formula="327*logwidth/3838"/>
              <draw:equation draw:name="f71" draw:formula="1456*logheight/1814"/>
              <draw:equation draw:name="f72" draw:formula="403*logwidth/3838"/>
              <draw:equation draw:name="f73" draw:formula="1795*logheight/1814"/>
              <draw:equation draw:name="f74" draw:formula="720*logwidth/3838"/>
              <draw:equation draw:name="f75" draw:formula="1693*logheight/1814"/>
              <draw:equation draw:name="f76" draw:formula="logwidth"/>
              <draw:equation draw:name="f77" draw:formula="logheight"/>
            </draw:enhanced-geometry>
          </draw:custom-shape>
          <draw:custom-shape draw:name="Freeform 45" draw:style-name="gr11" draw:text-style-name="P4" draw:layer="layout" svg:width="2.082cm" svg:height="0.952cm" svg:x="2.378cm" svg:y="6.3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975 903" draw:text-areas="0 0 ?f90 ?f91" svg:viewBox="0 0 0 0" draw:type="ooxml-non-primitive" draw:enhanced-path="M 0 0 L 85 57 218 9 356 181 437 162 437 80 447 161 447 162 523 135 504 217 588 236 697 191 704 103 723 326 796 371 875 333 875 331 862 162 879 250 964 267 902 329 945 405 1052 450 1129 415 1058 452 1066 532 1128 613 1104 720 1168 787 1133 705 1213 635 1303 613 1374 666 1338 496 1428 638 1470 563 1577 581 1639 651 1581 722 1399 698 1537 808 1897 780 1975 823 1889 829 1934 903 N">
              <draw:equation draw:name="f0" draw:formula="0*logwidth/1975"/>
              <draw:equation draw:name="f1" draw:formula="0*logheight/903"/>
              <draw:equation draw:name="f2" draw:formula="85*logwidth/1975"/>
              <draw:equation draw:name="f3" draw:formula="57*logheight/903"/>
              <draw:equation draw:name="f4" draw:formula="218*logwidth/1975"/>
              <draw:equation draw:name="f5" draw:formula="9*logheight/903"/>
              <draw:equation draw:name="f6" draw:formula="356*logwidth/1975"/>
              <draw:equation draw:name="f7" draw:formula="181*logheight/903"/>
              <draw:equation draw:name="f8" draw:formula="437*logwidth/1975"/>
              <draw:equation draw:name="f9" draw:formula="162*logheight/903"/>
              <draw:equation draw:name="f10" draw:formula="437*logwidth/1975"/>
              <draw:equation draw:name="f11" draw:formula="80*logheight/903"/>
              <draw:equation draw:name="f12" draw:formula="447*logwidth/1975"/>
              <draw:equation draw:name="f13" draw:formula="161*logheight/903"/>
              <draw:equation draw:name="f14" draw:formula="447*logwidth/1975"/>
              <draw:equation draw:name="f15" draw:formula="162*logheight/903"/>
              <draw:equation draw:name="f16" draw:formula="523*logwidth/1975"/>
              <draw:equation draw:name="f17" draw:formula="135*logheight/903"/>
              <draw:equation draw:name="f18" draw:formula="504*logwidth/1975"/>
              <draw:equation draw:name="f19" draw:formula="217*logheight/903"/>
              <draw:equation draw:name="f20" draw:formula="588*logwidth/1975"/>
              <draw:equation draw:name="f21" draw:formula="236*logheight/903"/>
              <draw:equation draw:name="f22" draw:formula="697*logwidth/1975"/>
              <draw:equation draw:name="f23" draw:formula="191*logheight/903"/>
              <draw:equation draw:name="f24" draw:formula="704*logwidth/1975"/>
              <draw:equation draw:name="f25" draw:formula="103*logheight/903"/>
              <draw:equation draw:name="f26" draw:formula="723*logwidth/1975"/>
              <draw:equation draw:name="f27" draw:formula="326*logheight/903"/>
              <draw:equation draw:name="f28" draw:formula="796*logwidth/1975"/>
              <draw:equation draw:name="f29" draw:formula="371*logheight/903"/>
              <draw:equation draw:name="f30" draw:formula="875*logwidth/1975"/>
              <draw:equation draw:name="f31" draw:formula="333*logheight/903"/>
              <draw:equation draw:name="f32" draw:formula="875*logwidth/1975"/>
              <draw:equation draw:name="f33" draw:formula="331*logheight/903"/>
              <draw:equation draw:name="f34" draw:formula="862*logwidth/1975"/>
              <draw:equation draw:name="f35" draw:formula="162*logheight/903"/>
              <draw:equation draw:name="f36" draw:formula="879*logwidth/1975"/>
              <draw:equation draw:name="f37" draw:formula="250*logheight/903"/>
              <draw:equation draw:name="f38" draw:formula="964*logwidth/1975"/>
              <draw:equation draw:name="f39" draw:formula="267*logheight/903"/>
              <draw:equation draw:name="f40" draw:formula="902*logwidth/1975"/>
              <draw:equation draw:name="f41" draw:formula="329*logheight/903"/>
              <draw:equation draw:name="f42" draw:formula="945*logwidth/1975"/>
              <draw:equation draw:name="f43" draw:formula="405*logheight/903"/>
              <draw:equation draw:name="f44" draw:formula="1052*logwidth/1975"/>
              <draw:equation draw:name="f45" draw:formula="450*logheight/903"/>
              <draw:equation draw:name="f46" draw:formula="1129*logwidth/1975"/>
              <draw:equation draw:name="f47" draw:formula="415*logheight/903"/>
              <draw:equation draw:name="f48" draw:formula="1058*logwidth/1975"/>
              <draw:equation draw:name="f49" draw:formula="452*logheight/903"/>
              <draw:equation draw:name="f50" draw:formula="1066*logwidth/1975"/>
              <draw:equation draw:name="f51" draw:formula="532*logheight/903"/>
              <draw:equation draw:name="f52" draw:formula="1128*logwidth/1975"/>
              <draw:equation draw:name="f53" draw:formula="613*logheight/903"/>
              <draw:equation draw:name="f54" draw:formula="1104*logwidth/1975"/>
              <draw:equation draw:name="f55" draw:formula="720*logheight/903"/>
              <draw:equation draw:name="f56" draw:formula="1168*logwidth/1975"/>
              <draw:equation draw:name="f57" draw:formula="787*logheight/903"/>
              <draw:equation draw:name="f58" draw:formula="1133*logwidth/1975"/>
              <draw:equation draw:name="f59" draw:formula="705*logheight/903"/>
              <draw:equation draw:name="f60" draw:formula="1213*logwidth/1975"/>
              <draw:equation draw:name="f61" draw:formula="635*logheight/903"/>
              <draw:equation draw:name="f62" draw:formula="1303*logwidth/1975"/>
              <draw:equation draw:name="f63" draw:formula="613*logheight/903"/>
              <draw:equation draw:name="f64" draw:formula="1374*logwidth/1975"/>
              <draw:equation draw:name="f65" draw:formula="666*logheight/903"/>
              <draw:equation draw:name="f66" draw:formula="1338*logwidth/1975"/>
              <draw:equation draw:name="f67" draw:formula="496*logheight/903"/>
              <draw:equation draw:name="f68" draw:formula="1428*logwidth/1975"/>
              <draw:equation draw:name="f69" draw:formula="638*logheight/903"/>
              <draw:equation draw:name="f70" draw:formula="1470*logwidth/1975"/>
              <draw:equation draw:name="f71" draw:formula="563*logheight/903"/>
              <draw:equation draw:name="f72" draw:formula="1577*logwidth/1975"/>
              <draw:equation draw:name="f73" draw:formula="581*logheight/903"/>
              <draw:equation draw:name="f74" draw:formula="1639*logwidth/1975"/>
              <draw:equation draw:name="f75" draw:formula="651*logheight/903"/>
              <draw:equation draw:name="f76" draw:formula="1581*logwidth/1975"/>
              <draw:equation draw:name="f77" draw:formula="722*logheight/903"/>
              <draw:equation draw:name="f78" draw:formula="1399*logwidth/1975"/>
              <draw:equation draw:name="f79" draw:formula="698*logheight/903"/>
              <draw:equation draw:name="f80" draw:formula="1537*logwidth/1975"/>
              <draw:equation draw:name="f81" draw:formula="808*logheight/903"/>
              <draw:equation draw:name="f82" draw:formula="1897*logwidth/1975"/>
              <draw:equation draw:name="f83" draw:formula="780*logheight/903"/>
              <draw:equation draw:name="f84" draw:formula="1975*logwidth/1975"/>
              <draw:equation draw:name="f85" draw:formula="823*logheight/903"/>
              <draw:equation draw:name="f86" draw:formula="1889*logwidth/1975"/>
              <draw:equation draw:name="f87" draw:formula="829*logheight/903"/>
              <draw:equation draw:name="f88" draw:formula="1934*logwidth/1975"/>
              <draw:equation draw:name="f89" draw:formula="903*logheight/903"/>
              <draw:equation draw:name="f90" draw:formula="logwidth"/>
              <draw:equation draw:name="f91" draw:formula="logheight"/>
            </draw:enhanced-geometry>
          </draw:custom-shape>
          <draw:custom-shape draw:name="Freeform 46" draw:style-name="gr11" draw:text-style-name="P4" draw:layer="layout" svg:width="1.863cm" svg:height="1.901cm" svg:x="4.415cm" svg:y="5.371cm">
            <text:p text:style-name="P3"><text:span text:style-name="T3"/></text:p>
            <draw:enhanced-geometry draw:mirror-horizontal="false" draw:mirror-vertical="false" draw:glue-points="?f0 ?f1 ?f2 ?f3 ?f4 ?f5 ?f6 ?f7 ?f8 ?f9 ?f10 ?f11 ?f12 ?f13 ?f14 ?f15 ?f16 ?f17 ?f18 ?f19 ?f20 ?f21 ?f22 ?f23 ?f24 ?f25 ?f26 ?f27" drawooo:sub-view-size="1768 1805" draw:text-areas="0 0 ?f28 ?f29" svg:viewBox="0 0 0 0" draw:type="ooxml-non-primitive" draw:enhanced-path="M 1760 0 L 1757 351 1714 419 1768 921 1609 986 1505 1236 1492 1298 1295 1195 1035 1308 988 1390 608 1402 457 1500 446 1674 0 1805 N">
              <draw:equation draw:name="f0" draw:formula="1760*logwidth/1768"/>
              <draw:equation draw:name="f1" draw:formula="0*logheight/1805"/>
              <draw:equation draw:name="f2" draw:formula="1757*logwidth/1768"/>
              <draw:equation draw:name="f3" draw:formula="351*logheight/1805"/>
              <draw:equation draw:name="f4" draw:formula="1714*logwidth/1768"/>
              <draw:equation draw:name="f5" draw:formula="419*logheight/1805"/>
              <draw:equation draw:name="f6" draw:formula="1768*logwidth/1768"/>
              <draw:equation draw:name="f7" draw:formula="921*logheight/1805"/>
              <draw:equation draw:name="f8" draw:formula="1609*logwidth/1768"/>
              <draw:equation draw:name="f9" draw:formula="986*logheight/1805"/>
              <draw:equation draw:name="f10" draw:formula="1505*logwidth/1768"/>
              <draw:equation draw:name="f11" draw:formula="1236*logheight/1805"/>
              <draw:equation draw:name="f12" draw:formula="1492*logwidth/1768"/>
              <draw:equation draw:name="f13" draw:formula="1298*logheight/1805"/>
              <draw:equation draw:name="f14" draw:formula="1295*logwidth/1768"/>
              <draw:equation draw:name="f15" draw:formula="1195*logheight/1805"/>
              <draw:equation draw:name="f16" draw:formula="1035*logwidth/1768"/>
              <draw:equation draw:name="f17" draw:formula="1308*logheight/1805"/>
              <draw:equation draw:name="f18" draw:formula="988*logwidth/1768"/>
              <draw:equation draw:name="f19" draw:formula="1390*logheight/1805"/>
              <draw:equation draw:name="f20" draw:formula="608*logwidth/1768"/>
              <draw:equation draw:name="f21" draw:formula="1402*logheight/1805"/>
              <draw:equation draw:name="f22" draw:formula="457*logwidth/1768"/>
              <draw:equation draw:name="f23" draw:formula="1500*logheight/1805"/>
              <draw:equation draw:name="f24" draw:formula="446*logwidth/1768"/>
              <draw:equation draw:name="f25" draw:formula="1674*logheight/1805"/>
              <draw:equation draw:name="f26" draw:formula="0*logwidth/1768"/>
              <draw:equation draw:name="f27" draw:formula="1805*logheight/1805"/>
              <draw:equation draw:name="f28" draw:formula="logwidth"/>
              <draw:equation draw:name="f29" draw:formula="logheight"/>
            </draw:enhanced-geometry>
          </draw:custom-shape>
          <draw:custom-shape draw:name="Freeform 47" draw:style-name="gr15" draw:text-style-name="P4" draw:layer="layout" svg:width="0.05cm" svg:height="0.096cm" svg:x="2.387cm" svg:y="6.13cm">
            <text:p text:style-name="P3"><text:span text:style-name="T3"/></text:p>
            <draw:enhanced-geometry draw:mirror-horizontal="false" draw:mirror-vertical="false" draw:glue-points="?f0 ?f1 ?f2 ?f3 ?f4 ?f5 ?f6 ?f7" drawooo:sub-view-size="50 90" draw:text-areas="0 0 ?f8 ?f9" svg:viewBox="0 0 0 0" draw:type="ooxml-non-primitive" draw:enhanced-path="M 0 90 L 50 83 9 0 0 90 N">
              <draw:equation draw:name="f0" draw:formula="0*logwidth/50"/>
              <draw:equation draw:name="f1" draw:formula="90*logheight/90"/>
              <draw:equation draw:name="f2" draw:formula="50*logwidth/50"/>
              <draw:equation draw:name="f3" draw:formula="83*logheight/90"/>
              <draw:equation draw:name="f4" draw:formula="9*logwidth/50"/>
              <draw:equation draw:name="f5" draw:formula="0*logheight/90"/>
              <draw:equation draw:name="f6" draw:formula="0*logwidth/50"/>
              <draw:equation draw:name="f7" draw:formula="90*logheight/90"/>
              <draw:equation draw:name="f8" draw:formula="logwidth"/>
              <draw:equation draw:name="f9" draw:formula="logheight"/>
            </draw:enhanced-geometry>
          </draw:custom-shape>
          <draw:custom-shape draw:name="Freeform 48" draw:style-name="gr11" draw:text-style-name="P4" draw:layer="layout" svg:width="0.901cm" svg:height="2.09cm" svg:x="11.949cm" svg:y="2.715cm">
            <text:p text:style-name="P3"><text:span text:style-name="T3"/></text:p>
            <draw:enhanced-geometry draw:mirror-horizontal="false" draw:mirror-vertical="false" draw:glue-points="?f0 ?f1 ?f2 ?f3 ?f4 ?f5 ?f6 ?f7 ?f8 ?f9 ?f10 ?f11 ?f12 ?f13 ?f14 ?f15 ?f16 ?f17 ?f18 ?f19 ?f20 ?f21 ?f22 ?f23 ?f24 ?f25 ?f26 ?f27 ?f28 ?f29 ?f30 ?f31 ?f32 ?f33" drawooo:sub-view-size="856 1986" draw:text-areas="0 0 ?f34 ?f35" svg:viewBox="0 0 0 0" draw:type="ooxml-non-primitive" draw:enhanced-path="M 832 0 L 856 165 817 266 856 356 711 565 631 572 640 986 613 1068 457 1014 228 1130 191 1206 285 1441 126 1505 173 1575 148 1655 220 1691 0 1986 N">
              <draw:equation draw:name="f0" draw:formula="832*logwidth/856"/>
              <draw:equation draw:name="f1" draw:formula="0*logheight/1986"/>
              <draw:equation draw:name="f2" draw:formula="856*logwidth/856"/>
              <draw:equation draw:name="f3" draw:formula="165*logheight/1986"/>
              <draw:equation draw:name="f4" draw:formula="817*logwidth/856"/>
              <draw:equation draw:name="f5" draw:formula="266*logheight/1986"/>
              <draw:equation draw:name="f6" draw:formula="856*logwidth/856"/>
              <draw:equation draw:name="f7" draw:formula="356*logheight/1986"/>
              <draw:equation draw:name="f8" draw:formula="711*logwidth/856"/>
              <draw:equation draw:name="f9" draw:formula="565*logheight/1986"/>
              <draw:equation draw:name="f10" draw:formula="631*logwidth/856"/>
              <draw:equation draw:name="f11" draw:formula="572*logheight/1986"/>
              <draw:equation draw:name="f12" draw:formula="640*logwidth/856"/>
              <draw:equation draw:name="f13" draw:formula="986*logheight/1986"/>
              <draw:equation draw:name="f14" draw:formula="613*logwidth/856"/>
              <draw:equation draw:name="f15" draw:formula="1068*logheight/1986"/>
              <draw:equation draw:name="f16" draw:formula="457*logwidth/856"/>
              <draw:equation draw:name="f17" draw:formula="1014*logheight/1986"/>
              <draw:equation draw:name="f18" draw:formula="228*logwidth/856"/>
              <draw:equation draw:name="f19" draw:formula="1130*logheight/1986"/>
              <draw:equation draw:name="f20" draw:formula="191*logwidth/856"/>
              <draw:equation draw:name="f21" draw:formula="1206*logheight/1986"/>
              <draw:equation draw:name="f22" draw:formula="285*logwidth/856"/>
              <draw:equation draw:name="f23" draw:formula="1441*logheight/1986"/>
              <draw:equation draw:name="f24" draw:formula="126*logwidth/856"/>
              <draw:equation draw:name="f25" draw:formula="1505*logheight/1986"/>
              <draw:equation draw:name="f26" draw:formula="173*logwidth/856"/>
              <draw:equation draw:name="f27" draw:formula="1575*logheight/1986"/>
              <draw:equation draw:name="f28" draw:formula="148*logwidth/856"/>
              <draw:equation draw:name="f29" draw:formula="1655*logheight/1986"/>
              <draw:equation draw:name="f30" draw:formula="220*logwidth/856"/>
              <draw:equation draw:name="f31" draw:formula="1691*logheight/1986"/>
              <draw:equation draw:name="f32" draw:formula="0*logwidth/856"/>
              <draw:equation draw:name="f33" draw:formula="1986*logheight/1986"/>
              <draw:equation draw:name="f34" draw:formula="logwidth"/>
              <draw:equation draw:name="f35" draw:formula="logheight"/>
            </draw:enhanced-geometry>
          </draw:custom-shape>
          <draw:line draw:name="Line 49" draw:style-name="gr13" draw:text-style-name="P7" draw:layer="layout" svg:x1="2.378cm" svg:y1="6.32cm" svg:x2="2.386cm" svg:y2="6.227cm">
            <text:p/>
          </draw:line>
          <draw:custom-shape draw:name="Freeform 50" draw:style-name="gr16" draw:text-style-name="P4" draw:layer="layout" svg:width="0.185cm" svg:height="0.248cm" svg:x="4.562cm" svg:y="8.074cm">
            <text:p text:style-name="P3"><text:span text:style-name="T3"/></text:p>
            <draw:enhanced-geometry draw:mirror-horizontal="false" draw:mirror-vertical="false" draw:glue-points="?f0 ?f1 ?f2 ?f3 ?f4 ?f5 ?f6 ?f7 ?f8 ?f9 ?f10 ?f11" drawooo:sub-view-size="175 234" draw:text-areas="0 0 ?f12 ?f13" svg:viewBox="0 0 0 0" draw:type="ooxml-non-primitive" draw:enhanced-path="M 54 0 L 0 65 175 234 168 143 81 90 54 0 N">
              <draw:equation draw:name="f0" draw:formula="54*logwidth/175"/>
              <draw:equation draw:name="f1" draw:formula="0*logheight/234"/>
              <draw:equation draw:name="f2" draw:formula="0*logwidth/175"/>
              <draw:equation draw:name="f3" draw:formula="65*logheight/234"/>
              <draw:equation draw:name="f4" draw:formula="175*logwidth/175"/>
              <draw:equation draw:name="f5" draw:formula="234*logheight/234"/>
              <draw:equation draw:name="f6" draw:formula="168*logwidth/175"/>
              <draw:equation draw:name="f7" draw:formula="143*logheight/234"/>
              <draw:equation draw:name="f8" draw:formula="81*logwidth/175"/>
              <draw:equation draw:name="f9" draw:formula="90*logheight/234"/>
              <draw:equation draw:name="f10" draw:formula="54*logwidth/175"/>
              <draw:equation draw:name="f11" draw:formula="0*logheight/234"/>
              <draw:equation draw:name="f12" draw:formula="logwidth"/>
              <draw:equation draw:name="f13" draw:formula="logheight"/>
            </draw:enhanced-geometry>
          </draw:custom-shape>
          <draw:custom-shape draw:name="Freeform 51" draw:style-name="gr11" draw:text-style-name="P4" draw:layer="layout" svg:width="1.732cm" svg:height="2.293cm" svg:x="4.28cm" svg:y="7.273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drawooo:sub-view-size="1641 2177" draw:text-areas="0 0 ?f46 ?f47" svg:viewBox="0 0 0 0" draw:type="ooxml-non-primitive" draw:enhanced-path="M 127 0 L 0 125 68 304 243 334 302 391 445 286 654 268 458 343 439 535 353 572 524 633 663 778 436 1018 449 1147 751 1500 811 1703 1046 1898 1185 1930 1230 2032 1403 2065 1538 2177 1559 2096 1641 2109 N">
              <draw:equation draw:name="f0" draw:formula="127*logwidth/1641"/>
              <draw:equation draw:name="f1" draw:formula="0*logheight/2177"/>
              <draw:equation draw:name="f2" draw:formula="0*logwidth/1641"/>
              <draw:equation draw:name="f3" draw:formula="125*logheight/2177"/>
              <draw:equation draw:name="f4" draw:formula="68*logwidth/1641"/>
              <draw:equation draw:name="f5" draw:formula="304*logheight/2177"/>
              <draw:equation draw:name="f6" draw:formula="243*logwidth/1641"/>
              <draw:equation draw:name="f7" draw:formula="334*logheight/2177"/>
              <draw:equation draw:name="f8" draw:formula="302*logwidth/1641"/>
              <draw:equation draw:name="f9" draw:formula="391*logheight/2177"/>
              <draw:equation draw:name="f10" draw:formula="445*logwidth/1641"/>
              <draw:equation draw:name="f11" draw:formula="286*logheight/2177"/>
              <draw:equation draw:name="f12" draw:formula="654*logwidth/1641"/>
              <draw:equation draw:name="f13" draw:formula="268*logheight/2177"/>
              <draw:equation draw:name="f14" draw:formula="458*logwidth/1641"/>
              <draw:equation draw:name="f15" draw:formula="343*logheight/2177"/>
              <draw:equation draw:name="f16" draw:formula="439*logwidth/1641"/>
              <draw:equation draw:name="f17" draw:formula="535*logheight/2177"/>
              <draw:equation draw:name="f18" draw:formula="353*logwidth/1641"/>
              <draw:equation draw:name="f19" draw:formula="572*logheight/2177"/>
              <draw:equation draw:name="f20" draw:formula="524*logwidth/1641"/>
              <draw:equation draw:name="f21" draw:formula="633*logheight/2177"/>
              <draw:equation draw:name="f22" draw:formula="663*logwidth/1641"/>
              <draw:equation draw:name="f23" draw:formula="778*logheight/2177"/>
              <draw:equation draw:name="f24" draw:formula="436*logwidth/1641"/>
              <draw:equation draw:name="f25" draw:formula="1018*logheight/2177"/>
              <draw:equation draw:name="f26" draw:formula="449*logwidth/1641"/>
              <draw:equation draw:name="f27" draw:formula="1147*logheight/2177"/>
              <draw:equation draw:name="f28" draw:formula="751*logwidth/1641"/>
              <draw:equation draw:name="f29" draw:formula="1500*logheight/2177"/>
              <draw:equation draw:name="f30" draw:formula="811*logwidth/1641"/>
              <draw:equation draw:name="f31" draw:formula="1703*logheight/2177"/>
              <draw:equation draw:name="f32" draw:formula="1046*logwidth/1641"/>
              <draw:equation draw:name="f33" draw:formula="1898*logheight/2177"/>
              <draw:equation draw:name="f34" draw:formula="1185*logwidth/1641"/>
              <draw:equation draw:name="f35" draw:formula="1930*logheight/2177"/>
              <draw:equation draw:name="f36" draw:formula="1230*logwidth/1641"/>
              <draw:equation draw:name="f37" draw:formula="2032*logheight/2177"/>
              <draw:equation draw:name="f38" draw:formula="1403*logwidth/1641"/>
              <draw:equation draw:name="f39" draw:formula="2065*logheight/2177"/>
              <draw:equation draw:name="f40" draw:formula="1538*logwidth/1641"/>
              <draw:equation draw:name="f41" draw:formula="2177*logheight/2177"/>
              <draw:equation draw:name="f42" draw:formula="1559*logwidth/1641"/>
              <draw:equation draw:name="f43" draw:formula="2096*logheight/2177"/>
              <draw:equation draw:name="f44" draw:formula="1641*logwidth/1641"/>
              <draw:equation draw:name="f45" draw:formula="2109*logheight/2177"/>
              <draw:equation draw:name="f46" draw:formula="logwidth"/>
              <draw:equation draw:name="f47" draw:formula="logheight"/>
            </draw:enhanced-geometry>
          </draw:custom-shape>
          <draw:custom-shape draw:name="Freeform 52" draw:style-name="gr17" draw:text-style-name="P4" draw:layer="layout" svg:width="0.239cm" svg:height="0.142cm" svg:x="3.382cm" svg:y="7.361cm">
            <text:p text:style-name="P3"><text:span text:style-name="T3"/></text:p>
            <draw:enhanced-geometry draw:mirror-horizontal="false" draw:mirror-vertical="false" draw:glue-points="?f0 ?f1 ?f2 ?f3 ?f4 ?f5 ?f6 ?f7 ?f8 ?f9 ?f10 ?f11" drawooo:sub-view-size="229 134" draw:text-areas="0 0 ?f12 ?f13" svg:viewBox="0 0 0 0" draw:type="ooxml-non-primitive" draw:enhanced-path="M 229 99 L 82 0 0 11 24 107 117 134 229 99 N">
              <draw:equation draw:name="f0" draw:formula="229*logwidth/229"/>
              <draw:equation draw:name="f1" draw:formula="99*logheight/134"/>
              <draw:equation draw:name="f2" draw:formula="82*logwidth/229"/>
              <draw:equation draw:name="f3" draw:formula="0*logheight/134"/>
              <draw:equation draw:name="f4" draw:formula="0*logwidth/229"/>
              <draw:equation draw:name="f5" draw:formula="11*logheight/134"/>
              <draw:equation draw:name="f6" draw:formula="24*logwidth/229"/>
              <draw:equation draw:name="f7" draw:formula="107*logheight/134"/>
              <draw:equation draw:name="f8" draw:formula="117*logwidth/229"/>
              <draw:equation draw:name="f9" draw:formula="134*logheight/134"/>
              <draw:equation draw:name="f10" draw:formula="229*logwidth/229"/>
              <draw:equation draw:name="f11" draw:formula="99*logheight/134"/>
              <draw:equation draw:name="f12" draw:formula="logwidth"/>
              <draw:equation draw:name="f13" draw:formula="logheight"/>
            </draw:enhanced-geometry>
          </draw:custom-shape>
          <draw:custom-shape draw:name="Freeform 53" draw:style-name="gr18" draw:text-style-name="P4" draw:layer="layout" svg:width="0.075cm" svg:height="0.062cm" svg:x="5.498cm" svg:y="9.584cm">
            <text:p text:style-name="P3"><text:span text:style-name="T3"/></text:p>
            <draw:enhanced-geometry draw:mirror-horizontal="false" draw:mirror-vertical="false" draw:glue-points="?f0 ?f1 ?f2 ?f3 ?f4 ?f5" drawooo:sub-view-size="71 63" draw:text-areas="0 0 ?f6 ?f7" svg:viewBox="0 0 0 0" draw:type="ooxml-non-primitive" draw:enhanced-path="M 71 63 L 0 0 1 6 N">
              <draw:equation draw:name="f0" draw:formula="71*logwidth/71"/>
              <draw:equation draw:name="f1" draw:formula="63*logheight/63"/>
              <draw:equation draw:name="f2" draw:formula="0*logwidth/71"/>
              <draw:equation draw:name="f3" draw:formula="0*logheight/63"/>
              <draw:equation draw:name="f4" draw:formula="1*logwidth/71"/>
              <draw:equation draw:name="f5" draw:formula="6*logheight/63"/>
              <draw:equation draw:name="f6" draw:formula="logwidth"/>
              <draw:equation draw:name="f7" draw:formula="logheight"/>
            </draw:enhanced-geometry>
          </draw:custom-shape>
          <draw:custom-shape draw:name="Freeform 54" draw:style-name="gr19" draw:text-style-name="P4" draw:layer="layout" svg:width="0.054cm" svg:height="0.079cm" svg:x="5.494cm" svg:y="9.584cm">
            <text:p text:style-name="P3"><text:span text:style-name="T3"/></text:p>
            <draw:enhanced-geometry draw:mirror-horizontal="false" draw:mirror-vertical="false" draw:glue-points="?f0 ?f1 ?f2 ?f3 ?f4 ?f5 ?f6 ?f7" drawooo:sub-view-size="53 78" draw:text-areas="0 0 ?f8 ?f9" svg:viewBox="0 0 0 0" draw:type="ooxml-non-primitive" draw:enhanced-path="M 6 6 L 0 0 32 78 53 71 N">
              <draw:equation draw:name="f0" draw:formula="6*logwidth/53"/>
              <draw:equation draw:name="f1" draw:formula="6*logheight/78"/>
              <draw:equation draw:name="f2" draw:formula="0*logwidth/53"/>
              <draw:equation draw:name="f3" draw:formula="0*logheight/78"/>
              <draw:equation draw:name="f4" draw:formula="32*logwidth/53"/>
              <draw:equation draw:name="f5" draw:formula="78*logheight/78"/>
              <draw:equation draw:name="f6" draw:formula="53*logwidth/53"/>
              <draw:equation draw:name="f7" draw:formula="71*logheight/78"/>
              <draw:equation draw:name="f8" draw:formula="logwidth"/>
              <draw:equation draw:name="f9" draw:formula="logheight"/>
            </draw:enhanced-geometry>
          </draw:custom-shape>
          <draw:custom-shape draw:name="Freeform 55" draw:style-name="gr11" draw:text-style-name="P4" draw:layer="layout" svg:width="0.307cm" svg:height="0.543cm" svg:x="9.436cm" svg:y="4.098cm">
            <text:p text:style-name="P3"><text:span text:style-name="T3"/></text:p>
            <draw:enhanced-geometry draw:mirror-horizontal="false" draw:mirror-vertical="false" draw:glue-points="?f0 ?f1 ?f2 ?f3 ?f4 ?f5 ?f6 ?f7 ?f8 ?f9" drawooo:sub-view-size="291 516" draw:text-areas="0 0 ?f10 ?f11" svg:viewBox="0 0 0 0" draw:type="ooxml-non-primitive" draw:enhanced-path="M 51 516 L 0 347 67 274 177 275 291 0 N">
              <draw:equation draw:name="f0" draw:formula="51*logwidth/291"/>
              <draw:equation draw:name="f1" draw:formula="516*logheight/516"/>
              <draw:equation draw:name="f2" draw:formula="0*logwidth/291"/>
              <draw:equation draw:name="f3" draw:formula="347*logheight/516"/>
              <draw:equation draw:name="f4" draw:formula="67*logwidth/291"/>
              <draw:equation draw:name="f5" draw:formula="274*logheight/516"/>
              <draw:equation draw:name="f6" draw:formula="177*logwidth/291"/>
              <draw:equation draw:name="f7" draw:formula="275*logheight/516"/>
              <draw:equation draw:name="f8" draw:formula="291*logwidth/291"/>
              <draw:equation draw:name="f9" draw:formula="0*logheight/516"/>
              <draw:equation draw:name="f10" draw:formula="logwidth"/>
              <draw:equation draw:name="f11" draw:formula="logheight"/>
            </draw:enhanced-geometry>
          </draw:custom-shape>
          <draw:custom-shape draw:name="Freeform 56" draw:style-name="gr11" draw:text-style-name="P4" draw:layer="layout" svg:width="0.931cm" svg:height="1.39cm" svg:x="8.559cm" svg:y="4.642cm">
            <text:p text:style-name="P3"><text:span text:style-name="T3"/></text:p>
            <draw:enhanced-geometry draw:mirror-horizontal="false" draw:mirror-vertical="false" draw:glue-points="?f0 ?f1 ?f2 ?f3 ?f4 ?f5 ?f6 ?f7 ?f8 ?f9 ?f10 ?f11 ?f12 ?f13 ?f14 ?f15 ?f16 ?f17 ?f18 ?f19 ?f20 ?f21 ?f22 ?f23 ?f24 ?f25 ?f26 ?f27 ?f28 ?f29" drawooo:sub-view-size="885 1320" draw:text-areas="0 0 ?f30 ?f31" svg:viewBox="0 0 0 0" draw:type="ooxml-non-primitive" draw:enhanced-path="M 32 1320 L 31 1319 0 1103 218 954 204 822 207 690 71 565 67 471 137 397 309 366 462 273 545 319 719 281 711 201 885 0 N">
              <draw:equation draw:name="f0" draw:formula="32*logwidth/885"/>
              <draw:equation draw:name="f1" draw:formula="1320*logheight/1320"/>
              <draw:equation draw:name="f2" draw:formula="31*logwidth/885"/>
              <draw:equation draw:name="f3" draw:formula="1319*logheight/1320"/>
              <draw:equation draw:name="f4" draw:formula="0*logwidth/885"/>
              <draw:equation draw:name="f5" draw:formula="1103*logheight/1320"/>
              <draw:equation draw:name="f6" draw:formula="218*logwidth/885"/>
              <draw:equation draw:name="f7" draw:formula="954*logheight/1320"/>
              <draw:equation draw:name="f8" draw:formula="204*logwidth/885"/>
              <draw:equation draw:name="f9" draw:formula="822*logheight/1320"/>
              <draw:equation draw:name="f10" draw:formula="207*logwidth/885"/>
              <draw:equation draw:name="f11" draw:formula="690*logheight/1320"/>
              <draw:equation draw:name="f12" draw:formula="71*logwidth/885"/>
              <draw:equation draw:name="f13" draw:formula="565*logheight/1320"/>
              <draw:equation draw:name="f14" draw:formula="67*logwidth/885"/>
              <draw:equation draw:name="f15" draw:formula="471*logheight/1320"/>
              <draw:equation draw:name="f16" draw:formula="137*logwidth/885"/>
              <draw:equation draw:name="f17" draw:formula="397*logheight/1320"/>
              <draw:equation draw:name="f18" draw:formula="309*logwidth/885"/>
              <draw:equation draw:name="f19" draw:formula="366*logheight/1320"/>
              <draw:equation draw:name="f20" draw:formula="462*logwidth/885"/>
              <draw:equation draw:name="f21" draw:formula="273*logheight/1320"/>
              <draw:equation draw:name="f22" draw:formula="545*logwidth/885"/>
              <draw:equation draw:name="f23" draw:formula="319*logheight/1320"/>
              <draw:equation draw:name="f24" draw:formula="719*logwidth/885"/>
              <draw:equation draw:name="f25" draw:formula="281*logheight/1320"/>
              <draw:equation draw:name="f26" draw:formula="711*logwidth/885"/>
              <draw:equation draw:name="f27" draw:formula="201*logheight/1320"/>
              <draw:equation draw:name="f28" draw:formula="885*logwidth/885"/>
              <draw:equation draw:name="f29" draw:formula="0*logheight/1320"/>
              <draw:equation draw:name="f30" draw:formula="logwidth"/>
              <draw:equation draw:name="f31" draw:formula="logheight"/>
            </draw:enhanced-geometry>
          </draw:custom-shape>
          <draw:custom-shape draw:name="Freeform 57" draw:style-name="gr11" draw:text-style-name="P4" draw:layer="layout" svg:width="2.322cm" svg:height="0.703cm" svg:x="6.27cm" svg:y="5.329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drawooo:sub-view-size="2203 670" draw:text-areas="0 0 ?f42 ?f43" svg:viewBox="0 0 0 0" draw:type="ooxml-non-primitive" draw:enhanced-path="M 2203 670 L 2202 670 2110 648 2019 548 1936 576 1726 433 1681 190 1601 146 1283 315 1196 312 1196 227 1103 182 1046 8 966 0 947 80 684 80 488 174 416 125 347 172 250 64 0 40 N">
              <draw:equation draw:name="f0" draw:formula="2203*logwidth/2203"/>
              <draw:equation draw:name="f1" draw:formula="670*logheight/670"/>
              <draw:equation draw:name="f2" draw:formula="2202*logwidth/2203"/>
              <draw:equation draw:name="f3" draw:formula="670*logheight/670"/>
              <draw:equation draw:name="f4" draw:formula="2110*logwidth/2203"/>
              <draw:equation draw:name="f5" draw:formula="648*logheight/670"/>
              <draw:equation draw:name="f6" draw:formula="2019*logwidth/2203"/>
              <draw:equation draw:name="f7" draw:formula="548*logheight/670"/>
              <draw:equation draw:name="f8" draw:formula="1936*logwidth/2203"/>
              <draw:equation draw:name="f9" draw:formula="576*logheight/670"/>
              <draw:equation draw:name="f10" draw:formula="1726*logwidth/2203"/>
              <draw:equation draw:name="f11" draw:formula="433*logheight/670"/>
              <draw:equation draw:name="f12" draw:formula="1681*logwidth/2203"/>
              <draw:equation draw:name="f13" draw:formula="190*logheight/670"/>
              <draw:equation draw:name="f14" draw:formula="1601*logwidth/2203"/>
              <draw:equation draw:name="f15" draw:formula="146*logheight/670"/>
              <draw:equation draw:name="f16" draw:formula="1283*logwidth/2203"/>
              <draw:equation draw:name="f17" draw:formula="315*logheight/670"/>
              <draw:equation draw:name="f18" draw:formula="1196*logwidth/2203"/>
              <draw:equation draw:name="f19" draw:formula="312*logheight/670"/>
              <draw:equation draw:name="f20" draw:formula="1196*logwidth/2203"/>
              <draw:equation draw:name="f21" draw:formula="227*logheight/670"/>
              <draw:equation draw:name="f22" draw:formula="1103*logwidth/2203"/>
              <draw:equation draw:name="f23" draw:formula="182*logheight/670"/>
              <draw:equation draw:name="f24" draw:formula="1046*logwidth/2203"/>
              <draw:equation draw:name="f25" draw:formula="8*logheight/670"/>
              <draw:equation draw:name="f26" draw:formula="966*logwidth/2203"/>
              <draw:equation draw:name="f27" draw:formula="0*logheight/670"/>
              <draw:equation draw:name="f28" draw:formula="947*logwidth/2203"/>
              <draw:equation draw:name="f29" draw:formula="80*logheight/670"/>
              <draw:equation draw:name="f30" draw:formula="684*logwidth/2203"/>
              <draw:equation draw:name="f31" draw:formula="80*logheight/670"/>
              <draw:equation draw:name="f32" draw:formula="488*logwidth/2203"/>
              <draw:equation draw:name="f33" draw:formula="174*logheight/670"/>
              <draw:equation draw:name="f34" draw:formula="416*logwidth/2203"/>
              <draw:equation draw:name="f35" draw:formula="125*logheight/670"/>
              <draw:equation draw:name="f36" draw:formula="347*logwidth/2203"/>
              <draw:equation draw:name="f37" draw:formula="172*logheight/670"/>
              <draw:equation draw:name="f38" draw:formula="250*logwidth/2203"/>
              <draw:equation draw:name="f39" draw:formula="64*logheight/670"/>
              <draw:equation draw:name="f40" draw:formula="0*logwidth/2203"/>
              <draw:equation draw:name="f41" draw:formula="40*logheight/670"/>
              <draw:equation draw:name="f42" draw:formula="logwidth"/>
              <draw:equation draw:name="f43" draw:formula="logheight"/>
            </draw:enhanced-geometry>
          </draw:custom-shape>
          <draw:custom-shape draw:name="Freeform 58" draw:style-name="gr11" draw:text-style-name="P4" draw:layer="layout" svg:width="1.057cm" svg:height="1.909cm" svg:x="7.598cm" svg:y="6.033cm">
            <text:p text:style-name="P3"><text:span text:style-name="T3"/></text:p>
            <draw:enhanced-geometry draw:mirror-horizontal="false" draw:mirror-vertical="false" draw:glue-points="?f0 ?f1 ?f2 ?f3 ?f4 ?f5 ?f6 ?f7 ?f8 ?f9 ?f10 ?f11 ?f12 ?f13 ?f14 ?f15 ?f16 ?f17 ?f18 ?f19 ?f20 ?f21 ?f22 ?f23 ?f24 ?f25 ?f26 ?f27 ?f28 ?f29 ?f30 ?f31 ?f32 ?f33 ?f34 ?f35" drawooo:sub-view-size="1002 1813" draw:text-areas="0 0 ?f36 ?f37" svg:viewBox="0 0 0 0" draw:type="ooxml-non-primitive" draw:enhanced-path="M 1 1813 L 0 1812 166 1369 215 1101 237 1031 414 1104 399 1009 481 1018 702 888 720 786 813 757 993 449 983 289 933 223 991 164 991 163 1002 110 943 0 N">
              <draw:equation draw:name="f0" draw:formula="1*logwidth/1002"/>
              <draw:equation draw:name="f1" draw:formula="1813*logheight/1813"/>
              <draw:equation draw:name="f2" draw:formula="0*logwidth/1002"/>
              <draw:equation draw:name="f3" draw:formula="1812*logheight/1813"/>
              <draw:equation draw:name="f4" draw:formula="166*logwidth/1002"/>
              <draw:equation draw:name="f5" draw:formula="1369*logheight/1813"/>
              <draw:equation draw:name="f6" draw:formula="215*logwidth/1002"/>
              <draw:equation draw:name="f7" draw:formula="1101*logheight/1813"/>
              <draw:equation draw:name="f8" draw:formula="237*logwidth/1002"/>
              <draw:equation draw:name="f9" draw:formula="1031*logheight/1813"/>
              <draw:equation draw:name="f10" draw:formula="414*logwidth/1002"/>
              <draw:equation draw:name="f11" draw:formula="1104*logheight/1813"/>
              <draw:equation draw:name="f12" draw:formula="399*logwidth/1002"/>
              <draw:equation draw:name="f13" draw:formula="1009*logheight/1813"/>
              <draw:equation draw:name="f14" draw:formula="481*logwidth/1002"/>
              <draw:equation draw:name="f15" draw:formula="1018*logheight/1813"/>
              <draw:equation draw:name="f16" draw:formula="702*logwidth/1002"/>
              <draw:equation draw:name="f17" draw:formula="888*logheight/1813"/>
              <draw:equation draw:name="f18" draw:formula="720*logwidth/1002"/>
              <draw:equation draw:name="f19" draw:formula="786*logheight/1813"/>
              <draw:equation draw:name="f20" draw:formula="813*logwidth/1002"/>
              <draw:equation draw:name="f21" draw:formula="757*logheight/1813"/>
              <draw:equation draw:name="f22" draw:formula="993*logwidth/1002"/>
              <draw:equation draw:name="f23" draw:formula="449*logheight/1813"/>
              <draw:equation draw:name="f24" draw:formula="983*logwidth/1002"/>
              <draw:equation draw:name="f25" draw:formula="289*logheight/1813"/>
              <draw:equation draw:name="f26" draw:formula="933*logwidth/1002"/>
              <draw:equation draw:name="f27" draw:formula="223*logheight/1813"/>
              <draw:equation draw:name="f28" draw:formula="991*logwidth/1002"/>
              <draw:equation draw:name="f29" draw:formula="164*logheight/1813"/>
              <draw:equation draw:name="f30" draw:formula="991*logwidth/1002"/>
              <draw:equation draw:name="f31" draw:formula="163*logheight/1813"/>
              <draw:equation draw:name="f32" draw:formula="1002*logwidth/1002"/>
              <draw:equation draw:name="f33" draw:formula="110*logheight/1813"/>
              <draw:equation draw:name="f34" draw:formula="943*logwidth/1002"/>
              <draw:equation draw:name="f35" draw:formula="0*logheight/1813"/>
              <draw:equation draw:name="f36" draw:formula="logwidth"/>
              <draw:equation draw:name="f37" draw:formula="logheight"/>
            </draw:enhanced-geometry>
          </draw:custom-shape>
          <draw:custom-shape draw:name="Freeform 59" draw:style-name="gr11" draw:text-style-name="P4" draw:layer="layout" svg:width="0.606cm" svg:height="0.315cm" svg:x="5.663cm" svg:y="5.127cm">
            <text:p text:style-name="P3"><text:span text:style-name="T3"/></text:p>
            <draw:enhanced-geometry draw:mirror-horizontal="false" draw:mirror-vertical="false" draw:glue-points="?f0 ?f1 ?f2 ?f3 ?f4 ?f5 ?f6 ?f7 ?f8 ?f9" drawooo:sub-view-size="577 303" draw:text-areas="0 0 ?f10 ?f11" svg:viewBox="0 0 0 0" draw:type="ooxml-non-primitive" draw:enhanced-path="M 0 0 L 136 276 214 303 420 167 577 232 N">
              <draw:equation draw:name="f0" draw:formula="0*logwidth/577"/>
              <draw:equation draw:name="f1" draw:formula="0*logheight/303"/>
              <draw:equation draw:name="f2" draw:formula="136*logwidth/577"/>
              <draw:equation draw:name="f3" draw:formula="276*logheight/303"/>
              <draw:equation draw:name="f4" draw:formula="214*logwidth/577"/>
              <draw:equation draw:name="f5" draw:formula="303*logheight/303"/>
              <draw:equation draw:name="f6" draw:formula="420*logwidth/577"/>
              <draw:equation draw:name="f7" draw:formula="167*logheight/303"/>
              <draw:equation draw:name="f8" draw:formula="577*logwidth/577"/>
              <draw:equation draw:name="f9" draw:formula="232*logheight/303"/>
              <draw:equation draw:name="f10" draw:formula="logwidth"/>
              <draw:equation draw:name="f11" draw:formula="logheight"/>
            </draw:enhanced-geometry>
          </draw:custom-shape>
          <draw:custom-shape draw:name="Freeform 60" draw:style-name="gr11" draw:text-style-name="P4" draw:layer="layout" svg:width="1.589cm" svg:height="1.58cm" svg:x="6.013cm" svg:y="7.943cm">
            <text:p text:style-name="P3"><text:span text:style-name="T3"/></text:p>
            <draw:enhanced-geometry draw:mirror-horizontal="false" draw:mirror-vertical="false" draw:glue-points="?f0 ?f1 ?f2 ?f3 ?f4 ?f5 ?f6 ?f7 ?f8 ?f9 ?f10 ?f11 ?f12 ?f13 ?f14 ?f15 ?f16 ?f17 ?f18 ?f19 ?f20 ?f21 ?f22 ?f23 ?f24 ?f25 ?f26 ?f27 ?f28 ?f29 ?f30 ?f31 ?f32 ?f33" drawooo:sub-view-size="1507 1500" draw:text-areas="0 0 ?f34 ?f35" svg:viewBox="0 0 0 0" draw:type="ooxml-non-primitive" draw:enhanced-path="M 1507 0 L 1313 173 1248 107 969 112 806 135 700 273 345 296 410 461 532 580 670 1099 662 1314 734 1371 472 1500 403 1449 215 1457 255 1372 0 1471 N">
              <draw:equation draw:name="f0" draw:formula="1507*logwidth/1507"/>
              <draw:equation draw:name="f1" draw:formula="0*logheight/1500"/>
              <draw:equation draw:name="f2" draw:formula="1313*logwidth/1507"/>
              <draw:equation draw:name="f3" draw:formula="173*logheight/1500"/>
              <draw:equation draw:name="f4" draw:formula="1248*logwidth/1507"/>
              <draw:equation draw:name="f5" draw:formula="107*logheight/1500"/>
              <draw:equation draw:name="f6" draw:formula="969*logwidth/1507"/>
              <draw:equation draw:name="f7" draw:formula="112*logheight/1500"/>
              <draw:equation draw:name="f8" draw:formula="806*logwidth/1507"/>
              <draw:equation draw:name="f9" draw:formula="135*logheight/1500"/>
              <draw:equation draw:name="f10" draw:formula="700*logwidth/1507"/>
              <draw:equation draw:name="f11" draw:formula="273*logheight/1500"/>
              <draw:equation draw:name="f12" draw:formula="345*logwidth/1507"/>
              <draw:equation draw:name="f13" draw:formula="296*logheight/1500"/>
              <draw:equation draw:name="f14" draw:formula="410*logwidth/1507"/>
              <draw:equation draw:name="f15" draw:formula="461*logheight/1500"/>
              <draw:equation draw:name="f16" draw:formula="532*logwidth/1507"/>
              <draw:equation draw:name="f17" draw:formula="580*logheight/1500"/>
              <draw:equation draw:name="f18" draw:formula="670*logwidth/1507"/>
              <draw:equation draw:name="f19" draw:formula="1099*logheight/1500"/>
              <draw:equation draw:name="f20" draw:formula="662*logwidth/1507"/>
              <draw:equation draw:name="f21" draw:formula="1314*logheight/1500"/>
              <draw:equation draw:name="f22" draw:formula="734*logwidth/1507"/>
              <draw:equation draw:name="f23" draw:formula="1371*logheight/1500"/>
              <draw:equation draw:name="f24" draw:formula="472*logwidth/1507"/>
              <draw:equation draw:name="f25" draw:formula="1500*logheight/1500"/>
              <draw:equation draw:name="f26" draw:formula="403*logwidth/1507"/>
              <draw:equation draw:name="f27" draw:formula="1449*logheight/1500"/>
              <draw:equation draw:name="f28" draw:formula="215*logwidth/1507"/>
              <draw:equation draw:name="f29" draw:formula="1457*logheight/1500"/>
              <draw:equation draw:name="f30" draw:formula="255*logwidth/1507"/>
              <draw:equation draw:name="f31" draw:formula="1372*logheight/1500"/>
              <draw:equation draw:name="f32" draw:formula="0*logwidth/1507"/>
              <draw:equation draw:name="f33" draw:formula="1471*logheight/1500"/>
              <draw:equation draw:name="f34" draw:formula="logwidth"/>
              <draw:equation draw:name="f35" draw:formula="logheight"/>
            </draw:enhanced-geometry>
          </draw:custom-shape>
          <draw:custom-shape draw:name="Freeform 61" draw:style-name="gr20" draw:text-style-name="P4" draw:layer="layout" svg:width="0.003cm" svg:height="0.003cm" svg:x="5.57cm" svg:y="9.647cm">
            <text:p text:style-name="P3"><text:span text:style-name="T3"/></text:p>
            <draw:enhanced-geometry draw:mirror-horizontal="false" draw:mirror-vertical="false" draw:glue-points="?f0 ?f1 ?f2 ?f3 ?f4 ?f5" drawooo:sub-view-size="4 1" draw:text-areas="0 0 ?f6 ?f7" svg:viewBox="0 0 0 0" draw:type="ooxml-non-primitive" draw:enhanced-path="M 3 0 L 4 0 0 1 N">
              <draw:equation draw:name="f0" draw:formula="3*logwidth/4"/>
              <draw:equation draw:name="f1" draw:formula="0*logheight/1"/>
              <draw:equation draw:name="f2" draw:formula="4*logwidth/4"/>
              <draw:equation draw:name="f3" draw:formula="0*logheight/1"/>
              <draw:equation draw:name="f4" draw:formula="0*logwidth/4"/>
              <draw:equation draw:name="f5" draw:formula="1*logheight/1"/>
              <draw:equation draw:name="f6" draw:formula="logwidth"/>
              <draw:equation draw:name="f7" draw:formula="logheight"/>
            </draw:enhanced-geometry>
          </draw:custom-shape>
          <draw:custom-shape draw:name="Freeform 62" draw:style-name="gr20" draw:text-style-name="P4" draw:layer="layout" svg:width="0.003cm" svg:height="0.003cm" svg:x="5.57cm" svg:y="9.647cm">
            <text:p text:style-name="P3"><text:span text:style-name="T3"/></text:p>
            <draw:enhanced-geometry draw:mirror-horizontal="false" draw:mirror-vertical="false" draw:glue-points="?f0 ?f1 ?f2 ?f3 ?f4 ?f5" drawooo:sub-view-size="4 1" draw:text-areas="0 0 ?f6 ?f7" svg:viewBox="0 0 0 0" draw:type="ooxml-non-primitive" draw:enhanced-path="M 1 1 L 0 0 4 0 N">
              <draw:equation draw:name="f0" draw:formula="1*logwidth/4"/>
              <draw:equation draw:name="f1" draw:formula="1*logheight/1"/>
              <draw:equation draw:name="f2" draw:formula="0*logwidth/4"/>
              <draw:equation draw:name="f3" draw:formula="0*logheight/1"/>
              <draw:equation draw:name="f4" draw:formula="4*logwidth/4"/>
              <draw:equation draw:name="f5" draw:formula="0*logheight/1"/>
              <draw:equation draw:name="f6" draw:formula="logwidth"/>
              <draw:equation draw:name="f7" draw:formula="logheight"/>
            </draw:enhanced-geometry>
          </draw:custom-shape>
          <draw:line draw:name="Line 63" draw:style-name="gr13" draw:text-style-name="P7" draw:layer="layout" svg:x1="5.548cm" svg:y1="9.655cm" svg:x2="5.569cm" svg:y2="9.65cm">
            <text:p/>
          </draw:line>
          <draw:line draw:name="Line 64" draw:style-name="gr13" draw:text-style-name="P7" draw:layer="layout" svg:x1="5.569cm" svg:y1="9.65cm" svg:x2="5.57cm" svg:y2="9.651cm">
            <text:p/>
          </draw:line>
          <draw:custom-shape draw:name="Freeform 65" draw:style-name="gr21" draw:text-style-name="P4" draw:layer="layout" svg:width="0.05cm" svg:height="0.075cm" svg:x="5.498cm" svg:y="9.588cm">
            <text:p text:style-name="P3"><text:span text:style-name="T3"/></text:p>
            <draw:enhanced-geometry draw:mirror-horizontal="false" draw:mirror-vertical="false" draw:glue-points="?f0 ?f1 ?f2 ?f3 ?f4 ?f5" drawooo:sub-view-size="47 71" draw:text-areas="0 0 ?f6 ?f7" svg:viewBox="0 0 0 0" draw:type="ooxml-non-primitive" draw:enhanced-path="M 47 65 L 29 71 0 0 N">
              <draw:equation draw:name="f0" draw:formula="47*logwidth/47"/>
              <draw:equation draw:name="f1" draw:formula="65*logheight/71"/>
              <draw:equation draw:name="f2" draw:formula="29*logwidth/47"/>
              <draw:equation draw:name="f3" draw:formula="71*logheight/71"/>
              <draw:equation draw:name="f4" draw:formula="0*logwidth/47"/>
              <draw:equation draw:name="f5" draw:formula="0*logheight/71"/>
              <draw:equation draw:name="f6" draw:formula="logwidth"/>
              <draw:equation draw:name="f7" draw:formula="logheight"/>
            </draw:enhanced-geometry>
          </draw:custom-shape>
          <draw:custom-shape draw:name="Freeform 66" draw:style-name="gr17" draw:text-style-name="P4" draw:layer="layout" svg:width="0.227cm" svg:height="0.142cm" svg:x="5.57cm" svg:y="9.63cm">
            <text:p text:style-name="P3"><text:span text:style-name="T3"/></text:p>
            <draw:enhanced-geometry draw:mirror-horizontal="false" draw:mirror-vertical="false" draw:glue-points="?f0 ?f1 ?f2 ?f3 ?f4 ?f5 ?f6 ?f7 ?f8 ?f9" drawooo:sub-view-size="214 135" draw:text-areas="0 0 ?f10 ?f11" svg:viewBox="0 0 0 0" draw:type="ooxml-non-primitive" draw:enhanced-path="M 0 19 L 129 135 214 99 58 0 3 18 N">
              <draw:equation draw:name="f0" draw:formula="0*logwidth/214"/>
              <draw:equation draw:name="f1" draw:formula="19*logheight/135"/>
              <draw:equation draw:name="f2" draw:formula="129*logwidth/214"/>
              <draw:equation draw:name="f3" draw:formula="135*logheight/135"/>
              <draw:equation draw:name="f4" draw:formula="214*logwidth/214"/>
              <draw:equation draw:name="f5" draw:formula="99*logheight/135"/>
              <draw:equation draw:name="f6" draw:formula="58*logwidth/214"/>
              <draw:equation draw:name="f7" draw:formula="0*logheight/135"/>
              <draw:equation draw:name="f8" draw:formula="3*logwidth/214"/>
              <draw:equation draw:name="f9" draw:formula="18*logheight/135"/>
              <draw:equation draw:name="f10" draw:formula="logwidth"/>
              <draw:equation draw:name="f11" draw:formula="logheight"/>
            </draw:enhanced-geometry>
          </draw:custom-shape>
          <draw:line draw:name="Line 67" draw:style-name="gr13" draw:text-style-name="P7" draw:layer="layout" svg:x1="5.498cm" svg:y1="9.587cm" svg:x2="5.569cm" svg:y2="9.65cm">
            <text:p/>
          </draw:line>
          <draw:custom-shape draw:name="Freeform 68" draw:style-name="gr11" draw:text-style-name="P4" draw:layer="layout" svg:width="3.3cm" svg:height="4.042cm" svg:x="6.856cm" svg:y="11.99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drawooo:sub-view-size="3134 3836" draw:text-areas="0 0 ?f96 ?f97" svg:viewBox="0 0 0 0" draw:type="ooxml-non-primitive" draw:enhanced-path="M 3134 102 L 2938 98 2786 174 2591 0 2357 20 2337 166 2296 321 2166 413 2184 516 2009 616 1874 801 1776 893 1852 1157 1635 1213 1635 1298 1705 1338 1577 1497 1615 1577 1534 1569 1430 1706 1353 1744 1104 1716 959 1798 718 1778 678 1850 570 1832 570 1833 562 1917 489 1954 468 1868 200 1946 214 2131 91 2451 136 2530 328 2539 328 2540 400 2708 357 2788 440 2788 455 2998 378 3039 401 3128 168 3396 179 3481 83 3504 36 3585 0 3834 0 3836 N">
              <draw:equation draw:name="f0" draw:formula="3134*logwidth/3134"/>
              <draw:equation draw:name="f1" draw:formula="102*logheight/3836"/>
              <draw:equation draw:name="f2" draw:formula="2938*logwidth/3134"/>
              <draw:equation draw:name="f3" draw:formula="98*logheight/3836"/>
              <draw:equation draw:name="f4" draw:formula="2786*logwidth/3134"/>
              <draw:equation draw:name="f5" draw:formula="174*logheight/3836"/>
              <draw:equation draw:name="f6" draw:formula="2591*logwidth/3134"/>
              <draw:equation draw:name="f7" draw:formula="0*logheight/3836"/>
              <draw:equation draw:name="f8" draw:formula="2357*logwidth/3134"/>
              <draw:equation draw:name="f9" draw:formula="20*logheight/3836"/>
              <draw:equation draw:name="f10" draw:formula="2337*logwidth/3134"/>
              <draw:equation draw:name="f11" draw:formula="166*logheight/3836"/>
              <draw:equation draw:name="f12" draw:formula="2296*logwidth/3134"/>
              <draw:equation draw:name="f13" draw:formula="321*logheight/3836"/>
              <draw:equation draw:name="f14" draw:formula="2166*logwidth/3134"/>
              <draw:equation draw:name="f15" draw:formula="413*logheight/3836"/>
              <draw:equation draw:name="f16" draw:formula="2184*logwidth/3134"/>
              <draw:equation draw:name="f17" draw:formula="516*logheight/3836"/>
              <draw:equation draw:name="f18" draw:formula="2009*logwidth/3134"/>
              <draw:equation draw:name="f19" draw:formula="616*logheight/3836"/>
              <draw:equation draw:name="f20" draw:formula="1874*logwidth/3134"/>
              <draw:equation draw:name="f21" draw:formula="801*logheight/3836"/>
              <draw:equation draw:name="f22" draw:formula="1776*logwidth/3134"/>
              <draw:equation draw:name="f23" draw:formula="893*logheight/3836"/>
              <draw:equation draw:name="f24" draw:formula="1852*logwidth/3134"/>
              <draw:equation draw:name="f25" draw:formula="1157*logheight/3836"/>
              <draw:equation draw:name="f26" draw:formula="1635*logwidth/3134"/>
              <draw:equation draw:name="f27" draw:formula="1213*logheight/3836"/>
              <draw:equation draw:name="f28" draw:formula="1635*logwidth/3134"/>
              <draw:equation draw:name="f29" draw:formula="1298*logheight/3836"/>
              <draw:equation draw:name="f30" draw:formula="1705*logwidth/3134"/>
              <draw:equation draw:name="f31" draw:formula="1338*logheight/3836"/>
              <draw:equation draw:name="f32" draw:formula="1577*logwidth/3134"/>
              <draw:equation draw:name="f33" draw:formula="1497*logheight/3836"/>
              <draw:equation draw:name="f34" draw:formula="1615*logwidth/3134"/>
              <draw:equation draw:name="f35" draw:formula="1577*logheight/3836"/>
              <draw:equation draw:name="f36" draw:formula="1534*logwidth/3134"/>
              <draw:equation draw:name="f37" draw:formula="1569*logheight/3836"/>
              <draw:equation draw:name="f38" draw:formula="1430*logwidth/3134"/>
              <draw:equation draw:name="f39" draw:formula="1706*logheight/3836"/>
              <draw:equation draw:name="f40" draw:formula="1353*logwidth/3134"/>
              <draw:equation draw:name="f41" draw:formula="1744*logheight/3836"/>
              <draw:equation draw:name="f42" draw:formula="1104*logwidth/3134"/>
              <draw:equation draw:name="f43" draw:formula="1716*logheight/3836"/>
              <draw:equation draw:name="f44" draw:formula="959*logwidth/3134"/>
              <draw:equation draw:name="f45" draw:formula="1798*logheight/3836"/>
              <draw:equation draw:name="f46" draw:formula="718*logwidth/3134"/>
              <draw:equation draw:name="f47" draw:formula="1778*logheight/3836"/>
              <draw:equation draw:name="f48" draw:formula="678*logwidth/3134"/>
              <draw:equation draw:name="f49" draw:formula="1850*logheight/3836"/>
              <draw:equation draw:name="f50" draw:formula="570*logwidth/3134"/>
              <draw:equation draw:name="f51" draw:formula="1832*logheight/3836"/>
              <draw:equation draw:name="f52" draw:formula="570*logwidth/3134"/>
              <draw:equation draw:name="f53" draw:formula="1833*logheight/3836"/>
              <draw:equation draw:name="f54" draw:formula="562*logwidth/3134"/>
              <draw:equation draw:name="f55" draw:formula="1917*logheight/3836"/>
              <draw:equation draw:name="f56" draw:formula="489*logwidth/3134"/>
              <draw:equation draw:name="f57" draw:formula="1954*logheight/3836"/>
              <draw:equation draw:name="f58" draw:formula="468*logwidth/3134"/>
              <draw:equation draw:name="f59" draw:formula="1868*logheight/3836"/>
              <draw:equation draw:name="f60" draw:formula="200*logwidth/3134"/>
              <draw:equation draw:name="f61" draw:formula="1946*logheight/3836"/>
              <draw:equation draw:name="f62" draw:formula="214*logwidth/3134"/>
              <draw:equation draw:name="f63" draw:formula="2131*logheight/3836"/>
              <draw:equation draw:name="f64" draw:formula="91*logwidth/3134"/>
              <draw:equation draw:name="f65" draw:formula="2451*logheight/3836"/>
              <draw:equation draw:name="f66" draw:formula="136*logwidth/3134"/>
              <draw:equation draw:name="f67" draw:formula="2530*logheight/3836"/>
              <draw:equation draw:name="f68" draw:formula="328*logwidth/3134"/>
              <draw:equation draw:name="f69" draw:formula="2539*logheight/3836"/>
              <draw:equation draw:name="f70" draw:formula="328*logwidth/3134"/>
              <draw:equation draw:name="f71" draw:formula="2540*logheight/3836"/>
              <draw:equation draw:name="f72" draw:formula="400*logwidth/3134"/>
              <draw:equation draw:name="f73" draw:formula="2708*logheight/3836"/>
              <draw:equation draw:name="f74" draw:formula="357*logwidth/3134"/>
              <draw:equation draw:name="f75" draw:formula="2788*logheight/3836"/>
              <draw:equation draw:name="f76" draw:formula="440*logwidth/3134"/>
              <draw:equation draw:name="f77" draw:formula="2788*logheight/3836"/>
              <draw:equation draw:name="f78" draw:formula="455*logwidth/3134"/>
              <draw:equation draw:name="f79" draw:formula="2998*logheight/3836"/>
              <draw:equation draw:name="f80" draw:formula="378*logwidth/3134"/>
              <draw:equation draw:name="f81" draw:formula="3039*logheight/3836"/>
              <draw:equation draw:name="f82" draw:formula="401*logwidth/3134"/>
              <draw:equation draw:name="f83" draw:formula="3128*logheight/3836"/>
              <draw:equation draw:name="f84" draw:formula="168*logwidth/3134"/>
              <draw:equation draw:name="f85" draw:formula="3396*logheight/3836"/>
              <draw:equation draw:name="f86" draw:formula="179*logwidth/3134"/>
              <draw:equation draw:name="f87" draw:formula="3481*logheight/3836"/>
              <draw:equation draw:name="f88" draw:formula="83*logwidth/3134"/>
              <draw:equation draw:name="f89" draw:formula="3504*logheight/3836"/>
              <draw:equation draw:name="f90" draw:formula="36*logwidth/3134"/>
              <draw:equation draw:name="f91" draw:formula="3585*logheight/3836"/>
              <draw:equation draw:name="f92" draw:formula="0*logwidth/3134"/>
              <draw:equation draw:name="f93" draw:formula="3834*logheight/3836"/>
              <draw:equation draw:name="f94" draw:formula="0*logwidth/3134"/>
              <draw:equation draw:name="f95" draw:formula="3836*logheight/3836"/>
              <draw:equation draw:name="f96" draw:formula="logwidth"/>
              <draw:equation draw:name="f97" draw:formula="logheight"/>
            </draw:enhanced-geometry>
          </draw:custom-shape>
          <draw:custom-shape draw:name="Freeform 69" draw:style-name="gr11" draw:text-style-name="P4" draw:layer="layout" svg:width="0.239cm" svg:height="0.425cm" svg:x="5.637cm" svg:y="10.018cm">
            <text:p text:style-name="P3"><text:span text:style-name="T3"/></text:p>
            <draw:enhanced-geometry draw:mirror-horizontal="false" draw:mirror-vertical="false" draw:glue-points="?f0 ?f1 ?f2 ?f3 ?f4 ?f5 ?f6 ?f7 ?f8 ?f9 ?f10 ?f11" drawooo:sub-view-size="225 404" draw:text-areas="0 0 ?f12 ?f13" svg:viewBox="0 0 0 0" draw:type="ooxml-non-primitive" draw:enhanced-path="M 50 0 L 0 81 186 404 225 313 198 99 50 0 N">
              <draw:equation draw:name="f0" draw:formula="50*logwidth/225"/>
              <draw:equation draw:name="f1" draw:formula="0*logheight/404"/>
              <draw:equation draw:name="f2" draw:formula="0*logwidth/225"/>
              <draw:equation draw:name="f3" draw:formula="81*logheight/404"/>
              <draw:equation draw:name="f4" draw:formula="186*logwidth/225"/>
              <draw:equation draw:name="f5" draw:formula="404*logheight/404"/>
              <draw:equation draw:name="f6" draw:formula="225*logwidth/225"/>
              <draw:equation draw:name="f7" draw:formula="313*logheight/404"/>
              <draw:equation draw:name="f8" draw:formula="198*logwidth/225"/>
              <draw:equation draw:name="f9" draw:formula="99*logheight/404"/>
              <draw:equation draw:name="f10" draw:formula="50*logwidth/225"/>
              <draw:equation draw:name="f11" draw:formula="0*logheight/404"/>
              <draw:equation draw:name="f12" draw:formula="logwidth"/>
              <draw:equation draw:name="f13" draw:formula="logheight"/>
            </draw:enhanced-geometry>
          </draw:custom-shape>
          <draw:custom-shape draw:name="Freeform 70" draw:style-name="gr11" draw:text-style-name="P4" draw:layer="layout" svg:width="1.584cm" svg:height="5.527cm" svg:x="4.908cm" svg:y="9.495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1503 5242" draw:text-areas="0 0 ?f62 ?f63" svg:viewBox="0 0 0 0" draw:type="ooxml-non-primitive" draw:enhanced-path="M 1046 0 L 915 278 998 306 1118 537 1038 550 1085 705 998 871 862 965 898 1089 1126 1231 1426 1555 1488 1770 1488 1772 1503 1851 1441 1948 1369 1723 1060 1417 1033 1337 948 1504 769 2956 884 2730 1012 2878 1019 2961 835 2935 742 3135 743 3271 426 4719 315 4924 314 4925 181 5108 0 5242 N">
              <draw:equation draw:name="f0" draw:formula="1046*logwidth/1503"/>
              <draw:equation draw:name="f1" draw:formula="0*logheight/5242"/>
              <draw:equation draw:name="f2" draw:formula="915*logwidth/1503"/>
              <draw:equation draw:name="f3" draw:formula="278*logheight/5242"/>
              <draw:equation draw:name="f4" draw:formula="998*logwidth/1503"/>
              <draw:equation draw:name="f5" draw:formula="306*logheight/5242"/>
              <draw:equation draw:name="f6" draw:formula="1118*logwidth/1503"/>
              <draw:equation draw:name="f7" draw:formula="537*logheight/5242"/>
              <draw:equation draw:name="f8" draw:formula="1038*logwidth/1503"/>
              <draw:equation draw:name="f9" draw:formula="550*logheight/5242"/>
              <draw:equation draw:name="f10" draw:formula="1085*logwidth/1503"/>
              <draw:equation draw:name="f11" draw:formula="705*logheight/5242"/>
              <draw:equation draw:name="f12" draw:formula="998*logwidth/1503"/>
              <draw:equation draw:name="f13" draw:formula="871*logheight/5242"/>
              <draw:equation draw:name="f14" draw:formula="862*logwidth/1503"/>
              <draw:equation draw:name="f15" draw:formula="965*logheight/5242"/>
              <draw:equation draw:name="f16" draw:formula="898*logwidth/1503"/>
              <draw:equation draw:name="f17" draw:formula="1089*logheight/5242"/>
              <draw:equation draw:name="f18" draw:formula="1126*logwidth/1503"/>
              <draw:equation draw:name="f19" draw:formula="1231*logheight/5242"/>
              <draw:equation draw:name="f20" draw:formula="1426*logwidth/1503"/>
              <draw:equation draw:name="f21" draw:formula="1555*logheight/5242"/>
              <draw:equation draw:name="f22" draw:formula="1488*logwidth/1503"/>
              <draw:equation draw:name="f23" draw:formula="1770*logheight/5242"/>
              <draw:equation draw:name="f24" draw:formula="1488*logwidth/1503"/>
              <draw:equation draw:name="f25" draw:formula="1772*logheight/5242"/>
              <draw:equation draw:name="f26" draw:formula="1503*logwidth/1503"/>
              <draw:equation draw:name="f27" draw:formula="1851*logheight/5242"/>
              <draw:equation draw:name="f28" draw:formula="1441*logwidth/1503"/>
              <draw:equation draw:name="f29" draw:formula="1948*logheight/5242"/>
              <draw:equation draw:name="f30" draw:formula="1369*logwidth/1503"/>
              <draw:equation draw:name="f31" draw:formula="1723*logheight/5242"/>
              <draw:equation draw:name="f32" draw:formula="1060*logwidth/1503"/>
              <draw:equation draw:name="f33" draw:formula="1417*logheight/5242"/>
              <draw:equation draw:name="f34" draw:formula="1033*logwidth/1503"/>
              <draw:equation draw:name="f35" draw:formula="1337*logheight/5242"/>
              <draw:equation draw:name="f36" draw:formula="948*logwidth/1503"/>
              <draw:equation draw:name="f37" draw:formula="1504*logheight/5242"/>
              <draw:equation draw:name="f38" draw:formula="769*logwidth/1503"/>
              <draw:equation draw:name="f39" draw:formula="2956*logheight/5242"/>
              <draw:equation draw:name="f40" draw:formula="884*logwidth/1503"/>
              <draw:equation draw:name="f41" draw:formula="2730*logheight/5242"/>
              <draw:equation draw:name="f42" draw:formula="1012*logwidth/1503"/>
              <draw:equation draw:name="f43" draw:formula="2878*logheight/5242"/>
              <draw:equation draw:name="f44" draw:formula="1019*logwidth/1503"/>
              <draw:equation draw:name="f45" draw:formula="2961*logheight/5242"/>
              <draw:equation draw:name="f46" draw:formula="835*logwidth/1503"/>
              <draw:equation draw:name="f47" draw:formula="2935*logheight/5242"/>
              <draw:equation draw:name="f48" draw:formula="742*logwidth/1503"/>
              <draw:equation draw:name="f49" draw:formula="3135*logheight/5242"/>
              <draw:equation draw:name="f50" draw:formula="743*logwidth/1503"/>
              <draw:equation draw:name="f51" draw:formula="3271*logheight/5242"/>
              <draw:equation draw:name="f52" draw:formula="426*logwidth/1503"/>
              <draw:equation draw:name="f53" draw:formula="4719*logheight/5242"/>
              <draw:equation draw:name="f54" draw:formula="315*logwidth/1503"/>
              <draw:equation draw:name="f55" draw:formula="4924*logheight/5242"/>
              <draw:equation draw:name="f56" draw:formula="314*logwidth/1503"/>
              <draw:equation draw:name="f57" draw:formula="4925*logheight/5242"/>
              <draw:equation draw:name="f58" draw:formula="181*logwidth/1503"/>
              <draw:equation draw:name="f59" draw:formula="5108*logheight/5242"/>
              <draw:equation draw:name="f60" draw:formula="0*logwidth/1503"/>
              <draw:equation draw:name="f61" draw:formula="5242*logheight/5242"/>
              <draw:equation draw:name="f62" draw:formula="logwidth"/>
              <draw:equation draw:name="f63" draw:formula="logheight"/>
            </draw:enhanced-geometry>
          </draw:custom-shape>
          <draw:custom-shape draw:name="Freeform 71" draw:style-name="gr11" draw:text-style-name="P4" draw:layer="layout" svg:width="2.204cm" svg:height="0.707cm" svg:x="9.744cm" svg:y="4.098cm">
            <text:p text:style-name="P3"><text:span text:style-name="T3"/></text:p>
            <draw:enhanced-geometry draw:mirror-horizontal="false" draw:mirror-vertical="false" draw:glue-points="?f0 ?f1 ?f2 ?f3 ?f4 ?f5 ?f6 ?f7 ?f8 ?f9 ?f10 ?f11 ?f12 ?f13 ?f14 ?f15 ?f16 ?f17 ?f18 ?f19 ?f20 ?f21 ?f22 ?f23 ?f24 ?f25 ?f26 ?f27 ?f28 ?f29 ?f30 ?f31" drawooo:sub-view-size="2092 672" draw:text-areas="0 0 ?f32 ?f33" svg:viewBox="0 0 0 0" draw:type="ooxml-non-primitive" draw:enhanced-path="M 2092 672 L 1821 498 1709 378 1727 296 1677 223 1601 203 1367 288 1293 241 1235 305 1036 275 722 91 657 137 391 73 208 127 46 95 0 0 N">
              <draw:equation draw:name="f0" draw:formula="2092*logwidth/2092"/>
              <draw:equation draw:name="f1" draw:formula="672*logheight/672"/>
              <draw:equation draw:name="f2" draw:formula="1821*logwidth/2092"/>
              <draw:equation draw:name="f3" draw:formula="498*logheight/672"/>
              <draw:equation draw:name="f4" draw:formula="1709*logwidth/2092"/>
              <draw:equation draw:name="f5" draw:formula="378*logheight/672"/>
              <draw:equation draw:name="f6" draw:formula="1727*logwidth/2092"/>
              <draw:equation draw:name="f7" draw:formula="296*logheight/672"/>
              <draw:equation draw:name="f8" draw:formula="1677*logwidth/2092"/>
              <draw:equation draw:name="f9" draw:formula="223*logheight/672"/>
              <draw:equation draw:name="f10" draw:formula="1601*logwidth/2092"/>
              <draw:equation draw:name="f11" draw:formula="203*logheight/672"/>
              <draw:equation draw:name="f12" draw:formula="1367*logwidth/2092"/>
              <draw:equation draw:name="f13" draw:formula="288*logheight/672"/>
              <draw:equation draw:name="f14" draw:formula="1293*logwidth/2092"/>
              <draw:equation draw:name="f15" draw:formula="241*logheight/672"/>
              <draw:equation draw:name="f16" draw:formula="1235*logwidth/2092"/>
              <draw:equation draw:name="f17" draw:formula="305*logheight/672"/>
              <draw:equation draw:name="f18" draw:formula="1036*logwidth/2092"/>
              <draw:equation draw:name="f19" draw:formula="275*logheight/672"/>
              <draw:equation draw:name="f20" draw:formula="722*logwidth/2092"/>
              <draw:equation draw:name="f21" draw:formula="91*logheight/672"/>
              <draw:equation draw:name="f22" draw:formula="657*logwidth/2092"/>
              <draw:equation draw:name="f23" draw:formula="137*logheight/672"/>
              <draw:equation draw:name="f24" draw:formula="391*logwidth/2092"/>
              <draw:equation draw:name="f25" draw:formula="73*logheight/672"/>
              <draw:equation draw:name="f26" draw:formula="208*logwidth/2092"/>
              <draw:equation draw:name="f27" draw:formula="127*logheight/672"/>
              <draw:equation draw:name="f28" draw:formula="46*logwidth/2092"/>
              <draw:equation draw:name="f29" draw:formula="95*logheight/672"/>
              <draw:equation draw:name="f30" draw:formula="0*logwidth/2092"/>
              <draw:equation draw:name="f31" draw:formula="0*logheight/672"/>
              <draw:equation draw:name="f32" draw:formula="logwidth"/>
              <draw:equation draw:name="f33" draw:formula="logheight"/>
            </draw:enhanced-geometry>
          </draw:custom-shape>
          <draw:custom-shape draw:name="Freeform 72" draw:style-name="gr11" draw:text-style-name="P4" draw:layer="layout" svg:width="1.34cm" svg:height="1.884cm" svg:x="9.365cm" svg:y="0.641cm">
            <text:p text:style-name="P3"><text:span text:style-name="T3"/></text:p>
            <draw:enhanced-geometry draw:mirror-horizontal="false" draw:mirror-vertical="false" draw:glue-points="?f0 ?f1 ?f2 ?f3 ?f4 ?f5 ?f6 ?f7 ?f8 ?f9 ?f10 ?f11 ?f12 ?f13 ?f14 ?f15 ?f16 ?f17 ?f18 ?f19 ?f20 ?f21 ?f22 ?f23 ?f24 ?f25 ?f26 ?f27 ?f28 ?f29" drawooo:sub-view-size="1272 1787" draw:text-areas="0 0 ?f30 ?f31" svg:viewBox="0 0 0 0" draw:type="ooxml-non-primitive" draw:enhanced-path="M 1272 0 L 800 117 405 242 237 385 236 907 319 1007 240 957 219 1127 232 1238 300 1285 192 1327 182 1413 269 1573 189 1530 0 1787 N">
              <draw:equation draw:name="f0" draw:formula="1272*logwidth/1272"/>
              <draw:equation draw:name="f1" draw:formula="0*logheight/1787"/>
              <draw:equation draw:name="f2" draw:formula="800*logwidth/1272"/>
              <draw:equation draw:name="f3" draw:formula="117*logheight/1787"/>
              <draw:equation draw:name="f4" draw:formula="405*logwidth/1272"/>
              <draw:equation draw:name="f5" draw:formula="242*logheight/1787"/>
              <draw:equation draw:name="f6" draw:formula="237*logwidth/1272"/>
              <draw:equation draw:name="f7" draw:formula="385*logheight/1787"/>
              <draw:equation draw:name="f8" draw:formula="236*logwidth/1272"/>
              <draw:equation draw:name="f9" draw:formula="907*logheight/1787"/>
              <draw:equation draw:name="f10" draw:formula="319*logwidth/1272"/>
              <draw:equation draw:name="f11" draw:formula="1007*logheight/1787"/>
              <draw:equation draw:name="f12" draw:formula="240*logwidth/1272"/>
              <draw:equation draw:name="f13" draw:formula="957*logheight/1787"/>
              <draw:equation draw:name="f14" draw:formula="219*logwidth/1272"/>
              <draw:equation draw:name="f15" draw:formula="1127*logheight/1787"/>
              <draw:equation draw:name="f16" draw:formula="232*logwidth/1272"/>
              <draw:equation draw:name="f17" draw:formula="1238*logheight/1787"/>
              <draw:equation draw:name="f18" draw:formula="300*logwidth/1272"/>
              <draw:equation draw:name="f19" draw:formula="1285*logheight/1787"/>
              <draw:equation draw:name="f20" draw:formula="192*logwidth/1272"/>
              <draw:equation draw:name="f21" draw:formula="1327*logheight/1787"/>
              <draw:equation draw:name="f22" draw:formula="182*logwidth/1272"/>
              <draw:equation draw:name="f23" draw:formula="1413*logheight/1787"/>
              <draw:equation draw:name="f24" draw:formula="269*logwidth/1272"/>
              <draw:equation draw:name="f25" draw:formula="1573*logheight/1787"/>
              <draw:equation draw:name="f26" draw:formula="189*logwidth/1272"/>
              <draw:equation draw:name="f27" draw:formula="1530*logheight/1787"/>
              <draw:equation draw:name="f28" draw:formula="0*logwidth/1272"/>
              <draw:equation draw:name="f29" draw:formula="1787*logheight/1787"/>
              <draw:equation draw:name="f30" draw:formula="logwidth"/>
              <draw:equation draw:name="f31" draw:formula="logheight"/>
            </draw:enhanced-geometry>
          </draw:custom-shape>
          <draw:custom-shape draw:name="Freeform 73" draw:style-name="gr11" draw:text-style-name="P4" draw:layer="layout" svg:width="2.579cm" svg:height="1.943cm" svg:x="13.644cm" svg:y="11.687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drawooo:sub-view-size="2450 1846" draw:text-areas="0 0 ?f74 ?f75" svg:viewBox="0 0 0 0" draw:type="ooxml-non-primitive" draw:enhanced-path="M 2450 9 L 2448 9 2273 44 2215 101 1991 0 1946 111 1996 232 2124 321 2112 491 2023 459 1657 570 1631 652 1472 687 1445 776 1434 872 1268 883 1196 1079 1282 1143 1210 1215 1090 1175 996 1321 1040 1399 1329 1563 1324 1700 1294 1706 1227 1709 1103 1846 952 1781 950 1698 679 1674 665 1506 593 1571 523 1529 271 1643 169 1519 0 1500 4 1605 N">
              <draw:equation draw:name="f0" draw:formula="2450*logwidth/2450"/>
              <draw:equation draw:name="f1" draw:formula="9*logheight/1846"/>
              <draw:equation draw:name="f2" draw:formula="2448*logwidth/2450"/>
              <draw:equation draw:name="f3" draw:formula="9*logheight/1846"/>
              <draw:equation draw:name="f4" draw:formula="2273*logwidth/2450"/>
              <draw:equation draw:name="f5" draw:formula="44*logheight/1846"/>
              <draw:equation draw:name="f6" draw:formula="2215*logwidth/2450"/>
              <draw:equation draw:name="f7" draw:formula="101*logheight/1846"/>
              <draw:equation draw:name="f8" draw:formula="1991*logwidth/2450"/>
              <draw:equation draw:name="f9" draw:formula="0*logheight/1846"/>
              <draw:equation draw:name="f10" draw:formula="1946*logwidth/2450"/>
              <draw:equation draw:name="f11" draw:formula="111*logheight/1846"/>
              <draw:equation draw:name="f12" draw:formula="1996*logwidth/2450"/>
              <draw:equation draw:name="f13" draw:formula="232*logheight/1846"/>
              <draw:equation draw:name="f14" draw:formula="2124*logwidth/2450"/>
              <draw:equation draw:name="f15" draw:formula="321*logheight/1846"/>
              <draw:equation draw:name="f16" draw:formula="2112*logwidth/2450"/>
              <draw:equation draw:name="f17" draw:formula="491*logheight/1846"/>
              <draw:equation draw:name="f18" draw:formula="2023*logwidth/2450"/>
              <draw:equation draw:name="f19" draw:formula="459*logheight/1846"/>
              <draw:equation draw:name="f20" draw:formula="1657*logwidth/2450"/>
              <draw:equation draw:name="f21" draw:formula="570*logheight/1846"/>
              <draw:equation draw:name="f22" draw:formula="1631*logwidth/2450"/>
              <draw:equation draw:name="f23" draw:formula="652*logheight/1846"/>
              <draw:equation draw:name="f24" draw:formula="1472*logwidth/2450"/>
              <draw:equation draw:name="f25" draw:formula="687*logheight/1846"/>
              <draw:equation draw:name="f26" draw:formula="1445*logwidth/2450"/>
              <draw:equation draw:name="f27" draw:formula="776*logheight/1846"/>
              <draw:equation draw:name="f28" draw:formula="1434*logwidth/2450"/>
              <draw:equation draw:name="f29" draw:formula="872*logheight/1846"/>
              <draw:equation draw:name="f30" draw:formula="1268*logwidth/2450"/>
              <draw:equation draw:name="f31" draw:formula="883*logheight/1846"/>
              <draw:equation draw:name="f32" draw:formula="1196*logwidth/2450"/>
              <draw:equation draw:name="f33" draw:formula="1079*logheight/1846"/>
              <draw:equation draw:name="f34" draw:formula="1282*logwidth/2450"/>
              <draw:equation draw:name="f35" draw:formula="1143*logheight/1846"/>
              <draw:equation draw:name="f36" draw:formula="1210*logwidth/2450"/>
              <draw:equation draw:name="f37" draw:formula="1215*logheight/1846"/>
              <draw:equation draw:name="f38" draw:formula="1090*logwidth/2450"/>
              <draw:equation draw:name="f39" draw:formula="1175*logheight/1846"/>
              <draw:equation draw:name="f40" draw:formula="996*logwidth/2450"/>
              <draw:equation draw:name="f41" draw:formula="1321*logheight/1846"/>
              <draw:equation draw:name="f42" draw:formula="1040*logwidth/2450"/>
              <draw:equation draw:name="f43" draw:formula="1399*logheight/1846"/>
              <draw:equation draw:name="f44" draw:formula="1329*logwidth/2450"/>
              <draw:equation draw:name="f45" draw:formula="1563*logheight/1846"/>
              <draw:equation draw:name="f46" draw:formula="1324*logwidth/2450"/>
              <draw:equation draw:name="f47" draw:formula="1700*logheight/1846"/>
              <draw:equation draw:name="f48" draw:formula="1294*logwidth/2450"/>
              <draw:equation draw:name="f49" draw:formula="1706*logheight/1846"/>
              <draw:equation draw:name="f50" draw:formula="1227*logwidth/2450"/>
              <draw:equation draw:name="f51" draw:formula="1709*logheight/1846"/>
              <draw:equation draw:name="f52" draw:formula="1103*logwidth/2450"/>
              <draw:equation draw:name="f53" draw:formula="1846*logheight/1846"/>
              <draw:equation draw:name="f54" draw:formula="952*logwidth/2450"/>
              <draw:equation draw:name="f55" draw:formula="1781*logheight/1846"/>
              <draw:equation draw:name="f56" draw:formula="950*logwidth/2450"/>
              <draw:equation draw:name="f57" draw:formula="1698*logheight/1846"/>
              <draw:equation draw:name="f58" draw:formula="679*logwidth/2450"/>
              <draw:equation draw:name="f59" draw:formula="1674*logheight/1846"/>
              <draw:equation draw:name="f60" draw:formula="665*logwidth/2450"/>
              <draw:equation draw:name="f61" draw:formula="1506*logheight/1846"/>
              <draw:equation draw:name="f62" draw:formula="593*logwidth/2450"/>
              <draw:equation draw:name="f63" draw:formula="1571*logheight/1846"/>
              <draw:equation draw:name="f64" draw:formula="523*logwidth/2450"/>
              <draw:equation draw:name="f65" draw:formula="1529*logheight/1846"/>
              <draw:equation draw:name="f66" draw:formula="271*logwidth/2450"/>
              <draw:equation draw:name="f67" draw:formula="1643*logheight/1846"/>
              <draw:equation draw:name="f68" draw:formula="169*logwidth/2450"/>
              <draw:equation draw:name="f69" draw:formula="1519*logheight/1846"/>
              <draw:equation draw:name="f70" draw:formula="0*logwidth/2450"/>
              <draw:equation draw:name="f71" draw:formula="1500*logheight/1846"/>
              <draw:equation draw:name="f72" draw:formula="4*logwidth/2450"/>
              <draw:equation draw:name="f73" draw:formula="1605*logheight/1846"/>
              <draw:equation draw:name="f74" draw:formula="logwidth"/>
              <draw:equation draw:name="f75" draw:formula="logheight"/>
            </draw:enhanced-geometry>
          </draw:custom-shape>
          <draw:custom-shape draw:name="Freeform 74" draw:style-name="gr22" draw:text-style-name="P4" draw:layer="layout" svg:width="0.303cm" svg:height="0.235cm" svg:x="14.163cm" svg:y="14.753cm">
            <text:p text:style-name="P3"><text:span text:style-name="T3"/></text:p>
            <draw:enhanced-geometry draw:mirror-horizontal="false" draw:mirror-vertical="false" draw:glue-points="?f0 ?f1 ?f2 ?f3 ?f4 ?f5 ?f6 ?f7 ?f8 ?f9 ?f10 ?f11 ?f12 ?f13 ?f14 ?f15" drawooo:sub-view-size="289 220" draw:text-areas="0 0 ?f16 ?f17" svg:viewBox="0 0 0 0" draw:type="ooxml-non-primitive" draw:enhanced-path="M 289 78 L 226 188 133 220 0 95 16 0 133 0 193 118 289 78 N">
              <draw:equation draw:name="f0" draw:formula="289*logwidth/289"/>
              <draw:equation draw:name="f1" draw:formula="78*logheight/220"/>
              <draw:equation draw:name="f2" draw:formula="226*logwidth/289"/>
              <draw:equation draw:name="f3" draw:formula="188*logheight/220"/>
              <draw:equation draw:name="f4" draw:formula="133*logwidth/289"/>
              <draw:equation draw:name="f5" draw:formula="220*logheight/220"/>
              <draw:equation draw:name="f6" draw:formula="0*logwidth/289"/>
              <draw:equation draw:name="f7" draw:formula="95*logheight/220"/>
              <draw:equation draw:name="f8" draw:formula="16*logwidth/289"/>
              <draw:equation draw:name="f9" draw:formula="0*logheight/220"/>
              <draw:equation draw:name="f10" draw:formula="133*logwidth/289"/>
              <draw:equation draw:name="f11" draw:formula="0*logheight/220"/>
              <draw:equation draw:name="f12" draw:formula="193*logwidth/289"/>
              <draw:equation draw:name="f13" draw:formula="118*logheight/220"/>
              <draw:equation draw:name="f14" draw:formula="289*logwidth/289"/>
              <draw:equation draw:name="f15" draw:formula="78*logheight/220"/>
              <draw:equation draw:name="f16" draw:formula="logwidth"/>
              <draw:equation draw:name="f17" draw:formula="logheight"/>
            </draw:enhanced-geometry>
          </draw:custom-shape>
          <draw:custom-shape draw:name="Freeform 75" draw:style-name="gr23" draw:text-style-name="P4" draw:layer="layout" svg:width="0.033cm" svg:height="0.092cm" svg:x="2.353cm" svg:y="6.227cm">
            <text:p text:style-name="P3"><text:span text:style-name="T3"/></text:p>
            <draw:enhanced-geometry draw:mirror-horizontal="false" draw:mirror-vertical="false" draw:glue-points="?f0 ?f1 ?f2 ?f3 ?f4 ?f5 ?f6 ?f7" drawooo:sub-view-size="31 89" draw:text-areas="0 0 ?f8 ?f9" svg:viewBox="0 0 0 0" draw:type="ooxml-non-primitive" draw:enhanced-path="M 31 0 L 0 4 22 87 23 89 N">
              <draw:equation draw:name="f0" draw:formula="31*logwidth/31"/>
              <draw:equation draw:name="f1" draw:formula="0*logheight/89"/>
              <draw:equation draw:name="f2" draw:formula="0*logwidth/31"/>
              <draw:equation draw:name="f3" draw:formula="4*logheight/89"/>
              <draw:equation draw:name="f4" draw:formula="22*logwidth/31"/>
              <draw:equation draw:name="f5" draw:formula="87*logheight/89"/>
              <draw:equation draw:name="f6" draw:formula="23*logwidth/31"/>
              <draw:equation draw:name="f7" draw:formula="89*logheight/89"/>
              <draw:equation draw:name="f8" draw:formula="logwidth"/>
              <draw:equation draw:name="f9" draw:formula="logheight"/>
            </draw:enhanced-geometry>
          </draw:custom-shape>
          <draw:custom-shape draw:name="Freeform 76" draw:style-name="gr11" draw:text-style-name="P4" draw:layer="layout" svg:width="4.409cm" svg:height="1.487cm" svg:x="13.117cm" svg:y="14.146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drawooo:sub-view-size="4184 1412" draw:text-areas="0 0 ?f68 ?f69" svg:viewBox="0 0 0 0" draw:type="ooxml-non-primitive" draw:enhanced-path="M 0 732 L 413 745 471 816 457 897 563 920 844 889 781 822 817 750 896 756 1029 915 1412 871 1525 1125 1806 1194 1885 1170 1891 1174 2068 1277 2059 1358 2316 1283 2489 1330 2521 1412 2582 1251 2796 1287 2797 1205 2959 1169 3038 1098 3147 1107 3212 951 3110 903 3286 669 3444 648 3570 425 3735 347 3767 227 4184 0 N">
              <draw:equation draw:name="f0" draw:formula="0*logwidth/4184"/>
              <draw:equation draw:name="f1" draw:formula="732*logheight/1412"/>
              <draw:equation draw:name="f2" draw:formula="413*logwidth/4184"/>
              <draw:equation draw:name="f3" draw:formula="745*logheight/1412"/>
              <draw:equation draw:name="f4" draw:formula="471*logwidth/4184"/>
              <draw:equation draw:name="f5" draw:formula="816*logheight/1412"/>
              <draw:equation draw:name="f6" draw:formula="457*logwidth/4184"/>
              <draw:equation draw:name="f7" draw:formula="897*logheight/1412"/>
              <draw:equation draw:name="f8" draw:formula="563*logwidth/4184"/>
              <draw:equation draw:name="f9" draw:formula="920*logheight/1412"/>
              <draw:equation draw:name="f10" draw:formula="844*logwidth/4184"/>
              <draw:equation draw:name="f11" draw:formula="889*logheight/1412"/>
              <draw:equation draw:name="f12" draw:formula="781*logwidth/4184"/>
              <draw:equation draw:name="f13" draw:formula="822*logheight/1412"/>
              <draw:equation draw:name="f14" draw:formula="817*logwidth/4184"/>
              <draw:equation draw:name="f15" draw:formula="750*logheight/1412"/>
              <draw:equation draw:name="f16" draw:formula="896*logwidth/4184"/>
              <draw:equation draw:name="f17" draw:formula="756*logheight/1412"/>
              <draw:equation draw:name="f18" draw:formula="1029*logwidth/4184"/>
              <draw:equation draw:name="f19" draw:formula="915*logheight/1412"/>
              <draw:equation draw:name="f20" draw:formula="1412*logwidth/4184"/>
              <draw:equation draw:name="f21" draw:formula="871*logheight/1412"/>
              <draw:equation draw:name="f22" draw:formula="1525*logwidth/4184"/>
              <draw:equation draw:name="f23" draw:formula="1125*logheight/1412"/>
              <draw:equation draw:name="f24" draw:formula="1806*logwidth/4184"/>
              <draw:equation draw:name="f25" draw:formula="1194*logheight/1412"/>
              <draw:equation draw:name="f26" draw:formula="1885*logwidth/4184"/>
              <draw:equation draw:name="f27" draw:formula="1170*logheight/1412"/>
              <draw:equation draw:name="f28" draw:formula="1891*logwidth/4184"/>
              <draw:equation draw:name="f29" draw:formula="1174*logheight/1412"/>
              <draw:equation draw:name="f30" draw:formula="2068*logwidth/4184"/>
              <draw:equation draw:name="f31" draw:formula="1277*logheight/1412"/>
              <draw:equation draw:name="f32" draw:formula="2059*logwidth/4184"/>
              <draw:equation draw:name="f33" draw:formula="1358*logheight/1412"/>
              <draw:equation draw:name="f34" draw:formula="2316*logwidth/4184"/>
              <draw:equation draw:name="f35" draw:formula="1283*logheight/1412"/>
              <draw:equation draw:name="f36" draw:formula="2489*logwidth/4184"/>
              <draw:equation draw:name="f37" draw:formula="1330*logheight/1412"/>
              <draw:equation draw:name="f38" draw:formula="2521*logwidth/4184"/>
              <draw:equation draw:name="f39" draw:formula="1412*logheight/1412"/>
              <draw:equation draw:name="f40" draw:formula="2582*logwidth/4184"/>
              <draw:equation draw:name="f41" draw:formula="1251*logheight/1412"/>
              <draw:equation draw:name="f42" draw:formula="2796*logwidth/4184"/>
              <draw:equation draw:name="f43" draw:formula="1287*logheight/1412"/>
              <draw:equation draw:name="f44" draw:formula="2797*logwidth/4184"/>
              <draw:equation draw:name="f45" draw:formula="1205*logheight/1412"/>
              <draw:equation draw:name="f46" draw:formula="2959*logwidth/4184"/>
              <draw:equation draw:name="f47" draw:formula="1169*logheight/1412"/>
              <draw:equation draw:name="f48" draw:formula="3038*logwidth/4184"/>
              <draw:equation draw:name="f49" draw:formula="1098*logheight/1412"/>
              <draw:equation draw:name="f50" draw:formula="3147*logwidth/4184"/>
              <draw:equation draw:name="f51" draw:formula="1107*logheight/1412"/>
              <draw:equation draw:name="f52" draw:formula="3212*logwidth/4184"/>
              <draw:equation draw:name="f53" draw:formula="951*logheight/1412"/>
              <draw:equation draw:name="f54" draw:formula="3110*logwidth/4184"/>
              <draw:equation draw:name="f55" draw:formula="903*logheight/1412"/>
              <draw:equation draw:name="f56" draw:formula="3286*logwidth/4184"/>
              <draw:equation draw:name="f57" draw:formula="669*logheight/1412"/>
              <draw:equation draw:name="f58" draw:formula="3444*logwidth/4184"/>
              <draw:equation draw:name="f59" draw:formula="648*logheight/1412"/>
              <draw:equation draw:name="f60" draw:formula="3570*logwidth/4184"/>
              <draw:equation draw:name="f61" draw:formula="425*logheight/1412"/>
              <draw:equation draw:name="f62" draw:formula="3735*logwidth/4184"/>
              <draw:equation draw:name="f63" draw:formula="347*logheight/1412"/>
              <draw:equation draw:name="f64" draw:formula="3767*logwidth/4184"/>
              <draw:equation draw:name="f65" draw:formula="227*logheight/1412"/>
              <draw:equation draw:name="f66" draw:formula="4184*logwidth/4184"/>
              <draw:equation draw:name="f67" draw:formula="0*logheight/1412"/>
              <draw:equation draw:name="f68" draw:formula="logwidth"/>
              <draw:equation draw:name="f69" draw:formula="logheight"/>
            </draw:enhanced-geometry>
          </draw:custom-shape>
          <draw:custom-shape draw:name="Freeform 77" draw:style-name="gr11" draw:text-style-name="P4" draw:layer="layout" svg:width="3.49cm" svg:height="1.285cm" svg:x="10.157cm" svg:y="12.096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drawooo:sub-view-size="3308 1217" draw:text-areas="0 0 ?f64 ?f65" svg:viewBox="0 0 0 0" draw:type="ooxml-non-primitive" draw:enhanced-path="M 3308 1214 L 3132 1115 3053 1115 2981 1181 2976 1090 2772 1217 2547 1073 2345 659 2284 398 2024 175 1941 168 1937 251 1752 215 1708 50 1642 1 1418 194 1367 128 1167 588 1092 440 1106 353 1037 308 1001 185 850 69 713 193 626 454 515 595 332 550 181 642 87 498 138 332 27 158 0 0 N">
              <draw:equation draw:name="f0" draw:formula="3308*logwidth/3308"/>
              <draw:equation draw:name="f1" draw:formula="1214*logheight/1217"/>
              <draw:equation draw:name="f2" draw:formula="3132*logwidth/3308"/>
              <draw:equation draw:name="f3" draw:formula="1115*logheight/1217"/>
              <draw:equation draw:name="f4" draw:formula="3053*logwidth/3308"/>
              <draw:equation draw:name="f5" draw:formula="1115*logheight/1217"/>
              <draw:equation draw:name="f6" draw:formula="2981*logwidth/3308"/>
              <draw:equation draw:name="f7" draw:formula="1181*logheight/1217"/>
              <draw:equation draw:name="f8" draw:formula="2976*logwidth/3308"/>
              <draw:equation draw:name="f9" draw:formula="1090*logheight/1217"/>
              <draw:equation draw:name="f10" draw:formula="2772*logwidth/3308"/>
              <draw:equation draw:name="f11" draw:formula="1217*logheight/1217"/>
              <draw:equation draw:name="f12" draw:formula="2547*logwidth/3308"/>
              <draw:equation draw:name="f13" draw:formula="1073*logheight/1217"/>
              <draw:equation draw:name="f14" draw:formula="2345*logwidth/3308"/>
              <draw:equation draw:name="f15" draw:formula="659*logheight/1217"/>
              <draw:equation draw:name="f16" draw:formula="2284*logwidth/3308"/>
              <draw:equation draw:name="f17" draw:formula="398*logheight/1217"/>
              <draw:equation draw:name="f18" draw:formula="2024*logwidth/3308"/>
              <draw:equation draw:name="f19" draw:formula="175*logheight/1217"/>
              <draw:equation draw:name="f20" draw:formula="1941*logwidth/3308"/>
              <draw:equation draw:name="f21" draw:formula="168*logheight/1217"/>
              <draw:equation draw:name="f22" draw:formula="1937*logwidth/3308"/>
              <draw:equation draw:name="f23" draw:formula="251*logheight/1217"/>
              <draw:equation draw:name="f24" draw:formula="1752*logwidth/3308"/>
              <draw:equation draw:name="f25" draw:formula="215*logheight/1217"/>
              <draw:equation draw:name="f26" draw:formula="1708*logwidth/3308"/>
              <draw:equation draw:name="f27" draw:formula="50*logheight/1217"/>
              <draw:equation draw:name="f28" draw:formula="1642*logwidth/3308"/>
              <draw:equation draw:name="f29" draw:formula="1*logheight/1217"/>
              <draw:equation draw:name="f30" draw:formula="1418*logwidth/3308"/>
              <draw:equation draw:name="f31" draw:formula="194*logheight/1217"/>
              <draw:equation draw:name="f32" draw:formula="1367*logwidth/3308"/>
              <draw:equation draw:name="f33" draw:formula="128*logheight/1217"/>
              <draw:equation draw:name="f34" draw:formula="1167*logwidth/3308"/>
              <draw:equation draw:name="f35" draw:formula="588*logheight/1217"/>
              <draw:equation draw:name="f36" draw:formula="1092*logwidth/3308"/>
              <draw:equation draw:name="f37" draw:formula="440*logheight/1217"/>
              <draw:equation draw:name="f38" draw:formula="1106*logwidth/3308"/>
              <draw:equation draw:name="f39" draw:formula="353*logheight/1217"/>
              <draw:equation draw:name="f40" draw:formula="1037*logwidth/3308"/>
              <draw:equation draw:name="f41" draw:formula="308*logheight/1217"/>
              <draw:equation draw:name="f42" draw:formula="1001*logwidth/3308"/>
              <draw:equation draw:name="f43" draw:formula="185*logheight/1217"/>
              <draw:equation draw:name="f44" draw:formula="850*logwidth/3308"/>
              <draw:equation draw:name="f45" draw:formula="69*logheight/1217"/>
              <draw:equation draw:name="f46" draw:formula="713*logwidth/3308"/>
              <draw:equation draw:name="f47" draw:formula="193*logheight/1217"/>
              <draw:equation draw:name="f48" draw:formula="626*logwidth/3308"/>
              <draw:equation draw:name="f49" draw:formula="454*logheight/1217"/>
              <draw:equation draw:name="f50" draw:formula="515*logwidth/3308"/>
              <draw:equation draw:name="f51" draw:formula="595*logheight/1217"/>
              <draw:equation draw:name="f52" draw:formula="332*logwidth/3308"/>
              <draw:equation draw:name="f53" draw:formula="550*logheight/1217"/>
              <draw:equation draw:name="f54" draw:formula="181*logwidth/3308"/>
              <draw:equation draw:name="f55" draw:formula="642*logheight/1217"/>
              <draw:equation draw:name="f56" draw:formula="87*logwidth/3308"/>
              <draw:equation draw:name="f57" draw:formula="498*logheight/1217"/>
              <draw:equation draw:name="f58" draw:formula="138*logwidth/3308"/>
              <draw:equation draw:name="f59" draw:formula="332*logheight/1217"/>
              <draw:equation draw:name="f60" draw:formula="27*logwidth/3308"/>
              <draw:equation draw:name="f61" draw:formula="158*logheight/1217"/>
              <draw:equation draw:name="f62" draw:formula="0*logwidth/3308"/>
              <draw:equation draw:name="f63" draw:formula="0*logheight/1217"/>
              <draw:equation draw:name="f64" draw:formula="logwidth"/>
              <draw:equation draw:name="f65" draw:formula="logheight"/>
            </draw:enhanced-geometry>
          </draw:custom-shape>
          <draw:custom-shape draw:name="Freeform 78" draw:style-name="gr11" draw:text-style-name="P4" draw:layer="layout" svg:width="0.804cm" svg:height="1.534cm" svg:x="13.117cm" svg:y="13.378cm">
            <text:p text:style-name="P3"><text:span text:style-name="T3"/></text:p>
            <draw:enhanced-geometry draw:mirror-horizontal="false" draw:mirror-vertical="false" draw:glue-points="?f0 ?f1 ?f2 ?f3 ?f4 ?f5 ?f6 ?f7 ?f8 ?f9 ?f10 ?f11 ?f12 ?f13 ?f14 ?f15 ?f16 ?f17 ?f18 ?f19 ?f20 ?f21" drawooo:sub-view-size="765 1459" draw:text-areas="0 0 ?f22 ?f23" svg:viewBox="0 0 0 0" draw:type="ooxml-non-primitive" draw:enhanced-path="M 0 1459 L 111 1286 278 1236 248 1157 371 1018 466 1044 520 737 765 475 581 289 577 131 502 0 N">
              <draw:equation draw:name="f0" draw:formula="0*logwidth/765"/>
              <draw:equation draw:name="f1" draw:formula="1459*logheight/1459"/>
              <draw:equation draw:name="f2" draw:formula="111*logwidth/765"/>
              <draw:equation draw:name="f3" draw:formula="1286*logheight/1459"/>
              <draw:equation draw:name="f4" draw:formula="278*logwidth/765"/>
              <draw:equation draw:name="f5" draw:formula="1236*logheight/1459"/>
              <draw:equation draw:name="f6" draw:formula="248*logwidth/765"/>
              <draw:equation draw:name="f7" draw:formula="1157*logheight/1459"/>
              <draw:equation draw:name="f8" draw:formula="371*logwidth/765"/>
              <draw:equation draw:name="f9" draw:formula="1018*logheight/1459"/>
              <draw:equation draw:name="f10" draw:formula="466*logwidth/765"/>
              <draw:equation draw:name="f11" draw:formula="1044*logheight/1459"/>
              <draw:equation draw:name="f12" draw:formula="520*logwidth/765"/>
              <draw:equation draw:name="f13" draw:formula="737*logheight/1459"/>
              <draw:equation draw:name="f14" draw:formula="765*logwidth/765"/>
              <draw:equation draw:name="f15" draw:formula="475*logheight/1459"/>
              <draw:equation draw:name="f16" draw:formula="581*logwidth/765"/>
              <draw:equation draw:name="f17" draw:formula="289*logheight/1459"/>
              <draw:equation draw:name="f18" draw:formula="577*logwidth/765"/>
              <draw:equation draw:name="f19" draw:formula="131*logheight/1459"/>
              <draw:equation draw:name="f20" draw:formula="502*logwidth/765"/>
              <draw:equation draw:name="f21" draw:formula="0*logheight/1459"/>
              <draw:equation draw:name="f22" draw:formula="logwidth"/>
              <draw:equation draw:name="f23" draw:formula="logheight"/>
            </draw:enhanced-geometry>
          </draw:custom-shape>
          <draw:custom-shape draw:name="Freeform 79" draw:style-name="gr11" draw:text-style-name="P4" draw:layer="layout" svg:width="1.42cm" svg:height="3.102cm" svg:x="15.883cm" svg:y="15.701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drawooo:sub-view-size="1350 2941" draw:text-areas="0 0 ?f82 ?f83" svg:viewBox="0 0 0 0" draw:type="ooxml-non-primitive" draw:enhanced-path="M 1139 294 L 1087 31 1005 0 937 58 951 562 701 523 599 665 289 787 264 870 183 879 120 960 129 1059 15 1205 0 1288 75 1260 185 1381 33 1489 64 1649 292 1777 218 1824 130 2065 340 1992 367 2158 290 2361 564 2416 424 2511 417 2599 556 2725 880 2824 916 2905 1004 2941 1172 2515 1077 2504 1154 2448 1214 2291 1192 2041 1193 1862 1350 1518 1239 765 1122 602 1139 294 N">
              <draw:equation draw:name="f0" draw:formula="1139*logwidth/1350"/>
              <draw:equation draw:name="f1" draw:formula="294*logheight/2941"/>
              <draw:equation draw:name="f2" draw:formula="1087*logwidth/1350"/>
              <draw:equation draw:name="f3" draw:formula="31*logheight/2941"/>
              <draw:equation draw:name="f4" draw:formula="1005*logwidth/1350"/>
              <draw:equation draw:name="f5" draw:formula="0*logheight/2941"/>
              <draw:equation draw:name="f6" draw:formula="937*logwidth/1350"/>
              <draw:equation draw:name="f7" draw:formula="58*logheight/2941"/>
              <draw:equation draw:name="f8" draw:formula="951*logwidth/1350"/>
              <draw:equation draw:name="f9" draw:formula="562*logheight/2941"/>
              <draw:equation draw:name="f10" draw:formula="701*logwidth/1350"/>
              <draw:equation draw:name="f11" draw:formula="523*logheight/2941"/>
              <draw:equation draw:name="f12" draw:formula="599*logwidth/1350"/>
              <draw:equation draw:name="f13" draw:formula="665*logheight/2941"/>
              <draw:equation draw:name="f14" draw:formula="289*logwidth/1350"/>
              <draw:equation draw:name="f15" draw:formula="787*logheight/2941"/>
              <draw:equation draw:name="f16" draw:formula="264*logwidth/1350"/>
              <draw:equation draw:name="f17" draw:formula="870*logheight/2941"/>
              <draw:equation draw:name="f18" draw:formula="183*logwidth/1350"/>
              <draw:equation draw:name="f19" draw:formula="879*logheight/2941"/>
              <draw:equation draw:name="f20" draw:formula="120*logwidth/1350"/>
              <draw:equation draw:name="f21" draw:formula="960*logheight/2941"/>
              <draw:equation draw:name="f22" draw:formula="129*logwidth/1350"/>
              <draw:equation draw:name="f23" draw:formula="1059*logheight/2941"/>
              <draw:equation draw:name="f24" draw:formula="15*logwidth/1350"/>
              <draw:equation draw:name="f25" draw:formula="1205*logheight/2941"/>
              <draw:equation draw:name="f26" draw:formula="0*logwidth/1350"/>
              <draw:equation draw:name="f27" draw:formula="1288*logheight/2941"/>
              <draw:equation draw:name="f28" draw:formula="75*logwidth/1350"/>
              <draw:equation draw:name="f29" draw:formula="1260*logheight/2941"/>
              <draw:equation draw:name="f30" draw:formula="185*logwidth/1350"/>
              <draw:equation draw:name="f31" draw:formula="1381*logheight/2941"/>
              <draw:equation draw:name="f32" draw:formula="33*logwidth/1350"/>
              <draw:equation draw:name="f33" draw:formula="1489*logheight/2941"/>
              <draw:equation draw:name="f34" draw:formula="64*logwidth/1350"/>
              <draw:equation draw:name="f35" draw:formula="1649*logheight/2941"/>
              <draw:equation draw:name="f36" draw:formula="292*logwidth/1350"/>
              <draw:equation draw:name="f37" draw:formula="1777*logheight/2941"/>
              <draw:equation draw:name="f38" draw:formula="218*logwidth/1350"/>
              <draw:equation draw:name="f39" draw:formula="1824*logheight/2941"/>
              <draw:equation draw:name="f40" draw:formula="130*logwidth/1350"/>
              <draw:equation draw:name="f41" draw:formula="2065*logheight/2941"/>
              <draw:equation draw:name="f42" draw:formula="340*logwidth/1350"/>
              <draw:equation draw:name="f43" draw:formula="1992*logheight/2941"/>
              <draw:equation draw:name="f44" draw:formula="367*logwidth/1350"/>
              <draw:equation draw:name="f45" draw:formula="2158*logheight/2941"/>
              <draw:equation draw:name="f46" draw:formula="290*logwidth/1350"/>
              <draw:equation draw:name="f47" draw:formula="2361*logheight/2941"/>
              <draw:equation draw:name="f48" draw:formula="564*logwidth/1350"/>
              <draw:equation draw:name="f49" draw:formula="2416*logheight/2941"/>
              <draw:equation draw:name="f50" draw:formula="424*logwidth/1350"/>
              <draw:equation draw:name="f51" draw:formula="2511*logheight/2941"/>
              <draw:equation draw:name="f52" draw:formula="417*logwidth/1350"/>
              <draw:equation draw:name="f53" draw:formula="2599*logheight/2941"/>
              <draw:equation draw:name="f54" draw:formula="556*logwidth/1350"/>
              <draw:equation draw:name="f55" draw:formula="2725*logheight/2941"/>
              <draw:equation draw:name="f56" draw:formula="880*logwidth/1350"/>
              <draw:equation draw:name="f57" draw:formula="2824*logheight/2941"/>
              <draw:equation draw:name="f58" draw:formula="916*logwidth/1350"/>
              <draw:equation draw:name="f59" draw:formula="2905*logheight/2941"/>
              <draw:equation draw:name="f60" draw:formula="1004*logwidth/1350"/>
              <draw:equation draw:name="f61" draw:formula="2941*logheight/2941"/>
              <draw:equation draw:name="f62" draw:formula="1172*logwidth/1350"/>
              <draw:equation draw:name="f63" draw:formula="2515*logheight/2941"/>
              <draw:equation draw:name="f64" draw:formula="1077*logwidth/1350"/>
              <draw:equation draw:name="f65" draw:formula="2504*logheight/2941"/>
              <draw:equation draw:name="f66" draw:formula="1154*logwidth/1350"/>
              <draw:equation draw:name="f67" draw:formula="2448*logheight/2941"/>
              <draw:equation draw:name="f68" draw:formula="1214*logwidth/1350"/>
              <draw:equation draw:name="f69" draw:formula="2291*logheight/2941"/>
              <draw:equation draw:name="f70" draw:formula="1192*logwidth/1350"/>
              <draw:equation draw:name="f71" draw:formula="2041*logheight/2941"/>
              <draw:equation draw:name="f72" draw:formula="1193*logwidth/1350"/>
              <draw:equation draw:name="f73" draw:formula="1862*logheight/2941"/>
              <draw:equation draw:name="f74" draw:formula="1350*logwidth/1350"/>
              <draw:equation draw:name="f75" draw:formula="1518*logheight/2941"/>
              <draw:equation draw:name="f76" draw:formula="1239*logwidth/1350"/>
              <draw:equation draw:name="f77" draw:formula="765*logheight/2941"/>
              <draw:equation draw:name="f78" draw:formula="1122*logwidth/1350"/>
              <draw:equation draw:name="f79" draw:formula="602*logheight/2941"/>
              <draw:equation draw:name="f80" draw:formula="1139*logwidth/1350"/>
              <draw:equation draw:name="f81" draw:formula="294*logheight/2941"/>
              <draw:equation draw:name="f82" draw:formula="logwidth"/>
              <draw:equation draw:name="f83" draw:formula="logheight"/>
            </draw:enhanced-geometry>
          </draw:custom-shape>
          <draw:custom-shape draw:name="Freeform 80" draw:style-name="gr24" draw:text-style-name="P8" draw:layer="layout" svg:width="0.016cm" svg:height="0.02cm" svg:x="15.87cm" svg:y="15.5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drawooo:sub-view-size="17 22" draw:text-areas="0 0 ?f64 ?f65" svg:viewBox="0 0 0 0" draw:type="ooxml-non-primitive" draw:enhanced-path="M 13 0 L 11 0 8 0 5 1 4 3 2 5 0 8 0 12 0 17 3 19 7 22 11 22 12 22 14 22 16 22 17 22 17 18 14 18 14 19 11 19 8 19 5 17 4 14 4 12 4 8 7 5 8 4 11 3 13 3 16 4 16 1 13 0 Z N">
              <draw:equation draw:name="f0" draw:formula="13*logwidth/17"/>
              <draw:equation draw:name="f1" draw:formula="0*logheight/22"/>
              <draw:equation draw:name="f2" draw:formula="11*logwidth/17"/>
              <draw:equation draw:name="f3" draw:formula="0*logheight/22"/>
              <draw:equation draw:name="f4" draw:formula="8*logwidth/17"/>
              <draw:equation draw:name="f5" draw:formula="0*logheight/22"/>
              <draw:equation draw:name="f6" draw:formula="5*logwidth/17"/>
              <draw:equation draw:name="f7" draw:formula="1*logheight/22"/>
              <draw:equation draw:name="f8" draw:formula="4*logwidth/17"/>
              <draw:equation draw:name="f9" draw:formula="3*logheight/22"/>
              <draw:equation draw:name="f10" draw:formula="2*logwidth/17"/>
              <draw:equation draw:name="f11" draw:formula="5*logheight/22"/>
              <draw:equation draw:name="f12" draw:formula="0*logwidth/17"/>
              <draw:equation draw:name="f13" draw:formula="8*logheight/22"/>
              <draw:equation draw:name="f14" draw:formula="0*logwidth/17"/>
              <draw:equation draw:name="f15" draw:formula="12*logheight/22"/>
              <draw:equation draw:name="f16" draw:formula="0*logwidth/17"/>
              <draw:equation draw:name="f17" draw:formula="17*logheight/22"/>
              <draw:equation draw:name="f18" draw:formula="3*logwidth/17"/>
              <draw:equation draw:name="f19" draw:formula="19*logheight/22"/>
              <draw:equation draw:name="f20" draw:formula="7*logwidth/17"/>
              <draw:equation draw:name="f21" draw:formula="22*logheight/22"/>
              <draw:equation draw:name="f22" draw:formula="11*logwidth/17"/>
              <draw:equation draw:name="f23" draw:formula="22*logheight/22"/>
              <draw:equation draw:name="f24" draw:formula="12*logwidth/17"/>
              <draw:equation draw:name="f25" draw:formula="22*logheight/22"/>
              <draw:equation draw:name="f26" draw:formula="14*logwidth/17"/>
              <draw:equation draw:name="f27" draw:formula="22*logheight/22"/>
              <draw:equation draw:name="f28" draw:formula="16*logwidth/17"/>
              <draw:equation draw:name="f29" draw:formula="22*logheight/22"/>
              <draw:equation draw:name="f30" draw:formula="17*logwidth/17"/>
              <draw:equation draw:name="f31" draw:formula="22*logheight/22"/>
              <draw:equation draw:name="f32" draw:formula="17*logwidth/17"/>
              <draw:equation draw:name="f33" draw:formula="18*logheight/22"/>
              <draw:equation draw:name="f34" draw:formula="14*logwidth/17"/>
              <draw:equation draw:name="f35" draw:formula="18*logheight/22"/>
              <draw:equation draw:name="f36" draw:formula="14*logwidth/17"/>
              <draw:equation draw:name="f37" draw:formula="19*logheight/22"/>
              <draw:equation draw:name="f38" draw:formula="11*logwidth/17"/>
              <draw:equation draw:name="f39" draw:formula="19*logheight/22"/>
              <draw:equation draw:name="f40" draw:formula="8*logwidth/17"/>
              <draw:equation draw:name="f41" draw:formula="19*logheight/22"/>
              <draw:equation draw:name="f42" draw:formula="5*logwidth/17"/>
              <draw:equation draw:name="f43" draw:formula="17*logheight/22"/>
              <draw:equation draw:name="f44" draw:formula="4*logwidth/17"/>
              <draw:equation draw:name="f45" draw:formula="14*logheight/22"/>
              <draw:equation draw:name="f46" draw:formula="4*logwidth/17"/>
              <draw:equation draw:name="f47" draw:formula="12*logheight/22"/>
              <draw:equation draw:name="f48" draw:formula="4*logwidth/17"/>
              <draw:equation draw:name="f49" draw:formula="8*logheight/22"/>
              <draw:equation draw:name="f50" draw:formula="7*logwidth/17"/>
              <draw:equation draw:name="f51" draw:formula="5*logheight/22"/>
              <draw:equation draw:name="f52" draw:formula="8*logwidth/17"/>
              <draw:equation draw:name="f53" draw:formula="4*logheight/22"/>
              <draw:equation draw:name="f54" draw:formula="11*logwidth/17"/>
              <draw:equation draw:name="f55" draw:formula="3*logheight/22"/>
              <draw:equation draw:name="f56" draw:formula="13*logwidth/17"/>
              <draw:equation draw:name="f57" draw:formula="3*logheight/22"/>
              <draw:equation draw:name="f58" draw:formula="16*logwidth/17"/>
              <draw:equation draw:name="f59" draw:formula="4*logheight/22"/>
              <draw:equation draw:name="f60" draw:formula="16*logwidth/17"/>
              <draw:equation draw:name="f61" draw:formula="1*logheight/22"/>
              <draw:equation draw:name="f62" draw:formula="13*logwidth/17"/>
              <draw:equation draw:name="f63" draw:formula="0*logheight/22"/>
              <draw:equation draw:name="f64" draw:formula="logwidth"/>
              <draw:equation draw:name="f65" draw:formula="logheight"/>
            </draw:enhanced-geometry>
          </draw:custom-shape>
          <draw:custom-shape draw:name="Freeform 81" draw:style-name="gr24" draw:text-style-name="P8" draw:layer="layout" svg:width="0.033cm" svg:height="0.02cm" svg:x="15.892cm" svg:y="15.5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drawooo:sub-view-size="31 22" draw:text-areas="0 0 ?f72 ?f73" svg:viewBox="0 0 0 0" draw:type="ooxml-non-primitive" draw:enhanced-path="M 11 3 L 13 4 13 5 13 8 13 22 17 22 17 7 20 4 23 3 25 3 27 4 27 5 27 8 27 22 31 22 31 8 31 4 29 1 26 0 25 0 20 1 17 4 14 1 11 0 8 0 5 1 4 3 3 4 3 0 0 0 0 22 3 22 3 7 5 4 9 3 11 3 Z N">
              <draw:equation draw:name="f0" draw:formula="11*logwidth/31"/>
              <draw:equation draw:name="f1" draw:formula="3*logheight/22"/>
              <draw:equation draw:name="f2" draw:formula="13*logwidth/31"/>
              <draw:equation draw:name="f3" draw:formula="4*logheight/22"/>
              <draw:equation draw:name="f4" draw:formula="13*logwidth/31"/>
              <draw:equation draw:name="f5" draw:formula="5*logheight/22"/>
              <draw:equation draw:name="f6" draw:formula="13*logwidth/31"/>
              <draw:equation draw:name="f7" draw:formula="8*logheight/22"/>
              <draw:equation draw:name="f8" draw:formula="13*logwidth/31"/>
              <draw:equation draw:name="f9" draw:formula="22*logheight/22"/>
              <draw:equation draw:name="f10" draw:formula="17*logwidth/31"/>
              <draw:equation draw:name="f11" draw:formula="22*logheight/22"/>
              <draw:equation draw:name="f12" draw:formula="17*logwidth/31"/>
              <draw:equation draw:name="f13" draw:formula="7*logheight/22"/>
              <draw:equation draw:name="f14" draw:formula="20*logwidth/31"/>
              <draw:equation draw:name="f15" draw:formula="4*logheight/22"/>
              <draw:equation draw:name="f16" draw:formula="23*logwidth/31"/>
              <draw:equation draw:name="f17" draw:formula="3*logheight/22"/>
              <draw:equation draw:name="f18" draw:formula="25*logwidth/31"/>
              <draw:equation draw:name="f19" draw:formula="3*logheight/22"/>
              <draw:equation draw:name="f20" draw:formula="27*logwidth/31"/>
              <draw:equation draw:name="f21" draw:formula="4*logheight/22"/>
              <draw:equation draw:name="f22" draw:formula="27*logwidth/31"/>
              <draw:equation draw:name="f23" draw:formula="5*logheight/22"/>
              <draw:equation draw:name="f24" draw:formula="27*logwidth/31"/>
              <draw:equation draw:name="f25" draw:formula="8*logheight/22"/>
              <draw:equation draw:name="f26" draw:formula="27*logwidth/31"/>
              <draw:equation draw:name="f27" draw:formula="22*logheight/22"/>
              <draw:equation draw:name="f28" draw:formula="31*logwidth/31"/>
              <draw:equation draw:name="f29" draw:formula="22*logheight/22"/>
              <draw:equation draw:name="f30" draw:formula="31*logwidth/31"/>
              <draw:equation draw:name="f31" draw:formula="8*logheight/22"/>
              <draw:equation draw:name="f32" draw:formula="31*logwidth/31"/>
              <draw:equation draw:name="f33" draw:formula="4*logheight/22"/>
              <draw:equation draw:name="f34" draw:formula="29*logwidth/31"/>
              <draw:equation draw:name="f35" draw:formula="1*logheight/22"/>
              <draw:equation draw:name="f36" draw:formula="26*logwidth/31"/>
              <draw:equation draw:name="f37" draw:formula="0*logheight/22"/>
              <draw:equation draw:name="f38" draw:formula="25*logwidth/31"/>
              <draw:equation draw:name="f39" draw:formula="0*logheight/22"/>
              <draw:equation draw:name="f40" draw:formula="20*logwidth/31"/>
              <draw:equation draw:name="f41" draw:formula="1*logheight/22"/>
              <draw:equation draw:name="f42" draw:formula="17*logwidth/31"/>
              <draw:equation draw:name="f43" draw:formula="4*logheight/22"/>
              <draw:equation draw:name="f44" draw:formula="14*logwidth/31"/>
              <draw:equation draw:name="f45" draw:formula="1*logheight/22"/>
              <draw:equation draw:name="f46" draw:formula="11*logwidth/31"/>
              <draw:equation draw:name="f47" draw:formula="0*logheight/22"/>
              <draw:equation draw:name="f48" draw:formula="8*logwidth/31"/>
              <draw:equation draw:name="f49" draw:formula="0*logheight/22"/>
              <draw:equation draw:name="f50" draw:formula="5*logwidth/31"/>
              <draw:equation draw:name="f51" draw:formula="1*logheight/22"/>
              <draw:equation draw:name="f52" draw:formula="4*logwidth/31"/>
              <draw:equation draw:name="f53" draw:formula="3*logheight/22"/>
              <draw:equation draw:name="f54" draw:formula="3*logwidth/31"/>
              <draw:equation draw:name="f55" draw:formula="4*logheight/22"/>
              <draw:equation draw:name="f56" draw:formula="3*logwidth/31"/>
              <draw:equation draw:name="f57" draw:formula="0*logheight/22"/>
              <draw:equation draw:name="f58" draw:formula="0*logwidth/31"/>
              <draw:equation draw:name="f59" draw:formula="0*logheight/22"/>
              <draw:equation draw:name="f60" draw:formula="0*logwidth/31"/>
              <draw:equation draw:name="f61" draw:formula="22*logheight/22"/>
              <draw:equation draw:name="f62" draw:formula="3*logwidth/31"/>
              <draw:equation draw:name="f63" draw:formula="22*logheight/22"/>
              <draw:equation draw:name="f64" draw:formula="3*logwidth/31"/>
              <draw:equation draw:name="f65" draw:formula="7*logheight/22"/>
              <draw:equation draw:name="f66" draw:formula="5*logwidth/31"/>
              <draw:equation draw:name="f67" draw:formula="4*logheight/22"/>
              <draw:equation draw:name="f68" draw:formula="9*logwidth/31"/>
              <draw:equation draw:name="f69" draw:formula="3*logheight/22"/>
              <draw:equation draw:name="f70" draw:formula="11*logwidth/31"/>
              <draw:equation draw:name="f71" draw:formula="3*logheight/22"/>
              <draw:equation draw:name="f72" draw:formula="logwidth"/>
              <draw:equation draw:name="f73" draw:formula="logheight"/>
            </draw:enhanced-geometry>
          </draw:custom-shape>
          <draw:custom-shape draw:name="Freeform 82" draw:style-name="gr24" draw:text-style-name="P8" draw:layer="layout" svg:width="0.02cm" svg:height="0.02cm" svg:x="15.93cm" svg:y="15.5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drawooo:sub-view-size="18 22" draw:text-areas="0 0 ?f100 ?f101" svg:viewBox="0 0 0 0" draw:type="ooxml-non-primitive" draw:enhanced-path="M 8 0 L 5 0 4 0 3 1 3 4 5 3 8 3 12 4 14 5 14 7 14 8 14 10 12 9 9 9 5 9 3 10 2 13 0 16 2 18 3 21 5 22 8 22 11 22 12 22 13 21 13 19 14 19 14 22 18 22 18 8 18 5 17 4 14 1 9 0 8 0 Z M 14 13 L 14 17 14 18 12 18 11 18 11 19 8 19 7 19 5 18 5 17 4 16 5 13 9 12 12 12 14 13 Z N">
              <draw:equation draw:name="f0" draw:formula="8*logwidth/18"/>
              <draw:equation draw:name="f1" draw:formula="0*logheight/22"/>
              <draw:equation draw:name="f2" draw:formula="5*logwidth/18"/>
              <draw:equation draw:name="f3" draw:formula="0*logheight/22"/>
              <draw:equation draw:name="f4" draw:formula="4*logwidth/18"/>
              <draw:equation draw:name="f5" draw:formula="0*logheight/22"/>
              <draw:equation draw:name="f6" draw:formula="3*logwidth/18"/>
              <draw:equation draw:name="f7" draw:formula="1*logheight/22"/>
              <draw:equation draw:name="f8" draw:formula="3*logwidth/18"/>
              <draw:equation draw:name="f9" draw:formula="4*logheight/22"/>
              <draw:equation draw:name="f10" draw:formula="5*logwidth/18"/>
              <draw:equation draw:name="f11" draw:formula="3*logheight/22"/>
              <draw:equation draw:name="f12" draw:formula="8*logwidth/18"/>
              <draw:equation draw:name="f13" draw:formula="3*logheight/22"/>
              <draw:equation draw:name="f14" draw:formula="12*logwidth/18"/>
              <draw:equation draw:name="f15" draw:formula="4*logheight/22"/>
              <draw:equation draw:name="f16" draw:formula="14*logwidth/18"/>
              <draw:equation draw:name="f17" draw:formula="5*logheight/22"/>
              <draw:equation draw:name="f18" draw:formula="14*logwidth/18"/>
              <draw:equation draw:name="f19" draw:formula="7*logheight/22"/>
              <draw:equation draw:name="f20" draw:formula="14*logwidth/18"/>
              <draw:equation draw:name="f21" draw:formula="8*logheight/22"/>
              <draw:equation draw:name="f22" draw:formula="14*logwidth/18"/>
              <draw:equation draw:name="f23" draw:formula="10*logheight/22"/>
              <draw:equation draw:name="f24" draw:formula="12*logwidth/18"/>
              <draw:equation draw:name="f25" draw:formula="9*logheight/22"/>
              <draw:equation draw:name="f26" draw:formula="9*logwidth/18"/>
              <draw:equation draw:name="f27" draw:formula="9*logheight/22"/>
              <draw:equation draw:name="f28" draw:formula="5*logwidth/18"/>
              <draw:equation draw:name="f29" draw:formula="9*logheight/22"/>
              <draw:equation draw:name="f30" draw:formula="3*logwidth/18"/>
              <draw:equation draw:name="f31" draw:formula="10*logheight/22"/>
              <draw:equation draw:name="f32" draw:formula="2*logwidth/18"/>
              <draw:equation draw:name="f33" draw:formula="13*logheight/22"/>
              <draw:equation draw:name="f34" draw:formula="0*logwidth/18"/>
              <draw:equation draw:name="f35" draw:formula="16*logheight/22"/>
              <draw:equation draw:name="f36" draw:formula="2*logwidth/18"/>
              <draw:equation draw:name="f37" draw:formula="18*logheight/22"/>
              <draw:equation draw:name="f38" draw:formula="3*logwidth/18"/>
              <draw:equation draw:name="f39" draw:formula="21*logheight/22"/>
              <draw:equation draw:name="f40" draw:formula="5*logwidth/18"/>
              <draw:equation draw:name="f41" draw:formula="22*logheight/22"/>
              <draw:equation draw:name="f42" draw:formula="8*logwidth/18"/>
              <draw:equation draw:name="f43" draw:formula="22*logheight/22"/>
              <draw:equation draw:name="f44" draw:formula="11*logwidth/18"/>
              <draw:equation draw:name="f45" draw:formula="22*logheight/22"/>
              <draw:equation draw:name="f46" draw:formula="12*logwidth/18"/>
              <draw:equation draw:name="f47" draw:formula="22*logheight/22"/>
              <draw:equation draw:name="f48" draw:formula="13*logwidth/18"/>
              <draw:equation draw:name="f49" draw:formula="21*logheight/22"/>
              <draw:equation draw:name="f50" draw:formula="13*logwidth/18"/>
              <draw:equation draw:name="f51" draw:formula="19*logheight/22"/>
              <draw:equation draw:name="f52" draw:formula="14*logwidth/18"/>
              <draw:equation draw:name="f53" draw:formula="19*logheight/22"/>
              <draw:equation draw:name="f54" draw:formula="14*logwidth/18"/>
              <draw:equation draw:name="f55" draw:formula="22*logheight/22"/>
              <draw:equation draw:name="f56" draw:formula="18*logwidth/18"/>
              <draw:equation draw:name="f57" draw:formula="22*logheight/22"/>
              <draw:equation draw:name="f58" draw:formula="18*logwidth/18"/>
              <draw:equation draw:name="f59" draw:formula="8*logheight/22"/>
              <draw:equation draw:name="f60" draw:formula="18*logwidth/18"/>
              <draw:equation draw:name="f61" draw:formula="5*logheight/22"/>
              <draw:equation draw:name="f62" draw:formula="17*logwidth/18"/>
              <draw:equation draw:name="f63" draw:formula="4*logheight/22"/>
              <draw:equation draw:name="f64" draw:formula="14*logwidth/18"/>
              <draw:equation draw:name="f65" draw:formula="1*logheight/22"/>
              <draw:equation draw:name="f66" draw:formula="9*logwidth/18"/>
              <draw:equation draw:name="f67" draw:formula="0*logheight/22"/>
              <draw:equation draw:name="f68" draw:formula="8*logwidth/18"/>
              <draw:equation draw:name="f69" draw:formula="0*logheight/22"/>
              <draw:equation draw:name="f70" draw:formula="14*logwidth/18"/>
              <draw:equation draw:name="f71" draw:formula="13*logheight/22"/>
              <draw:equation draw:name="f72" draw:formula="14*logwidth/18"/>
              <draw:equation draw:name="f73" draw:formula="17*logheight/22"/>
              <draw:equation draw:name="f74" draw:formula="14*logwidth/18"/>
              <draw:equation draw:name="f75" draw:formula="18*logheight/22"/>
              <draw:equation draw:name="f76" draw:formula="12*logwidth/18"/>
              <draw:equation draw:name="f77" draw:formula="18*logheight/22"/>
              <draw:equation draw:name="f78" draw:formula="11*logwidth/18"/>
              <draw:equation draw:name="f79" draw:formula="18*logheight/22"/>
              <draw:equation draw:name="f80" draw:formula="11*logwidth/18"/>
              <draw:equation draw:name="f81" draw:formula="19*logheight/22"/>
              <draw:equation draw:name="f82" draw:formula="8*logwidth/18"/>
              <draw:equation draw:name="f83" draw:formula="19*logheight/22"/>
              <draw:equation draw:name="f84" draw:formula="7*logwidth/18"/>
              <draw:equation draw:name="f85" draw:formula="19*logheight/22"/>
              <draw:equation draw:name="f86" draw:formula="5*logwidth/18"/>
              <draw:equation draw:name="f87" draw:formula="18*logheight/22"/>
              <draw:equation draw:name="f88" draw:formula="5*logwidth/18"/>
              <draw:equation draw:name="f89" draw:formula="17*logheight/22"/>
              <draw:equation draw:name="f90" draw:formula="4*logwidth/18"/>
              <draw:equation draw:name="f91" draw:formula="16*logheight/22"/>
              <draw:equation draw:name="f92" draw:formula="5*logwidth/18"/>
              <draw:equation draw:name="f93" draw:formula="13*logheight/22"/>
              <draw:equation draw:name="f94" draw:formula="9*logwidth/18"/>
              <draw:equation draw:name="f95" draw:formula="12*logheight/22"/>
              <draw:equation draw:name="f96" draw:formula="12*logwidth/18"/>
              <draw:equation draw:name="f97" draw:formula="12*logheight/22"/>
              <draw:equation draw:name="f98" draw:formula="14*logwidth/18"/>
              <draw:equation draw:name="f99" draw:formula="13*logheight/22"/>
              <draw:equation draw:name="f100" draw:formula="logwidth"/>
              <draw:equation draw:name="f101" draw:formula="logheight"/>
            </draw:enhanced-geometry>
          </draw:custom-shape>
          <draw:custom-shape draw:name="Freeform 83" draw:style-name="gr25" draw:text-style-name="P8" draw:layer="layout" svg:width="0.02cm" svg:height="0.033cm" svg:x="15.955cm" svg:y="15.52cm">
            <text:p text:style-name="P3"><text:span text:style-name="T3"/></text:p>
            <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drawooo:sub-view-size="19 32" draw:text-areas="0 0 ?f78 ?f79" svg:viewBox="0 0 0 0" draw:type="ooxml-non-primitive" draw:enhanced-path="M 18 7 L 17 3 13 0 9 0 7 0 5 1 4 3 2 0 0 0 0 32 4 32 4 19 6 22 9 22 11 22 14 22 15 21 18 18 18 16 19 12 18 8 18 7 Z M 9 3 L 11 4 14 5 15 8 15 12 15 16 13 18 11 18 11 19 9 19 6 19 4 17 4 5 5 4 5 3 6 3 9 3 Z N">
              <draw:equation draw:name="f0" draw:formula="18*logwidth/19"/>
              <draw:equation draw:name="f1" draw:formula="7*logheight/32"/>
              <draw:equation draw:name="f2" draw:formula="17*logwidth/19"/>
              <draw:equation draw:name="f3" draw:formula="3*logheight/32"/>
              <draw:equation draw:name="f4" draw:formula="13*logwidth/19"/>
              <draw:equation draw:name="f5" draw:formula="0*logheight/32"/>
              <draw:equation draw:name="f6" draw:formula="9*logwidth/19"/>
              <draw:equation draw:name="f7" draw:formula="0*logheight/32"/>
              <draw:equation draw:name="f8" draw:formula="7*logwidth/19"/>
              <draw:equation draw:name="f9" draw:formula="0*logheight/32"/>
              <draw:equation draw:name="f10" draw:formula="5*logwidth/19"/>
              <draw:equation draw:name="f11" draw:formula="1*logheight/32"/>
              <draw:equation draw:name="f12" draw:formula="4*logwidth/19"/>
              <draw:equation draw:name="f13" draw:formula="3*logheight/32"/>
              <draw:equation draw:name="f14" draw:formula="2*logwidth/19"/>
              <draw:equation draw:name="f15" draw:formula="0*logheight/32"/>
              <draw:equation draw:name="f16" draw:formula="0*logwidth/19"/>
              <draw:equation draw:name="f17" draw:formula="0*logheight/32"/>
              <draw:equation draw:name="f18" draw:formula="0*logwidth/19"/>
              <draw:equation draw:name="f19" draw:formula="32*logheight/32"/>
              <draw:equation draw:name="f20" draw:formula="4*logwidth/19"/>
              <draw:equation draw:name="f21" draw:formula="32*logheight/32"/>
              <draw:equation draw:name="f22" draw:formula="4*logwidth/19"/>
              <draw:equation draw:name="f23" draw:formula="19*logheight/32"/>
              <draw:equation draw:name="f24" draw:formula="6*logwidth/19"/>
              <draw:equation draw:name="f25" draw:formula="22*logheight/32"/>
              <draw:equation draw:name="f26" draw:formula="9*logwidth/19"/>
              <draw:equation draw:name="f27" draw:formula="22*logheight/32"/>
              <draw:equation draw:name="f28" draw:formula="11*logwidth/19"/>
              <draw:equation draw:name="f29" draw:formula="22*logheight/32"/>
              <draw:equation draw:name="f30" draw:formula="14*logwidth/19"/>
              <draw:equation draw:name="f31" draw:formula="22*logheight/32"/>
              <draw:equation draw:name="f32" draw:formula="15*logwidth/19"/>
              <draw:equation draw:name="f33" draw:formula="21*logheight/32"/>
              <draw:equation draw:name="f34" draw:formula="18*logwidth/19"/>
              <draw:equation draw:name="f35" draw:formula="18*logheight/32"/>
              <draw:equation draw:name="f36" draw:formula="18*logwidth/19"/>
              <draw:equation draw:name="f37" draw:formula="16*logheight/32"/>
              <draw:equation draw:name="f38" draw:formula="19*logwidth/19"/>
              <draw:equation draw:name="f39" draw:formula="12*logheight/32"/>
              <draw:equation draw:name="f40" draw:formula="18*logwidth/19"/>
              <draw:equation draw:name="f41" draw:formula="8*logheight/32"/>
              <draw:equation draw:name="f42" draw:formula="18*logwidth/19"/>
              <draw:equation draw:name="f43" draw:formula="7*logheight/32"/>
              <draw:equation draw:name="f44" draw:formula="9*logwidth/19"/>
              <draw:equation draw:name="f45" draw:formula="3*logheight/32"/>
              <draw:equation draw:name="f46" draw:formula="11*logwidth/19"/>
              <draw:equation draw:name="f47" draw:formula="4*logheight/32"/>
              <draw:equation draw:name="f48" draw:formula="14*logwidth/19"/>
              <draw:equation draw:name="f49" draw:formula="5*logheight/32"/>
              <draw:equation draw:name="f50" draw:formula="15*logwidth/19"/>
              <draw:equation draw:name="f51" draw:formula="8*logheight/32"/>
              <draw:equation draw:name="f52" draw:formula="15*logwidth/19"/>
              <draw:equation draw:name="f53" draw:formula="12*logheight/32"/>
              <draw:equation draw:name="f54" draw:formula="15*logwidth/19"/>
              <draw:equation draw:name="f55" draw:formula="16*logheight/32"/>
              <draw:equation draw:name="f56" draw:formula="13*logwidth/19"/>
              <draw:equation draw:name="f57" draw:formula="18*logheight/32"/>
              <draw:equation draw:name="f58" draw:formula="11*logwidth/19"/>
              <draw:equation draw:name="f59" draw:formula="18*logheight/32"/>
              <draw:equation draw:name="f60" draw:formula="11*logwidth/19"/>
              <draw:equation draw:name="f61" draw:formula="19*logheight/32"/>
              <draw:equation draw:name="f62" draw:formula="9*logwidth/19"/>
              <draw:equation draw:name="f63" draw:formula="19*logheight/32"/>
              <draw:equation draw:name="f64" draw:formula="6*logwidth/19"/>
              <draw:equation draw:name="f65" draw:formula="19*logheight/32"/>
              <draw:equation draw:name="f66" draw:formula="4*logwidth/19"/>
              <draw:equation draw:name="f67" draw:formula="17*logheight/32"/>
              <draw:equation draw:name="f68" draw:formula="4*logwidth/19"/>
              <draw:equation draw:name="f69" draw:formula="5*logheight/32"/>
              <draw:equation draw:name="f70" draw:formula="5*logwidth/19"/>
              <draw:equation draw:name="f71" draw:formula="4*logheight/32"/>
              <draw:equation draw:name="f72" draw:formula="5*logwidth/19"/>
              <draw:equation draw:name="f73" draw:formula="3*logheight/32"/>
              <draw:equation draw:name="f74" draw:formula="6*logwidth/19"/>
              <draw:equation draw:name="f75" draw:formula="3*logheight/32"/>
              <draw:equation draw:name="f76" draw:formula="9*logwidth/19"/>
              <draw:equation draw:name="f77" draw:formula="3*logheight/32"/>
              <draw:equation draw:name="f78" draw:formula="logwidth"/>
              <draw:equation draw:name="f79" draw:formula="logheight"/>
            </draw:enhanced-geometry>
          </draw:custom-shape>
          <draw:custom-shape draw:name="Rectangle 84" draw:style-name="gr26" draw:text-style-name="P10" draw:layer="layout" svg:width="2.245cm" svg:height="0.425cm" svg:x="9.49cm" svg:y="18.147cm">
            <text:p text:style-name="P9"><text:span text:style-name="T4">cartographie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7" draw:text-style-name="P10" draw:layer="layout" svg:width="3.267cm" svg:height="0.425cm" svg:x="11.545cm" svg:y="18.134cm">
            <text:p text:style-name="P9"><text:span text:style-name="T5">www.comersis.co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28" draw:layer="layout" svg:width="19.798cm" svg:height="11.136cm" svg:x="0.6cm" svg:y="2.257cm" draw:page-number="1"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wiss"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top="0.1cm" fo:margin-bottom="0cm"/>
      <style:text-properties fo:font-size="20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top="0.1cm" fo:margin-bottom="0cm"/>
      <style:text-properties fo:font-size="20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top="0.1cm" fo:margin-bottom="0cm"/>
      <style:text-properties fo:font-size="20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top="0.1cm" fo:margin-bottom="0cm"/>
      <style:text-properties fo:font-size="20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top="0.1cm" fo:margin-bottom="0cm"/>
      <style:text-properties fo:font-size="20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top="0.1cm" fo:margin-bottom="0cm"/>
      <style:text-properties fo:font-size="20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top="0.1cm" fo:margin-bottom="0cm"/>
      <style:text-properties fo:font-size="20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top="0.1cm" fo:margin-bottom="0cm"/>
      <style:text-properties fo:font-size="20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top="0.1cm" fo:margin-bottom="0cm"/>
      <style:text-properties fo:font-size="20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top="0.1cm" fo:margin-bottom="0cm"/>
      <style:text-properties fo:font-size="20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top="0.1cm" fo:margin-bottom="0cm"/>
      <style:text-properties fo:font-size="20pt" style:font-size-asian="20pt" style:font-size-complex="20pt"/>
    </style:style>
    <style:style style:name="Comparaison-outline6" style:family="presentation" style:parent-style-name="Comparaison-outline5">
      <style:paragraph-properties fo:margin-top="0.1cm" fo:margin-bottom="0cm"/>
      <style:text-properties fo:font-size="20pt" style:font-size-asian="20pt" style:font-size-complex="20pt"/>
    </style:style>
    <style:style style:name="Comparaison-outline7" style:family="presentation" style:parent-style-name="Comparaison-outline6">
      <style:paragraph-properties fo:margin-top="0.1cm" fo:margin-bottom="0cm"/>
      <style:text-properties fo:font-size="20pt" style:font-size-asian="20pt" style:font-size-complex="20pt"/>
    </style:style>
    <style:style style:name="Comparaison-outline8" style:family="presentation" style:parent-style-name="Comparaison-outline7">
      <style:paragraph-properties fo:margin-top="0.1cm" fo:margin-bottom="0cm"/>
      <style:text-properties fo:font-size="20pt" style:font-size-asian="20pt" style:font-size-complex="20pt"/>
    </style:style>
    <style:style style:name="Comparaison-outline9" style:family="presentation" style:parent-style-name="Comparaison-outline8">
      <style:paragraph-properties fo:margin-top="0.1cm" fo:margin-bottom="0cm"/>
      <style:text-properties fo:font-size="20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outline2" style:family="presentation" style:parent-style-name="V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outline3" style:family="presentation" style:parent-style-name="V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top="0.1cm" fo:margin-bottom="0cm"/>
      <style:text-properties fo:font-size="20pt" style:font-size-asian="20pt" style:font-size-complex="20pt"/>
    </style:style>
    <style:style style:name="Vide-outline6" style:family="presentation" style:parent-style-name="Vide-outline5">
      <style:paragraph-properties fo:margin-top="0.1cm" fo:margin-bottom="0cm"/>
      <style:text-properties fo:font-size="20pt" style:font-size-asian="20pt" style:font-size-complex="20pt"/>
    </style:style>
    <style:style style:name="Vide-outline7" style:family="presentation" style:parent-style-name="Vide-outline6">
      <style:paragraph-properties fo:margin-top="0.1cm" fo:margin-bottom="0cm"/>
      <style:text-properties fo:font-size="20pt" style:font-size-asian="20pt" style:font-size-complex="20pt"/>
    </style:style>
    <style:style style:name="Vide-outline8" style:family="presentation" style:parent-style-name="Vide-outline7">
      <style:paragraph-properties fo:margin-top="0.1cm" fo:margin-bottom="0cm"/>
      <style:text-properties fo:font-size="20pt" style:font-size-asian="20pt" style:font-size-complex="20pt"/>
    </style:style>
    <style:style style:name="Vide-outline9" style:family="presentation" style:parent-style-name="Vide-outline8">
      <style:paragraph-properties fo:margin-top="0.1cm" fo:margin-bottom="0cm"/>
      <style:text-properties fo:font-size="20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background" style:display-name="Contenu avec légende-background" style:family="presentation">
      <style:graphic-properties draw:stroke="none" draw:fill="solid" draw:fill-color="#ffffff"/>
      <style:text-properties style:letter-kerning="true"/>
    </style:style>
    <style:style style:name="Contenu_20_avec_20_légende-backgroundobjects" style:display-name="Contenu avec légende-backgroundobjects" style:family="presentation">
      <style:graphic-properties draw:textarea-horizontal-align="justify" draw:shadow="hidden" draw:shadow-offset-x="0.2cm" draw:shadow-offset-y="0.2cm" draw:shadow-color="#808080"/>
      <style:text-properties style:letter-kerning="true"/>
    </style:style>
    <style:style style:name="Contenu_20_avec_20_légende-notes" style:display-name="Contenu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u_20_avec_20_légende-outline1" style:display-name="Contenu avec légende-outline1" style:family="presentation">
      <style:graphic-properties draw:stroke="none" draw:fill="none" draw:auto-grow-height="false" draw:fit-to-size="false" style:shrink-to-fit="true" style:writing-mode="lr-tb">
        <text:list-style style:name="Contenu_20_avec_20_légende-outline1" style:display-name="Contenu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u_20_avec_20_légende-outline2" style:display-name="Contenu avec légende-outline2" style:family="presentation" style:parent-style-name="Contenu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u_20_avec_20_légende-outline3" style:display-name="Contenu avec légende-outline3" style:family="presentation" style:parent-style-name="Contenu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4" style:display-name="Contenu avec légende-outline4" style:family="presentation" style:parent-style-name="Contenu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u_20_avec_20_légende-outline5" style:display-name="Contenu avec légende-outline5" style:family="presentation" style:parent-style-name="Contenu_20_avec_20_légende-outline4">
      <style:paragraph-properties fo:margin-top="0.1cm" fo:margin-bottom="0cm"/>
      <style:text-properties fo:font-size="20pt" style:font-size-asian="20pt" style:font-size-complex="20pt"/>
    </style:style>
    <style:style style:name="Contenu_20_avec_20_légende-outline6" style:display-name="Contenu avec légende-outline6" style:family="presentation" style:parent-style-name="Contenu_20_avec_20_légende-outline5">
      <style:paragraph-properties fo:margin-top="0.1cm" fo:margin-bottom="0cm"/>
      <style:text-properties fo:font-size="20pt" style:font-size-asian="20pt" style:font-size-complex="20pt"/>
    </style:style>
    <style:style style:name="Contenu_20_avec_20_légende-outline7" style:display-name="Contenu avec légende-outline7" style:family="presentation" style:parent-style-name="Contenu_20_avec_20_légende-outline6">
      <style:paragraph-properties fo:margin-top="0.1cm" fo:margin-bottom="0cm"/>
      <style:text-properties fo:font-size="20pt" style:font-size-asian="20pt" style:font-size-complex="20pt"/>
    </style:style>
    <style:style style:name="Contenu_20_avec_20_légende-outline8" style:display-name="Contenu avec légende-outline8" style:family="presentation" style:parent-style-name="Contenu_20_avec_20_légende-outline7">
      <style:paragraph-properties fo:margin-top="0.1cm" fo:margin-bottom="0cm"/>
      <style:text-properties fo:font-size="20pt" style:font-size-asian="20pt" style:font-size-complex="20pt"/>
    </style:style>
    <style:style style:name="Contenu_20_avec_20_légende-outline9" style:display-name="Contenu avec légende-outline9" style:family="presentation" style:parent-style-name="Contenu_20_avec_20_légende-outline8">
      <style:paragraph-properties fo:margin-top="0.1cm" fo:margin-bottom="0cm"/>
      <style:text-properties fo:font-size="20pt" style:font-size-asian="20pt" style:font-size-complex="20pt"/>
    </style:style>
    <style:style style:name="Contenu_20_avec_20_légende-subtitle" style:display-name="Contenu avec légende-subtitle" style:family="presentation">
      <style:graphic-properties draw:stroke="none" draw:fill="none" draw:textarea-vertical-align="middle">
        <text:list-style style:name="Contenu_20_avec_20_légende-subtitle" style:display-name="Contenu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u_20_avec_20_légende-title" style:display-name="Contenu avec légende-title" style:family="presentation">
      <style:graphic-properties draw:stroke="none" draw:fill="none" draw:textarea-vertical-align="middle" style:writing-mode="lr-tb">
        <text:list-style style:name="Contenu_20_avec_20_légende-title" style:display-name="Contenu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background" style:display-name="Image avec légende-background" style:family="presentation">
      <style:graphic-properties draw:stroke="none" draw:fill="solid" draw:fill-color="#ffffff"/>
      <style:text-properties style:letter-kerning="true"/>
    </style:style>
    <style:style style:name="Image_20_avec_20_légende-backgroundobjects" style:display-name="Image avec légende-backgroundobjects" style:family="presentation">
      <style:graphic-properties draw:textarea-horizontal-align="justify" draw:shadow="hidden" draw:shadow-offset-x="0.2cm" draw:shadow-offset-y="0.2cm" draw:shadow-color="#808080"/>
      <style:text-properties style:letter-kerning="true"/>
    </style:style>
    <style:style style:name="Image_20_avec_20_légende-notes" style:display-name="Image avec légen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_20_avec_20_légende-outline1" style:display-name="Image avec légende-outline1" style:family="presentation">
      <style:graphic-properties draw:stroke="none" draw:fill="none" draw:auto-grow-height="false" draw:fit-to-size="false" style:shrink-to-fit="true" style:writing-mode="lr-tb">
        <text:list-style style:name="Image_20_avec_20_légende-outline1" style:display-name="Image avec légen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_20_avec_20_légende-outline2" style:display-name="Image avec légende-outline2" style:family="presentation" style:parent-style-name="Image_20_avec_20_légen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_20_avec_20_légende-outline3" style:display-name="Image avec légende-outline3" style:family="presentation" style:parent-style-name="Image_20_avec_20_légen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4" style:display-name="Image avec légende-outline4" style:family="presentation" style:parent-style-name="Image_20_avec_20_légen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_20_avec_20_légende-outline5" style:display-name="Image avec légende-outline5" style:family="presentation" style:parent-style-name="Image_20_avec_20_légende-outline4">
      <style:paragraph-properties fo:margin-top="0.1cm" fo:margin-bottom="0cm"/>
      <style:text-properties fo:font-size="20pt" style:font-size-asian="20pt" style:font-size-complex="20pt"/>
    </style:style>
    <style:style style:name="Image_20_avec_20_légende-outline6" style:display-name="Image avec légende-outline6" style:family="presentation" style:parent-style-name="Image_20_avec_20_légende-outline5">
      <style:paragraph-properties fo:margin-top="0.1cm" fo:margin-bottom="0cm"/>
      <style:text-properties fo:font-size="20pt" style:font-size-asian="20pt" style:font-size-complex="20pt"/>
    </style:style>
    <style:style style:name="Image_20_avec_20_légende-outline7" style:display-name="Image avec légende-outline7" style:family="presentation" style:parent-style-name="Image_20_avec_20_légende-outline6">
      <style:paragraph-properties fo:margin-top="0.1cm" fo:margin-bottom="0cm"/>
      <style:text-properties fo:font-size="20pt" style:font-size-asian="20pt" style:font-size-complex="20pt"/>
    </style:style>
    <style:style style:name="Image_20_avec_20_légende-outline8" style:display-name="Image avec légende-outline8" style:family="presentation" style:parent-style-name="Image_20_avec_20_légende-outline7">
      <style:paragraph-properties fo:margin-top="0.1cm" fo:margin-bottom="0cm"/>
      <style:text-properties fo:font-size="20pt" style:font-size-asian="20pt" style:font-size-complex="20pt"/>
    </style:style>
    <style:style style:name="Image_20_avec_20_légende-outline9" style:display-name="Image avec légende-outline9" style:family="presentation" style:parent-style-name="Image_20_avec_20_légende-outline8">
      <style:paragraph-properties fo:margin-top="0.1cm" fo:margin-bottom="0cm"/>
      <style:text-properties fo:font-size="20pt" style:font-size-asian="20pt" style:font-size-complex="20pt"/>
    </style:style>
    <style:style style:name="Image_20_avec_20_légende-subtitle" style:display-name="Image avec légende-subtitle" style:family="presentation">
      <style:graphic-properties draw:stroke="none" draw:fill="none" draw:textarea-vertical-align="middle">
        <text:list-style style:name="Image_20_avec_20_légende-subtitle" style:display-name="Image avec légen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_20_avec_20_légende-title" style:display-name="Image avec légende-title" style:family="presentation">
      <style:graphic-properties draw:stroke="none" draw:fill="none" draw:textarea-vertical-align="middle" style:writing-mode="lr-tb">
        <text:list-style style:name="Image_20_avec_20_légende-title" style:display-name="Image avec légen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re_20_vertical_20_et_20_texte-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4"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9"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2"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nu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nu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nu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nu_20_avec_20_légende-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nu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_20_avec_20_légen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Image_20_avec_20_légende-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_20_avec_20_légen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2" style:family="presentation" style:parent-style-name="Image_20_avec_20_légende-backgroundobjects">
      <style:graphic-properties draw:stroke="none" draw:fill="none" draw:fill-color="#ffffff" draw:auto-grow-height="false" fo:min-height="1.485cm" loext:decorative="false"/>
      <style:paragraph-properties style:writing-mode="lr-tb"/>
    </style:style>
    <style:style style:name="Mpr53" style:family="presentation" style:parent-style-name="Image_20_avec_20_légen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P2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32pt" fo:hyphenate="false"/>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Arial" fo:color="#000000" fo:font-size="100%"/>
      </text:list-level-style-bullet>
      <text:list-level-style-bullet text:level="2" text:bullet-char="•">
        <style:list-level-properties text:space-before="1.27cm" text:min-label-width="0.635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9cm" svg:height="6.631cm" svg:x="4.233cm" svg:y="3.118cm" presentation:class="title" presentation:user-transformed="true">
        <draw:text-box>
          <text:p text:style-name="MP5"><text:span text:style-name="MT1">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texte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texte_20_vertical-title" draw:layer="backgroundobjects" svg:width="0cm" svg:height="0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vertical 1" presentation:style-name="Mpr10" draw:text-style-name="MP12" draw:layer="backgroundobjects" svg:width="7.302cm" svg:height="16.143cm" svg:x="24.236cm" svg:y="1.014cm" presentation:class="title" presentation:user-transformed="true">
        <draw:text-box>
          <text:p text:style-name="MP11"><text:span text:style-name="MT3">Modifiez le style du titre</text:span></text:p>
        </draw:text-box>
      </draw:frame>
      <draw:frame draw:name="Espace réservé du texte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vertical_20_et_20_texte-title" draw:layer="backgroundobjects" svg:width="0cm" svg:height="0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1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1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et_20_contenu-title" draw:layer="backgroundobjects" svg:width="0cm" svg:height="0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0" draw:text-style-name="MP6" draw:layer="backgroundobjects" svg:width="29.209cm" svg:height="7.923cm" svg:x="2.311cm" svg:y="4.749cm" presentation:class="title" presentation:user-transformed="true">
        <draw:text-box>
          <text:p text:style-name="MP16"><text:span text:style-name="MT1">Modifiez le style du titre</text:span></text:p>
        </draw:text-box>
      </draw:frame>
      <draw:frame draw:name="Espace réservé du texte 2" presentation:style-name="Mpr21" draw:text-style-name="MP18" draw:layer="backgroundobjects" svg:width="29.209cm" svg:height="4.166cm" svg:x="2.311cm" svg:y="12.749cm" presentation:class="outline" presentation:user-transformed="true">
        <draw:text-box>
          <text:p text:style-name="MP17"><text:span text:style-name="MT8">Modifier les styles du texte du masque</text:span></text:p>
        </draw:text-box>
      </draw:frame>
      <draw:frame draw:name="Espace réservé de la date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5" presentation:style-name="Mpr22"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de_20_section-title" draw:layer="backgroundobjects" svg:width="0cm" svg:height="0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25"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u contenu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contenu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2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Deux_20_contenus-title" draw:layer="backgroundobjects" svg:width="0cm" svg:height="0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0" draw:text-style-name="MP12" draw:layer="backgroundobjects" svg:width="29.209cm" svg:height="3.681cm" svg:x="2.333cm" svg:y="1.014cm" presentation:class="title" presentation:user-transformed="true">
        <draw:text-box>
          <text:p text:style-name="MP11"><text:span text:style-name="MT3">Modifiez le style du titre</text:span></text:p>
        </draw:text-box>
      </draw:frame>
      <draw:frame draw:name="Espace réservé du texte 2" presentation:style-name="Mpr31" draw:text-style-name="MP18" draw:layer="backgroundobjects" svg:width="14.326cm" svg:height="2.288cm" svg:x="2.333cm" svg:y="4.67cm" presentation:class="outline" presentation:user-transformed="true">
        <draw:text-box>
          <text:p text:style-name="MP17"><text:span text:style-name="MT9">Modifier les styles du texte du masque</text:span></text:p>
        </draw:text-box>
      </draw:frame>
      <draw:frame draw:name="Espace réservé du contenu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u texte 4" presentation:style-name="Mpr31" draw:text-style-name="MP18" draw:layer="backgroundobjects" svg:width="14.397cm" svg:height="2.288cm" svg:x="17.145cm" svg:y="4.67cm" presentation:class="outline" presentation:user-transformed="true">
        <draw:text-box>
          <text:p text:style-name="MP17"><text:span text:style-name="MT9">Modifier les styles du texte du masque</text:span></text:p>
        </draw:text-box>
      </draw:frame>
      <draw:frame draw:name="Espace réservé du contenu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Modifier les styles du texte du masque</text:span></text:p>
            </text:list-item>
          </text:list>
          <text:list text:style-name="ML6">
            <text:list-item>
              <text:list>
                <text:list-item>
                  <text:p text:style-name="MP14"><text:span text:style-name="MT5">Deuxième niveau</text:span></text:p>
                </text:list-item>
              </text:list>
            </text:list-item>
          </text:list>
          <text:list text:style-name="ML7">
            <text:list-item>
              <text:list>
                <text:list-item>
                  <text:list>
                    <text:list-item>
                      <text:p text:style-name="MP14"><text:span text:style-name="MT6">Troisième niveau</text:span></text:p>
                    </text:list-item>
                  </text:list>
                </text:list-item>
              </text:list>
            </text:list-item>
          </text:list>
          <text:list text:style-name="ML8">
            <text:list-item>
              <text:list>
                <text:list-item>
                  <text:list>
                    <text:list-item>
                      <text:list>
                        <text:list-item>
                          <text:p text:style-name="MP14"><text:span text:style-name="MT7">Quatrième niveau</text:span></text:p>
                        </text:list-item>
                      </text:list>
                    </text:list-item>
                  </text:list>
                </text:list-item>
              </text:list>
            </text:list-item>
          </text:list>
          <text:list text:style-name="ML9">
            <text:list-item>
              <text:list>
                <text:list-item>
                  <text:list>
                    <text:list-item>
                      <text:list>
                        <text:list-item>
                          <text:list>
                            <text:list-item>
                              <text:p text:style-name="MP14"><text:span text:style-name="MT7">Cinquième niveau</text:span></text:p>
                            </text:list-item>
                          </text:list>
                        </text:list-item>
                      </text:list>
                    </text:list-item>
                  </text:list>
                </text:list-item>
              </text:list>
            </text:list-item>
          </text:list>
        </draw:text-box>
      </draw:frame>
      <draw:frame draw:name="Espace réservé de la date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8" presentation:style-name="Mpr33"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mparaison-title" draw:layer="backgroundobjects" svg:width="0cm" svg:height="0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36" draw:text-style-name="MP12" draw:layer="backgroundobjects" svg:width="29.209cm" svg:height="3.681cm" svg:x="2.328cm" svg:y="1.014cm" presentation:class="title" presentation:user-transformed="true">
        <draw:text-box>
          <text:p text:style-name="MP11"><text:span text:style-name="MT3">Modifiez le style du titre</text:span></text:p>
        </draw:text-box>
      </draw:frame>
      <draw:frame draw:name="Espace réservé de la date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4" presentation:style-name="Mpr37"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Titre_20_seul-title" draw:layer="backgroundobjects" svg:width="0cm" svg:height="0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Espace réservé de la date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3" presentation:style-name="Mpr40"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Vide-title" draw:layer="backgroundobjects" svg:width="0cm" svg:height="0cm" svg:x="0cm" svg:y="2.257cm" presentation:class="page"/>
        <draw:frame presentation:style-name="Vide-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Contenu_20_avec_20_légende" style:display-name="Contenu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3"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du contenu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Modifier les styles du texte du masque</text:span></text:p>
            </text:list-item>
          </text:list>
          <text:list text:style-name="ML6">
            <text:list-item>
              <text:list>
                <text:list-item>
                  <text:p text:style-name="MP22"><text:span text:style-name="MT4">Deuxième niveau</text:span></text:p>
                </text:list-item>
              </text:list>
            </text:list-item>
          </text:list>
          <text:list text:style-name="ML7">
            <text:list-item>
              <text:list>
                <text:list-item>
                  <text:list>
                    <text:list-item>
                      <text:p text:style-name="MP22"><text:span text:style-name="MT5">Troisième niveau</text:span></text:p>
                    </text:list-item>
                  </text:list>
                </text:list-item>
              </text:list>
            </text:list-item>
          </text:list>
          <text:list text:style-name="ML8">
            <text:list-item>
              <text:list>
                <text:list-item>
                  <text:list>
                    <text:list-item>
                      <text:list>
                        <text:list-item>
                          <text:p text:style-name="MP22"><text:span text:style-name="MT6">Quatrième niveau</text:span></text:p>
                        </text:list-item>
                      </text:list>
                    </text:list-item>
                  </text:list>
                </text:list-item>
              </text:list>
            </text:list-item>
          </text:list>
          <text:list text:style-name="ML9">
            <text:list-item>
              <text:list>
                <text:list-item>
                  <text:list>
                    <text:list-item>
                      <text:list>
                        <text:list-item>
                          <text:list>
                            <text:list-item>
                              <text:p text:style-name="MP22"><text:span text:style-name="MT6">Cinquième niveau</text:span></text:p>
                            </text:list-item>
                          </text:list>
                        </text:list-item>
                      </text:list>
                    </text:list-item>
                  </text:list>
                </text:list-item>
              </text:list>
            </text:list-item>
          </text:list>
        </draw:text-box>
      </draw:frame>
      <draw:frame draw:name="Espace réservé du texte 3" presentation:style-name="Mpr44" draw:text-style-name="MP24" draw:layer="backgroundobjects" svg:width="10.922cm" svg:height="10.587cm" svg:x="2.333cm" svg:y="5.715cm" presentation:class="outline" presentation:user-transformed="true">
        <draw:text-box>
          <text:p text:style-name="MP23"><text:span text:style-name="MT12">Modifier les styles du texte du masque</text:span></text:p>
        </draw:text-box>
      </draw:frame>
      <draw:frame draw:name="Espace réservé de la date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45"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Contenu_20_avec_20_légende-title" draw:layer="backgroundobjects" svg:width="0cm" svg:height="0cm" svg:x="0cm" svg:y="2.257cm" presentation:class="page"/>
        <draw:frame presentation:style-name="Contenu_20_avec_20_légende-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Image_20_avec_20_légende" style:display-name="Image avec légen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re 1" presentation:style-name="Mpr48" draw:text-style-name="MP20" draw:layer="backgroundobjects" svg:width="10.922cm" svg:height="4.444cm" svg:x="2.333cm" svg:y="1.27cm" presentation:class="title" presentation:user-transformed="true">
        <draw:text-box>
          <text:p text:style-name="MP19"><text:span text:style-name="MT10">Modifiez le style du titre</text:span></text:p>
        </draw:text-box>
      </draw:frame>
      <draw:frame draw:name="Espace réservé pour une image  2" presentation:style-name="Mpr49" draw:text-style-name="MP20" draw:layer="backgroundobjects" svg:width="17.144cm" svg:height="13.537cm" svg:x="14.398cm" svg:y="2.743cm" presentation:class="outline" presentation:user-transformed="true">
        <draw:text-box>
          <text:p text:style-name="MP25"><text:span text:style-name="MT11">Cliquez sur l'icône pour ajouter une image</text:span></text:p>
        </draw:text-box>
      </draw:frame>
      <draw:frame draw:name="Espace réservé du texte 3" presentation:style-name="Mpr50" draw:text-style-name="MP24" draw:layer="backgroundobjects" svg:width="10.922cm" svg:height="10.587cm" svg:x="2.333cm" svg:y="5.715cm" presentation:class="outline" presentation:user-transformed="true">
        <draw:text-box>
          <text:p text:style-name="MP23"><text:span text:style-name="MT12">Modifier les styles du texte du masque</text:span></text:p>
        </draw:text-box>
      </draw:frame>
      <draw:frame draw:name="Espace réservé de la date 4" presentation:style-name="Mpr51"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ce réservé du pied de page 5" presentation:style-name="Mpr51" draw:text-style-name="MP8" draw:layer="backgroundobjects" svg:width="11.429cm" svg:height="1.013cm" svg:x="11.218cm" svg:y="17.657cm" presentation:class="footer" presentation:user-transformed="true">
        <draw:text-box>
          <text:p text:style-name="MP9"><presentation:footer/></text:p>
        </draw:text-box>
      </draw:frame>
      <draw:frame draw:name="Espace réservé du numéro de diapositive 6" presentation:style-name="Mpr51" draw:text-style-name="MP8" draw:layer="backgroundobjects" svg:width="7.619cm" svg:height="1.013cm" svg:x="23.918cm" svg:y="17.657cm" presentation:class="page-number" presentation:user-transformed="true">
        <draw:text-box>
          <text:p text:style-name="MP10"><text:span text:style-name="MT2"><text:page-number>&lt;numéro&gt;</text:page-number></text:span></text:p>
        </draw:text-box>
      </draw:frame>
      <presentation:notes style:page-layout-name="PM0">
        <draw:page-thumbnail presentation:style-name="Image_20_avec_20_légende-title" draw:layer="backgroundobjects" svg:width="0cm" svg:height="0cm" svg:x="0cm" svg:y="2.257cm" presentation:class="page"/>
        <draw:frame presentation:style-name="Image_20_avec_20_légende-notes" draw:layer="backgroundobjects" svg:width="16.799cm" svg:height="13.364cm" svg:x="2.1cm" svg:y="14.107cm" presentation:class="notes" presentation:placeholder="true">
          <draw:text-box/>
        </draw:frame>
        <draw:frame presentation:style-name="Mpr52" draw:text-style-name="MP2" draw:layer="backgroundobjects" svg:width="9.113cm" svg:height="1.484cm" svg:x="0cm" svg:y="0cm" presentation:class="header">
          <draw:text-box>
            <text:p text:style-name="MP1"><presentation:header/></text:p>
          </draw:text-box>
        </draw:frame>
        <draw:frame presentation:style-name="Mpr52" draw:text-style-name="MP4" draw:layer="backgroundobjects" svg:width="9.113cm" svg:height="1.484cm" svg:x="11.886cm" svg:y="0cm" presentation:class="date-time">
          <draw:text-box>
            <text:p text:style-name="MP3"><presentation:date-time/></text:p>
          </draw:text-box>
        </draw:frame>
        <draw:frame presentation:style-name="Mpr53" draw:text-style-name="MP2" draw:layer="backgroundobjects" svg:width="9.113cm" svg:height="1.484cm" svg:x="0cm" svg:y="28.215cm" presentation:class="footer">
          <draw:text-box>
            <text:p text:style-name="MP1"><presentation:footer/></text:p>
          </draw:text-box>
        </draw:frame>
        <draw:frame presentation:style-name="Mpr53"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résentation PowerPoint</dc:title>
    <meta:initial-creator>Tramp</meta:initial-creator>
    <dc:creator>Tramp</dc:creator>
    <meta:editing-cycles>1</meta:editing-cycles>
    <meta:creation-date>2018-10-16T16:45:18</meta:creation-date>
    <dc:date>2018-10-16T16:46:27</dc:date>
    <meta:editing-duration>PT1M</meta:editing-duration>
    <meta:generator>LibreOffice/24.8.4.2$Windows_X86_64 LibreOffice_project/bb3cfa12c7b1bf994ecc5649a80400d06cd71002</meta:generator>
    <meta:document-statistic meta:object-count="219"/>
    <meta:user-defined meta:name="AppVersion">16.0000</meta:user-defined>
    <meta:user-defined meta:name="PresentationFormat">Grand écran</meta:user-defined>
    <meta:user-defined meta:name="Slides" meta:value-type="float">1</meta:user-defined>
    <meta:template xlink:type="simple" xlink:actuate="onRequest" xlink:title="Présentation1" xlink:href=""/>
  </office:meta>
</office:document-meta>
</file>